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iv3</text:p>
          </table:table-cell>
          <table:table-cell office:value-type="string" calcext:value-type="string">
            <text:p>Div5</text:p>
          </table:table-cell>
          <table:table-cell table:style-name="Default" office:value-type="string" calcext:value-type="string">
            <text:p>Div3 or Div5</text:p>
          </table:table-cell>
          <table:table-cell/>
          <table:table-cell table:style-name="ce3"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MOD([.A2];3)=0;&quot;Y&quot;;&quot;N&quot;)" office:value-type="string" office:string-value="N" calcext:value-type="string">
            <text:p>N</text:p>
          </table:table-cell>
          <table:table-cell table:formula="of:=IF(MOD([.A2];5)=0;&quot;Y&quot;;&quot;N&quot;)" office:value-type="string" office:string-value="N" calcext:value-type="string">
            <text:p>N</text:p>
          </table:table-cell>
          <table:table-cell table:formula="of:=OR([.B2]=&quot;Y&quot;;[.C2]=&quot;Y&quot;)" office:value-type="boolean" office:boolean-value="false" calcext:value-type="boolean">
            <text:p>FALSE</text:p>
          </table:table-cell>
          <table:table-cell/>
          <table:table-cell table:style-name="ce3" table:formula="of:=SUMIF([.D2:.D1000];1;[.A2:.A1000])" office:value-type="float" office:value="233168" calcext:value-type="float">
            <text:p>233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MOD([.A3];3)=0;&quot;Y&quot;;&quot;N&quot;)" office:value-type="string" office:string-value="N" calcext:value-type="string">
            <text:p>N</text:p>
          </table:table-cell>
          <table:table-cell table:formula="of:=IF(MOD([.A3];5)=0;&quot;Y&quot;;&quot;N&quot;)" office:value-type="string" office:string-value="N" calcext:value-type="string">
            <text:p>N</text:p>
          </table:table-cell>
          <table:table-cell table:formula="of:=OR([.B3]=&quot;Y&quot;;[.C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MOD([.A4];3)=0;&quot;Y&quot;;&quot;N&quot;)" office:value-type="string" office:string-value="Y" calcext:value-type="string">
            <text:p>Y</text:p>
          </table:table-cell>
          <table:table-cell table:formula="of:=IF(MOD([.A4];5)=0;&quot;Y&quot;;&quot;N&quot;)" office:value-type="string" office:string-value="N" calcext:value-type="string">
            <text:p>N</text:p>
          </table:table-cell>
          <table:table-cell table:formula="of:=OR([.B4]=&quot;Y&quot;;[.C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MOD([.A5];3)=0;&quot;Y&quot;;&quot;N&quot;)" office:value-type="string" office:string-value="N" calcext:value-type="string">
            <text:p>N</text:p>
          </table:table-cell>
          <table:table-cell table:formula="of:=IF(MOD([.A5];5)=0;&quot;Y&quot;;&quot;N&quot;)" office:value-type="string" office:string-value="N" calcext:value-type="string">
            <text:p>N</text:p>
          </table:table-cell>
          <table:table-cell table:formula="of:=OR([.B5]=&quot;Y&quot;;[.C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MOD([.A6];3)=0;&quot;Y&quot;;&quot;N&quot;)" office:value-type="string" office:string-value="N" calcext:value-type="string">
            <text:p>N</text:p>
          </table:table-cell>
          <table:table-cell table:formula="of:=IF(MOD([.A6];5)=0;&quot;Y&quot;;&quot;N&quot;)" office:value-type="string" office:string-value="Y" calcext:value-type="string">
            <text:p>Y</text:p>
          </table:table-cell>
          <table:table-cell table:formula="of:=OR([.B6]=&quot;Y&quot;;[.C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MOD([.A7];3)=0;&quot;Y&quot;;&quot;N&quot;)" office:value-type="string" office:string-value="Y" calcext:value-type="string">
            <text:p>Y</text:p>
          </table:table-cell>
          <table:table-cell table:formula="of:=IF(MOD([.A7];5)=0;&quot;Y&quot;;&quot;N&quot;)" office:value-type="string" office:string-value="N" calcext:value-type="string">
            <text:p>N</text:p>
          </table:table-cell>
          <table:table-cell table:formula="of:=OR([.B7]=&quot;Y&quot;;[.C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MOD([.A8];3)=0;&quot;Y&quot;;&quot;N&quot;)" office:value-type="string" office:string-value="N" calcext:value-type="string">
            <text:p>N</text:p>
          </table:table-cell>
          <table:table-cell table:formula="of:=IF(MOD([.A8];5)=0;&quot;Y&quot;;&quot;N&quot;)" office:value-type="string" office:string-value="N" calcext:value-type="string">
            <text:p>N</text:p>
          </table:table-cell>
          <table:table-cell table:formula="of:=OR([.B8]=&quot;Y&quot;;[.C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MOD([.A9];3)=0;&quot;Y&quot;;&quot;N&quot;)" office:value-type="string" office:string-value="N" calcext:value-type="string">
            <text:p>N</text:p>
          </table:table-cell>
          <table:table-cell table:formula="of:=IF(MOD([.A9];5)=0;&quot;Y&quot;;&quot;N&quot;)" office:value-type="string" office:string-value="N" calcext:value-type="string">
            <text:p>N</text:p>
          </table:table-cell>
          <table:table-cell table:formula="of:=OR([.B9]=&quot;Y&quot;;[.C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MOD([.A10];3)=0;&quot;Y&quot;;&quot;N&quot;)" office:value-type="string" office:string-value="Y" calcext:value-type="string">
            <text:p>Y</text:p>
          </table:table-cell>
          <table:table-cell table:formula="of:=IF(MOD([.A10];5)=0;&quot;Y&quot;;&quot;N&quot;)" office:value-type="string" office:string-value="N" calcext:value-type="string">
            <text:p>N</text:p>
          </table:table-cell>
          <table:table-cell table:formula="of:=OR([.B10]=&quot;Y&quot;;[.C1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MOD([.A11];3)=0;&quot;Y&quot;;&quot;N&quot;)" office:value-type="string" office:string-value="N" calcext:value-type="string">
            <text:p>N</text:p>
          </table:table-cell>
          <table:table-cell table:formula="of:=IF(MOD([.A11];5)=0;&quot;Y&quot;;&quot;N&quot;)" office:value-type="string" office:string-value="Y" calcext:value-type="string">
            <text:p>Y</text:p>
          </table:table-cell>
          <table:table-cell table:formula="of:=OR([.B11]=&quot;Y&quot;;[.C1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MOD([.A12];3)=0;&quot;Y&quot;;&quot;N&quot;)" office:value-type="string" office:string-value="N" calcext:value-type="string">
            <text:p>N</text:p>
          </table:table-cell>
          <table:table-cell table:formula="of:=IF(MOD([.A12];5)=0;&quot;Y&quot;;&quot;N&quot;)" office:value-type="string" office:string-value="N" calcext:value-type="string">
            <text:p>N</text:p>
          </table:table-cell>
          <table:table-cell table:formula="of:=OR([.B12]=&quot;Y&quot;;[.C1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MOD([.A13];3)=0;&quot;Y&quot;;&quot;N&quot;)" office:value-type="string" office:string-value="Y" calcext:value-type="string">
            <text:p>Y</text:p>
          </table:table-cell>
          <table:table-cell table:formula="of:=IF(MOD([.A13];5)=0;&quot;Y&quot;;&quot;N&quot;)" office:value-type="string" office:string-value="N" calcext:value-type="string">
            <text:p>N</text:p>
          </table:table-cell>
          <table:table-cell table:formula="of:=OR([.B13]=&quot;Y&quot;;[.C1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MOD([.A14];3)=0;&quot;Y&quot;;&quot;N&quot;)" office:value-type="string" office:string-value="N" calcext:value-type="string">
            <text:p>N</text:p>
          </table:table-cell>
          <table:table-cell table:formula="of:=IF(MOD([.A14];5)=0;&quot;Y&quot;;&quot;N&quot;)" office:value-type="string" office:string-value="N" calcext:value-type="string">
            <text:p>N</text:p>
          </table:table-cell>
          <table:table-cell table:formula="of:=OR([.B14]=&quot;Y&quot;;[.C1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MOD([.A15];3)=0;&quot;Y&quot;;&quot;N&quot;)" office:value-type="string" office:string-value="N" calcext:value-type="string">
            <text:p>N</text:p>
          </table:table-cell>
          <table:table-cell table:formula="of:=IF(MOD([.A15];5)=0;&quot;Y&quot;;&quot;N&quot;)" office:value-type="string" office:string-value="N" calcext:value-type="string">
            <text:p>N</text:p>
          </table:table-cell>
          <table:table-cell table:formula="of:=OR([.B15]=&quot;Y&quot;;[.C1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MOD([.A16];3)=0;&quot;Y&quot;;&quot;N&quot;)" office:value-type="string" office:string-value="Y" calcext:value-type="string">
            <text:p>Y</text:p>
          </table:table-cell>
          <table:table-cell table:formula="of:=IF(MOD([.A16];5)=0;&quot;Y&quot;;&quot;N&quot;)" office:value-type="string" office:string-value="Y" calcext:value-type="string">
            <text:p>Y</text:p>
          </table:table-cell>
          <table:table-cell table:formula="of:=OR([.B16]=&quot;Y&quot;;[.C1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MOD([.A17];3)=0;&quot;Y&quot;;&quot;N&quot;)" office:value-type="string" office:string-value="N" calcext:value-type="string">
            <text:p>N</text:p>
          </table:table-cell>
          <table:table-cell table:formula="of:=IF(MOD([.A17];5)=0;&quot;Y&quot;;&quot;N&quot;)" office:value-type="string" office:string-value="N" calcext:value-type="string">
            <text:p>N</text:p>
          </table:table-cell>
          <table:table-cell table:formula="of:=OR([.B17]=&quot;Y&quot;;[.C1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MOD([.A18];3)=0;&quot;Y&quot;;&quot;N&quot;)" office:value-type="string" office:string-value="N" calcext:value-type="string">
            <text:p>N</text:p>
          </table:table-cell>
          <table:table-cell table:formula="of:=IF(MOD([.A18];5)=0;&quot;Y&quot;;&quot;N&quot;)" office:value-type="string" office:string-value="N" calcext:value-type="string">
            <text:p>N</text:p>
          </table:table-cell>
          <table:table-cell table:formula="of:=OR([.B18]=&quot;Y&quot;;[.C1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MOD([.A19];3)=0;&quot;Y&quot;;&quot;N&quot;)" office:value-type="string" office:string-value="Y" calcext:value-type="string">
            <text:p>Y</text:p>
          </table:table-cell>
          <table:table-cell table:formula="of:=IF(MOD([.A19];5)=0;&quot;Y&quot;;&quot;N&quot;)" office:value-type="string" office:string-value="N" calcext:value-type="string">
            <text:p>N</text:p>
          </table:table-cell>
          <table:table-cell table:formula="of:=OR([.B19]=&quot;Y&quot;;[.C1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MOD([.A20];3)=0;&quot;Y&quot;;&quot;N&quot;)" office:value-type="string" office:string-value="N" calcext:value-type="string">
            <text:p>N</text:p>
          </table:table-cell>
          <table:table-cell table:formula="of:=IF(MOD([.A20];5)=0;&quot;Y&quot;;&quot;N&quot;)" office:value-type="string" office:string-value="N" calcext:value-type="string">
            <text:p>N</text:p>
          </table:table-cell>
          <table:table-cell table:formula="of:=OR([.B20]=&quot;Y&quot;;[.C2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MOD([.A21];3)=0;&quot;Y&quot;;&quot;N&quot;)" office:value-type="string" office:string-value="N" calcext:value-type="string">
            <text:p>N</text:p>
          </table:table-cell>
          <table:table-cell table:formula="of:=IF(MOD([.A21];5)=0;&quot;Y&quot;;&quot;N&quot;)" office:value-type="string" office:string-value="Y" calcext:value-type="string">
            <text:p>Y</text:p>
          </table:table-cell>
          <table:table-cell table:formula="of:=OR([.B21]=&quot;Y&quot;;[.C2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MOD([.A22];3)=0;&quot;Y&quot;;&quot;N&quot;)" office:value-type="string" office:string-value="Y" calcext:value-type="string">
            <text:p>Y</text:p>
          </table:table-cell>
          <table:table-cell table:formula="of:=IF(MOD([.A22];5)=0;&quot;Y&quot;;&quot;N&quot;)" office:value-type="string" office:string-value="N" calcext:value-type="string">
            <text:p>N</text:p>
          </table:table-cell>
          <table:table-cell table:formula="of:=OR([.B22]=&quot;Y&quot;;[.C2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MOD([.A23];3)=0;&quot;Y&quot;;&quot;N&quot;)" office:value-type="string" office:string-value="N" calcext:value-type="string">
            <text:p>N</text:p>
          </table:table-cell>
          <table:table-cell table:formula="of:=IF(MOD([.A23];5)=0;&quot;Y&quot;;&quot;N&quot;)" office:value-type="string" office:string-value="N" calcext:value-type="string">
            <text:p>N</text:p>
          </table:table-cell>
          <table:table-cell table:formula="of:=OR([.B23]=&quot;Y&quot;;[.C2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MOD([.A24];3)=0;&quot;Y&quot;;&quot;N&quot;)" office:value-type="string" office:string-value="N" calcext:value-type="string">
            <text:p>N</text:p>
          </table:table-cell>
          <table:table-cell table:formula="of:=IF(MOD([.A24];5)=0;&quot;Y&quot;;&quot;N&quot;)" office:value-type="string" office:string-value="N" calcext:value-type="string">
            <text:p>N</text:p>
          </table:table-cell>
          <table:table-cell table:formula="of:=OR([.B24]=&quot;Y&quot;;[.C2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MOD([.A25];3)=0;&quot;Y&quot;;&quot;N&quot;)" office:value-type="string" office:string-value="Y" calcext:value-type="string">
            <text:p>Y</text:p>
          </table:table-cell>
          <table:table-cell table:formula="of:=IF(MOD([.A25];5)=0;&quot;Y&quot;;&quot;N&quot;)" office:value-type="string" office:string-value="N" calcext:value-type="string">
            <text:p>N</text:p>
          </table:table-cell>
          <table:table-cell table:formula="of:=OR([.B25]=&quot;Y&quot;;[.C2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MOD([.A26];3)=0;&quot;Y&quot;;&quot;N&quot;)" office:value-type="string" office:string-value="N" calcext:value-type="string">
            <text:p>N</text:p>
          </table:table-cell>
          <table:table-cell table:formula="of:=IF(MOD([.A26];5)=0;&quot;Y&quot;;&quot;N&quot;)" office:value-type="string" office:string-value="Y" calcext:value-type="string">
            <text:p>Y</text:p>
          </table:table-cell>
          <table:table-cell table:formula="of:=OR([.B26]=&quot;Y&quot;;[.C2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MOD([.A27];3)=0;&quot;Y&quot;;&quot;N&quot;)" office:value-type="string" office:string-value="N" calcext:value-type="string">
            <text:p>N</text:p>
          </table:table-cell>
          <table:table-cell table:formula="of:=IF(MOD([.A27];5)=0;&quot;Y&quot;;&quot;N&quot;)" office:value-type="string" office:string-value="N" calcext:value-type="string">
            <text:p>N</text:p>
          </table:table-cell>
          <table:table-cell table:formula="of:=OR([.B27]=&quot;Y&quot;;[.C2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MOD([.A28];3)=0;&quot;Y&quot;;&quot;N&quot;)" office:value-type="string" office:string-value="Y" calcext:value-type="string">
            <text:p>Y</text:p>
          </table:table-cell>
          <table:table-cell table:formula="of:=IF(MOD([.A28];5)=0;&quot;Y&quot;;&quot;N&quot;)" office:value-type="string" office:string-value="N" calcext:value-type="string">
            <text:p>N</text:p>
          </table:table-cell>
          <table:table-cell table:formula="of:=OR([.B28]=&quot;Y&quot;;[.C2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MOD([.A29];3)=0;&quot;Y&quot;;&quot;N&quot;)" office:value-type="string" office:string-value="N" calcext:value-type="string">
            <text:p>N</text:p>
          </table:table-cell>
          <table:table-cell table:formula="of:=IF(MOD([.A29];5)=0;&quot;Y&quot;;&quot;N&quot;)" office:value-type="string" office:string-value="N" calcext:value-type="string">
            <text:p>N</text:p>
          </table:table-cell>
          <table:table-cell table:formula="of:=OR([.B29]=&quot;Y&quot;;[.C2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MOD([.A30];3)=0;&quot;Y&quot;;&quot;N&quot;)" office:value-type="string" office:string-value="N" calcext:value-type="string">
            <text:p>N</text:p>
          </table:table-cell>
          <table:table-cell table:formula="of:=IF(MOD([.A30];5)=0;&quot;Y&quot;;&quot;N&quot;)" office:value-type="string" office:string-value="N" calcext:value-type="string">
            <text:p>N</text:p>
          </table:table-cell>
          <table:table-cell table:formula="of:=OR([.B30]=&quot;Y&quot;;[.C3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MOD([.A31];3)=0;&quot;Y&quot;;&quot;N&quot;)" office:value-type="string" office:string-value="Y" calcext:value-type="string">
            <text:p>Y</text:p>
          </table:table-cell>
          <table:table-cell table:formula="of:=IF(MOD([.A31];5)=0;&quot;Y&quot;;&quot;N&quot;)" office:value-type="string" office:string-value="Y" calcext:value-type="string">
            <text:p>Y</text:p>
          </table:table-cell>
          <table:table-cell table:formula="of:=OR([.B31]=&quot;Y&quot;;[.C3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MOD([.A32];3)=0;&quot;Y&quot;;&quot;N&quot;)" office:value-type="string" office:string-value="N" calcext:value-type="string">
            <text:p>N</text:p>
          </table:table-cell>
          <table:table-cell table:formula="of:=IF(MOD([.A32];5)=0;&quot;Y&quot;;&quot;N&quot;)" office:value-type="string" office:string-value="N" calcext:value-type="string">
            <text:p>N</text:p>
          </table:table-cell>
          <table:table-cell table:formula="of:=OR([.B32]=&quot;Y&quot;;[.C3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MOD([.A33];3)=0;&quot;Y&quot;;&quot;N&quot;)" office:value-type="string" office:string-value="N" calcext:value-type="string">
            <text:p>N</text:p>
          </table:table-cell>
          <table:table-cell table:formula="of:=IF(MOD([.A33];5)=0;&quot;Y&quot;;&quot;N&quot;)" office:value-type="string" office:string-value="N" calcext:value-type="string">
            <text:p>N</text:p>
          </table:table-cell>
          <table:table-cell table:formula="of:=OR([.B33]=&quot;Y&quot;;[.C3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MOD([.A34];3)=0;&quot;Y&quot;;&quot;N&quot;)" office:value-type="string" office:string-value="Y" calcext:value-type="string">
            <text:p>Y</text:p>
          </table:table-cell>
          <table:table-cell table:formula="of:=IF(MOD([.A34];5)=0;&quot;Y&quot;;&quot;N&quot;)" office:value-type="string" office:string-value="N" calcext:value-type="string">
            <text:p>N</text:p>
          </table:table-cell>
          <table:table-cell table:formula="of:=OR([.B34]=&quot;Y&quot;;[.C3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MOD([.A35];3)=0;&quot;Y&quot;;&quot;N&quot;)" office:value-type="string" office:string-value="N" calcext:value-type="string">
            <text:p>N</text:p>
          </table:table-cell>
          <table:table-cell table:formula="of:=IF(MOD([.A35];5)=0;&quot;Y&quot;;&quot;N&quot;)" office:value-type="string" office:string-value="N" calcext:value-type="string">
            <text:p>N</text:p>
          </table:table-cell>
          <table:table-cell table:formula="of:=OR([.B35]=&quot;Y&quot;;[.C3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MOD([.A36];3)=0;&quot;Y&quot;;&quot;N&quot;)" office:value-type="string" office:string-value="N" calcext:value-type="string">
            <text:p>N</text:p>
          </table:table-cell>
          <table:table-cell table:formula="of:=IF(MOD([.A36];5)=0;&quot;Y&quot;;&quot;N&quot;)" office:value-type="string" office:string-value="Y" calcext:value-type="string">
            <text:p>Y</text:p>
          </table:table-cell>
          <table:table-cell table:formula="of:=OR([.B36]=&quot;Y&quot;;[.C3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MOD([.A37];3)=0;&quot;Y&quot;;&quot;N&quot;)" office:value-type="string" office:string-value="Y" calcext:value-type="string">
            <text:p>Y</text:p>
          </table:table-cell>
          <table:table-cell table:formula="of:=IF(MOD([.A37];5)=0;&quot;Y&quot;;&quot;N&quot;)" office:value-type="string" office:string-value="N" calcext:value-type="string">
            <text:p>N</text:p>
          </table:table-cell>
          <table:table-cell table:formula="of:=OR([.B37]=&quot;Y&quot;;[.C3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MOD([.A38];3)=0;&quot;Y&quot;;&quot;N&quot;)" office:value-type="string" office:string-value="N" calcext:value-type="string">
            <text:p>N</text:p>
          </table:table-cell>
          <table:table-cell table:formula="of:=IF(MOD([.A38];5)=0;&quot;Y&quot;;&quot;N&quot;)" office:value-type="string" office:string-value="N" calcext:value-type="string">
            <text:p>N</text:p>
          </table:table-cell>
          <table:table-cell table:formula="of:=OR([.B38]=&quot;Y&quot;;[.C3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MOD([.A39];3)=0;&quot;Y&quot;;&quot;N&quot;)" office:value-type="string" office:string-value="N" calcext:value-type="string">
            <text:p>N</text:p>
          </table:table-cell>
          <table:table-cell table:formula="of:=IF(MOD([.A39];5)=0;&quot;Y&quot;;&quot;N&quot;)" office:value-type="string" office:string-value="N" calcext:value-type="string">
            <text:p>N</text:p>
          </table:table-cell>
          <table:table-cell table:formula="of:=OR([.B39]=&quot;Y&quot;;[.C3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MOD([.A40];3)=0;&quot;Y&quot;;&quot;N&quot;)" office:value-type="string" office:string-value="Y" calcext:value-type="string">
            <text:p>Y</text:p>
          </table:table-cell>
          <table:table-cell table:formula="of:=IF(MOD([.A40];5)=0;&quot;Y&quot;;&quot;N&quot;)" office:value-type="string" office:string-value="N" calcext:value-type="string">
            <text:p>N</text:p>
          </table:table-cell>
          <table:table-cell table:formula="of:=OR([.B40]=&quot;Y&quot;;[.C4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MOD([.A41];3)=0;&quot;Y&quot;;&quot;N&quot;)" office:value-type="string" office:string-value="N" calcext:value-type="string">
            <text:p>N</text:p>
          </table:table-cell>
          <table:table-cell table:formula="of:=IF(MOD([.A41];5)=0;&quot;Y&quot;;&quot;N&quot;)" office:value-type="string" office:string-value="Y" calcext:value-type="string">
            <text:p>Y</text:p>
          </table:table-cell>
          <table:table-cell table:formula="of:=OR([.B41]=&quot;Y&quot;;[.C4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MOD([.A42];3)=0;&quot;Y&quot;;&quot;N&quot;)" office:value-type="string" office:string-value="N" calcext:value-type="string">
            <text:p>N</text:p>
          </table:table-cell>
          <table:table-cell table:formula="of:=IF(MOD([.A42];5)=0;&quot;Y&quot;;&quot;N&quot;)" office:value-type="string" office:string-value="N" calcext:value-type="string">
            <text:p>N</text:p>
          </table:table-cell>
          <table:table-cell table:formula="of:=OR([.B42]=&quot;Y&quot;;[.C4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MOD([.A43];3)=0;&quot;Y&quot;;&quot;N&quot;)" office:value-type="string" office:string-value="Y" calcext:value-type="string">
            <text:p>Y</text:p>
          </table:table-cell>
          <table:table-cell table:formula="of:=IF(MOD([.A43];5)=0;&quot;Y&quot;;&quot;N&quot;)" office:value-type="string" office:string-value="N" calcext:value-type="string">
            <text:p>N</text:p>
          </table:table-cell>
          <table:table-cell table:formula="of:=OR([.B43]=&quot;Y&quot;;[.C4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MOD([.A44];3)=0;&quot;Y&quot;;&quot;N&quot;)" office:value-type="string" office:string-value="N" calcext:value-type="string">
            <text:p>N</text:p>
          </table:table-cell>
          <table:table-cell table:formula="of:=IF(MOD([.A44];5)=0;&quot;Y&quot;;&quot;N&quot;)" office:value-type="string" office:string-value="N" calcext:value-type="string">
            <text:p>N</text:p>
          </table:table-cell>
          <table:table-cell table:formula="of:=OR([.B44]=&quot;Y&quot;;[.C4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MOD([.A45];3)=0;&quot;Y&quot;;&quot;N&quot;)" office:value-type="string" office:string-value="N" calcext:value-type="string">
            <text:p>N</text:p>
          </table:table-cell>
          <table:table-cell table:formula="of:=IF(MOD([.A45];5)=0;&quot;Y&quot;;&quot;N&quot;)" office:value-type="string" office:string-value="N" calcext:value-type="string">
            <text:p>N</text:p>
          </table:table-cell>
          <table:table-cell table:formula="of:=OR([.B45]=&quot;Y&quot;;[.C4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MOD([.A46];3)=0;&quot;Y&quot;;&quot;N&quot;)" office:value-type="string" office:string-value="Y" calcext:value-type="string">
            <text:p>Y</text:p>
          </table:table-cell>
          <table:table-cell table:formula="of:=IF(MOD([.A46];5)=0;&quot;Y&quot;;&quot;N&quot;)" office:value-type="string" office:string-value="Y" calcext:value-type="string">
            <text:p>Y</text:p>
          </table:table-cell>
          <table:table-cell table:formula="of:=OR([.B46]=&quot;Y&quot;;[.C4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MOD([.A47];3)=0;&quot;Y&quot;;&quot;N&quot;)" office:value-type="string" office:string-value="N" calcext:value-type="string">
            <text:p>N</text:p>
          </table:table-cell>
          <table:table-cell table:formula="of:=IF(MOD([.A47];5)=0;&quot;Y&quot;;&quot;N&quot;)" office:value-type="string" office:string-value="N" calcext:value-type="string">
            <text:p>N</text:p>
          </table:table-cell>
          <table:table-cell table:formula="of:=OR([.B47]=&quot;Y&quot;;[.C4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MOD([.A48];3)=0;&quot;Y&quot;;&quot;N&quot;)" office:value-type="string" office:string-value="N" calcext:value-type="string">
            <text:p>N</text:p>
          </table:table-cell>
          <table:table-cell table:formula="of:=IF(MOD([.A48];5)=0;&quot;Y&quot;;&quot;N&quot;)" office:value-type="string" office:string-value="N" calcext:value-type="string">
            <text:p>N</text:p>
          </table:table-cell>
          <table:table-cell table:formula="of:=OR([.B48]=&quot;Y&quot;;[.C4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MOD([.A49];3)=0;&quot;Y&quot;;&quot;N&quot;)" office:value-type="string" office:string-value="Y" calcext:value-type="string">
            <text:p>Y</text:p>
          </table:table-cell>
          <table:table-cell table:formula="of:=IF(MOD([.A49];5)=0;&quot;Y&quot;;&quot;N&quot;)" office:value-type="string" office:string-value="N" calcext:value-type="string">
            <text:p>N</text:p>
          </table:table-cell>
          <table:table-cell table:formula="of:=OR([.B49]=&quot;Y&quot;;[.C4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MOD([.A50];3)=0;&quot;Y&quot;;&quot;N&quot;)" office:value-type="string" office:string-value="N" calcext:value-type="string">
            <text:p>N</text:p>
          </table:table-cell>
          <table:table-cell table:formula="of:=IF(MOD([.A50];5)=0;&quot;Y&quot;;&quot;N&quot;)" office:value-type="string" office:string-value="N" calcext:value-type="string">
            <text:p>N</text:p>
          </table:table-cell>
          <table:table-cell table:formula="of:=OR([.B50]=&quot;Y&quot;;[.C5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MOD([.A51];3)=0;&quot;Y&quot;;&quot;N&quot;)" office:value-type="string" office:string-value="N" calcext:value-type="string">
            <text:p>N</text:p>
          </table:table-cell>
          <table:table-cell table:formula="of:=IF(MOD([.A51];5)=0;&quot;Y&quot;;&quot;N&quot;)" office:value-type="string" office:string-value="Y" calcext:value-type="string">
            <text:p>Y</text:p>
          </table:table-cell>
          <table:table-cell table:formula="of:=OR([.B51]=&quot;Y&quot;;[.C5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MOD([.A52];3)=0;&quot;Y&quot;;&quot;N&quot;)" office:value-type="string" office:string-value="Y" calcext:value-type="string">
            <text:p>Y</text:p>
          </table:table-cell>
          <table:table-cell table:formula="of:=IF(MOD([.A52];5)=0;&quot;Y&quot;;&quot;N&quot;)" office:value-type="string" office:string-value="N" calcext:value-type="string">
            <text:p>N</text:p>
          </table:table-cell>
          <table:table-cell table:formula="of:=OR([.B52]=&quot;Y&quot;;[.C5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MOD([.A53];3)=0;&quot;Y&quot;;&quot;N&quot;)" office:value-type="string" office:string-value="N" calcext:value-type="string">
            <text:p>N</text:p>
          </table:table-cell>
          <table:table-cell table:formula="of:=IF(MOD([.A53];5)=0;&quot;Y&quot;;&quot;N&quot;)" office:value-type="string" office:string-value="N" calcext:value-type="string">
            <text:p>N</text:p>
          </table:table-cell>
          <table:table-cell table:formula="of:=OR([.B53]=&quot;Y&quot;;[.C5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MOD([.A54];3)=0;&quot;Y&quot;;&quot;N&quot;)" office:value-type="string" office:string-value="N" calcext:value-type="string">
            <text:p>N</text:p>
          </table:table-cell>
          <table:table-cell table:formula="of:=IF(MOD([.A54];5)=0;&quot;Y&quot;;&quot;N&quot;)" office:value-type="string" office:string-value="N" calcext:value-type="string">
            <text:p>N</text:p>
          </table:table-cell>
          <table:table-cell table:formula="of:=OR([.B54]=&quot;Y&quot;;[.C5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MOD([.A55];3)=0;&quot;Y&quot;;&quot;N&quot;)" office:value-type="string" office:string-value="Y" calcext:value-type="string">
            <text:p>Y</text:p>
          </table:table-cell>
          <table:table-cell table:formula="of:=IF(MOD([.A55];5)=0;&quot;Y&quot;;&quot;N&quot;)" office:value-type="string" office:string-value="N" calcext:value-type="string">
            <text:p>N</text:p>
          </table:table-cell>
          <table:table-cell table:formula="of:=OR([.B55]=&quot;Y&quot;;[.C5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MOD([.A56];3)=0;&quot;Y&quot;;&quot;N&quot;)" office:value-type="string" office:string-value="N" calcext:value-type="string">
            <text:p>N</text:p>
          </table:table-cell>
          <table:table-cell table:formula="of:=IF(MOD([.A56];5)=0;&quot;Y&quot;;&quot;N&quot;)" office:value-type="string" office:string-value="Y" calcext:value-type="string">
            <text:p>Y</text:p>
          </table:table-cell>
          <table:table-cell table:formula="of:=OR([.B56]=&quot;Y&quot;;[.C5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MOD([.A57];3)=0;&quot;Y&quot;;&quot;N&quot;)" office:value-type="string" office:string-value="N" calcext:value-type="string">
            <text:p>N</text:p>
          </table:table-cell>
          <table:table-cell table:formula="of:=IF(MOD([.A57];5)=0;&quot;Y&quot;;&quot;N&quot;)" office:value-type="string" office:string-value="N" calcext:value-type="string">
            <text:p>N</text:p>
          </table:table-cell>
          <table:table-cell table:formula="of:=OR([.B57]=&quot;Y&quot;;[.C5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MOD([.A58];3)=0;&quot;Y&quot;;&quot;N&quot;)" office:value-type="string" office:string-value="Y" calcext:value-type="string">
            <text:p>Y</text:p>
          </table:table-cell>
          <table:table-cell table:formula="of:=IF(MOD([.A58];5)=0;&quot;Y&quot;;&quot;N&quot;)" office:value-type="string" office:string-value="N" calcext:value-type="string">
            <text:p>N</text:p>
          </table:table-cell>
          <table:table-cell table:formula="of:=OR([.B58]=&quot;Y&quot;;[.C5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MOD([.A59];3)=0;&quot;Y&quot;;&quot;N&quot;)" office:value-type="string" office:string-value="N" calcext:value-type="string">
            <text:p>N</text:p>
          </table:table-cell>
          <table:table-cell table:formula="of:=IF(MOD([.A59];5)=0;&quot;Y&quot;;&quot;N&quot;)" office:value-type="string" office:string-value="N" calcext:value-type="string">
            <text:p>N</text:p>
          </table:table-cell>
          <table:table-cell table:formula="of:=OR([.B59]=&quot;Y&quot;;[.C5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MOD([.A60];3)=0;&quot;Y&quot;;&quot;N&quot;)" office:value-type="string" office:string-value="N" calcext:value-type="string">
            <text:p>N</text:p>
          </table:table-cell>
          <table:table-cell table:formula="of:=IF(MOD([.A60];5)=0;&quot;Y&quot;;&quot;N&quot;)" office:value-type="string" office:string-value="N" calcext:value-type="string">
            <text:p>N</text:p>
          </table:table-cell>
          <table:table-cell table:formula="of:=OR([.B60]=&quot;Y&quot;;[.C6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MOD([.A61];3)=0;&quot;Y&quot;;&quot;N&quot;)" office:value-type="string" office:string-value="Y" calcext:value-type="string">
            <text:p>Y</text:p>
          </table:table-cell>
          <table:table-cell table:formula="of:=IF(MOD([.A61];5)=0;&quot;Y&quot;;&quot;N&quot;)" office:value-type="string" office:string-value="Y" calcext:value-type="string">
            <text:p>Y</text:p>
          </table:table-cell>
          <table:table-cell table:formula="of:=OR([.B61]=&quot;Y&quot;;[.C6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MOD([.A62];3)=0;&quot;Y&quot;;&quot;N&quot;)" office:value-type="string" office:string-value="N" calcext:value-type="string">
            <text:p>N</text:p>
          </table:table-cell>
          <table:table-cell table:formula="of:=IF(MOD([.A62];5)=0;&quot;Y&quot;;&quot;N&quot;)" office:value-type="string" office:string-value="N" calcext:value-type="string">
            <text:p>N</text:p>
          </table:table-cell>
          <table:table-cell table:formula="of:=OR([.B62]=&quot;Y&quot;;[.C6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MOD([.A63];3)=0;&quot;Y&quot;;&quot;N&quot;)" office:value-type="string" office:string-value="N" calcext:value-type="string">
            <text:p>N</text:p>
          </table:table-cell>
          <table:table-cell table:formula="of:=IF(MOD([.A63];5)=0;&quot;Y&quot;;&quot;N&quot;)" office:value-type="string" office:string-value="N" calcext:value-type="string">
            <text:p>N</text:p>
          </table:table-cell>
          <table:table-cell table:formula="of:=OR([.B63]=&quot;Y&quot;;[.C6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MOD([.A64];3)=0;&quot;Y&quot;;&quot;N&quot;)" office:value-type="string" office:string-value="Y" calcext:value-type="string">
            <text:p>Y</text:p>
          </table:table-cell>
          <table:table-cell table:formula="of:=IF(MOD([.A64];5)=0;&quot;Y&quot;;&quot;N&quot;)" office:value-type="string" office:string-value="N" calcext:value-type="string">
            <text:p>N</text:p>
          </table:table-cell>
          <table:table-cell table:formula="of:=OR([.B64]=&quot;Y&quot;;[.C6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MOD([.A65];3)=0;&quot;Y&quot;;&quot;N&quot;)" office:value-type="string" office:string-value="N" calcext:value-type="string">
            <text:p>N</text:p>
          </table:table-cell>
          <table:table-cell table:formula="of:=IF(MOD([.A65];5)=0;&quot;Y&quot;;&quot;N&quot;)" office:value-type="string" office:string-value="N" calcext:value-type="string">
            <text:p>N</text:p>
          </table:table-cell>
          <table:table-cell table:formula="of:=OR([.B65]=&quot;Y&quot;;[.C6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MOD([.A66];3)=0;&quot;Y&quot;;&quot;N&quot;)" office:value-type="string" office:string-value="N" calcext:value-type="string">
            <text:p>N</text:p>
          </table:table-cell>
          <table:table-cell table:formula="of:=IF(MOD([.A66];5)=0;&quot;Y&quot;;&quot;N&quot;)" office:value-type="string" office:string-value="Y" calcext:value-type="string">
            <text:p>Y</text:p>
          </table:table-cell>
          <table:table-cell table:formula="of:=OR([.B66]=&quot;Y&quot;;[.C6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MOD([.A67];3)=0;&quot;Y&quot;;&quot;N&quot;)" office:value-type="string" office:string-value="Y" calcext:value-type="string">
            <text:p>Y</text:p>
          </table:table-cell>
          <table:table-cell table:formula="of:=IF(MOD([.A67];5)=0;&quot;Y&quot;;&quot;N&quot;)" office:value-type="string" office:string-value="N" calcext:value-type="string">
            <text:p>N</text:p>
          </table:table-cell>
          <table:table-cell table:formula="of:=OR([.B67]=&quot;Y&quot;;[.C6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MOD([.A68];3)=0;&quot;Y&quot;;&quot;N&quot;)" office:value-type="string" office:string-value="N" calcext:value-type="string">
            <text:p>N</text:p>
          </table:table-cell>
          <table:table-cell table:formula="of:=IF(MOD([.A68];5)=0;&quot;Y&quot;;&quot;N&quot;)" office:value-type="string" office:string-value="N" calcext:value-type="string">
            <text:p>N</text:p>
          </table:table-cell>
          <table:table-cell table:formula="of:=OR([.B68]=&quot;Y&quot;;[.C6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MOD([.A69];3)=0;&quot;Y&quot;;&quot;N&quot;)" office:value-type="string" office:string-value="N" calcext:value-type="string">
            <text:p>N</text:p>
          </table:table-cell>
          <table:table-cell table:formula="of:=IF(MOD([.A69];5)=0;&quot;Y&quot;;&quot;N&quot;)" office:value-type="string" office:string-value="N" calcext:value-type="string">
            <text:p>N</text:p>
          </table:table-cell>
          <table:table-cell table:formula="of:=OR([.B69]=&quot;Y&quot;;[.C6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MOD([.A70];3)=0;&quot;Y&quot;;&quot;N&quot;)" office:value-type="string" office:string-value="Y" calcext:value-type="string">
            <text:p>Y</text:p>
          </table:table-cell>
          <table:table-cell table:formula="of:=IF(MOD([.A70];5)=0;&quot;Y&quot;;&quot;N&quot;)" office:value-type="string" office:string-value="N" calcext:value-type="string">
            <text:p>N</text:p>
          </table:table-cell>
          <table:table-cell table:formula="of:=OR([.B70]=&quot;Y&quot;;[.C7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MOD([.A71];3)=0;&quot;Y&quot;;&quot;N&quot;)" office:value-type="string" office:string-value="N" calcext:value-type="string">
            <text:p>N</text:p>
          </table:table-cell>
          <table:table-cell table:formula="of:=IF(MOD([.A71];5)=0;&quot;Y&quot;;&quot;N&quot;)" office:value-type="string" office:string-value="Y" calcext:value-type="string">
            <text:p>Y</text:p>
          </table:table-cell>
          <table:table-cell table:formula="of:=OR([.B71]=&quot;Y&quot;;[.C7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MOD([.A72];3)=0;&quot;Y&quot;;&quot;N&quot;)" office:value-type="string" office:string-value="N" calcext:value-type="string">
            <text:p>N</text:p>
          </table:table-cell>
          <table:table-cell table:formula="of:=IF(MOD([.A72];5)=0;&quot;Y&quot;;&quot;N&quot;)" office:value-type="string" office:string-value="N" calcext:value-type="string">
            <text:p>N</text:p>
          </table:table-cell>
          <table:table-cell table:formula="of:=OR([.B72]=&quot;Y&quot;;[.C7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MOD([.A73];3)=0;&quot;Y&quot;;&quot;N&quot;)" office:value-type="string" office:string-value="Y" calcext:value-type="string">
            <text:p>Y</text:p>
          </table:table-cell>
          <table:table-cell table:formula="of:=IF(MOD([.A73];5)=0;&quot;Y&quot;;&quot;N&quot;)" office:value-type="string" office:string-value="N" calcext:value-type="string">
            <text:p>N</text:p>
          </table:table-cell>
          <table:table-cell table:formula="of:=OR([.B73]=&quot;Y&quot;;[.C7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MOD([.A74];3)=0;&quot;Y&quot;;&quot;N&quot;)" office:value-type="string" office:string-value="N" calcext:value-type="string">
            <text:p>N</text:p>
          </table:table-cell>
          <table:table-cell table:formula="of:=IF(MOD([.A74];5)=0;&quot;Y&quot;;&quot;N&quot;)" office:value-type="string" office:string-value="N" calcext:value-type="string">
            <text:p>N</text:p>
          </table:table-cell>
          <table:table-cell table:formula="of:=OR([.B74]=&quot;Y&quot;;[.C7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MOD([.A75];3)=0;&quot;Y&quot;;&quot;N&quot;)" office:value-type="string" office:string-value="N" calcext:value-type="string">
            <text:p>N</text:p>
          </table:table-cell>
          <table:table-cell table:formula="of:=IF(MOD([.A75];5)=0;&quot;Y&quot;;&quot;N&quot;)" office:value-type="string" office:string-value="N" calcext:value-type="string">
            <text:p>N</text:p>
          </table:table-cell>
          <table:table-cell table:formula="of:=OR([.B75]=&quot;Y&quot;;[.C7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MOD([.A76];3)=0;&quot;Y&quot;;&quot;N&quot;)" office:value-type="string" office:string-value="Y" calcext:value-type="string">
            <text:p>Y</text:p>
          </table:table-cell>
          <table:table-cell table:formula="of:=IF(MOD([.A76];5)=0;&quot;Y&quot;;&quot;N&quot;)" office:value-type="string" office:string-value="Y" calcext:value-type="string">
            <text:p>Y</text:p>
          </table:table-cell>
          <table:table-cell table:formula="of:=OR([.B76]=&quot;Y&quot;;[.C7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MOD([.A77];3)=0;&quot;Y&quot;;&quot;N&quot;)" office:value-type="string" office:string-value="N" calcext:value-type="string">
            <text:p>N</text:p>
          </table:table-cell>
          <table:table-cell table:formula="of:=IF(MOD([.A77];5)=0;&quot;Y&quot;;&quot;N&quot;)" office:value-type="string" office:string-value="N" calcext:value-type="string">
            <text:p>N</text:p>
          </table:table-cell>
          <table:table-cell table:formula="of:=OR([.B77]=&quot;Y&quot;;[.C7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MOD([.A78];3)=0;&quot;Y&quot;;&quot;N&quot;)" office:value-type="string" office:string-value="N" calcext:value-type="string">
            <text:p>N</text:p>
          </table:table-cell>
          <table:table-cell table:formula="of:=IF(MOD([.A78];5)=0;&quot;Y&quot;;&quot;N&quot;)" office:value-type="string" office:string-value="N" calcext:value-type="string">
            <text:p>N</text:p>
          </table:table-cell>
          <table:table-cell table:formula="of:=OR([.B78]=&quot;Y&quot;;[.C7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MOD([.A79];3)=0;&quot;Y&quot;;&quot;N&quot;)" office:value-type="string" office:string-value="Y" calcext:value-type="string">
            <text:p>Y</text:p>
          </table:table-cell>
          <table:table-cell table:formula="of:=IF(MOD([.A79];5)=0;&quot;Y&quot;;&quot;N&quot;)" office:value-type="string" office:string-value="N" calcext:value-type="string">
            <text:p>N</text:p>
          </table:table-cell>
          <table:table-cell table:formula="of:=OR([.B79]=&quot;Y&quot;;[.C7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MOD([.A80];3)=0;&quot;Y&quot;;&quot;N&quot;)" office:value-type="string" office:string-value="N" calcext:value-type="string">
            <text:p>N</text:p>
          </table:table-cell>
          <table:table-cell table:formula="of:=IF(MOD([.A80];5)=0;&quot;Y&quot;;&quot;N&quot;)" office:value-type="string" office:string-value="N" calcext:value-type="string">
            <text:p>N</text:p>
          </table:table-cell>
          <table:table-cell table:formula="of:=OR([.B80]=&quot;Y&quot;;[.C8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MOD([.A81];3)=0;&quot;Y&quot;;&quot;N&quot;)" office:value-type="string" office:string-value="N" calcext:value-type="string">
            <text:p>N</text:p>
          </table:table-cell>
          <table:table-cell table:formula="of:=IF(MOD([.A81];5)=0;&quot;Y&quot;;&quot;N&quot;)" office:value-type="string" office:string-value="Y" calcext:value-type="string">
            <text:p>Y</text:p>
          </table:table-cell>
          <table:table-cell table:formula="of:=OR([.B81]=&quot;Y&quot;;[.C8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MOD([.A82];3)=0;&quot;Y&quot;;&quot;N&quot;)" office:value-type="string" office:string-value="Y" calcext:value-type="string">
            <text:p>Y</text:p>
          </table:table-cell>
          <table:table-cell table:formula="of:=IF(MOD([.A82];5)=0;&quot;Y&quot;;&quot;N&quot;)" office:value-type="string" office:string-value="N" calcext:value-type="string">
            <text:p>N</text:p>
          </table:table-cell>
          <table:table-cell table:formula="of:=OR([.B82]=&quot;Y&quot;;[.C8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MOD([.A83];3)=0;&quot;Y&quot;;&quot;N&quot;)" office:value-type="string" office:string-value="N" calcext:value-type="string">
            <text:p>N</text:p>
          </table:table-cell>
          <table:table-cell table:formula="of:=IF(MOD([.A83];5)=0;&quot;Y&quot;;&quot;N&quot;)" office:value-type="string" office:string-value="N" calcext:value-type="string">
            <text:p>N</text:p>
          </table:table-cell>
          <table:table-cell table:formula="of:=OR([.B83]=&quot;Y&quot;;[.C8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MOD([.A84];3)=0;&quot;Y&quot;;&quot;N&quot;)" office:value-type="string" office:string-value="N" calcext:value-type="string">
            <text:p>N</text:p>
          </table:table-cell>
          <table:table-cell table:formula="of:=IF(MOD([.A84];5)=0;&quot;Y&quot;;&quot;N&quot;)" office:value-type="string" office:string-value="N" calcext:value-type="string">
            <text:p>N</text:p>
          </table:table-cell>
          <table:table-cell table:formula="of:=OR([.B84]=&quot;Y&quot;;[.C8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MOD([.A85];3)=0;&quot;Y&quot;;&quot;N&quot;)" office:value-type="string" office:string-value="Y" calcext:value-type="string">
            <text:p>Y</text:p>
          </table:table-cell>
          <table:table-cell table:formula="of:=IF(MOD([.A85];5)=0;&quot;Y&quot;;&quot;N&quot;)" office:value-type="string" office:string-value="N" calcext:value-type="string">
            <text:p>N</text:p>
          </table:table-cell>
          <table:table-cell table:formula="of:=OR([.B85]=&quot;Y&quot;;[.C8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MOD([.A86];3)=0;&quot;Y&quot;;&quot;N&quot;)" office:value-type="string" office:string-value="N" calcext:value-type="string">
            <text:p>N</text:p>
          </table:table-cell>
          <table:table-cell table:formula="of:=IF(MOD([.A86];5)=0;&quot;Y&quot;;&quot;N&quot;)" office:value-type="string" office:string-value="Y" calcext:value-type="string">
            <text:p>Y</text:p>
          </table:table-cell>
          <table:table-cell table:formula="of:=OR([.B86]=&quot;Y&quot;;[.C8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MOD([.A87];3)=0;&quot;Y&quot;;&quot;N&quot;)" office:value-type="string" office:string-value="N" calcext:value-type="string">
            <text:p>N</text:p>
          </table:table-cell>
          <table:table-cell table:formula="of:=IF(MOD([.A87];5)=0;&quot;Y&quot;;&quot;N&quot;)" office:value-type="string" office:string-value="N" calcext:value-type="string">
            <text:p>N</text:p>
          </table:table-cell>
          <table:table-cell table:formula="of:=OR([.B87]=&quot;Y&quot;;[.C8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MOD([.A88];3)=0;&quot;Y&quot;;&quot;N&quot;)" office:value-type="string" office:string-value="Y" calcext:value-type="string">
            <text:p>Y</text:p>
          </table:table-cell>
          <table:table-cell table:formula="of:=IF(MOD([.A88];5)=0;&quot;Y&quot;;&quot;N&quot;)" office:value-type="string" office:string-value="N" calcext:value-type="string">
            <text:p>N</text:p>
          </table:table-cell>
          <table:table-cell table:formula="of:=OR([.B88]=&quot;Y&quot;;[.C8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MOD([.A89];3)=0;&quot;Y&quot;;&quot;N&quot;)" office:value-type="string" office:string-value="N" calcext:value-type="string">
            <text:p>N</text:p>
          </table:table-cell>
          <table:table-cell table:formula="of:=IF(MOD([.A89];5)=0;&quot;Y&quot;;&quot;N&quot;)" office:value-type="string" office:string-value="N" calcext:value-type="string">
            <text:p>N</text:p>
          </table:table-cell>
          <table:table-cell table:formula="of:=OR([.B89]=&quot;Y&quot;;[.C8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MOD([.A90];3)=0;&quot;Y&quot;;&quot;N&quot;)" office:value-type="string" office:string-value="N" calcext:value-type="string">
            <text:p>N</text:p>
          </table:table-cell>
          <table:table-cell table:formula="of:=IF(MOD([.A90];5)=0;&quot;Y&quot;;&quot;N&quot;)" office:value-type="string" office:string-value="N" calcext:value-type="string">
            <text:p>N</text:p>
          </table:table-cell>
          <table:table-cell table:formula="of:=OR([.B90]=&quot;Y&quot;;[.C9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MOD([.A91];3)=0;&quot;Y&quot;;&quot;N&quot;)" office:value-type="string" office:string-value="Y" calcext:value-type="string">
            <text:p>Y</text:p>
          </table:table-cell>
          <table:table-cell table:formula="of:=IF(MOD([.A91];5)=0;&quot;Y&quot;;&quot;N&quot;)" office:value-type="string" office:string-value="Y" calcext:value-type="string">
            <text:p>Y</text:p>
          </table:table-cell>
          <table:table-cell table:formula="of:=OR([.B91]=&quot;Y&quot;;[.C9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MOD([.A92];3)=0;&quot;Y&quot;;&quot;N&quot;)" office:value-type="string" office:string-value="N" calcext:value-type="string">
            <text:p>N</text:p>
          </table:table-cell>
          <table:table-cell table:formula="of:=IF(MOD([.A92];5)=0;&quot;Y&quot;;&quot;N&quot;)" office:value-type="string" office:string-value="N" calcext:value-type="string">
            <text:p>N</text:p>
          </table:table-cell>
          <table:table-cell table:formula="of:=OR([.B92]=&quot;Y&quot;;[.C9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MOD([.A93];3)=0;&quot;Y&quot;;&quot;N&quot;)" office:value-type="string" office:string-value="N" calcext:value-type="string">
            <text:p>N</text:p>
          </table:table-cell>
          <table:table-cell table:formula="of:=IF(MOD([.A93];5)=0;&quot;Y&quot;;&quot;N&quot;)" office:value-type="string" office:string-value="N" calcext:value-type="string">
            <text:p>N</text:p>
          </table:table-cell>
          <table:table-cell table:formula="of:=OR([.B93]=&quot;Y&quot;;[.C9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MOD([.A94];3)=0;&quot;Y&quot;;&quot;N&quot;)" office:value-type="string" office:string-value="Y" calcext:value-type="string">
            <text:p>Y</text:p>
          </table:table-cell>
          <table:table-cell table:formula="of:=IF(MOD([.A94];5)=0;&quot;Y&quot;;&quot;N&quot;)" office:value-type="string" office:string-value="N" calcext:value-type="string">
            <text:p>N</text:p>
          </table:table-cell>
          <table:table-cell table:formula="of:=OR([.B94]=&quot;Y&quot;;[.C9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MOD([.A95];3)=0;&quot;Y&quot;;&quot;N&quot;)" office:value-type="string" office:string-value="N" calcext:value-type="string">
            <text:p>N</text:p>
          </table:table-cell>
          <table:table-cell table:formula="of:=IF(MOD([.A95];5)=0;&quot;Y&quot;;&quot;N&quot;)" office:value-type="string" office:string-value="N" calcext:value-type="string">
            <text:p>N</text:p>
          </table:table-cell>
          <table:table-cell table:formula="of:=OR([.B95]=&quot;Y&quot;;[.C9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MOD([.A96];3)=0;&quot;Y&quot;;&quot;N&quot;)" office:value-type="string" office:string-value="N" calcext:value-type="string">
            <text:p>N</text:p>
          </table:table-cell>
          <table:table-cell table:formula="of:=IF(MOD([.A96];5)=0;&quot;Y&quot;;&quot;N&quot;)" office:value-type="string" office:string-value="Y" calcext:value-type="string">
            <text:p>Y</text:p>
          </table:table-cell>
          <table:table-cell table:formula="of:=OR([.B96]=&quot;Y&quot;;[.C9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MOD([.A97];3)=0;&quot;Y&quot;;&quot;N&quot;)" office:value-type="string" office:string-value="Y" calcext:value-type="string">
            <text:p>Y</text:p>
          </table:table-cell>
          <table:table-cell table:formula="of:=IF(MOD([.A97];5)=0;&quot;Y&quot;;&quot;N&quot;)" office:value-type="string" office:string-value="N" calcext:value-type="string">
            <text:p>N</text:p>
          </table:table-cell>
          <table:table-cell table:formula="of:=OR([.B97]=&quot;Y&quot;;[.C9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MOD([.A98];3)=0;&quot;Y&quot;;&quot;N&quot;)" office:value-type="string" office:string-value="N" calcext:value-type="string">
            <text:p>N</text:p>
          </table:table-cell>
          <table:table-cell table:formula="of:=IF(MOD([.A98];5)=0;&quot;Y&quot;;&quot;N&quot;)" office:value-type="string" office:string-value="N" calcext:value-type="string">
            <text:p>N</text:p>
          </table:table-cell>
          <table:table-cell table:formula="of:=OR([.B98]=&quot;Y&quot;;[.C9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MOD([.A99];3)=0;&quot;Y&quot;;&quot;N&quot;)" office:value-type="string" office:string-value="N" calcext:value-type="string">
            <text:p>N</text:p>
          </table:table-cell>
          <table:table-cell table:formula="of:=IF(MOD([.A99];5)=0;&quot;Y&quot;;&quot;N&quot;)" office:value-type="string" office:string-value="N" calcext:value-type="string">
            <text:p>N</text:p>
          </table:table-cell>
          <table:table-cell table:formula="of:=OR([.B99]=&quot;Y&quot;;[.C9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MOD([.A100];3)=0;&quot;Y&quot;;&quot;N&quot;)" office:value-type="string" office:string-value="Y" calcext:value-type="string">
            <text:p>Y</text:p>
          </table:table-cell>
          <table:table-cell table:formula="of:=IF(MOD([.A100];5)=0;&quot;Y&quot;;&quot;N&quot;)" office:value-type="string" office:string-value="N" calcext:value-type="string">
            <text:p>N</text:p>
          </table:table-cell>
          <table:table-cell table:formula="of:=OR([.B100]=&quot;Y&quot;;[.C10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MOD([.A101];3)=0;&quot;Y&quot;;&quot;N&quot;)" office:value-type="string" office:string-value="N" calcext:value-type="string">
            <text:p>N</text:p>
          </table:table-cell>
          <table:table-cell table:formula="of:=IF(MOD([.A101];5)=0;&quot;Y&quot;;&quot;N&quot;)" office:value-type="string" office:string-value="Y" calcext:value-type="string">
            <text:p>Y</text:p>
          </table:table-cell>
          <table:table-cell table:formula="of:=OR([.B101]=&quot;Y&quot;;[.C10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(MOD([.A102];3)=0;&quot;Y&quot;;&quot;N&quot;)" office:value-type="string" office:string-value="N" calcext:value-type="string">
            <text:p>N</text:p>
          </table:table-cell>
          <table:table-cell table:formula="of:=IF(MOD([.A102];5)=0;&quot;Y&quot;;&quot;N&quot;)" office:value-type="string" office:string-value="N" calcext:value-type="string">
            <text:p>N</text:p>
          </table:table-cell>
          <table:table-cell table:formula="of:=OR([.B102]=&quot;Y&quot;;[.C10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F(MOD([.A103];3)=0;&quot;Y&quot;;&quot;N&quot;)" office:value-type="string" office:string-value="Y" calcext:value-type="string">
            <text:p>Y</text:p>
          </table:table-cell>
          <table:table-cell table:formula="of:=IF(MOD([.A103];5)=0;&quot;Y&quot;;&quot;N&quot;)" office:value-type="string" office:string-value="N" calcext:value-type="string">
            <text:p>N</text:p>
          </table:table-cell>
          <table:table-cell table:formula="of:=OR([.B103]=&quot;Y&quot;;[.C10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MOD([.A104];3)=0;&quot;Y&quot;;&quot;N&quot;)" office:value-type="string" office:string-value="N" calcext:value-type="string">
            <text:p>N</text:p>
          </table:table-cell>
          <table:table-cell table:formula="of:=IF(MOD([.A104];5)=0;&quot;Y&quot;;&quot;N&quot;)" office:value-type="string" office:string-value="N" calcext:value-type="string">
            <text:p>N</text:p>
          </table:table-cell>
          <table:table-cell table:formula="of:=OR([.B104]=&quot;Y&quot;;[.C10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MOD([.A105];3)=0;&quot;Y&quot;;&quot;N&quot;)" office:value-type="string" office:string-value="N" calcext:value-type="string">
            <text:p>N</text:p>
          </table:table-cell>
          <table:table-cell table:formula="of:=IF(MOD([.A105];5)=0;&quot;Y&quot;;&quot;N&quot;)" office:value-type="string" office:string-value="N" calcext:value-type="string">
            <text:p>N</text:p>
          </table:table-cell>
          <table:table-cell table:formula="of:=OR([.B105]=&quot;Y&quot;;[.C10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F(MOD([.A106];3)=0;&quot;Y&quot;;&quot;N&quot;)" office:value-type="string" office:string-value="Y" calcext:value-type="string">
            <text:p>Y</text:p>
          </table:table-cell>
          <table:table-cell table:formula="of:=IF(MOD([.A106];5)=0;&quot;Y&quot;;&quot;N&quot;)" office:value-type="string" office:string-value="Y" calcext:value-type="string">
            <text:p>Y</text:p>
          </table:table-cell>
          <table:table-cell table:formula="of:=OR([.B106]=&quot;Y&quot;;[.C10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F(MOD([.A107];3)=0;&quot;Y&quot;;&quot;N&quot;)" office:value-type="string" office:string-value="N" calcext:value-type="string">
            <text:p>N</text:p>
          </table:table-cell>
          <table:table-cell table:formula="of:=IF(MOD([.A107];5)=0;&quot;Y&quot;;&quot;N&quot;)" office:value-type="string" office:string-value="N" calcext:value-type="string">
            <text:p>N</text:p>
          </table:table-cell>
          <table:table-cell table:formula="of:=OR([.B107]=&quot;Y&quot;;[.C10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MOD([.A108];3)=0;&quot;Y&quot;;&quot;N&quot;)" office:value-type="string" office:string-value="N" calcext:value-type="string">
            <text:p>N</text:p>
          </table:table-cell>
          <table:table-cell table:formula="of:=IF(MOD([.A108];5)=0;&quot;Y&quot;;&quot;N&quot;)" office:value-type="string" office:string-value="N" calcext:value-type="string">
            <text:p>N</text:p>
          </table:table-cell>
          <table:table-cell table:formula="of:=OR([.B108]=&quot;Y&quot;;[.C10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MOD([.A109];3)=0;&quot;Y&quot;;&quot;N&quot;)" office:value-type="string" office:string-value="Y" calcext:value-type="string">
            <text:p>Y</text:p>
          </table:table-cell>
          <table:table-cell table:formula="of:=IF(MOD([.A109];5)=0;&quot;Y&quot;;&quot;N&quot;)" office:value-type="string" office:string-value="N" calcext:value-type="string">
            <text:p>N</text:p>
          </table:table-cell>
          <table:table-cell table:formula="of:=OR([.B109]=&quot;Y&quot;;[.C10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F(MOD([.A110];3)=0;&quot;Y&quot;;&quot;N&quot;)" office:value-type="string" office:string-value="N" calcext:value-type="string">
            <text:p>N</text:p>
          </table:table-cell>
          <table:table-cell table:formula="of:=IF(MOD([.A110];5)=0;&quot;Y&quot;;&quot;N&quot;)" office:value-type="string" office:string-value="N" calcext:value-type="string">
            <text:p>N</text:p>
          </table:table-cell>
          <table:table-cell table:formula="of:=OR([.B110]=&quot;Y&quot;;[.C11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MOD([.A111];3)=0;&quot;Y&quot;;&quot;N&quot;)" office:value-type="string" office:string-value="N" calcext:value-type="string">
            <text:p>N</text:p>
          </table:table-cell>
          <table:table-cell table:formula="of:=IF(MOD([.A111];5)=0;&quot;Y&quot;;&quot;N&quot;)" office:value-type="string" office:string-value="Y" calcext:value-type="string">
            <text:p>Y</text:p>
          </table:table-cell>
          <table:table-cell table:formula="of:=OR([.B111]=&quot;Y&quot;;[.C11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MOD([.A112];3)=0;&quot;Y&quot;;&quot;N&quot;)" office:value-type="string" office:string-value="Y" calcext:value-type="string">
            <text:p>Y</text:p>
          </table:table-cell>
          <table:table-cell table:formula="of:=IF(MOD([.A112];5)=0;&quot;Y&quot;;&quot;N&quot;)" office:value-type="string" office:string-value="N" calcext:value-type="string">
            <text:p>N</text:p>
          </table:table-cell>
          <table:table-cell table:formula="of:=OR([.B112]=&quot;Y&quot;;[.C11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MOD([.A113];3)=0;&quot;Y&quot;;&quot;N&quot;)" office:value-type="string" office:string-value="N" calcext:value-type="string">
            <text:p>N</text:p>
          </table:table-cell>
          <table:table-cell table:formula="of:=IF(MOD([.A113];5)=0;&quot;Y&quot;;&quot;N&quot;)" office:value-type="string" office:string-value="N" calcext:value-type="string">
            <text:p>N</text:p>
          </table:table-cell>
          <table:table-cell table:formula="of:=OR([.B113]=&quot;Y&quot;;[.C11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MOD([.A114];3)=0;&quot;Y&quot;;&quot;N&quot;)" office:value-type="string" office:string-value="N" calcext:value-type="string">
            <text:p>N</text:p>
          </table:table-cell>
          <table:table-cell table:formula="of:=IF(MOD([.A114];5)=0;&quot;Y&quot;;&quot;N&quot;)" office:value-type="string" office:string-value="N" calcext:value-type="string">
            <text:p>N</text:p>
          </table:table-cell>
          <table:table-cell table:formula="of:=OR([.B114]=&quot;Y&quot;;[.C11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MOD([.A115];3)=0;&quot;Y&quot;;&quot;N&quot;)" office:value-type="string" office:string-value="Y" calcext:value-type="string">
            <text:p>Y</text:p>
          </table:table-cell>
          <table:table-cell table:formula="of:=IF(MOD([.A115];5)=0;&quot;Y&quot;;&quot;N&quot;)" office:value-type="string" office:string-value="N" calcext:value-type="string">
            <text:p>N</text:p>
          </table:table-cell>
          <table:table-cell table:formula="of:=OR([.B115]=&quot;Y&quot;;[.C11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MOD([.A116];3)=0;&quot;Y&quot;;&quot;N&quot;)" office:value-type="string" office:string-value="N" calcext:value-type="string">
            <text:p>N</text:p>
          </table:table-cell>
          <table:table-cell table:formula="of:=IF(MOD([.A116];5)=0;&quot;Y&quot;;&quot;N&quot;)" office:value-type="string" office:string-value="Y" calcext:value-type="string">
            <text:p>Y</text:p>
          </table:table-cell>
          <table:table-cell table:formula="of:=OR([.B116]=&quot;Y&quot;;[.C11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MOD([.A117];3)=0;&quot;Y&quot;;&quot;N&quot;)" office:value-type="string" office:string-value="N" calcext:value-type="string">
            <text:p>N</text:p>
          </table:table-cell>
          <table:table-cell table:formula="of:=IF(MOD([.A117];5)=0;&quot;Y&quot;;&quot;N&quot;)" office:value-type="string" office:string-value="N" calcext:value-type="string">
            <text:p>N</text:p>
          </table:table-cell>
          <table:table-cell table:formula="of:=OR([.B117]=&quot;Y&quot;;[.C11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MOD([.A118];3)=0;&quot;Y&quot;;&quot;N&quot;)" office:value-type="string" office:string-value="Y" calcext:value-type="string">
            <text:p>Y</text:p>
          </table:table-cell>
          <table:table-cell table:formula="of:=IF(MOD([.A118];5)=0;&quot;Y&quot;;&quot;N&quot;)" office:value-type="string" office:string-value="N" calcext:value-type="string">
            <text:p>N</text:p>
          </table:table-cell>
          <table:table-cell table:formula="of:=OR([.B118]=&quot;Y&quot;;[.C11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F(MOD([.A119];3)=0;&quot;Y&quot;;&quot;N&quot;)" office:value-type="string" office:string-value="N" calcext:value-type="string">
            <text:p>N</text:p>
          </table:table-cell>
          <table:table-cell table:formula="of:=IF(MOD([.A119];5)=0;&quot;Y&quot;;&quot;N&quot;)" office:value-type="string" office:string-value="N" calcext:value-type="string">
            <text:p>N</text:p>
          </table:table-cell>
          <table:table-cell table:formula="of:=OR([.B119]=&quot;Y&quot;;[.C11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F(MOD([.A120];3)=0;&quot;Y&quot;;&quot;N&quot;)" office:value-type="string" office:string-value="N" calcext:value-type="string">
            <text:p>N</text:p>
          </table:table-cell>
          <table:table-cell table:formula="of:=IF(MOD([.A120];5)=0;&quot;Y&quot;;&quot;N&quot;)" office:value-type="string" office:string-value="N" calcext:value-type="string">
            <text:p>N</text:p>
          </table:table-cell>
          <table:table-cell table:formula="of:=OR([.B120]=&quot;Y&quot;;[.C12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MOD([.A121];3)=0;&quot;Y&quot;;&quot;N&quot;)" office:value-type="string" office:string-value="Y" calcext:value-type="string">
            <text:p>Y</text:p>
          </table:table-cell>
          <table:table-cell table:formula="of:=IF(MOD([.A121];5)=0;&quot;Y&quot;;&quot;N&quot;)" office:value-type="string" office:string-value="Y" calcext:value-type="string">
            <text:p>Y</text:p>
          </table:table-cell>
          <table:table-cell table:formula="of:=OR([.B121]=&quot;Y&quot;;[.C12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(MOD([.A122];3)=0;&quot;Y&quot;;&quot;N&quot;)" office:value-type="string" office:string-value="N" calcext:value-type="string">
            <text:p>N</text:p>
          </table:table-cell>
          <table:table-cell table:formula="of:=IF(MOD([.A122];5)=0;&quot;Y&quot;;&quot;N&quot;)" office:value-type="string" office:string-value="N" calcext:value-type="string">
            <text:p>N</text:p>
          </table:table-cell>
          <table:table-cell table:formula="of:=OR([.B122]=&quot;Y&quot;;[.C12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MOD([.A123];3)=0;&quot;Y&quot;;&quot;N&quot;)" office:value-type="string" office:string-value="N" calcext:value-type="string">
            <text:p>N</text:p>
          </table:table-cell>
          <table:table-cell table:formula="of:=IF(MOD([.A123];5)=0;&quot;Y&quot;;&quot;N&quot;)" office:value-type="string" office:string-value="N" calcext:value-type="string">
            <text:p>N</text:p>
          </table:table-cell>
          <table:table-cell table:formula="of:=OR([.B123]=&quot;Y&quot;;[.C12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(MOD([.A124];3)=0;&quot;Y&quot;;&quot;N&quot;)" office:value-type="string" office:string-value="Y" calcext:value-type="string">
            <text:p>Y</text:p>
          </table:table-cell>
          <table:table-cell table:formula="of:=IF(MOD([.A124];5)=0;&quot;Y&quot;;&quot;N&quot;)" office:value-type="string" office:string-value="N" calcext:value-type="string">
            <text:p>N</text:p>
          </table:table-cell>
          <table:table-cell table:formula="of:=OR([.B124]=&quot;Y&quot;;[.C12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MOD([.A125];3)=0;&quot;Y&quot;;&quot;N&quot;)" office:value-type="string" office:string-value="N" calcext:value-type="string">
            <text:p>N</text:p>
          </table:table-cell>
          <table:table-cell table:formula="of:=IF(MOD([.A125];5)=0;&quot;Y&quot;;&quot;N&quot;)" office:value-type="string" office:string-value="N" calcext:value-type="string">
            <text:p>N</text:p>
          </table:table-cell>
          <table:table-cell table:formula="of:=OR([.B125]=&quot;Y&quot;;[.C12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(MOD([.A126];3)=0;&quot;Y&quot;;&quot;N&quot;)" office:value-type="string" office:string-value="N" calcext:value-type="string">
            <text:p>N</text:p>
          </table:table-cell>
          <table:table-cell table:formula="of:=IF(MOD([.A126];5)=0;&quot;Y&quot;;&quot;N&quot;)" office:value-type="string" office:string-value="Y" calcext:value-type="string">
            <text:p>Y</text:p>
          </table:table-cell>
          <table:table-cell table:formula="of:=OR([.B126]=&quot;Y&quot;;[.C12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F(MOD([.A127];3)=0;&quot;Y&quot;;&quot;N&quot;)" office:value-type="string" office:string-value="Y" calcext:value-type="string">
            <text:p>Y</text:p>
          </table:table-cell>
          <table:table-cell table:formula="of:=IF(MOD([.A127];5)=0;&quot;Y&quot;;&quot;N&quot;)" office:value-type="string" office:string-value="N" calcext:value-type="string">
            <text:p>N</text:p>
          </table:table-cell>
          <table:table-cell table:formula="of:=OR([.B127]=&quot;Y&quot;;[.C12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MOD([.A128];3)=0;&quot;Y&quot;;&quot;N&quot;)" office:value-type="string" office:string-value="N" calcext:value-type="string">
            <text:p>N</text:p>
          </table:table-cell>
          <table:table-cell table:formula="of:=IF(MOD([.A128];5)=0;&quot;Y&quot;;&quot;N&quot;)" office:value-type="string" office:string-value="N" calcext:value-type="string">
            <text:p>N</text:p>
          </table:table-cell>
          <table:table-cell table:formula="of:=OR([.B128]=&quot;Y&quot;;[.C12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MOD([.A129];3)=0;&quot;Y&quot;;&quot;N&quot;)" office:value-type="string" office:string-value="N" calcext:value-type="string">
            <text:p>N</text:p>
          </table:table-cell>
          <table:table-cell table:formula="of:=IF(MOD([.A129];5)=0;&quot;Y&quot;;&quot;N&quot;)" office:value-type="string" office:string-value="N" calcext:value-type="string">
            <text:p>N</text:p>
          </table:table-cell>
          <table:table-cell table:formula="of:=OR([.B129]=&quot;Y&quot;;[.C12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MOD([.A130];3)=0;&quot;Y&quot;;&quot;N&quot;)" office:value-type="string" office:string-value="Y" calcext:value-type="string">
            <text:p>Y</text:p>
          </table:table-cell>
          <table:table-cell table:formula="of:=IF(MOD([.A130];5)=0;&quot;Y&quot;;&quot;N&quot;)" office:value-type="string" office:string-value="N" calcext:value-type="string">
            <text:p>N</text:p>
          </table:table-cell>
          <table:table-cell table:formula="of:=OR([.B130]=&quot;Y&quot;;[.C13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MOD([.A131];3)=0;&quot;Y&quot;;&quot;N&quot;)" office:value-type="string" office:string-value="N" calcext:value-type="string">
            <text:p>N</text:p>
          </table:table-cell>
          <table:table-cell table:formula="of:=IF(MOD([.A131];5)=0;&quot;Y&quot;;&quot;N&quot;)" office:value-type="string" office:string-value="Y" calcext:value-type="string">
            <text:p>Y</text:p>
          </table:table-cell>
          <table:table-cell table:formula="of:=OR([.B131]=&quot;Y&quot;;[.C13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(MOD([.A132];3)=0;&quot;Y&quot;;&quot;N&quot;)" office:value-type="string" office:string-value="N" calcext:value-type="string">
            <text:p>N</text:p>
          </table:table-cell>
          <table:table-cell table:formula="of:=IF(MOD([.A132];5)=0;&quot;Y&quot;;&quot;N&quot;)" office:value-type="string" office:string-value="N" calcext:value-type="string">
            <text:p>N</text:p>
          </table:table-cell>
          <table:table-cell table:formula="of:=OR([.B132]=&quot;Y&quot;;[.C13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MOD([.A133];3)=0;&quot;Y&quot;;&quot;N&quot;)" office:value-type="string" office:string-value="Y" calcext:value-type="string">
            <text:p>Y</text:p>
          </table:table-cell>
          <table:table-cell table:formula="of:=IF(MOD([.A133];5)=0;&quot;Y&quot;;&quot;N&quot;)" office:value-type="string" office:string-value="N" calcext:value-type="string">
            <text:p>N</text:p>
          </table:table-cell>
          <table:table-cell table:formula="of:=OR([.B133]=&quot;Y&quot;;[.C13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MOD([.A134];3)=0;&quot;Y&quot;;&quot;N&quot;)" office:value-type="string" office:string-value="N" calcext:value-type="string">
            <text:p>N</text:p>
          </table:table-cell>
          <table:table-cell table:formula="of:=IF(MOD([.A134];5)=0;&quot;Y&quot;;&quot;N&quot;)" office:value-type="string" office:string-value="N" calcext:value-type="string">
            <text:p>N</text:p>
          </table:table-cell>
          <table:table-cell table:formula="of:=OR([.B134]=&quot;Y&quot;;[.C13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MOD([.A135];3)=0;&quot;Y&quot;;&quot;N&quot;)" office:value-type="string" office:string-value="N" calcext:value-type="string">
            <text:p>N</text:p>
          </table:table-cell>
          <table:table-cell table:formula="of:=IF(MOD([.A135];5)=0;&quot;Y&quot;;&quot;N&quot;)" office:value-type="string" office:string-value="N" calcext:value-type="string">
            <text:p>N</text:p>
          </table:table-cell>
          <table:table-cell table:formula="of:=OR([.B135]=&quot;Y&quot;;[.C13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MOD([.A136];3)=0;&quot;Y&quot;;&quot;N&quot;)" office:value-type="string" office:string-value="Y" calcext:value-type="string">
            <text:p>Y</text:p>
          </table:table-cell>
          <table:table-cell table:formula="of:=IF(MOD([.A136];5)=0;&quot;Y&quot;;&quot;N&quot;)" office:value-type="string" office:string-value="Y" calcext:value-type="string">
            <text:p>Y</text:p>
          </table:table-cell>
          <table:table-cell table:formula="of:=OR([.B136]=&quot;Y&quot;;[.C13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MOD([.A137];3)=0;&quot;Y&quot;;&quot;N&quot;)" office:value-type="string" office:string-value="N" calcext:value-type="string">
            <text:p>N</text:p>
          </table:table-cell>
          <table:table-cell table:formula="of:=IF(MOD([.A137];5)=0;&quot;Y&quot;;&quot;N&quot;)" office:value-type="string" office:string-value="N" calcext:value-type="string">
            <text:p>N</text:p>
          </table:table-cell>
          <table:table-cell table:formula="of:=OR([.B137]=&quot;Y&quot;;[.C13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F(MOD([.A138];3)=0;&quot;Y&quot;;&quot;N&quot;)" office:value-type="string" office:string-value="N" calcext:value-type="string">
            <text:p>N</text:p>
          </table:table-cell>
          <table:table-cell table:formula="of:=IF(MOD([.A138];5)=0;&quot;Y&quot;;&quot;N&quot;)" office:value-type="string" office:string-value="N" calcext:value-type="string">
            <text:p>N</text:p>
          </table:table-cell>
          <table:table-cell table:formula="of:=OR([.B138]=&quot;Y&quot;;[.C13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(MOD([.A139];3)=0;&quot;Y&quot;;&quot;N&quot;)" office:value-type="string" office:string-value="Y" calcext:value-type="string">
            <text:p>Y</text:p>
          </table:table-cell>
          <table:table-cell table:formula="of:=IF(MOD([.A139];5)=0;&quot;Y&quot;;&quot;N&quot;)" office:value-type="string" office:string-value="N" calcext:value-type="string">
            <text:p>N</text:p>
          </table:table-cell>
          <table:table-cell table:formula="of:=OR([.B139]=&quot;Y&quot;;[.C13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MOD([.A140];3)=0;&quot;Y&quot;;&quot;N&quot;)" office:value-type="string" office:string-value="N" calcext:value-type="string">
            <text:p>N</text:p>
          </table:table-cell>
          <table:table-cell table:formula="of:=IF(MOD([.A140];5)=0;&quot;Y&quot;;&quot;N&quot;)" office:value-type="string" office:string-value="N" calcext:value-type="string">
            <text:p>N</text:p>
          </table:table-cell>
          <table:table-cell table:formula="of:=OR([.B140]=&quot;Y&quot;;[.C14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MOD([.A141];3)=0;&quot;Y&quot;;&quot;N&quot;)" office:value-type="string" office:string-value="N" calcext:value-type="string">
            <text:p>N</text:p>
          </table:table-cell>
          <table:table-cell table:formula="of:=IF(MOD([.A141];5)=0;&quot;Y&quot;;&quot;N&quot;)" office:value-type="string" office:string-value="Y" calcext:value-type="string">
            <text:p>Y</text:p>
          </table:table-cell>
          <table:table-cell table:formula="of:=OR([.B141]=&quot;Y&quot;;[.C14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MOD([.A142];3)=0;&quot;Y&quot;;&quot;N&quot;)" office:value-type="string" office:string-value="Y" calcext:value-type="string">
            <text:p>Y</text:p>
          </table:table-cell>
          <table:table-cell table:formula="of:=IF(MOD([.A142];5)=0;&quot;Y&quot;;&quot;N&quot;)" office:value-type="string" office:string-value="N" calcext:value-type="string">
            <text:p>N</text:p>
          </table:table-cell>
          <table:table-cell table:formula="of:=OR([.B142]=&quot;Y&quot;;[.C14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(MOD([.A143];3)=0;&quot;Y&quot;;&quot;N&quot;)" office:value-type="string" office:string-value="N" calcext:value-type="string">
            <text:p>N</text:p>
          </table:table-cell>
          <table:table-cell table:formula="of:=IF(MOD([.A143];5)=0;&quot;Y&quot;;&quot;N&quot;)" office:value-type="string" office:string-value="N" calcext:value-type="string">
            <text:p>N</text:p>
          </table:table-cell>
          <table:table-cell table:formula="of:=OR([.B143]=&quot;Y&quot;;[.C14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MOD([.A144];3)=0;&quot;Y&quot;;&quot;N&quot;)" office:value-type="string" office:string-value="N" calcext:value-type="string">
            <text:p>N</text:p>
          </table:table-cell>
          <table:table-cell table:formula="of:=IF(MOD([.A144];5)=0;&quot;Y&quot;;&quot;N&quot;)" office:value-type="string" office:string-value="N" calcext:value-type="string">
            <text:p>N</text:p>
          </table:table-cell>
          <table:table-cell table:formula="of:=OR([.B144]=&quot;Y&quot;;[.C14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MOD([.A145];3)=0;&quot;Y&quot;;&quot;N&quot;)" office:value-type="string" office:string-value="Y" calcext:value-type="string">
            <text:p>Y</text:p>
          </table:table-cell>
          <table:table-cell table:formula="of:=IF(MOD([.A145];5)=0;&quot;Y&quot;;&quot;N&quot;)" office:value-type="string" office:string-value="N" calcext:value-type="string">
            <text:p>N</text:p>
          </table:table-cell>
          <table:table-cell table:formula="of:=OR([.B145]=&quot;Y&quot;;[.C14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MOD([.A146];3)=0;&quot;Y&quot;;&quot;N&quot;)" office:value-type="string" office:string-value="N" calcext:value-type="string">
            <text:p>N</text:p>
          </table:table-cell>
          <table:table-cell table:formula="of:=IF(MOD([.A146];5)=0;&quot;Y&quot;;&quot;N&quot;)" office:value-type="string" office:string-value="Y" calcext:value-type="string">
            <text:p>Y</text:p>
          </table:table-cell>
          <table:table-cell table:formula="of:=OR([.B146]=&quot;Y&quot;;[.C14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MOD([.A147];3)=0;&quot;Y&quot;;&quot;N&quot;)" office:value-type="string" office:string-value="N" calcext:value-type="string">
            <text:p>N</text:p>
          </table:table-cell>
          <table:table-cell table:formula="of:=IF(MOD([.A147];5)=0;&quot;Y&quot;;&quot;N&quot;)" office:value-type="string" office:string-value="N" calcext:value-type="string">
            <text:p>N</text:p>
          </table:table-cell>
          <table:table-cell table:formula="of:=OR([.B147]=&quot;Y&quot;;[.C14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MOD([.A148];3)=0;&quot;Y&quot;;&quot;N&quot;)" office:value-type="string" office:string-value="Y" calcext:value-type="string">
            <text:p>Y</text:p>
          </table:table-cell>
          <table:table-cell table:formula="of:=IF(MOD([.A148];5)=0;&quot;Y&quot;;&quot;N&quot;)" office:value-type="string" office:string-value="N" calcext:value-type="string">
            <text:p>N</text:p>
          </table:table-cell>
          <table:table-cell table:formula="of:=OR([.B148]=&quot;Y&quot;;[.C14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MOD([.A149];3)=0;&quot;Y&quot;;&quot;N&quot;)" office:value-type="string" office:string-value="N" calcext:value-type="string">
            <text:p>N</text:p>
          </table:table-cell>
          <table:table-cell table:formula="of:=IF(MOD([.A149];5)=0;&quot;Y&quot;;&quot;N&quot;)" office:value-type="string" office:string-value="N" calcext:value-type="string">
            <text:p>N</text:p>
          </table:table-cell>
          <table:table-cell table:formula="of:=OR([.B149]=&quot;Y&quot;;[.C14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(MOD([.A150];3)=0;&quot;Y&quot;;&quot;N&quot;)" office:value-type="string" office:string-value="N" calcext:value-type="string">
            <text:p>N</text:p>
          </table:table-cell>
          <table:table-cell table:formula="of:=IF(MOD([.A150];5)=0;&quot;Y&quot;;&quot;N&quot;)" office:value-type="string" office:string-value="N" calcext:value-type="string">
            <text:p>N</text:p>
          </table:table-cell>
          <table:table-cell table:formula="of:=OR([.B150]=&quot;Y&quot;;[.C15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MOD([.A151];3)=0;&quot;Y&quot;;&quot;N&quot;)" office:value-type="string" office:string-value="Y" calcext:value-type="string">
            <text:p>Y</text:p>
          </table:table-cell>
          <table:table-cell table:formula="of:=IF(MOD([.A151];5)=0;&quot;Y&quot;;&quot;N&quot;)" office:value-type="string" office:string-value="Y" calcext:value-type="string">
            <text:p>Y</text:p>
          </table:table-cell>
          <table:table-cell table:formula="of:=OR([.B151]=&quot;Y&quot;;[.C15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F(MOD([.A152];3)=0;&quot;Y&quot;;&quot;N&quot;)" office:value-type="string" office:string-value="N" calcext:value-type="string">
            <text:p>N</text:p>
          </table:table-cell>
          <table:table-cell table:formula="of:=IF(MOD([.A152];5)=0;&quot;Y&quot;;&quot;N&quot;)" office:value-type="string" office:string-value="N" calcext:value-type="string">
            <text:p>N</text:p>
          </table:table-cell>
          <table:table-cell table:formula="of:=OR([.B152]=&quot;Y&quot;;[.C15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MOD([.A153];3)=0;&quot;Y&quot;;&quot;N&quot;)" office:value-type="string" office:string-value="N" calcext:value-type="string">
            <text:p>N</text:p>
          </table:table-cell>
          <table:table-cell table:formula="of:=IF(MOD([.A153];5)=0;&quot;Y&quot;;&quot;N&quot;)" office:value-type="string" office:string-value="N" calcext:value-type="string">
            <text:p>N</text:p>
          </table:table-cell>
          <table:table-cell table:formula="of:=OR([.B153]=&quot;Y&quot;;[.C15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MOD([.A154];3)=0;&quot;Y&quot;;&quot;N&quot;)" office:value-type="string" office:string-value="Y" calcext:value-type="string">
            <text:p>Y</text:p>
          </table:table-cell>
          <table:table-cell table:formula="of:=IF(MOD([.A154];5)=0;&quot;Y&quot;;&quot;N&quot;)" office:value-type="string" office:string-value="N" calcext:value-type="string">
            <text:p>N</text:p>
          </table:table-cell>
          <table:table-cell table:formula="of:=OR([.B154]=&quot;Y&quot;;[.C15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(MOD([.A155];3)=0;&quot;Y&quot;;&quot;N&quot;)" office:value-type="string" office:string-value="N" calcext:value-type="string">
            <text:p>N</text:p>
          </table:table-cell>
          <table:table-cell table:formula="of:=IF(MOD([.A155];5)=0;&quot;Y&quot;;&quot;N&quot;)" office:value-type="string" office:string-value="N" calcext:value-type="string">
            <text:p>N</text:p>
          </table:table-cell>
          <table:table-cell table:formula="of:=OR([.B155]=&quot;Y&quot;;[.C15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F(MOD([.A156];3)=0;&quot;Y&quot;;&quot;N&quot;)" office:value-type="string" office:string-value="N" calcext:value-type="string">
            <text:p>N</text:p>
          </table:table-cell>
          <table:table-cell table:formula="of:=IF(MOD([.A156];5)=0;&quot;Y&quot;;&quot;N&quot;)" office:value-type="string" office:string-value="Y" calcext:value-type="string">
            <text:p>Y</text:p>
          </table:table-cell>
          <table:table-cell table:formula="of:=OR([.B156]=&quot;Y&quot;;[.C15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(MOD([.A157];3)=0;&quot;Y&quot;;&quot;N&quot;)" office:value-type="string" office:string-value="Y" calcext:value-type="string">
            <text:p>Y</text:p>
          </table:table-cell>
          <table:table-cell table:formula="of:=IF(MOD([.A157];5)=0;&quot;Y&quot;;&quot;N&quot;)" office:value-type="string" office:string-value="N" calcext:value-type="string">
            <text:p>N</text:p>
          </table:table-cell>
          <table:table-cell table:formula="of:=OR([.B157]=&quot;Y&quot;;[.C15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(MOD([.A158];3)=0;&quot;Y&quot;;&quot;N&quot;)" office:value-type="string" office:string-value="N" calcext:value-type="string">
            <text:p>N</text:p>
          </table:table-cell>
          <table:table-cell table:formula="of:=IF(MOD([.A158];5)=0;&quot;Y&quot;;&quot;N&quot;)" office:value-type="string" office:string-value="N" calcext:value-type="string">
            <text:p>N</text:p>
          </table:table-cell>
          <table:table-cell table:formula="of:=OR([.B158]=&quot;Y&quot;;[.C15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F(MOD([.A159];3)=0;&quot;Y&quot;;&quot;N&quot;)" office:value-type="string" office:string-value="N" calcext:value-type="string">
            <text:p>N</text:p>
          </table:table-cell>
          <table:table-cell table:formula="of:=IF(MOD([.A159];5)=0;&quot;Y&quot;;&quot;N&quot;)" office:value-type="string" office:string-value="N" calcext:value-type="string">
            <text:p>N</text:p>
          </table:table-cell>
          <table:table-cell table:formula="of:=OR([.B159]=&quot;Y&quot;;[.C15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MOD([.A160];3)=0;&quot;Y&quot;;&quot;N&quot;)" office:value-type="string" office:string-value="Y" calcext:value-type="string">
            <text:p>Y</text:p>
          </table:table-cell>
          <table:table-cell table:formula="of:=IF(MOD([.A160];5)=0;&quot;Y&quot;;&quot;N&quot;)" office:value-type="string" office:string-value="N" calcext:value-type="string">
            <text:p>N</text:p>
          </table:table-cell>
          <table:table-cell table:formula="of:=OR([.B160]=&quot;Y&quot;;[.C16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MOD([.A161];3)=0;&quot;Y&quot;;&quot;N&quot;)" office:value-type="string" office:string-value="N" calcext:value-type="string">
            <text:p>N</text:p>
          </table:table-cell>
          <table:table-cell table:formula="of:=IF(MOD([.A161];5)=0;&quot;Y&quot;;&quot;N&quot;)" office:value-type="string" office:string-value="Y" calcext:value-type="string">
            <text:p>Y</text:p>
          </table:table-cell>
          <table:table-cell table:formula="of:=OR([.B161]=&quot;Y&quot;;[.C16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MOD([.A162];3)=0;&quot;Y&quot;;&quot;N&quot;)" office:value-type="string" office:string-value="N" calcext:value-type="string">
            <text:p>N</text:p>
          </table:table-cell>
          <table:table-cell table:formula="of:=IF(MOD([.A162];5)=0;&quot;Y&quot;;&quot;N&quot;)" office:value-type="string" office:string-value="N" calcext:value-type="string">
            <text:p>N</text:p>
          </table:table-cell>
          <table:table-cell table:formula="of:=OR([.B162]=&quot;Y&quot;;[.C16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MOD([.A163];3)=0;&quot;Y&quot;;&quot;N&quot;)" office:value-type="string" office:string-value="Y" calcext:value-type="string">
            <text:p>Y</text:p>
          </table:table-cell>
          <table:table-cell table:formula="of:=IF(MOD([.A163];5)=0;&quot;Y&quot;;&quot;N&quot;)" office:value-type="string" office:string-value="N" calcext:value-type="string">
            <text:p>N</text:p>
          </table:table-cell>
          <table:table-cell table:formula="of:=OR([.B163]=&quot;Y&quot;;[.C16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MOD([.A164];3)=0;&quot;Y&quot;;&quot;N&quot;)" office:value-type="string" office:string-value="N" calcext:value-type="string">
            <text:p>N</text:p>
          </table:table-cell>
          <table:table-cell table:formula="of:=IF(MOD([.A164];5)=0;&quot;Y&quot;;&quot;N&quot;)" office:value-type="string" office:string-value="N" calcext:value-type="string">
            <text:p>N</text:p>
          </table:table-cell>
          <table:table-cell table:formula="of:=OR([.B164]=&quot;Y&quot;;[.C16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MOD([.A165];3)=0;&quot;Y&quot;;&quot;N&quot;)" office:value-type="string" office:string-value="N" calcext:value-type="string">
            <text:p>N</text:p>
          </table:table-cell>
          <table:table-cell table:formula="of:=IF(MOD([.A165];5)=0;&quot;Y&quot;;&quot;N&quot;)" office:value-type="string" office:string-value="N" calcext:value-type="string">
            <text:p>N</text:p>
          </table:table-cell>
          <table:table-cell table:formula="of:=OR([.B165]=&quot;Y&quot;;[.C16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(MOD([.A166];3)=0;&quot;Y&quot;;&quot;N&quot;)" office:value-type="string" office:string-value="Y" calcext:value-type="string">
            <text:p>Y</text:p>
          </table:table-cell>
          <table:table-cell table:formula="of:=IF(MOD([.A166];5)=0;&quot;Y&quot;;&quot;N&quot;)" office:value-type="string" office:string-value="Y" calcext:value-type="string">
            <text:p>Y</text:p>
          </table:table-cell>
          <table:table-cell table:formula="of:=OR([.B166]=&quot;Y&quot;;[.C16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MOD([.A167];3)=0;&quot;Y&quot;;&quot;N&quot;)" office:value-type="string" office:string-value="N" calcext:value-type="string">
            <text:p>N</text:p>
          </table:table-cell>
          <table:table-cell table:formula="of:=IF(MOD([.A167];5)=0;&quot;Y&quot;;&quot;N&quot;)" office:value-type="string" office:string-value="N" calcext:value-type="string">
            <text:p>N</text:p>
          </table:table-cell>
          <table:table-cell table:formula="of:=OR([.B167]=&quot;Y&quot;;[.C16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MOD([.A168];3)=0;&quot;Y&quot;;&quot;N&quot;)" office:value-type="string" office:string-value="N" calcext:value-type="string">
            <text:p>N</text:p>
          </table:table-cell>
          <table:table-cell table:formula="of:=IF(MOD([.A168];5)=0;&quot;Y&quot;;&quot;N&quot;)" office:value-type="string" office:string-value="N" calcext:value-type="string">
            <text:p>N</text:p>
          </table:table-cell>
          <table:table-cell table:formula="of:=OR([.B168]=&quot;Y&quot;;[.C16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MOD([.A169];3)=0;&quot;Y&quot;;&quot;N&quot;)" office:value-type="string" office:string-value="Y" calcext:value-type="string">
            <text:p>Y</text:p>
          </table:table-cell>
          <table:table-cell table:formula="of:=IF(MOD([.A169];5)=0;&quot;Y&quot;;&quot;N&quot;)" office:value-type="string" office:string-value="N" calcext:value-type="string">
            <text:p>N</text:p>
          </table:table-cell>
          <table:table-cell table:formula="of:=OR([.B169]=&quot;Y&quot;;[.C16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MOD([.A170];3)=0;&quot;Y&quot;;&quot;N&quot;)" office:value-type="string" office:string-value="N" calcext:value-type="string">
            <text:p>N</text:p>
          </table:table-cell>
          <table:table-cell table:formula="of:=IF(MOD([.A170];5)=0;&quot;Y&quot;;&quot;N&quot;)" office:value-type="string" office:string-value="N" calcext:value-type="string">
            <text:p>N</text:p>
          </table:table-cell>
          <table:table-cell table:formula="of:=OR([.B170]=&quot;Y&quot;;[.C17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MOD([.A171];3)=0;&quot;Y&quot;;&quot;N&quot;)" office:value-type="string" office:string-value="N" calcext:value-type="string">
            <text:p>N</text:p>
          </table:table-cell>
          <table:table-cell table:formula="of:=IF(MOD([.A171];5)=0;&quot;Y&quot;;&quot;N&quot;)" office:value-type="string" office:string-value="Y" calcext:value-type="string">
            <text:p>Y</text:p>
          </table:table-cell>
          <table:table-cell table:formula="of:=OR([.B171]=&quot;Y&quot;;[.C17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F(MOD([.A172];3)=0;&quot;Y&quot;;&quot;N&quot;)" office:value-type="string" office:string-value="Y" calcext:value-type="string">
            <text:p>Y</text:p>
          </table:table-cell>
          <table:table-cell table:formula="of:=IF(MOD([.A172];5)=0;&quot;Y&quot;;&quot;N&quot;)" office:value-type="string" office:string-value="N" calcext:value-type="string">
            <text:p>N</text:p>
          </table:table-cell>
          <table:table-cell table:formula="of:=OR([.B172]=&quot;Y&quot;;[.C17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MOD([.A173];3)=0;&quot;Y&quot;;&quot;N&quot;)" office:value-type="string" office:string-value="N" calcext:value-type="string">
            <text:p>N</text:p>
          </table:table-cell>
          <table:table-cell table:formula="of:=IF(MOD([.A173];5)=0;&quot;Y&quot;;&quot;N&quot;)" office:value-type="string" office:string-value="N" calcext:value-type="string">
            <text:p>N</text:p>
          </table:table-cell>
          <table:table-cell table:formula="of:=OR([.B173]=&quot;Y&quot;;[.C17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(MOD([.A174];3)=0;&quot;Y&quot;;&quot;N&quot;)" office:value-type="string" office:string-value="N" calcext:value-type="string">
            <text:p>N</text:p>
          </table:table-cell>
          <table:table-cell table:formula="of:=IF(MOD([.A174];5)=0;&quot;Y&quot;;&quot;N&quot;)" office:value-type="string" office:string-value="N" calcext:value-type="string">
            <text:p>N</text:p>
          </table:table-cell>
          <table:table-cell table:formula="of:=OR([.B174]=&quot;Y&quot;;[.C17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(MOD([.A175];3)=0;&quot;Y&quot;;&quot;N&quot;)" office:value-type="string" office:string-value="Y" calcext:value-type="string">
            <text:p>Y</text:p>
          </table:table-cell>
          <table:table-cell table:formula="of:=IF(MOD([.A175];5)=0;&quot;Y&quot;;&quot;N&quot;)" office:value-type="string" office:string-value="N" calcext:value-type="string">
            <text:p>N</text:p>
          </table:table-cell>
          <table:table-cell table:formula="of:=OR([.B175]=&quot;Y&quot;;[.C17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MOD([.A176];3)=0;&quot;Y&quot;;&quot;N&quot;)" office:value-type="string" office:string-value="N" calcext:value-type="string">
            <text:p>N</text:p>
          </table:table-cell>
          <table:table-cell table:formula="of:=IF(MOD([.A176];5)=0;&quot;Y&quot;;&quot;N&quot;)" office:value-type="string" office:string-value="Y" calcext:value-type="string">
            <text:p>Y</text:p>
          </table:table-cell>
          <table:table-cell table:formula="of:=OR([.B176]=&quot;Y&quot;;[.C17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MOD([.A177];3)=0;&quot;Y&quot;;&quot;N&quot;)" office:value-type="string" office:string-value="N" calcext:value-type="string">
            <text:p>N</text:p>
          </table:table-cell>
          <table:table-cell table:formula="of:=IF(MOD([.A177];5)=0;&quot;Y&quot;;&quot;N&quot;)" office:value-type="string" office:string-value="N" calcext:value-type="string">
            <text:p>N</text:p>
          </table:table-cell>
          <table:table-cell table:formula="of:=OR([.B177]=&quot;Y&quot;;[.C17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(MOD([.A178];3)=0;&quot;Y&quot;;&quot;N&quot;)" office:value-type="string" office:string-value="Y" calcext:value-type="string">
            <text:p>Y</text:p>
          </table:table-cell>
          <table:table-cell table:formula="of:=IF(MOD([.A178];5)=0;&quot;Y&quot;;&quot;N&quot;)" office:value-type="string" office:string-value="N" calcext:value-type="string">
            <text:p>N</text:p>
          </table:table-cell>
          <table:table-cell table:formula="of:=OR([.B178]=&quot;Y&quot;;[.C17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MOD([.A179];3)=0;&quot;Y&quot;;&quot;N&quot;)" office:value-type="string" office:string-value="N" calcext:value-type="string">
            <text:p>N</text:p>
          </table:table-cell>
          <table:table-cell table:formula="of:=IF(MOD([.A179];5)=0;&quot;Y&quot;;&quot;N&quot;)" office:value-type="string" office:string-value="N" calcext:value-type="string">
            <text:p>N</text:p>
          </table:table-cell>
          <table:table-cell table:formula="of:=OR([.B179]=&quot;Y&quot;;[.C17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MOD([.A180];3)=0;&quot;Y&quot;;&quot;N&quot;)" office:value-type="string" office:string-value="N" calcext:value-type="string">
            <text:p>N</text:p>
          </table:table-cell>
          <table:table-cell table:formula="of:=IF(MOD([.A180];5)=0;&quot;Y&quot;;&quot;N&quot;)" office:value-type="string" office:string-value="N" calcext:value-type="string">
            <text:p>N</text:p>
          </table:table-cell>
          <table:table-cell table:formula="of:=OR([.B180]=&quot;Y&quot;;[.C18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MOD([.A181];3)=0;&quot;Y&quot;;&quot;N&quot;)" office:value-type="string" office:string-value="Y" calcext:value-type="string">
            <text:p>Y</text:p>
          </table:table-cell>
          <table:table-cell table:formula="of:=IF(MOD([.A181];5)=0;&quot;Y&quot;;&quot;N&quot;)" office:value-type="string" office:string-value="Y" calcext:value-type="string">
            <text:p>Y</text:p>
          </table:table-cell>
          <table:table-cell table:formula="of:=OR([.B181]=&quot;Y&quot;;[.C18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F(MOD([.A182];3)=0;&quot;Y&quot;;&quot;N&quot;)" office:value-type="string" office:string-value="N" calcext:value-type="string">
            <text:p>N</text:p>
          </table:table-cell>
          <table:table-cell table:formula="of:=IF(MOD([.A182];5)=0;&quot;Y&quot;;&quot;N&quot;)" office:value-type="string" office:string-value="N" calcext:value-type="string">
            <text:p>N</text:p>
          </table:table-cell>
          <table:table-cell table:formula="of:=OR([.B182]=&quot;Y&quot;;[.C18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MOD([.A183];3)=0;&quot;Y&quot;;&quot;N&quot;)" office:value-type="string" office:string-value="N" calcext:value-type="string">
            <text:p>N</text:p>
          </table:table-cell>
          <table:table-cell table:formula="of:=IF(MOD([.A183];5)=0;&quot;Y&quot;;&quot;N&quot;)" office:value-type="string" office:string-value="N" calcext:value-type="string">
            <text:p>N</text:p>
          </table:table-cell>
          <table:table-cell table:formula="of:=OR([.B183]=&quot;Y&quot;;[.C18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F(MOD([.A184];3)=0;&quot;Y&quot;;&quot;N&quot;)" office:value-type="string" office:string-value="Y" calcext:value-type="string">
            <text:p>Y</text:p>
          </table:table-cell>
          <table:table-cell table:formula="of:=IF(MOD([.A184];5)=0;&quot;Y&quot;;&quot;N&quot;)" office:value-type="string" office:string-value="N" calcext:value-type="string">
            <text:p>N</text:p>
          </table:table-cell>
          <table:table-cell table:formula="of:=OR([.B184]=&quot;Y&quot;;[.C18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MOD([.A185];3)=0;&quot;Y&quot;;&quot;N&quot;)" office:value-type="string" office:string-value="N" calcext:value-type="string">
            <text:p>N</text:p>
          </table:table-cell>
          <table:table-cell table:formula="of:=IF(MOD([.A185];5)=0;&quot;Y&quot;;&quot;N&quot;)" office:value-type="string" office:string-value="N" calcext:value-type="string">
            <text:p>N</text:p>
          </table:table-cell>
          <table:table-cell table:formula="of:=OR([.B185]=&quot;Y&quot;;[.C18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MOD([.A186];3)=0;&quot;Y&quot;;&quot;N&quot;)" office:value-type="string" office:string-value="N" calcext:value-type="string">
            <text:p>N</text:p>
          </table:table-cell>
          <table:table-cell table:formula="of:=IF(MOD([.A186];5)=0;&quot;Y&quot;;&quot;N&quot;)" office:value-type="string" office:string-value="Y" calcext:value-type="string">
            <text:p>Y</text:p>
          </table:table-cell>
          <table:table-cell table:formula="of:=OR([.B186]=&quot;Y&quot;;[.C18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F(MOD([.A187];3)=0;&quot;Y&quot;;&quot;N&quot;)" office:value-type="string" office:string-value="Y" calcext:value-type="string">
            <text:p>Y</text:p>
          </table:table-cell>
          <table:table-cell table:formula="of:=IF(MOD([.A187];5)=0;&quot;Y&quot;;&quot;N&quot;)" office:value-type="string" office:string-value="N" calcext:value-type="string">
            <text:p>N</text:p>
          </table:table-cell>
          <table:table-cell table:formula="of:=OR([.B187]=&quot;Y&quot;;[.C18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MOD([.A188];3)=0;&quot;Y&quot;;&quot;N&quot;)" office:value-type="string" office:string-value="N" calcext:value-type="string">
            <text:p>N</text:p>
          </table:table-cell>
          <table:table-cell table:formula="of:=IF(MOD([.A188];5)=0;&quot;Y&quot;;&quot;N&quot;)" office:value-type="string" office:string-value="N" calcext:value-type="string">
            <text:p>N</text:p>
          </table:table-cell>
          <table:table-cell table:formula="of:=OR([.B188]=&quot;Y&quot;;[.C18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MOD([.A189];3)=0;&quot;Y&quot;;&quot;N&quot;)" office:value-type="string" office:string-value="N" calcext:value-type="string">
            <text:p>N</text:p>
          </table:table-cell>
          <table:table-cell table:formula="of:=IF(MOD([.A189];5)=0;&quot;Y&quot;;&quot;N&quot;)" office:value-type="string" office:string-value="N" calcext:value-type="string">
            <text:p>N</text:p>
          </table:table-cell>
          <table:table-cell table:formula="of:=OR([.B189]=&quot;Y&quot;;[.C18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MOD([.A190];3)=0;&quot;Y&quot;;&quot;N&quot;)" office:value-type="string" office:string-value="Y" calcext:value-type="string">
            <text:p>Y</text:p>
          </table:table-cell>
          <table:table-cell table:formula="of:=IF(MOD([.A190];5)=0;&quot;Y&quot;;&quot;N&quot;)" office:value-type="string" office:string-value="N" calcext:value-type="string">
            <text:p>N</text:p>
          </table:table-cell>
          <table:table-cell table:formula="of:=OR([.B190]=&quot;Y&quot;;[.C19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MOD([.A191];3)=0;&quot;Y&quot;;&quot;N&quot;)" office:value-type="string" office:string-value="N" calcext:value-type="string">
            <text:p>N</text:p>
          </table:table-cell>
          <table:table-cell table:formula="of:=IF(MOD([.A191];5)=0;&quot;Y&quot;;&quot;N&quot;)" office:value-type="string" office:string-value="Y" calcext:value-type="string">
            <text:p>Y</text:p>
          </table:table-cell>
          <table:table-cell table:formula="of:=OR([.B191]=&quot;Y&quot;;[.C19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F(MOD([.A192];3)=0;&quot;Y&quot;;&quot;N&quot;)" office:value-type="string" office:string-value="N" calcext:value-type="string">
            <text:p>N</text:p>
          </table:table-cell>
          <table:table-cell table:formula="of:=IF(MOD([.A192];5)=0;&quot;Y&quot;;&quot;N&quot;)" office:value-type="string" office:string-value="N" calcext:value-type="string">
            <text:p>N</text:p>
          </table:table-cell>
          <table:table-cell table:formula="of:=OR([.B192]=&quot;Y&quot;;[.C19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MOD([.A193];3)=0;&quot;Y&quot;;&quot;N&quot;)" office:value-type="string" office:string-value="Y" calcext:value-type="string">
            <text:p>Y</text:p>
          </table:table-cell>
          <table:table-cell table:formula="of:=IF(MOD([.A193];5)=0;&quot;Y&quot;;&quot;N&quot;)" office:value-type="string" office:string-value="N" calcext:value-type="string">
            <text:p>N</text:p>
          </table:table-cell>
          <table:table-cell table:formula="of:=OR([.B193]=&quot;Y&quot;;[.C19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MOD([.A194];3)=0;&quot;Y&quot;;&quot;N&quot;)" office:value-type="string" office:string-value="N" calcext:value-type="string">
            <text:p>N</text:p>
          </table:table-cell>
          <table:table-cell table:formula="of:=IF(MOD([.A194];5)=0;&quot;Y&quot;;&quot;N&quot;)" office:value-type="string" office:string-value="N" calcext:value-type="string">
            <text:p>N</text:p>
          </table:table-cell>
          <table:table-cell table:formula="of:=OR([.B194]=&quot;Y&quot;;[.C19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MOD([.A195];3)=0;&quot;Y&quot;;&quot;N&quot;)" office:value-type="string" office:string-value="N" calcext:value-type="string">
            <text:p>N</text:p>
          </table:table-cell>
          <table:table-cell table:formula="of:=IF(MOD([.A195];5)=0;&quot;Y&quot;;&quot;N&quot;)" office:value-type="string" office:string-value="N" calcext:value-type="string">
            <text:p>N</text:p>
          </table:table-cell>
          <table:table-cell table:formula="of:=OR([.B195]=&quot;Y&quot;;[.C19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MOD([.A196];3)=0;&quot;Y&quot;;&quot;N&quot;)" office:value-type="string" office:string-value="Y" calcext:value-type="string">
            <text:p>Y</text:p>
          </table:table-cell>
          <table:table-cell table:formula="of:=IF(MOD([.A196];5)=0;&quot;Y&quot;;&quot;N&quot;)" office:value-type="string" office:string-value="Y" calcext:value-type="string">
            <text:p>Y</text:p>
          </table:table-cell>
          <table:table-cell table:formula="of:=OR([.B196]=&quot;Y&quot;;[.C19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MOD([.A197];3)=0;&quot;Y&quot;;&quot;N&quot;)" office:value-type="string" office:string-value="N" calcext:value-type="string">
            <text:p>N</text:p>
          </table:table-cell>
          <table:table-cell table:formula="of:=IF(MOD([.A197];5)=0;&quot;Y&quot;;&quot;N&quot;)" office:value-type="string" office:string-value="N" calcext:value-type="string">
            <text:p>N</text:p>
          </table:table-cell>
          <table:table-cell table:formula="of:=OR([.B197]=&quot;Y&quot;;[.C19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(MOD([.A198];3)=0;&quot;Y&quot;;&quot;N&quot;)" office:value-type="string" office:string-value="N" calcext:value-type="string">
            <text:p>N</text:p>
          </table:table-cell>
          <table:table-cell table:formula="of:=IF(MOD([.A198];5)=0;&quot;Y&quot;;&quot;N&quot;)" office:value-type="string" office:string-value="N" calcext:value-type="string">
            <text:p>N</text:p>
          </table:table-cell>
          <table:table-cell table:formula="of:=OR([.B198]=&quot;Y&quot;;[.C19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MOD([.A199];3)=0;&quot;Y&quot;;&quot;N&quot;)" office:value-type="string" office:string-value="Y" calcext:value-type="string">
            <text:p>Y</text:p>
          </table:table-cell>
          <table:table-cell table:formula="of:=IF(MOD([.A199];5)=0;&quot;Y&quot;;&quot;N&quot;)" office:value-type="string" office:string-value="N" calcext:value-type="string">
            <text:p>N</text:p>
          </table:table-cell>
          <table:table-cell table:formula="of:=OR([.B199]=&quot;Y&quot;;[.C19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MOD([.A200];3)=0;&quot;Y&quot;;&quot;N&quot;)" office:value-type="string" office:string-value="N" calcext:value-type="string">
            <text:p>N</text:p>
          </table:table-cell>
          <table:table-cell table:formula="of:=IF(MOD([.A200];5)=0;&quot;Y&quot;;&quot;N&quot;)" office:value-type="string" office:string-value="N" calcext:value-type="string">
            <text:p>N</text:p>
          </table:table-cell>
          <table:table-cell table:formula="of:=OR([.B200]=&quot;Y&quot;;[.C20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MOD([.A201];3)=0;&quot;Y&quot;;&quot;N&quot;)" office:value-type="string" office:string-value="N" calcext:value-type="string">
            <text:p>N</text:p>
          </table:table-cell>
          <table:table-cell table:formula="of:=IF(MOD([.A201];5)=0;&quot;Y&quot;;&quot;N&quot;)" office:value-type="string" office:string-value="Y" calcext:value-type="string">
            <text:p>Y</text:p>
          </table:table-cell>
          <table:table-cell table:formula="of:=OR([.B201]=&quot;Y&quot;;[.C20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(MOD([.A202];3)=0;&quot;Y&quot;;&quot;N&quot;)" office:value-type="string" office:string-value="Y" calcext:value-type="string">
            <text:p>Y</text:p>
          </table:table-cell>
          <table:table-cell table:formula="of:=IF(MOD([.A202];5)=0;&quot;Y&quot;;&quot;N&quot;)" office:value-type="string" office:string-value="N" calcext:value-type="string">
            <text:p>N</text:p>
          </table:table-cell>
          <table:table-cell table:formula="of:=OR([.B202]=&quot;Y&quot;;[.C20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F(MOD([.A203];3)=0;&quot;Y&quot;;&quot;N&quot;)" office:value-type="string" office:string-value="N" calcext:value-type="string">
            <text:p>N</text:p>
          </table:table-cell>
          <table:table-cell table:formula="of:=IF(MOD([.A203];5)=0;&quot;Y&quot;;&quot;N&quot;)" office:value-type="string" office:string-value="N" calcext:value-type="string">
            <text:p>N</text:p>
          </table:table-cell>
          <table:table-cell table:formula="of:=OR([.B203]=&quot;Y&quot;;[.C20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MOD([.A204];3)=0;&quot;Y&quot;;&quot;N&quot;)" office:value-type="string" office:string-value="N" calcext:value-type="string">
            <text:p>N</text:p>
          </table:table-cell>
          <table:table-cell table:formula="of:=IF(MOD([.A204];5)=0;&quot;Y&quot;;&quot;N&quot;)" office:value-type="string" office:string-value="N" calcext:value-type="string">
            <text:p>N</text:p>
          </table:table-cell>
          <table:table-cell table:formula="of:=OR([.B204]=&quot;Y&quot;;[.C20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F(MOD([.A205];3)=0;&quot;Y&quot;;&quot;N&quot;)" office:value-type="string" office:string-value="Y" calcext:value-type="string">
            <text:p>Y</text:p>
          </table:table-cell>
          <table:table-cell table:formula="of:=IF(MOD([.A205];5)=0;&quot;Y&quot;;&quot;N&quot;)" office:value-type="string" office:string-value="N" calcext:value-type="string">
            <text:p>N</text:p>
          </table:table-cell>
          <table:table-cell table:formula="of:=OR([.B205]=&quot;Y&quot;;[.C20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MOD([.A206];3)=0;&quot;Y&quot;;&quot;N&quot;)" office:value-type="string" office:string-value="N" calcext:value-type="string">
            <text:p>N</text:p>
          </table:table-cell>
          <table:table-cell table:formula="of:=IF(MOD([.A206];5)=0;&quot;Y&quot;;&quot;N&quot;)" office:value-type="string" office:string-value="Y" calcext:value-type="string">
            <text:p>Y</text:p>
          </table:table-cell>
          <table:table-cell table:formula="of:=OR([.B206]=&quot;Y&quot;;[.C20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MOD([.A207];3)=0;&quot;Y&quot;;&quot;N&quot;)" office:value-type="string" office:string-value="N" calcext:value-type="string">
            <text:p>N</text:p>
          </table:table-cell>
          <table:table-cell table:formula="of:=IF(MOD([.A207];5)=0;&quot;Y&quot;;&quot;N&quot;)" office:value-type="string" office:string-value="N" calcext:value-type="string">
            <text:p>N</text:p>
          </table:table-cell>
          <table:table-cell table:formula="of:=OR([.B207]=&quot;Y&quot;;[.C20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F(MOD([.A208];3)=0;&quot;Y&quot;;&quot;N&quot;)" office:value-type="string" office:string-value="Y" calcext:value-type="string">
            <text:p>Y</text:p>
          </table:table-cell>
          <table:table-cell table:formula="of:=IF(MOD([.A208];5)=0;&quot;Y&quot;;&quot;N&quot;)" office:value-type="string" office:string-value="N" calcext:value-type="string">
            <text:p>N</text:p>
          </table:table-cell>
          <table:table-cell table:formula="of:=OR([.B208]=&quot;Y&quot;;[.C20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MOD([.A209];3)=0;&quot;Y&quot;;&quot;N&quot;)" office:value-type="string" office:string-value="N" calcext:value-type="string">
            <text:p>N</text:p>
          </table:table-cell>
          <table:table-cell table:formula="of:=IF(MOD([.A209];5)=0;&quot;Y&quot;;&quot;N&quot;)" office:value-type="string" office:string-value="N" calcext:value-type="string">
            <text:p>N</text:p>
          </table:table-cell>
          <table:table-cell table:formula="of:=OR([.B209]=&quot;Y&quot;;[.C20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F(MOD([.A210];3)=0;&quot;Y&quot;;&quot;N&quot;)" office:value-type="string" office:string-value="N" calcext:value-type="string">
            <text:p>N</text:p>
          </table:table-cell>
          <table:table-cell table:formula="of:=IF(MOD([.A210];5)=0;&quot;Y&quot;;&quot;N&quot;)" office:value-type="string" office:string-value="N" calcext:value-type="string">
            <text:p>N</text:p>
          </table:table-cell>
          <table:table-cell table:formula="of:=OR([.B210]=&quot;Y&quot;;[.C21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MOD([.A211];3)=0;&quot;Y&quot;;&quot;N&quot;)" office:value-type="string" office:string-value="Y" calcext:value-type="string">
            <text:p>Y</text:p>
          </table:table-cell>
          <table:table-cell table:formula="of:=IF(MOD([.A211];5)=0;&quot;Y&quot;;&quot;N&quot;)" office:value-type="string" office:string-value="Y" calcext:value-type="string">
            <text:p>Y</text:p>
          </table:table-cell>
          <table:table-cell table:formula="of:=OR([.B211]=&quot;Y&quot;;[.C21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MOD([.A212];3)=0;&quot;Y&quot;;&quot;N&quot;)" office:value-type="string" office:string-value="N" calcext:value-type="string">
            <text:p>N</text:p>
          </table:table-cell>
          <table:table-cell table:formula="of:=IF(MOD([.A212];5)=0;&quot;Y&quot;;&quot;N&quot;)" office:value-type="string" office:string-value="N" calcext:value-type="string">
            <text:p>N</text:p>
          </table:table-cell>
          <table:table-cell table:formula="of:=OR([.B212]=&quot;Y&quot;;[.C21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F(MOD([.A213];3)=0;&quot;Y&quot;;&quot;N&quot;)" office:value-type="string" office:string-value="N" calcext:value-type="string">
            <text:p>N</text:p>
          </table:table-cell>
          <table:table-cell table:formula="of:=IF(MOD([.A213];5)=0;&quot;Y&quot;;&quot;N&quot;)" office:value-type="string" office:string-value="N" calcext:value-type="string">
            <text:p>N</text:p>
          </table:table-cell>
          <table:table-cell table:formula="of:=OR([.B213]=&quot;Y&quot;;[.C21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F(MOD([.A214];3)=0;&quot;Y&quot;;&quot;N&quot;)" office:value-type="string" office:string-value="Y" calcext:value-type="string">
            <text:p>Y</text:p>
          </table:table-cell>
          <table:table-cell table:formula="of:=IF(MOD([.A214];5)=0;&quot;Y&quot;;&quot;N&quot;)" office:value-type="string" office:string-value="N" calcext:value-type="string">
            <text:p>N</text:p>
          </table:table-cell>
          <table:table-cell table:formula="of:=OR([.B214]=&quot;Y&quot;;[.C21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F(MOD([.A215];3)=0;&quot;Y&quot;;&quot;N&quot;)" office:value-type="string" office:string-value="N" calcext:value-type="string">
            <text:p>N</text:p>
          </table:table-cell>
          <table:table-cell table:formula="of:=IF(MOD([.A215];5)=0;&quot;Y&quot;;&quot;N&quot;)" office:value-type="string" office:string-value="N" calcext:value-type="string">
            <text:p>N</text:p>
          </table:table-cell>
          <table:table-cell table:formula="of:=OR([.B215]=&quot;Y&quot;;[.C21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MOD([.A216];3)=0;&quot;Y&quot;;&quot;N&quot;)" office:value-type="string" office:string-value="N" calcext:value-type="string">
            <text:p>N</text:p>
          </table:table-cell>
          <table:table-cell table:formula="of:=IF(MOD([.A216];5)=0;&quot;Y&quot;;&quot;N&quot;)" office:value-type="string" office:string-value="Y" calcext:value-type="string">
            <text:p>Y</text:p>
          </table:table-cell>
          <table:table-cell table:formula="of:=OR([.B216]=&quot;Y&quot;;[.C21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MOD([.A217];3)=0;&quot;Y&quot;;&quot;N&quot;)" office:value-type="string" office:string-value="Y" calcext:value-type="string">
            <text:p>Y</text:p>
          </table:table-cell>
          <table:table-cell table:formula="of:=IF(MOD([.A217];5)=0;&quot;Y&quot;;&quot;N&quot;)" office:value-type="string" office:string-value="N" calcext:value-type="string">
            <text:p>N</text:p>
          </table:table-cell>
          <table:table-cell table:formula="of:=OR([.B217]=&quot;Y&quot;;[.C21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MOD([.A218];3)=0;&quot;Y&quot;;&quot;N&quot;)" office:value-type="string" office:string-value="N" calcext:value-type="string">
            <text:p>N</text:p>
          </table:table-cell>
          <table:table-cell table:formula="of:=IF(MOD([.A218];5)=0;&quot;Y&quot;;&quot;N&quot;)" office:value-type="string" office:string-value="N" calcext:value-type="string">
            <text:p>N</text:p>
          </table:table-cell>
          <table:table-cell table:formula="of:=OR([.B218]=&quot;Y&quot;;[.C21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MOD([.A219];3)=0;&quot;Y&quot;;&quot;N&quot;)" office:value-type="string" office:string-value="N" calcext:value-type="string">
            <text:p>N</text:p>
          </table:table-cell>
          <table:table-cell table:formula="of:=IF(MOD([.A219];5)=0;&quot;Y&quot;;&quot;N&quot;)" office:value-type="string" office:string-value="N" calcext:value-type="string">
            <text:p>N</text:p>
          </table:table-cell>
          <table:table-cell table:formula="of:=OR([.B219]=&quot;Y&quot;;[.C21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MOD([.A220];3)=0;&quot;Y&quot;;&quot;N&quot;)" office:value-type="string" office:string-value="Y" calcext:value-type="string">
            <text:p>Y</text:p>
          </table:table-cell>
          <table:table-cell table:formula="of:=IF(MOD([.A220];5)=0;&quot;Y&quot;;&quot;N&quot;)" office:value-type="string" office:string-value="N" calcext:value-type="string">
            <text:p>N</text:p>
          </table:table-cell>
          <table:table-cell table:formula="of:=OR([.B220]=&quot;Y&quot;;[.C22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MOD([.A221];3)=0;&quot;Y&quot;;&quot;N&quot;)" office:value-type="string" office:string-value="N" calcext:value-type="string">
            <text:p>N</text:p>
          </table:table-cell>
          <table:table-cell table:formula="of:=IF(MOD([.A221];5)=0;&quot;Y&quot;;&quot;N&quot;)" office:value-type="string" office:string-value="Y" calcext:value-type="string">
            <text:p>Y</text:p>
          </table:table-cell>
          <table:table-cell table:formula="of:=OR([.B221]=&quot;Y&quot;;[.C22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MOD([.A222];3)=0;&quot;Y&quot;;&quot;N&quot;)" office:value-type="string" office:string-value="N" calcext:value-type="string">
            <text:p>N</text:p>
          </table:table-cell>
          <table:table-cell table:formula="of:=IF(MOD([.A222];5)=0;&quot;Y&quot;;&quot;N&quot;)" office:value-type="string" office:string-value="N" calcext:value-type="string">
            <text:p>N</text:p>
          </table:table-cell>
          <table:table-cell table:formula="of:=OR([.B222]=&quot;Y&quot;;[.C22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MOD([.A223];3)=0;&quot;Y&quot;;&quot;N&quot;)" office:value-type="string" office:string-value="Y" calcext:value-type="string">
            <text:p>Y</text:p>
          </table:table-cell>
          <table:table-cell table:formula="of:=IF(MOD([.A223];5)=0;&quot;Y&quot;;&quot;N&quot;)" office:value-type="string" office:string-value="N" calcext:value-type="string">
            <text:p>N</text:p>
          </table:table-cell>
          <table:table-cell table:formula="of:=OR([.B223]=&quot;Y&quot;;[.C22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(MOD([.A224];3)=0;&quot;Y&quot;;&quot;N&quot;)" office:value-type="string" office:string-value="N" calcext:value-type="string">
            <text:p>N</text:p>
          </table:table-cell>
          <table:table-cell table:formula="of:=IF(MOD([.A224];5)=0;&quot;Y&quot;;&quot;N&quot;)" office:value-type="string" office:string-value="N" calcext:value-type="string">
            <text:p>N</text:p>
          </table:table-cell>
          <table:table-cell table:formula="of:=OR([.B224]=&quot;Y&quot;;[.C22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MOD([.A225];3)=0;&quot;Y&quot;;&quot;N&quot;)" office:value-type="string" office:string-value="N" calcext:value-type="string">
            <text:p>N</text:p>
          </table:table-cell>
          <table:table-cell table:formula="of:=IF(MOD([.A225];5)=0;&quot;Y&quot;;&quot;N&quot;)" office:value-type="string" office:string-value="N" calcext:value-type="string">
            <text:p>N</text:p>
          </table:table-cell>
          <table:table-cell table:formula="of:=OR([.B225]=&quot;Y&quot;;[.C22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MOD([.A226];3)=0;&quot;Y&quot;;&quot;N&quot;)" office:value-type="string" office:string-value="Y" calcext:value-type="string">
            <text:p>Y</text:p>
          </table:table-cell>
          <table:table-cell table:formula="of:=IF(MOD([.A226];5)=0;&quot;Y&quot;;&quot;N&quot;)" office:value-type="string" office:string-value="Y" calcext:value-type="string">
            <text:p>Y</text:p>
          </table:table-cell>
          <table:table-cell table:formula="of:=OR([.B226]=&quot;Y&quot;;[.C22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(MOD([.A227];3)=0;&quot;Y&quot;;&quot;N&quot;)" office:value-type="string" office:string-value="N" calcext:value-type="string">
            <text:p>N</text:p>
          </table:table-cell>
          <table:table-cell table:formula="of:=IF(MOD([.A227];5)=0;&quot;Y&quot;;&quot;N&quot;)" office:value-type="string" office:string-value="N" calcext:value-type="string">
            <text:p>N</text:p>
          </table:table-cell>
          <table:table-cell table:formula="of:=OR([.B227]=&quot;Y&quot;;[.C22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MOD([.A228];3)=0;&quot;Y&quot;;&quot;N&quot;)" office:value-type="string" office:string-value="N" calcext:value-type="string">
            <text:p>N</text:p>
          </table:table-cell>
          <table:table-cell table:formula="of:=IF(MOD([.A228];5)=0;&quot;Y&quot;;&quot;N&quot;)" office:value-type="string" office:string-value="N" calcext:value-type="string">
            <text:p>N</text:p>
          </table:table-cell>
          <table:table-cell table:formula="of:=OR([.B228]=&quot;Y&quot;;[.C22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F(MOD([.A229];3)=0;&quot;Y&quot;;&quot;N&quot;)" office:value-type="string" office:string-value="Y" calcext:value-type="string">
            <text:p>Y</text:p>
          </table:table-cell>
          <table:table-cell table:formula="of:=IF(MOD([.A229];5)=0;&quot;Y&quot;;&quot;N&quot;)" office:value-type="string" office:string-value="N" calcext:value-type="string">
            <text:p>N</text:p>
          </table:table-cell>
          <table:table-cell table:formula="of:=OR([.B229]=&quot;Y&quot;;[.C22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MOD([.A230];3)=0;&quot;Y&quot;;&quot;N&quot;)" office:value-type="string" office:string-value="N" calcext:value-type="string">
            <text:p>N</text:p>
          </table:table-cell>
          <table:table-cell table:formula="of:=IF(MOD([.A230];5)=0;&quot;Y&quot;;&quot;N&quot;)" office:value-type="string" office:string-value="N" calcext:value-type="string">
            <text:p>N</text:p>
          </table:table-cell>
          <table:table-cell table:formula="of:=OR([.B230]=&quot;Y&quot;;[.C23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MOD([.A231];3)=0;&quot;Y&quot;;&quot;N&quot;)" office:value-type="string" office:string-value="N" calcext:value-type="string">
            <text:p>N</text:p>
          </table:table-cell>
          <table:table-cell table:formula="of:=IF(MOD([.A231];5)=0;&quot;Y&quot;;&quot;N&quot;)" office:value-type="string" office:string-value="Y" calcext:value-type="string">
            <text:p>Y</text:p>
          </table:table-cell>
          <table:table-cell table:formula="of:=OR([.B231]=&quot;Y&quot;;[.C23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F(MOD([.A232];3)=0;&quot;Y&quot;;&quot;N&quot;)" office:value-type="string" office:string-value="Y" calcext:value-type="string">
            <text:p>Y</text:p>
          </table:table-cell>
          <table:table-cell table:formula="of:=IF(MOD([.A232];5)=0;&quot;Y&quot;;&quot;N&quot;)" office:value-type="string" office:string-value="N" calcext:value-type="string">
            <text:p>N</text:p>
          </table:table-cell>
          <table:table-cell table:formula="of:=OR([.B232]=&quot;Y&quot;;[.C23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MOD([.A233];3)=0;&quot;Y&quot;;&quot;N&quot;)" office:value-type="string" office:string-value="N" calcext:value-type="string">
            <text:p>N</text:p>
          </table:table-cell>
          <table:table-cell table:formula="of:=IF(MOD([.A233];5)=0;&quot;Y&quot;;&quot;N&quot;)" office:value-type="string" office:string-value="N" calcext:value-type="string">
            <text:p>N</text:p>
          </table:table-cell>
          <table:table-cell table:formula="of:=OR([.B233]=&quot;Y&quot;;[.C23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(MOD([.A234];3)=0;&quot;Y&quot;;&quot;N&quot;)" office:value-type="string" office:string-value="N" calcext:value-type="string">
            <text:p>N</text:p>
          </table:table-cell>
          <table:table-cell table:formula="of:=IF(MOD([.A234];5)=0;&quot;Y&quot;;&quot;N&quot;)" office:value-type="string" office:string-value="N" calcext:value-type="string">
            <text:p>N</text:p>
          </table:table-cell>
          <table:table-cell table:formula="of:=OR([.B234]=&quot;Y&quot;;[.C23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MOD([.A235];3)=0;&quot;Y&quot;;&quot;N&quot;)" office:value-type="string" office:string-value="Y" calcext:value-type="string">
            <text:p>Y</text:p>
          </table:table-cell>
          <table:table-cell table:formula="of:=IF(MOD([.A235];5)=0;&quot;Y&quot;;&quot;N&quot;)" office:value-type="string" office:string-value="N" calcext:value-type="string">
            <text:p>N</text:p>
          </table:table-cell>
          <table:table-cell table:formula="of:=OR([.B235]=&quot;Y&quot;;[.C23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F(MOD([.A236];3)=0;&quot;Y&quot;;&quot;N&quot;)" office:value-type="string" office:string-value="N" calcext:value-type="string">
            <text:p>N</text:p>
          </table:table-cell>
          <table:table-cell table:formula="of:=IF(MOD([.A236];5)=0;&quot;Y&quot;;&quot;N&quot;)" office:value-type="string" office:string-value="Y" calcext:value-type="string">
            <text:p>Y</text:p>
          </table:table-cell>
          <table:table-cell table:formula="of:=OR([.B236]=&quot;Y&quot;;[.C23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(MOD([.A237];3)=0;&quot;Y&quot;;&quot;N&quot;)" office:value-type="string" office:string-value="N" calcext:value-type="string">
            <text:p>N</text:p>
          </table:table-cell>
          <table:table-cell table:formula="of:=IF(MOD([.A237];5)=0;&quot;Y&quot;;&quot;N&quot;)" office:value-type="string" office:string-value="N" calcext:value-type="string">
            <text:p>N</text:p>
          </table:table-cell>
          <table:table-cell table:formula="of:=OR([.B237]=&quot;Y&quot;;[.C23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F(MOD([.A238];3)=0;&quot;Y&quot;;&quot;N&quot;)" office:value-type="string" office:string-value="Y" calcext:value-type="string">
            <text:p>Y</text:p>
          </table:table-cell>
          <table:table-cell table:formula="of:=IF(MOD([.A238];5)=0;&quot;Y&quot;;&quot;N&quot;)" office:value-type="string" office:string-value="N" calcext:value-type="string">
            <text:p>N</text:p>
          </table:table-cell>
          <table:table-cell table:formula="of:=OR([.B238]=&quot;Y&quot;;[.C23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MOD([.A239];3)=0;&quot;Y&quot;;&quot;N&quot;)" office:value-type="string" office:string-value="N" calcext:value-type="string">
            <text:p>N</text:p>
          </table:table-cell>
          <table:table-cell table:formula="of:=IF(MOD([.A239];5)=0;&quot;Y&quot;;&quot;N&quot;)" office:value-type="string" office:string-value="N" calcext:value-type="string">
            <text:p>N</text:p>
          </table:table-cell>
          <table:table-cell table:formula="of:=OR([.B239]=&quot;Y&quot;;[.C23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MOD([.A240];3)=0;&quot;Y&quot;;&quot;N&quot;)" office:value-type="string" office:string-value="N" calcext:value-type="string">
            <text:p>N</text:p>
          </table:table-cell>
          <table:table-cell table:formula="of:=IF(MOD([.A240];5)=0;&quot;Y&quot;;&quot;N&quot;)" office:value-type="string" office:string-value="N" calcext:value-type="string">
            <text:p>N</text:p>
          </table:table-cell>
          <table:table-cell table:formula="of:=OR([.B240]=&quot;Y&quot;;[.C24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MOD([.A241];3)=0;&quot;Y&quot;;&quot;N&quot;)" office:value-type="string" office:string-value="Y" calcext:value-type="string">
            <text:p>Y</text:p>
          </table:table-cell>
          <table:table-cell table:formula="of:=IF(MOD([.A241];5)=0;&quot;Y&quot;;&quot;N&quot;)" office:value-type="string" office:string-value="Y" calcext:value-type="string">
            <text:p>Y</text:p>
          </table:table-cell>
          <table:table-cell table:formula="of:=OR([.B241]=&quot;Y&quot;;[.C24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(MOD([.A242];3)=0;&quot;Y&quot;;&quot;N&quot;)" office:value-type="string" office:string-value="N" calcext:value-type="string">
            <text:p>N</text:p>
          </table:table-cell>
          <table:table-cell table:formula="of:=IF(MOD([.A242];5)=0;&quot;Y&quot;;&quot;N&quot;)" office:value-type="string" office:string-value="N" calcext:value-type="string">
            <text:p>N</text:p>
          </table:table-cell>
          <table:table-cell table:formula="of:=OR([.B242]=&quot;Y&quot;;[.C24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MOD([.A243];3)=0;&quot;Y&quot;;&quot;N&quot;)" office:value-type="string" office:string-value="N" calcext:value-type="string">
            <text:p>N</text:p>
          </table:table-cell>
          <table:table-cell table:formula="of:=IF(MOD([.A243];5)=0;&quot;Y&quot;;&quot;N&quot;)" office:value-type="string" office:string-value="N" calcext:value-type="string">
            <text:p>N</text:p>
          </table:table-cell>
          <table:table-cell table:formula="of:=OR([.B243]=&quot;Y&quot;;[.C24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MOD([.A244];3)=0;&quot;Y&quot;;&quot;N&quot;)" office:value-type="string" office:string-value="Y" calcext:value-type="string">
            <text:p>Y</text:p>
          </table:table-cell>
          <table:table-cell table:formula="of:=IF(MOD([.A244];5)=0;&quot;Y&quot;;&quot;N&quot;)" office:value-type="string" office:string-value="N" calcext:value-type="string">
            <text:p>N</text:p>
          </table:table-cell>
          <table:table-cell table:formula="of:=OR([.B244]=&quot;Y&quot;;[.C24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MOD([.A245];3)=0;&quot;Y&quot;;&quot;N&quot;)" office:value-type="string" office:string-value="N" calcext:value-type="string">
            <text:p>N</text:p>
          </table:table-cell>
          <table:table-cell table:formula="of:=IF(MOD([.A245];5)=0;&quot;Y&quot;;&quot;N&quot;)" office:value-type="string" office:string-value="N" calcext:value-type="string">
            <text:p>N</text:p>
          </table:table-cell>
          <table:table-cell table:formula="of:=OR([.B245]=&quot;Y&quot;;[.C24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(MOD([.A246];3)=0;&quot;Y&quot;;&quot;N&quot;)" office:value-type="string" office:string-value="N" calcext:value-type="string">
            <text:p>N</text:p>
          </table:table-cell>
          <table:table-cell table:formula="of:=IF(MOD([.A246];5)=0;&quot;Y&quot;;&quot;N&quot;)" office:value-type="string" office:string-value="Y" calcext:value-type="string">
            <text:p>Y</text:p>
          </table:table-cell>
          <table:table-cell table:formula="of:=OR([.B246]=&quot;Y&quot;;[.C24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MOD([.A247];3)=0;&quot;Y&quot;;&quot;N&quot;)" office:value-type="string" office:string-value="Y" calcext:value-type="string">
            <text:p>Y</text:p>
          </table:table-cell>
          <table:table-cell table:formula="of:=IF(MOD([.A247];5)=0;&quot;Y&quot;;&quot;N&quot;)" office:value-type="string" office:string-value="N" calcext:value-type="string">
            <text:p>N</text:p>
          </table:table-cell>
          <table:table-cell table:formula="of:=OR([.B247]=&quot;Y&quot;;[.C24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F(MOD([.A248];3)=0;&quot;Y&quot;;&quot;N&quot;)" office:value-type="string" office:string-value="N" calcext:value-type="string">
            <text:p>N</text:p>
          </table:table-cell>
          <table:table-cell table:formula="of:=IF(MOD([.A248];5)=0;&quot;Y&quot;;&quot;N&quot;)" office:value-type="string" office:string-value="N" calcext:value-type="string">
            <text:p>N</text:p>
          </table:table-cell>
          <table:table-cell table:formula="of:=OR([.B248]=&quot;Y&quot;;[.C24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F(MOD([.A249];3)=0;&quot;Y&quot;;&quot;N&quot;)" office:value-type="string" office:string-value="N" calcext:value-type="string">
            <text:p>N</text:p>
          </table:table-cell>
          <table:table-cell table:formula="of:=IF(MOD([.A249];5)=0;&quot;Y&quot;;&quot;N&quot;)" office:value-type="string" office:string-value="N" calcext:value-type="string">
            <text:p>N</text:p>
          </table:table-cell>
          <table:table-cell table:formula="of:=OR([.B249]=&quot;Y&quot;;[.C24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F(MOD([.A250];3)=0;&quot;Y&quot;;&quot;N&quot;)" office:value-type="string" office:string-value="Y" calcext:value-type="string">
            <text:p>Y</text:p>
          </table:table-cell>
          <table:table-cell table:formula="of:=IF(MOD([.A250];5)=0;&quot;Y&quot;;&quot;N&quot;)" office:value-type="string" office:string-value="N" calcext:value-type="string">
            <text:p>N</text:p>
          </table:table-cell>
          <table:table-cell table:formula="of:=OR([.B250]=&quot;Y&quot;;[.C25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MOD([.A251];3)=0;&quot;Y&quot;;&quot;N&quot;)" office:value-type="string" office:string-value="N" calcext:value-type="string">
            <text:p>N</text:p>
          </table:table-cell>
          <table:table-cell table:formula="of:=IF(MOD([.A251];5)=0;&quot;Y&quot;;&quot;N&quot;)" office:value-type="string" office:string-value="Y" calcext:value-type="string">
            <text:p>Y</text:p>
          </table:table-cell>
          <table:table-cell table:formula="of:=OR([.B251]=&quot;Y&quot;;[.C25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MOD([.A252];3)=0;&quot;Y&quot;;&quot;N&quot;)" office:value-type="string" office:string-value="N" calcext:value-type="string">
            <text:p>N</text:p>
          </table:table-cell>
          <table:table-cell table:formula="of:=IF(MOD([.A252];5)=0;&quot;Y&quot;;&quot;N&quot;)" office:value-type="string" office:string-value="N" calcext:value-type="string">
            <text:p>N</text:p>
          </table:table-cell>
          <table:table-cell table:formula="of:=OR([.B252]=&quot;Y&quot;;[.C25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MOD([.A253];3)=0;&quot;Y&quot;;&quot;N&quot;)" office:value-type="string" office:string-value="Y" calcext:value-type="string">
            <text:p>Y</text:p>
          </table:table-cell>
          <table:table-cell table:formula="of:=IF(MOD([.A253];5)=0;&quot;Y&quot;;&quot;N&quot;)" office:value-type="string" office:string-value="N" calcext:value-type="string">
            <text:p>N</text:p>
          </table:table-cell>
          <table:table-cell table:formula="of:=OR([.B253]=&quot;Y&quot;;[.C25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MOD([.A254];3)=0;&quot;Y&quot;;&quot;N&quot;)" office:value-type="string" office:string-value="N" calcext:value-type="string">
            <text:p>N</text:p>
          </table:table-cell>
          <table:table-cell table:formula="of:=IF(MOD([.A254];5)=0;&quot;Y&quot;;&quot;N&quot;)" office:value-type="string" office:string-value="N" calcext:value-type="string">
            <text:p>N</text:p>
          </table:table-cell>
          <table:table-cell table:formula="of:=OR([.B254]=&quot;Y&quot;;[.C25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IF(MOD([.A255];3)=0;&quot;Y&quot;;&quot;N&quot;)" office:value-type="string" office:string-value="N" calcext:value-type="string">
            <text:p>N</text:p>
          </table:table-cell>
          <table:table-cell table:formula="of:=IF(MOD([.A255];5)=0;&quot;Y&quot;;&quot;N&quot;)" office:value-type="string" office:string-value="N" calcext:value-type="string">
            <text:p>N</text:p>
          </table:table-cell>
          <table:table-cell table:formula="of:=OR([.B255]=&quot;Y&quot;;[.C25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MOD([.A256];3)=0;&quot;Y&quot;;&quot;N&quot;)" office:value-type="string" office:string-value="Y" calcext:value-type="string">
            <text:p>Y</text:p>
          </table:table-cell>
          <table:table-cell table:formula="of:=IF(MOD([.A256];5)=0;&quot;Y&quot;;&quot;N&quot;)" office:value-type="string" office:string-value="Y" calcext:value-type="string">
            <text:p>Y</text:p>
          </table:table-cell>
          <table:table-cell table:formula="of:=OR([.B256]=&quot;Y&quot;;[.C25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MOD([.A257];3)=0;&quot;Y&quot;;&quot;N&quot;)" office:value-type="string" office:string-value="N" calcext:value-type="string">
            <text:p>N</text:p>
          </table:table-cell>
          <table:table-cell table:formula="of:=IF(MOD([.A257];5)=0;&quot;Y&quot;;&quot;N&quot;)" office:value-type="string" office:string-value="N" calcext:value-type="string">
            <text:p>N</text:p>
          </table:table-cell>
          <table:table-cell table:formula="of:=OR([.B257]=&quot;Y&quot;;[.C25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F(MOD([.A258];3)=0;&quot;Y&quot;;&quot;N&quot;)" office:value-type="string" office:string-value="N" calcext:value-type="string">
            <text:p>N</text:p>
          </table:table-cell>
          <table:table-cell table:formula="of:=IF(MOD([.A258];5)=0;&quot;Y&quot;;&quot;N&quot;)" office:value-type="string" office:string-value="N" calcext:value-type="string">
            <text:p>N</text:p>
          </table:table-cell>
          <table:table-cell table:formula="of:=OR([.B258]=&quot;Y&quot;;[.C25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MOD([.A259];3)=0;&quot;Y&quot;;&quot;N&quot;)" office:value-type="string" office:string-value="Y" calcext:value-type="string">
            <text:p>Y</text:p>
          </table:table-cell>
          <table:table-cell table:formula="of:=IF(MOD([.A259];5)=0;&quot;Y&quot;;&quot;N&quot;)" office:value-type="string" office:string-value="N" calcext:value-type="string">
            <text:p>N</text:p>
          </table:table-cell>
          <table:table-cell table:formula="of:=OR([.B259]=&quot;Y&quot;;[.C25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MOD([.A260];3)=0;&quot;Y&quot;;&quot;N&quot;)" office:value-type="string" office:string-value="N" calcext:value-type="string">
            <text:p>N</text:p>
          </table:table-cell>
          <table:table-cell table:formula="of:=IF(MOD([.A260];5)=0;&quot;Y&quot;;&quot;N&quot;)" office:value-type="string" office:string-value="N" calcext:value-type="string">
            <text:p>N</text:p>
          </table:table-cell>
          <table:table-cell table:formula="of:=OR([.B260]=&quot;Y&quot;;[.C26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MOD([.A261];3)=0;&quot;Y&quot;;&quot;N&quot;)" office:value-type="string" office:string-value="N" calcext:value-type="string">
            <text:p>N</text:p>
          </table:table-cell>
          <table:table-cell table:formula="of:=IF(MOD([.A261];5)=0;&quot;Y&quot;;&quot;N&quot;)" office:value-type="string" office:string-value="Y" calcext:value-type="string">
            <text:p>Y</text:p>
          </table:table-cell>
          <table:table-cell table:formula="of:=OR([.B261]=&quot;Y&quot;;[.C26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F(MOD([.A262];3)=0;&quot;Y&quot;;&quot;N&quot;)" office:value-type="string" office:string-value="Y" calcext:value-type="string">
            <text:p>Y</text:p>
          </table:table-cell>
          <table:table-cell table:formula="of:=IF(MOD([.A262];5)=0;&quot;Y&quot;;&quot;N&quot;)" office:value-type="string" office:string-value="N" calcext:value-type="string">
            <text:p>N</text:p>
          </table:table-cell>
          <table:table-cell table:formula="of:=OR([.B262]=&quot;Y&quot;;[.C26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MOD([.A263];3)=0;&quot;Y&quot;;&quot;N&quot;)" office:value-type="string" office:string-value="N" calcext:value-type="string">
            <text:p>N</text:p>
          </table:table-cell>
          <table:table-cell table:formula="of:=IF(MOD([.A263];5)=0;&quot;Y&quot;;&quot;N&quot;)" office:value-type="string" office:string-value="N" calcext:value-type="string">
            <text:p>N</text:p>
          </table:table-cell>
          <table:table-cell table:formula="of:=OR([.B263]=&quot;Y&quot;;[.C26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F(MOD([.A264];3)=0;&quot;Y&quot;;&quot;N&quot;)" office:value-type="string" office:string-value="N" calcext:value-type="string">
            <text:p>N</text:p>
          </table:table-cell>
          <table:table-cell table:formula="of:=IF(MOD([.A264];5)=0;&quot;Y&quot;;&quot;N&quot;)" office:value-type="string" office:string-value="N" calcext:value-type="string">
            <text:p>N</text:p>
          </table:table-cell>
          <table:table-cell table:formula="of:=OR([.B264]=&quot;Y&quot;;[.C26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MOD([.A265];3)=0;&quot;Y&quot;;&quot;N&quot;)" office:value-type="string" office:string-value="Y" calcext:value-type="string">
            <text:p>Y</text:p>
          </table:table-cell>
          <table:table-cell table:formula="of:=IF(MOD([.A265];5)=0;&quot;Y&quot;;&quot;N&quot;)" office:value-type="string" office:string-value="N" calcext:value-type="string">
            <text:p>N</text:p>
          </table:table-cell>
          <table:table-cell table:formula="of:=OR([.B265]=&quot;Y&quot;;[.C26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MOD([.A266];3)=0;&quot;Y&quot;;&quot;N&quot;)" office:value-type="string" office:string-value="N" calcext:value-type="string">
            <text:p>N</text:p>
          </table:table-cell>
          <table:table-cell table:formula="of:=IF(MOD([.A266];5)=0;&quot;Y&quot;;&quot;N&quot;)" office:value-type="string" office:string-value="Y" calcext:value-type="string">
            <text:p>Y</text:p>
          </table:table-cell>
          <table:table-cell table:formula="of:=OR([.B266]=&quot;Y&quot;;[.C26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MOD([.A267];3)=0;&quot;Y&quot;;&quot;N&quot;)" office:value-type="string" office:string-value="N" calcext:value-type="string">
            <text:p>N</text:p>
          </table:table-cell>
          <table:table-cell table:formula="of:=IF(MOD([.A267];5)=0;&quot;Y&quot;;&quot;N&quot;)" office:value-type="string" office:string-value="N" calcext:value-type="string">
            <text:p>N</text:p>
          </table:table-cell>
          <table:table-cell table:formula="of:=OR([.B267]=&quot;Y&quot;;[.C26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MOD([.A268];3)=0;&quot;Y&quot;;&quot;N&quot;)" office:value-type="string" office:string-value="Y" calcext:value-type="string">
            <text:p>Y</text:p>
          </table:table-cell>
          <table:table-cell table:formula="of:=IF(MOD([.A268];5)=0;&quot;Y&quot;;&quot;N&quot;)" office:value-type="string" office:string-value="N" calcext:value-type="string">
            <text:p>N</text:p>
          </table:table-cell>
          <table:table-cell table:formula="of:=OR([.B268]=&quot;Y&quot;;[.C26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MOD([.A269];3)=0;&quot;Y&quot;;&quot;N&quot;)" office:value-type="string" office:string-value="N" calcext:value-type="string">
            <text:p>N</text:p>
          </table:table-cell>
          <table:table-cell table:formula="of:=IF(MOD([.A269];5)=0;&quot;Y&quot;;&quot;N&quot;)" office:value-type="string" office:string-value="N" calcext:value-type="string">
            <text:p>N</text:p>
          </table:table-cell>
          <table:table-cell table:formula="of:=OR([.B269]=&quot;Y&quot;;[.C26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F(MOD([.A270];3)=0;&quot;Y&quot;;&quot;N&quot;)" office:value-type="string" office:string-value="N" calcext:value-type="string">
            <text:p>N</text:p>
          </table:table-cell>
          <table:table-cell table:formula="of:=IF(MOD([.A270];5)=0;&quot;Y&quot;;&quot;N&quot;)" office:value-type="string" office:string-value="N" calcext:value-type="string">
            <text:p>N</text:p>
          </table:table-cell>
          <table:table-cell table:formula="of:=OR([.B270]=&quot;Y&quot;;[.C27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MOD([.A271];3)=0;&quot;Y&quot;;&quot;N&quot;)" office:value-type="string" office:string-value="Y" calcext:value-type="string">
            <text:p>Y</text:p>
          </table:table-cell>
          <table:table-cell table:formula="of:=IF(MOD([.A271];5)=0;&quot;Y&quot;;&quot;N&quot;)" office:value-type="string" office:string-value="Y" calcext:value-type="string">
            <text:p>Y</text:p>
          </table:table-cell>
          <table:table-cell table:formula="of:=OR([.B271]=&quot;Y&quot;;[.C27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F(MOD([.A272];3)=0;&quot;Y&quot;;&quot;N&quot;)" office:value-type="string" office:string-value="N" calcext:value-type="string">
            <text:p>N</text:p>
          </table:table-cell>
          <table:table-cell table:formula="of:=IF(MOD([.A272];5)=0;&quot;Y&quot;;&quot;N&quot;)" office:value-type="string" office:string-value="N" calcext:value-type="string">
            <text:p>N</text:p>
          </table:table-cell>
          <table:table-cell table:formula="of:=OR([.B272]=&quot;Y&quot;;[.C27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IF(MOD([.A273];3)=0;&quot;Y&quot;;&quot;N&quot;)" office:value-type="string" office:string-value="N" calcext:value-type="string">
            <text:p>N</text:p>
          </table:table-cell>
          <table:table-cell table:formula="of:=IF(MOD([.A273];5)=0;&quot;Y&quot;;&quot;N&quot;)" office:value-type="string" office:string-value="N" calcext:value-type="string">
            <text:p>N</text:p>
          </table:table-cell>
          <table:table-cell table:formula="of:=OR([.B273]=&quot;Y&quot;;[.C27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MOD([.A274];3)=0;&quot;Y&quot;;&quot;N&quot;)" office:value-type="string" office:string-value="Y" calcext:value-type="string">
            <text:p>Y</text:p>
          </table:table-cell>
          <table:table-cell table:formula="of:=IF(MOD([.A274];5)=0;&quot;Y&quot;;&quot;N&quot;)" office:value-type="string" office:string-value="N" calcext:value-type="string">
            <text:p>N</text:p>
          </table:table-cell>
          <table:table-cell table:formula="of:=OR([.B274]=&quot;Y&quot;;[.C27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MOD([.A275];3)=0;&quot;Y&quot;;&quot;N&quot;)" office:value-type="string" office:string-value="N" calcext:value-type="string">
            <text:p>N</text:p>
          </table:table-cell>
          <table:table-cell table:formula="of:=IF(MOD([.A275];5)=0;&quot;Y&quot;;&quot;N&quot;)" office:value-type="string" office:string-value="N" calcext:value-type="string">
            <text:p>N</text:p>
          </table:table-cell>
          <table:table-cell table:formula="of:=OR([.B275]=&quot;Y&quot;;[.C27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MOD([.A276];3)=0;&quot;Y&quot;;&quot;N&quot;)" office:value-type="string" office:string-value="N" calcext:value-type="string">
            <text:p>N</text:p>
          </table:table-cell>
          <table:table-cell table:formula="of:=IF(MOD([.A276];5)=0;&quot;Y&quot;;&quot;N&quot;)" office:value-type="string" office:string-value="Y" calcext:value-type="string">
            <text:p>Y</text:p>
          </table:table-cell>
          <table:table-cell table:formula="of:=OR([.B276]=&quot;Y&quot;;[.C27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F(MOD([.A277];3)=0;&quot;Y&quot;;&quot;N&quot;)" office:value-type="string" office:string-value="Y" calcext:value-type="string">
            <text:p>Y</text:p>
          </table:table-cell>
          <table:table-cell table:formula="of:=IF(MOD([.A277];5)=0;&quot;Y&quot;;&quot;N&quot;)" office:value-type="string" office:string-value="N" calcext:value-type="string">
            <text:p>N</text:p>
          </table:table-cell>
          <table:table-cell table:formula="of:=OR([.B277]=&quot;Y&quot;;[.C27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F(MOD([.A278];3)=0;&quot;Y&quot;;&quot;N&quot;)" office:value-type="string" office:string-value="N" calcext:value-type="string">
            <text:p>N</text:p>
          </table:table-cell>
          <table:table-cell table:formula="of:=IF(MOD([.A278];5)=0;&quot;Y&quot;;&quot;N&quot;)" office:value-type="string" office:string-value="N" calcext:value-type="string">
            <text:p>N</text:p>
          </table:table-cell>
          <table:table-cell table:formula="of:=OR([.B278]=&quot;Y&quot;;[.C27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MOD([.A279];3)=0;&quot;Y&quot;;&quot;N&quot;)" office:value-type="string" office:string-value="N" calcext:value-type="string">
            <text:p>N</text:p>
          </table:table-cell>
          <table:table-cell table:formula="of:=IF(MOD([.A279];5)=0;&quot;Y&quot;;&quot;N&quot;)" office:value-type="string" office:string-value="N" calcext:value-type="string">
            <text:p>N</text:p>
          </table:table-cell>
          <table:table-cell table:formula="of:=OR([.B279]=&quot;Y&quot;;[.C27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MOD([.A280];3)=0;&quot;Y&quot;;&quot;N&quot;)" office:value-type="string" office:string-value="Y" calcext:value-type="string">
            <text:p>Y</text:p>
          </table:table-cell>
          <table:table-cell table:formula="of:=IF(MOD([.A280];5)=0;&quot;Y&quot;;&quot;N&quot;)" office:value-type="string" office:string-value="N" calcext:value-type="string">
            <text:p>N</text:p>
          </table:table-cell>
          <table:table-cell table:formula="of:=OR([.B280]=&quot;Y&quot;;[.C28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MOD([.A281];3)=0;&quot;Y&quot;;&quot;N&quot;)" office:value-type="string" office:string-value="N" calcext:value-type="string">
            <text:p>N</text:p>
          </table:table-cell>
          <table:table-cell table:formula="of:=IF(MOD([.A281];5)=0;&quot;Y&quot;;&quot;N&quot;)" office:value-type="string" office:string-value="Y" calcext:value-type="string">
            <text:p>Y</text:p>
          </table:table-cell>
          <table:table-cell table:formula="of:=OR([.B281]=&quot;Y&quot;;[.C28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MOD([.A282];3)=0;&quot;Y&quot;;&quot;N&quot;)" office:value-type="string" office:string-value="N" calcext:value-type="string">
            <text:p>N</text:p>
          </table:table-cell>
          <table:table-cell table:formula="of:=IF(MOD([.A282];5)=0;&quot;Y&quot;;&quot;N&quot;)" office:value-type="string" office:string-value="N" calcext:value-type="string">
            <text:p>N</text:p>
          </table:table-cell>
          <table:table-cell table:formula="of:=OR([.B282]=&quot;Y&quot;;[.C28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MOD([.A283];3)=0;&quot;Y&quot;;&quot;N&quot;)" office:value-type="string" office:string-value="Y" calcext:value-type="string">
            <text:p>Y</text:p>
          </table:table-cell>
          <table:table-cell table:formula="of:=IF(MOD([.A283];5)=0;&quot;Y&quot;;&quot;N&quot;)" office:value-type="string" office:string-value="N" calcext:value-type="string">
            <text:p>N</text:p>
          </table:table-cell>
          <table:table-cell table:formula="of:=OR([.B283]=&quot;Y&quot;;[.C28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MOD([.A284];3)=0;&quot;Y&quot;;&quot;N&quot;)" office:value-type="string" office:string-value="N" calcext:value-type="string">
            <text:p>N</text:p>
          </table:table-cell>
          <table:table-cell table:formula="of:=IF(MOD([.A284];5)=0;&quot;Y&quot;;&quot;N&quot;)" office:value-type="string" office:string-value="N" calcext:value-type="string">
            <text:p>N</text:p>
          </table:table-cell>
          <table:table-cell table:formula="of:=OR([.B284]=&quot;Y&quot;;[.C28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MOD([.A285];3)=0;&quot;Y&quot;;&quot;N&quot;)" office:value-type="string" office:string-value="N" calcext:value-type="string">
            <text:p>N</text:p>
          </table:table-cell>
          <table:table-cell table:formula="of:=IF(MOD([.A285];5)=0;&quot;Y&quot;;&quot;N&quot;)" office:value-type="string" office:string-value="N" calcext:value-type="string">
            <text:p>N</text:p>
          </table:table-cell>
          <table:table-cell table:formula="of:=OR([.B285]=&quot;Y&quot;;[.C28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MOD([.A286];3)=0;&quot;Y&quot;;&quot;N&quot;)" office:value-type="string" office:string-value="Y" calcext:value-type="string">
            <text:p>Y</text:p>
          </table:table-cell>
          <table:table-cell table:formula="of:=IF(MOD([.A286];5)=0;&quot;Y&quot;;&quot;N&quot;)" office:value-type="string" office:string-value="Y" calcext:value-type="string">
            <text:p>Y</text:p>
          </table:table-cell>
          <table:table-cell table:formula="of:=OR([.B286]=&quot;Y&quot;;[.C28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MOD([.A287];3)=0;&quot;Y&quot;;&quot;N&quot;)" office:value-type="string" office:string-value="N" calcext:value-type="string">
            <text:p>N</text:p>
          </table:table-cell>
          <table:table-cell table:formula="of:=IF(MOD([.A287];5)=0;&quot;Y&quot;;&quot;N&quot;)" office:value-type="string" office:string-value="N" calcext:value-type="string">
            <text:p>N</text:p>
          </table:table-cell>
          <table:table-cell table:formula="of:=OR([.B287]=&quot;Y&quot;;[.C28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MOD([.A288];3)=0;&quot;Y&quot;;&quot;N&quot;)" office:value-type="string" office:string-value="N" calcext:value-type="string">
            <text:p>N</text:p>
          </table:table-cell>
          <table:table-cell table:formula="of:=IF(MOD([.A288];5)=0;&quot;Y&quot;;&quot;N&quot;)" office:value-type="string" office:string-value="N" calcext:value-type="string">
            <text:p>N</text:p>
          </table:table-cell>
          <table:table-cell table:formula="of:=OR([.B288]=&quot;Y&quot;;[.C28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MOD([.A289];3)=0;&quot;Y&quot;;&quot;N&quot;)" office:value-type="string" office:string-value="Y" calcext:value-type="string">
            <text:p>Y</text:p>
          </table:table-cell>
          <table:table-cell table:formula="of:=IF(MOD([.A289];5)=0;&quot;Y&quot;;&quot;N&quot;)" office:value-type="string" office:string-value="N" calcext:value-type="string">
            <text:p>N</text:p>
          </table:table-cell>
          <table:table-cell table:formula="of:=OR([.B289]=&quot;Y&quot;;[.C28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MOD([.A290];3)=0;&quot;Y&quot;;&quot;N&quot;)" office:value-type="string" office:string-value="N" calcext:value-type="string">
            <text:p>N</text:p>
          </table:table-cell>
          <table:table-cell table:formula="of:=IF(MOD([.A290];5)=0;&quot;Y&quot;;&quot;N&quot;)" office:value-type="string" office:string-value="N" calcext:value-type="string">
            <text:p>N</text:p>
          </table:table-cell>
          <table:table-cell table:formula="of:=OR([.B290]=&quot;Y&quot;;[.C29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MOD([.A291];3)=0;&quot;Y&quot;;&quot;N&quot;)" office:value-type="string" office:string-value="N" calcext:value-type="string">
            <text:p>N</text:p>
          </table:table-cell>
          <table:table-cell table:formula="of:=IF(MOD([.A291];5)=0;&quot;Y&quot;;&quot;N&quot;)" office:value-type="string" office:string-value="Y" calcext:value-type="string">
            <text:p>Y</text:p>
          </table:table-cell>
          <table:table-cell table:formula="of:=OR([.B291]=&quot;Y&quot;;[.C29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MOD([.A292];3)=0;&quot;Y&quot;;&quot;N&quot;)" office:value-type="string" office:string-value="Y" calcext:value-type="string">
            <text:p>Y</text:p>
          </table:table-cell>
          <table:table-cell table:formula="of:=IF(MOD([.A292];5)=0;&quot;Y&quot;;&quot;N&quot;)" office:value-type="string" office:string-value="N" calcext:value-type="string">
            <text:p>N</text:p>
          </table:table-cell>
          <table:table-cell table:formula="of:=OR([.B292]=&quot;Y&quot;;[.C29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F(MOD([.A293];3)=0;&quot;Y&quot;;&quot;N&quot;)" office:value-type="string" office:string-value="N" calcext:value-type="string">
            <text:p>N</text:p>
          </table:table-cell>
          <table:table-cell table:formula="of:=IF(MOD([.A293];5)=0;&quot;Y&quot;;&quot;N&quot;)" office:value-type="string" office:string-value="N" calcext:value-type="string">
            <text:p>N</text:p>
          </table:table-cell>
          <table:table-cell table:formula="of:=OR([.B293]=&quot;Y&quot;;[.C29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F(MOD([.A294];3)=0;&quot;Y&quot;;&quot;N&quot;)" office:value-type="string" office:string-value="N" calcext:value-type="string">
            <text:p>N</text:p>
          </table:table-cell>
          <table:table-cell table:formula="of:=IF(MOD([.A294];5)=0;&quot;Y&quot;;&quot;N&quot;)" office:value-type="string" office:string-value="N" calcext:value-type="string">
            <text:p>N</text:p>
          </table:table-cell>
          <table:table-cell table:formula="of:=OR([.B294]=&quot;Y&quot;;[.C29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MOD([.A295];3)=0;&quot;Y&quot;;&quot;N&quot;)" office:value-type="string" office:string-value="Y" calcext:value-type="string">
            <text:p>Y</text:p>
          </table:table-cell>
          <table:table-cell table:formula="of:=IF(MOD([.A295];5)=0;&quot;Y&quot;;&quot;N&quot;)" office:value-type="string" office:string-value="N" calcext:value-type="string">
            <text:p>N</text:p>
          </table:table-cell>
          <table:table-cell table:formula="of:=OR([.B295]=&quot;Y&quot;;[.C29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MOD([.A296];3)=0;&quot;Y&quot;;&quot;N&quot;)" office:value-type="string" office:string-value="N" calcext:value-type="string">
            <text:p>N</text:p>
          </table:table-cell>
          <table:table-cell table:formula="of:=IF(MOD([.A296];5)=0;&quot;Y&quot;;&quot;N&quot;)" office:value-type="string" office:string-value="Y" calcext:value-type="string">
            <text:p>Y</text:p>
          </table:table-cell>
          <table:table-cell table:formula="of:=OR([.B296]=&quot;Y&quot;;[.C29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F(MOD([.A297];3)=0;&quot;Y&quot;;&quot;N&quot;)" office:value-type="string" office:string-value="N" calcext:value-type="string">
            <text:p>N</text:p>
          </table:table-cell>
          <table:table-cell table:formula="of:=IF(MOD([.A297];5)=0;&quot;Y&quot;;&quot;N&quot;)" office:value-type="string" office:string-value="N" calcext:value-type="string">
            <text:p>N</text:p>
          </table:table-cell>
          <table:table-cell table:formula="of:=OR([.B297]=&quot;Y&quot;;[.C29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MOD([.A298];3)=0;&quot;Y&quot;;&quot;N&quot;)" office:value-type="string" office:string-value="Y" calcext:value-type="string">
            <text:p>Y</text:p>
          </table:table-cell>
          <table:table-cell table:formula="of:=IF(MOD([.A298];5)=0;&quot;Y&quot;;&quot;N&quot;)" office:value-type="string" office:string-value="N" calcext:value-type="string">
            <text:p>N</text:p>
          </table:table-cell>
          <table:table-cell table:formula="of:=OR([.B298]=&quot;Y&quot;;[.C29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MOD([.A299];3)=0;&quot;Y&quot;;&quot;N&quot;)" office:value-type="string" office:string-value="N" calcext:value-type="string">
            <text:p>N</text:p>
          </table:table-cell>
          <table:table-cell table:formula="of:=IF(MOD([.A299];5)=0;&quot;Y&quot;;&quot;N&quot;)" office:value-type="string" office:string-value="N" calcext:value-type="string">
            <text:p>N</text:p>
          </table:table-cell>
          <table:table-cell table:formula="of:=OR([.B299]=&quot;Y&quot;;[.C29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F(MOD([.A300];3)=0;&quot;Y&quot;;&quot;N&quot;)" office:value-type="string" office:string-value="N" calcext:value-type="string">
            <text:p>N</text:p>
          </table:table-cell>
          <table:table-cell table:formula="of:=IF(MOD([.A300];5)=0;&quot;Y&quot;;&quot;N&quot;)" office:value-type="string" office:string-value="N" calcext:value-type="string">
            <text:p>N</text:p>
          </table:table-cell>
          <table:table-cell table:formula="of:=OR([.B300]=&quot;Y&quot;;[.C30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MOD([.A301];3)=0;&quot;Y&quot;;&quot;N&quot;)" office:value-type="string" office:string-value="Y" calcext:value-type="string">
            <text:p>Y</text:p>
          </table:table-cell>
          <table:table-cell table:formula="of:=IF(MOD([.A301];5)=0;&quot;Y&quot;;&quot;N&quot;)" office:value-type="string" office:string-value="Y" calcext:value-type="string">
            <text:p>Y</text:p>
          </table:table-cell>
          <table:table-cell table:formula="of:=OR([.B301]=&quot;Y&quot;;[.C30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F(MOD([.A302];3)=0;&quot;Y&quot;;&quot;N&quot;)" office:value-type="string" office:string-value="N" calcext:value-type="string">
            <text:p>N</text:p>
          </table:table-cell>
          <table:table-cell table:formula="of:=IF(MOD([.A302];5)=0;&quot;Y&quot;;&quot;N&quot;)" office:value-type="string" office:string-value="N" calcext:value-type="string">
            <text:p>N</text:p>
          </table:table-cell>
          <table:table-cell table:formula="of:=OR([.B302]=&quot;Y&quot;;[.C30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F(MOD([.A303];3)=0;&quot;Y&quot;;&quot;N&quot;)" office:value-type="string" office:string-value="N" calcext:value-type="string">
            <text:p>N</text:p>
          </table:table-cell>
          <table:table-cell table:formula="of:=IF(MOD([.A303];5)=0;&quot;Y&quot;;&quot;N&quot;)" office:value-type="string" office:string-value="N" calcext:value-type="string">
            <text:p>N</text:p>
          </table:table-cell>
          <table:table-cell table:formula="of:=OR([.B303]=&quot;Y&quot;;[.C30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F(MOD([.A304];3)=0;&quot;Y&quot;;&quot;N&quot;)" office:value-type="string" office:string-value="Y" calcext:value-type="string">
            <text:p>Y</text:p>
          </table:table-cell>
          <table:table-cell table:formula="of:=IF(MOD([.A304];5)=0;&quot;Y&quot;;&quot;N&quot;)" office:value-type="string" office:string-value="N" calcext:value-type="string">
            <text:p>N</text:p>
          </table:table-cell>
          <table:table-cell table:formula="of:=OR([.B304]=&quot;Y&quot;;[.C30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MOD([.A305];3)=0;&quot;Y&quot;;&quot;N&quot;)" office:value-type="string" office:string-value="N" calcext:value-type="string">
            <text:p>N</text:p>
          </table:table-cell>
          <table:table-cell table:formula="of:=IF(MOD([.A305];5)=0;&quot;Y&quot;;&quot;N&quot;)" office:value-type="string" office:string-value="N" calcext:value-type="string">
            <text:p>N</text:p>
          </table:table-cell>
          <table:table-cell table:formula="of:=OR([.B305]=&quot;Y&quot;;[.C30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MOD([.A306];3)=0;&quot;Y&quot;;&quot;N&quot;)" office:value-type="string" office:string-value="N" calcext:value-type="string">
            <text:p>N</text:p>
          </table:table-cell>
          <table:table-cell table:formula="of:=IF(MOD([.A306];5)=0;&quot;Y&quot;;&quot;N&quot;)" office:value-type="string" office:string-value="Y" calcext:value-type="string">
            <text:p>Y</text:p>
          </table:table-cell>
          <table:table-cell table:formula="of:=OR([.B306]=&quot;Y&quot;;[.C30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MOD([.A307];3)=0;&quot;Y&quot;;&quot;N&quot;)" office:value-type="string" office:string-value="Y" calcext:value-type="string">
            <text:p>Y</text:p>
          </table:table-cell>
          <table:table-cell table:formula="of:=IF(MOD([.A307];5)=0;&quot;Y&quot;;&quot;N&quot;)" office:value-type="string" office:string-value="N" calcext:value-type="string">
            <text:p>N</text:p>
          </table:table-cell>
          <table:table-cell table:formula="of:=OR([.B307]=&quot;Y&quot;;[.C30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F(MOD([.A308];3)=0;&quot;Y&quot;;&quot;N&quot;)" office:value-type="string" office:string-value="N" calcext:value-type="string">
            <text:p>N</text:p>
          </table:table-cell>
          <table:table-cell table:formula="of:=IF(MOD([.A308];5)=0;&quot;Y&quot;;&quot;N&quot;)" office:value-type="string" office:string-value="N" calcext:value-type="string">
            <text:p>N</text:p>
          </table:table-cell>
          <table:table-cell table:formula="of:=OR([.B308]=&quot;Y&quot;;[.C30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IF(MOD([.A309];3)=0;&quot;Y&quot;;&quot;N&quot;)" office:value-type="string" office:string-value="N" calcext:value-type="string">
            <text:p>N</text:p>
          </table:table-cell>
          <table:table-cell table:formula="of:=IF(MOD([.A309];5)=0;&quot;Y&quot;;&quot;N&quot;)" office:value-type="string" office:string-value="N" calcext:value-type="string">
            <text:p>N</text:p>
          </table:table-cell>
          <table:table-cell table:formula="of:=OR([.B309]=&quot;Y&quot;;[.C30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MOD([.A310];3)=0;&quot;Y&quot;;&quot;N&quot;)" office:value-type="string" office:string-value="Y" calcext:value-type="string">
            <text:p>Y</text:p>
          </table:table-cell>
          <table:table-cell table:formula="of:=IF(MOD([.A310];5)=0;&quot;Y&quot;;&quot;N&quot;)" office:value-type="string" office:string-value="N" calcext:value-type="string">
            <text:p>N</text:p>
          </table:table-cell>
          <table:table-cell table:formula="of:=OR([.B310]=&quot;Y&quot;;[.C31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MOD([.A311];3)=0;&quot;Y&quot;;&quot;N&quot;)" office:value-type="string" office:string-value="N" calcext:value-type="string">
            <text:p>N</text:p>
          </table:table-cell>
          <table:table-cell table:formula="of:=IF(MOD([.A311];5)=0;&quot;Y&quot;;&quot;N&quot;)" office:value-type="string" office:string-value="Y" calcext:value-type="string">
            <text:p>Y</text:p>
          </table:table-cell>
          <table:table-cell table:formula="of:=OR([.B311]=&quot;Y&quot;;[.C31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MOD([.A312];3)=0;&quot;Y&quot;;&quot;N&quot;)" office:value-type="string" office:string-value="N" calcext:value-type="string">
            <text:p>N</text:p>
          </table:table-cell>
          <table:table-cell table:formula="of:=IF(MOD([.A312];5)=0;&quot;Y&quot;;&quot;N&quot;)" office:value-type="string" office:string-value="N" calcext:value-type="string">
            <text:p>N</text:p>
          </table:table-cell>
          <table:table-cell table:formula="of:=OR([.B312]=&quot;Y&quot;;[.C31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MOD([.A313];3)=0;&quot;Y&quot;;&quot;N&quot;)" office:value-type="string" office:string-value="Y" calcext:value-type="string">
            <text:p>Y</text:p>
          </table:table-cell>
          <table:table-cell table:formula="of:=IF(MOD([.A313];5)=0;&quot;Y&quot;;&quot;N&quot;)" office:value-type="string" office:string-value="N" calcext:value-type="string">
            <text:p>N</text:p>
          </table:table-cell>
          <table:table-cell table:formula="of:=OR([.B313]=&quot;Y&quot;;[.C31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IF(MOD([.A314];3)=0;&quot;Y&quot;;&quot;N&quot;)" office:value-type="string" office:string-value="N" calcext:value-type="string">
            <text:p>N</text:p>
          </table:table-cell>
          <table:table-cell table:formula="of:=IF(MOD([.A314];5)=0;&quot;Y&quot;;&quot;N&quot;)" office:value-type="string" office:string-value="N" calcext:value-type="string">
            <text:p>N</text:p>
          </table:table-cell>
          <table:table-cell table:formula="of:=OR([.B314]=&quot;Y&quot;;[.C31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MOD([.A315];3)=0;&quot;Y&quot;;&quot;N&quot;)" office:value-type="string" office:string-value="N" calcext:value-type="string">
            <text:p>N</text:p>
          </table:table-cell>
          <table:table-cell table:formula="of:=IF(MOD([.A315];5)=0;&quot;Y&quot;;&quot;N&quot;)" office:value-type="string" office:string-value="N" calcext:value-type="string">
            <text:p>N</text:p>
          </table:table-cell>
          <table:table-cell table:formula="of:=OR([.B315]=&quot;Y&quot;;[.C31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MOD([.A316];3)=0;&quot;Y&quot;;&quot;N&quot;)" office:value-type="string" office:string-value="Y" calcext:value-type="string">
            <text:p>Y</text:p>
          </table:table-cell>
          <table:table-cell table:formula="of:=IF(MOD([.A316];5)=0;&quot;Y&quot;;&quot;N&quot;)" office:value-type="string" office:string-value="Y" calcext:value-type="string">
            <text:p>Y</text:p>
          </table:table-cell>
          <table:table-cell table:formula="of:=OR([.B316]=&quot;Y&quot;;[.C31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F(MOD([.A317];3)=0;&quot;Y&quot;;&quot;N&quot;)" office:value-type="string" office:string-value="N" calcext:value-type="string">
            <text:p>N</text:p>
          </table:table-cell>
          <table:table-cell table:formula="of:=IF(MOD([.A317];5)=0;&quot;Y&quot;;&quot;N&quot;)" office:value-type="string" office:string-value="N" calcext:value-type="string">
            <text:p>N</text:p>
          </table:table-cell>
          <table:table-cell table:formula="of:=OR([.B317]=&quot;Y&quot;;[.C31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MOD([.A318];3)=0;&quot;Y&quot;;&quot;N&quot;)" office:value-type="string" office:string-value="N" calcext:value-type="string">
            <text:p>N</text:p>
          </table:table-cell>
          <table:table-cell table:formula="of:=IF(MOD([.A318];5)=0;&quot;Y&quot;;&quot;N&quot;)" office:value-type="string" office:string-value="N" calcext:value-type="string">
            <text:p>N</text:p>
          </table:table-cell>
          <table:table-cell table:formula="of:=OR([.B318]=&quot;Y&quot;;[.C31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IF(MOD([.A319];3)=0;&quot;Y&quot;;&quot;N&quot;)" office:value-type="string" office:string-value="Y" calcext:value-type="string">
            <text:p>Y</text:p>
          </table:table-cell>
          <table:table-cell table:formula="of:=IF(MOD([.A319];5)=0;&quot;Y&quot;;&quot;N&quot;)" office:value-type="string" office:string-value="N" calcext:value-type="string">
            <text:p>N</text:p>
          </table:table-cell>
          <table:table-cell table:formula="of:=OR([.B319]=&quot;Y&quot;;[.C31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F(MOD([.A320];3)=0;&quot;Y&quot;;&quot;N&quot;)" office:value-type="string" office:string-value="N" calcext:value-type="string">
            <text:p>N</text:p>
          </table:table-cell>
          <table:table-cell table:formula="of:=IF(MOD([.A320];5)=0;&quot;Y&quot;;&quot;N&quot;)" office:value-type="string" office:string-value="N" calcext:value-type="string">
            <text:p>N</text:p>
          </table:table-cell>
          <table:table-cell table:formula="of:=OR([.B320]=&quot;Y&quot;;[.C32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MOD([.A321];3)=0;&quot;Y&quot;;&quot;N&quot;)" office:value-type="string" office:string-value="N" calcext:value-type="string">
            <text:p>N</text:p>
          </table:table-cell>
          <table:table-cell table:formula="of:=IF(MOD([.A321];5)=0;&quot;Y&quot;;&quot;N&quot;)" office:value-type="string" office:string-value="Y" calcext:value-type="string">
            <text:p>Y</text:p>
          </table:table-cell>
          <table:table-cell table:formula="of:=OR([.B321]=&quot;Y&quot;;[.C32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F(MOD([.A322];3)=0;&quot;Y&quot;;&quot;N&quot;)" office:value-type="string" office:string-value="Y" calcext:value-type="string">
            <text:p>Y</text:p>
          </table:table-cell>
          <table:table-cell table:formula="of:=IF(MOD([.A322];5)=0;&quot;Y&quot;;&quot;N&quot;)" office:value-type="string" office:string-value="N" calcext:value-type="string">
            <text:p>N</text:p>
          </table:table-cell>
          <table:table-cell table:formula="of:=OR([.B322]=&quot;Y&quot;;[.C32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F(MOD([.A323];3)=0;&quot;Y&quot;;&quot;N&quot;)" office:value-type="string" office:string-value="N" calcext:value-type="string">
            <text:p>N</text:p>
          </table:table-cell>
          <table:table-cell table:formula="of:=IF(MOD([.A323];5)=0;&quot;Y&quot;;&quot;N&quot;)" office:value-type="string" office:string-value="N" calcext:value-type="string">
            <text:p>N</text:p>
          </table:table-cell>
          <table:table-cell table:formula="of:=OR([.B323]=&quot;Y&quot;;[.C32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MOD([.A324];3)=0;&quot;Y&quot;;&quot;N&quot;)" office:value-type="string" office:string-value="N" calcext:value-type="string">
            <text:p>N</text:p>
          </table:table-cell>
          <table:table-cell table:formula="of:=IF(MOD([.A324];5)=0;&quot;Y&quot;;&quot;N&quot;)" office:value-type="string" office:string-value="N" calcext:value-type="string">
            <text:p>N</text:p>
          </table:table-cell>
          <table:table-cell table:formula="of:=OR([.B324]=&quot;Y&quot;;[.C32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F(MOD([.A325];3)=0;&quot;Y&quot;;&quot;N&quot;)" office:value-type="string" office:string-value="Y" calcext:value-type="string">
            <text:p>Y</text:p>
          </table:table-cell>
          <table:table-cell table:formula="of:=IF(MOD([.A325];5)=0;&quot;Y&quot;;&quot;N&quot;)" office:value-type="string" office:string-value="N" calcext:value-type="string">
            <text:p>N</text:p>
          </table:table-cell>
          <table:table-cell table:formula="of:=OR([.B325]=&quot;Y&quot;;[.C32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MOD([.A326];3)=0;&quot;Y&quot;;&quot;N&quot;)" office:value-type="string" office:string-value="N" calcext:value-type="string">
            <text:p>N</text:p>
          </table:table-cell>
          <table:table-cell table:formula="of:=IF(MOD([.A326];5)=0;&quot;Y&quot;;&quot;N&quot;)" office:value-type="string" office:string-value="Y" calcext:value-type="string">
            <text:p>Y</text:p>
          </table:table-cell>
          <table:table-cell table:formula="of:=OR([.B326]=&quot;Y&quot;;[.C32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IF(MOD([.A327];3)=0;&quot;Y&quot;;&quot;N&quot;)" office:value-type="string" office:string-value="N" calcext:value-type="string">
            <text:p>N</text:p>
          </table:table-cell>
          <table:table-cell table:formula="of:=IF(MOD([.A327];5)=0;&quot;Y&quot;;&quot;N&quot;)" office:value-type="string" office:string-value="N" calcext:value-type="string">
            <text:p>N</text:p>
          </table:table-cell>
          <table:table-cell table:formula="of:=OR([.B327]=&quot;Y&quot;;[.C32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F(MOD([.A328];3)=0;&quot;Y&quot;;&quot;N&quot;)" office:value-type="string" office:string-value="Y" calcext:value-type="string">
            <text:p>Y</text:p>
          </table:table-cell>
          <table:table-cell table:formula="of:=IF(MOD([.A328];5)=0;&quot;Y&quot;;&quot;N&quot;)" office:value-type="string" office:string-value="N" calcext:value-type="string">
            <text:p>N</text:p>
          </table:table-cell>
          <table:table-cell table:formula="of:=OR([.B328]=&quot;Y&quot;;[.C32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MOD([.A329];3)=0;&quot;Y&quot;;&quot;N&quot;)" office:value-type="string" office:string-value="N" calcext:value-type="string">
            <text:p>N</text:p>
          </table:table-cell>
          <table:table-cell table:formula="of:=IF(MOD([.A329];5)=0;&quot;Y&quot;;&quot;N&quot;)" office:value-type="string" office:string-value="N" calcext:value-type="string">
            <text:p>N</text:p>
          </table:table-cell>
          <table:table-cell table:formula="of:=OR([.B329]=&quot;Y&quot;;[.C32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MOD([.A330];3)=0;&quot;Y&quot;;&quot;N&quot;)" office:value-type="string" office:string-value="N" calcext:value-type="string">
            <text:p>N</text:p>
          </table:table-cell>
          <table:table-cell table:formula="of:=IF(MOD([.A330];5)=0;&quot;Y&quot;;&quot;N&quot;)" office:value-type="string" office:string-value="N" calcext:value-type="string">
            <text:p>N</text:p>
          </table:table-cell>
          <table:table-cell table:formula="of:=OR([.B330]=&quot;Y&quot;;[.C33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MOD([.A331];3)=0;&quot;Y&quot;;&quot;N&quot;)" office:value-type="string" office:string-value="Y" calcext:value-type="string">
            <text:p>Y</text:p>
          </table:table-cell>
          <table:table-cell table:formula="of:=IF(MOD([.A331];5)=0;&quot;Y&quot;;&quot;N&quot;)" office:value-type="string" office:string-value="Y" calcext:value-type="string">
            <text:p>Y</text:p>
          </table:table-cell>
          <table:table-cell table:formula="of:=OR([.B331]=&quot;Y&quot;;[.C33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MOD([.A332];3)=0;&quot;Y&quot;;&quot;N&quot;)" office:value-type="string" office:string-value="N" calcext:value-type="string">
            <text:p>N</text:p>
          </table:table-cell>
          <table:table-cell table:formula="of:=IF(MOD([.A332];5)=0;&quot;Y&quot;;&quot;N&quot;)" office:value-type="string" office:string-value="N" calcext:value-type="string">
            <text:p>N</text:p>
          </table:table-cell>
          <table:table-cell table:formula="of:=OR([.B332]=&quot;Y&quot;;[.C33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MOD([.A333];3)=0;&quot;Y&quot;;&quot;N&quot;)" office:value-type="string" office:string-value="N" calcext:value-type="string">
            <text:p>N</text:p>
          </table:table-cell>
          <table:table-cell table:formula="of:=IF(MOD([.A333];5)=0;&quot;Y&quot;;&quot;N&quot;)" office:value-type="string" office:string-value="N" calcext:value-type="string">
            <text:p>N</text:p>
          </table:table-cell>
          <table:table-cell table:formula="of:=OR([.B333]=&quot;Y&quot;;[.C33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MOD([.A334];3)=0;&quot;Y&quot;;&quot;N&quot;)" office:value-type="string" office:string-value="Y" calcext:value-type="string">
            <text:p>Y</text:p>
          </table:table-cell>
          <table:table-cell table:formula="of:=IF(MOD([.A334];5)=0;&quot;Y&quot;;&quot;N&quot;)" office:value-type="string" office:string-value="N" calcext:value-type="string">
            <text:p>N</text:p>
          </table:table-cell>
          <table:table-cell table:formula="of:=OR([.B334]=&quot;Y&quot;;[.C33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F(MOD([.A335];3)=0;&quot;Y&quot;;&quot;N&quot;)" office:value-type="string" office:string-value="N" calcext:value-type="string">
            <text:p>N</text:p>
          </table:table-cell>
          <table:table-cell table:formula="of:=IF(MOD([.A335];5)=0;&quot;Y&quot;;&quot;N&quot;)" office:value-type="string" office:string-value="N" calcext:value-type="string">
            <text:p>N</text:p>
          </table:table-cell>
          <table:table-cell table:formula="of:=OR([.B335]=&quot;Y&quot;;[.C33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IF(MOD([.A336];3)=0;&quot;Y&quot;;&quot;N&quot;)" office:value-type="string" office:string-value="N" calcext:value-type="string">
            <text:p>N</text:p>
          </table:table-cell>
          <table:table-cell table:formula="of:=IF(MOD([.A336];5)=0;&quot;Y&quot;;&quot;N&quot;)" office:value-type="string" office:string-value="Y" calcext:value-type="string">
            <text:p>Y</text:p>
          </table:table-cell>
          <table:table-cell table:formula="of:=OR([.B336]=&quot;Y&quot;;[.C33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F(MOD([.A337];3)=0;&quot;Y&quot;;&quot;N&quot;)" office:value-type="string" office:string-value="Y" calcext:value-type="string">
            <text:p>Y</text:p>
          </table:table-cell>
          <table:table-cell table:formula="of:=IF(MOD([.A337];5)=0;&quot;Y&quot;;&quot;N&quot;)" office:value-type="string" office:string-value="N" calcext:value-type="string">
            <text:p>N</text:p>
          </table:table-cell>
          <table:table-cell table:formula="of:=OR([.B337]=&quot;Y&quot;;[.C33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MOD([.A338];3)=0;&quot;Y&quot;;&quot;N&quot;)" office:value-type="string" office:string-value="N" calcext:value-type="string">
            <text:p>N</text:p>
          </table:table-cell>
          <table:table-cell table:formula="of:=IF(MOD([.A338];5)=0;&quot;Y&quot;;&quot;N&quot;)" office:value-type="string" office:string-value="N" calcext:value-type="string">
            <text:p>N</text:p>
          </table:table-cell>
          <table:table-cell table:formula="of:=OR([.B338]=&quot;Y&quot;;[.C33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MOD([.A339];3)=0;&quot;Y&quot;;&quot;N&quot;)" office:value-type="string" office:string-value="N" calcext:value-type="string">
            <text:p>N</text:p>
          </table:table-cell>
          <table:table-cell table:formula="of:=IF(MOD([.A339];5)=0;&quot;Y&quot;;&quot;N&quot;)" office:value-type="string" office:string-value="N" calcext:value-type="string">
            <text:p>N</text:p>
          </table:table-cell>
          <table:table-cell table:formula="of:=OR([.B339]=&quot;Y&quot;;[.C33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IF(MOD([.A340];3)=0;&quot;Y&quot;;&quot;N&quot;)" office:value-type="string" office:string-value="Y" calcext:value-type="string">
            <text:p>Y</text:p>
          </table:table-cell>
          <table:table-cell table:formula="of:=IF(MOD([.A340];5)=0;&quot;Y&quot;;&quot;N&quot;)" office:value-type="string" office:string-value="N" calcext:value-type="string">
            <text:p>N</text:p>
          </table:table-cell>
          <table:table-cell table:formula="of:=OR([.B340]=&quot;Y&quot;;[.C34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MOD([.A341];3)=0;&quot;Y&quot;;&quot;N&quot;)" office:value-type="string" office:string-value="N" calcext:value-type="string">
            <text:p>N</text:p>
          </table:table-cell>
          <table:table-cell table:formula="of:=IF(MOD([.A341];5)=0;&quot;Y&quot;;&quot;N&quot;)" office:value-type="string" office:string-value="Y" calcext:value-type="string">
            <text:p>Y</text:p>
          </table:table-cell>
          <table:table-cell table:formula="of:=OR([.B341]=&quot;Y&quot;;[.C34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MOD([.A342];3)=0;&quot;Y&quot;;&quot;N&quot;)" office:value-type="string" office:string-value="N" calcext:value-type="string">
            <text:p>N</text:p>
          </table:table-cell>
          <table:table-cell table:formula="of:=IF(MOD([.A342];5)=0;&quot;Y&quot;;&quot;N&quot;)" office:value-type="string" office:string-value="N" calcext:value-type="string">
            <text:p>N</text:p>
          </table:table-cell>
          <table:table-cell table:formula="of:=OR([.B342]=&quot;Y&quot;;[.C34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MOD([.A343];3)=0;&quot;Y&quot;;&quot;N&quot;)" office:value-type="string" office:string-value="Y" calcext:value-type="string">
            <text:p>Y</text:p>
          </table:table-cell>
          <table:table-cell table:formula="of:=IF(MOD([.A343];5)=0;&quot;Y&quot;;&quot;N&quot;)" office:value-type="string" office:string-value="N" calcext:value-type="string">
            <text:p>N</text:p>
          </table:table-cell>
          <table:table-cell table:formula="of:=OR([.B343]=&quot;Y&quot;;[.C34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MOD([.A344];3)=0;&quot;Y&quot;;&quot;N&quot;)" office:value-type="string" office:string-value="N" calcext:value-type="string">
            <text:p>N</text:p>
          </table:table-cell>
          <table:table-cell table:formula="of:=IF(MOD([.A344];5)=0;&quot;Y&quot;;&quot;N&quot;)" office:value-type="string" office:string-value="N" calcext:value-type="string">
            <text:p>N</text:p>
          </table:table-cell>
          <table:table-cell table:formula="of:=OR([.B344]=&quot;Y&quot;;[.C34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F(MOD([.A345];3)=0;&quot;Y&quot;;&quot;N&quot;)" office:value-type="string" office:string-value="N" calcext:value-type="string">
            <text:p>N</text:p>
          </table:table-cell>
          <table:table-cell table:formula="of:=IF(MOD([.A345];5)=0;&quot;Y&quot;;&quot;N&quot;)" office:value-type="string" office:string-value="N" calcext:value-type="string">
            <text:p>N</text:p>
          </table:table-cell>
          <table:table-cell table:formula="of:=OR([.B345]=&quot;Y&quot;;[.C34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MOD([.A346];3)=0;&quot;Y&quot;;&quot;N&quot;)" office:value-type="string" office:string-value="Y" calcext:value-type="string">
            <text:p>Y</text:p>
          </table:table-cell>
          <table:table-cell table:formula="of:=IF(MOD([.A346];5)=0;&quot;Y&quot;;&quot;N&quot;)" office:value-type="string" office:string-value="Y" calcext:value-type="string">
            <text:p>Y</text:p>
          </table:table-cell>
          <table:table-cell table:formula="of:=OR([.B346]=&quot;Y&quot;;[.C34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MOD([.A347];3)=0;&quot;Y&quot;;&quot;N&quot;)" office:value-type="string" office:string-value="N" calcext:value-type="string">
            <text:p>N</text:p>
          </table:table-cell>
          <table:table-cell table:formula="of:=IF(MOD([.A347];5)=0;&quot;Y&quot;;&quot;N&quot;)" office:value-type="string" office:string-value="N" calcext:value-type="string">
            <text:p>N</text:p>
          </table:table-cell>
          <table:table-cell table:formula="of:=OR([.B347]=&quot;Y&quot;;[.C34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MOD([.A348];3)=0;&quot;Y&quot;;&quot;N&quot;)" office:value-type="string" office:string-value="N" calcext:value-type="string">
            <text:p>N</text:p>
          </table:table-cell>
          <table:table-cell table:formula="of:=IF(MOD([.A348];5)=0;&quot;Y&quot;;&quot;N&quot;)" office:value-type="string" office:string-value="N" calcext:value-type="string">
            <text:p>N</text:p>
          </table:table-cell>
          <table:table-cell table:formula="of:=OR([.B348]=&quot;Y&quot;;[.C34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MOD([.A349];3)=0;&quot;Y&quot;;&quot;N&quot;)" office:value-type="string" office:string-value="Y" calcext:value-type="string">
            <text:p>Y</text:p>
          </table:table-cell>
          <table:table-cell table:formula="of:=IF(MOD([.A349];5)=0;&quot;Y&quot;;&quot;N&quot;)" office:value-type="string" office:string-value="N" calcext:value-type="string">
            <text:p>N</text:p>
          </table:table-cell>
          <table:table-cell table:formula="of:=OR([.B349]=&quot;Y&quot;;[.C34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MOD([.A350];3)=0;&quot;Y&quot;;&quot;N&quot;)" office:value-type="string" office:string-value="N" calcext:value-type="string">
            <text:p>N</text:p>
          </table:table-cell>
          <table:table-cell table:formula="of:=IF(MOD([.A350];5)=0;&quot;Y&quot;;&quot;N&quot;)" office:value-type="string" office:string-value="N" calcext:value-type="string">
            <text:p>N</text:p>
          </table:table-cell>
          <table:table-cell table:formula="of:=OR([.B350]=&quot;Y&quot;;[.C35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MOD([.A351];3)=0;&quot;Y&quot;;&quot;N&quot;)" office:value-type="string" office:string-value="N" calcext:value-type="string">
            <text:p>N</text:p>
          </table:table-cell>
          <table:table-cell table:formula="of:=IF(MOD([.A351];5)=0;&quot;Y&quot;;&quot;N&quot;)" office:value-type="string" office:string-value="Y" calcext:value-type="string">
            <text:p>Y</text:p>
          </table:table-cell>
          <table:table-cell table:formula="of:=OR([.B351]=&quot;Y&quot;;[.C35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MOD([.A352];3)=0;&quot;Y&quot;;&quot;N&quot;)" office:value-type="string" office:string-value="Y" calcext:value-type="string">
            <text:p>Y</text:p>
          </table:table-cell>
          <table:table-cell table:formula="of:=IF(MOD([.A352];5)=0;&quot;Y&quot;;&quot;N&quot;)" office:value-type="string" office:string-value="N" calcext:value-type="string">
            <text:p>N</text:p>
          </table:table-cell>
          <table:table-cell table:formula="of:=OR([.B352]=&quot;Y&quot;;[.C35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MOD([.A353];3)=0;&quot;Y&quot;;&quot;N&quot;)" office:value-type="string" office:string-value="N" calcext:value-type="string">
            <text:p>N</text:p>
          </table:table-cell>
          <table:table-cell table:formula="of:=IF(MOD([.A353];5)=0;&quot;Y&quot;;&quot;N&quot;)" office:value-type="string" office:string-value="N" calcext:value-type="string">
            <text:p>N</text:p>
          </table:table-cell>
          <table:table-cell table:formula="of:=OR([.B353]=&quot;Y&quot;;[.C35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MOD([.A354];3)=0;&quot;Y&quot;;&quot;N&quot;)" office:value-type="string" office:string-value="N" calcext:value-type="string">
            <text:p>N</text:p>
          </table:table-cell>
          <table:table-cell table:formula="of:=IF(MOD([.A354];5)=0;&quot;Y&quot;;&quot;N&quot;)" office:value-type="string" office:string-value="N" calcext:value-type="string">
            <text:p>N</text:p>
          </table:table-cell>
          <table:table-cell table:formula="of:=OR([.B354]=&quot;Y&quot;;[.C35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MOD([.A355];3)=0;&quot;Y&quot;;&quot;N&quot;)" office:value-type="string" office:string-value="Y" calcext:value-type="string">
            <text:p>Y</text:p>
          </table:table-cell>
          <table:table-cell table:formula="of:=IF(MOD([.A355];5)=0;&quot;Y&quot;;&quot;N&quot;)" office:value-type="string" office:string-value="N" calcext:value-type="string">
            <text:p>N</text:p>
          </table:table-cell>
          <table:table-cell table:formula="of:=OR([.B355]=&quot;Y&quot;;[.C35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MOD([.A356];3)=0;&quot;Y&quot;;&quot;N&quot;)" office:value-type="string" office:string-value="N" calcext:value-type="string">
            <text:p>N</text:p>
          </table:table-cell>
          <table:table-cell table:formula="of:=IF(MOD([.A356];5)=0;&quot;Y&quot;;&quot;N&quot;)" office:value-type="string" office:string-value="Y" calcext:value-type="string">
            <text:p>Y</text:p>
          </table:table-cell>
          <table:table-cell table:formula="of:=OR([.B356]=&quot;Y&quot;;[.C35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MOD([.A357];3)=0;&quot;Y&quot;;&quot;N&quot;)" office:value-type="string" office:string-value="N" calcext:value-type="string">
            <text:p>N</text:p>
          </table:table-cell>
          <table:table-cell table:formula="of:=IF(MOD([.A357];5)=0;&quot;Y&quot;;&quot;N&quot;)" office:value-type="string" office:string-value="N" calcext:value-type="string">
            <text:p>N</text:p>
          </table:table-cell>
          <table:table-cell table:formula="of:=OR([.B357]=&quot;Y&quot;;[.C35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MOD([.A358];3)=0;&quot;Y&quot;;&quot;N&quot;)" office:value-type="string" office:string-value="Y" calcext:value-type="string">
            <text:p>Y</text:p>
          </table:table-cell>
          <table:table-cell table:formula="of:=IF(MOD([.A358];5)=0;&quot;Y&quot;;&quot;N&quot;)" office:value-type="string" office:string-value="N" calcext:value-type="string">
            <text:p>N</text:p>
          </table:table-cell>
          <table:table-cell table:formula="of:=OR([.B358]=&quot;Y&quot;;[.C35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MOD([.A359];3)=0;&quot;Y&quot;;&quot;N&quot;)" office:value-type="string" office:string-value="N" calcext:value-type="string">
            <text:p>N</text:p>
          </table:table-cell>
          <table:table-cell table:formula="of:=IF(MOD([.A359];5)=0;&quot;Y&quot;;&quot;N&quot;)" office:value-type="string" office:string-value="N" calcext:value-type="string">
            <text:p>N</text:p>
          </table:table-cell>
          <table:table-cell table:formula="of:=OR([.B359]=&quot;Y&quot;;[.C35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MOD([.A360];3)=0;&quot;Y&quot;;&quot;N&quot;)" office:value-type="string" office:string-value="N" calcext:value-type="string">
            <text:p>N</text:p>
          </table:table-cell>
          <table:table-cell table:formula="of:=IF(MOD([.A360];5)=0;&quot;Y&quot;;&quot;N&quot;)" office:value-type="string" office:string-value="N" calcext:value-type="string">
            <text:p>N</text:p>
          </table:table-cell>
          <table:table-cell table:formula="of:=OR([.B360]=&quot;Y&quot;;[.C36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MOD([.A361];3)=0;&quot;Y&quot;;&quot;N&quot;)" office:value-type="string" office:string-value="Y" calcext:value-type="string">
            <text:p>Y</text:p>
          </table:table-cell>
          <table:table-cell table:formula="of:=IF(MOD([.A361];5)=0;&quot;Y&quot;;&quot;N&quot;)" office:value-type="string" office:string-value="Y" calcext:value-type="string">
            <text:p>Y</text:p>
          </table:table-cell>
          <table:table-cell table:formula="of:=OR([.B361]=&quot;Y&quot;;[.C36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MOD([.A362];3)=0;&quot;Y&quot;;&quot;N&quot;)" office:value-type="string" office:string-value="N" calcext:value-type="string">
            <text:p>N</text:p>
          </table:table-cell>
          <table:table-cell table:formula="of:=IF(MOD([.A362];5)=0;&quot;Y&quot;;&quot;N&quot;)" office:value-type="string" office:string-value="N" calcext:value-type="string">
            <text:p>N</text:p>
          </table:table-cell>
          <table:table-cell table:formula="of:=OR([.B362]=&quot;Y&quot;;[.C36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MOD([.A363];3)=0;&quot;Y&quot;;&quot;N&quot;)" office:value-type="string" office:string-value="N" calcext:value-type="string">
            <text:p>N</text:p>
          </table:table-cell>
          <table:table-cell table:formula="of:=IF(MOD([.A363];5)=0;&quot;Y&quot;;&quot;N&quot;)" office:value-type="string" office:string-value="N" calcext:value-type="string">
            <text:p>N</text:p>
          </table:table-cell>
          <table:table-cell table:formula="of:=OR([.B363]=&quot;Y&quot;;[.C36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MOD([.A364];3)=0;&quot;Y&quot;;&quot;N&quot;)" office:value-type="string" office:string-value="Y" calcext:value-type="string">
            <text:p>Y</text:p>
          </table:table-cell>
          <table:table-cell table:formula="of:=IF(MOD([.A364];5)=0;&quot;Y&quot;;&quot;N&quot;)" office:value-type="string" office:string-value="N" calcext:value-type="string">
            <text:p>N</text:p>
          </table:table-cell>
          <table:table-cell table:formula="of:=OR([.B364]=&quot;Y&quot;;[.C36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MOD([.A365];3)=0;&quot;Y&quot;;&quot;N&quot;)" office:value-type="string" office:string-value="N" calcext:value-type="string">
            <text:p>N</text:p>
          </table:table-cell>
          <table:table-cell table:formula="of:=IF(MOD([.A365];5)=0;&quot;Y&quot;;&quot;N&quot;)" office:value-type="string" office:string-value="N" calcext:value-type="string">
            <text:p>N</text:p>
          </table:table-cell>
          <table:table-cell table:formula="of:=OR([.B365]=&quot;Y&quot;;[.C36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MOD([.A366];3)=0;&quot;Y&quot;;&quot;N&quot;)" office:value-type="string" office:string-value="N" calcext:value-type="string">
            <text:p>N</text:p>
          </table:table-cell>
          <table:table-cell table:formula="of:=IF(MOD([.A366];5)=0;&quot;Y&quot;;&quot;N&quot;)" office:value-type="string" office:string-value="Y" calcext:value-type="string">
            <text:p>Y</text:p>
          </table:table-cell>
          <table:table-cell table:formula="of:=OR([.B366]=&quot;Y&quot;;[.C36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MOD([.A367];3)=0;&quot;Y&quot;;&quot;N&quot;)" office:value-type="string" office:string-value="Y" calcext:value-type="string">
            <text:p>Y</text:p>
          </table:table-cell>
          <table:table-cell table:formula="of:=IF(MOD([.A367];5)=0;&quot;Y&quot;;&quot;N&quot;)" office:value-type="string" office:string-value="N" calcext:value-type="string">
            <text:p>N</text:p>
          </table:table-cell>
          <table:table-cell table:formula="of:=OR([.B367]=&quot;Y&quot;;[.C36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MOD([.A368];3)=0;&quot;Y&quot;;&quot;N&quot;)" office:value-type="string" office:string-value="N" calcext:value-type="string">
            <text:p>N</text:p>
          </table:table-cell>
          <table:table-cell table:formula="of:=IF(MOD([.A368];5)=0;&quot;Y&quot;;&quot;N&quot;)" office:value-type="string" office:string-value="N" calcext:value-type="string">
            <text:p>N</text:p>
          </table:table-cell>
          <table:table-cell table:formula="of:=OR([.B368]=&quot;Y&quot;;[.C36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MOD([.A369];3)=0;&quot;Y&quot;;&quot;N&quot;)" office:value-type="string" office:string-value="N" calcext:value-type="string">
            <text:p>N</text:p>
          </table:table-cell>
          <table:table-cell table:formula="of:=IF(MOD([.A369];5)=0;&quot;Y&quot;;&quot;N&quot;)" office:value-type="string" office:string-value="N" calcext:value-type="string">
            <text:p>N</text:p>
          </table:table-cell>
          <table:table-cell table:formula="of:=OR([.B369]=&quot;Y&quot;;[.C36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MOD([.A370];3)=0;&quot;Y&quot;;&quot;N&quot;)" office:value-type="string" office:string-value="Y" calcext:value-type="string">
            <text:p>Y</text:p>
          </table:table-cell>
          <table:table-cell table:formula="of:=IF(MOD([.A370];5)=0;&quot;Y&quot;;&quot;N&quot;)" office:value-type="string" office:string-value="N" calcext:value-type="string">
            <text:p>N</text:p>
          </table:table-cell>
          <table:table-cell table:formula="of:=OR([.B370]=&quot;Y&quot;;[.C37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MOD([.A371];3)=0;&quot;Y&quot;;&quot;N&quot;)" office:value-type="string" office:string-value="N" calcext:value-type="string">
            <text:p>N</text:p>
          </table:table-cell>
          <table:table-cell table:formula="of:=IF(MOD([.A371];5)=0;&quot;Y&quot;;&quot;N&quot;)" office:value-type="string" office:string-value="Y" calcext:value-type="string">
            <text:p>Y</text:p>
          </table:table-cell>
          <table:table-cell table:formula="of:=OR([.B371]=&quot;Y&quot;;[.C37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MOD([.A372];3)=0;&quot;Y&quot;;&quot;N&quot;)" office:value-type="string" office:string-value="N" calcext:value-type="string">
            <text:p>N</text:p>
          </table:table-cell>
          <table:table-cell table:formula="of:=IF(MOD([.A372];5)=0;&quot;Y&quot;;&quot;N&quot;)" office:value-type="string" office:string-value="N" calcext:value-type="string">
            <text:p>N</text:p>
          </table:table-cell>
          <table:table-cell table:formula="of:=OR([.B372]=&quot;Y&quot;;[.C37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MOD([.A373];3)=0;&quot;Y&quot;;&quot;N&quot;)" office:value-type="string" office:string-value="Y" calcext:value-type="string">
            <text:p>Y</text:p>
          </table:table-cell>
          <table:table-cell table:formula="of:=IF(MOD([.A373];5)=0;&quot;Y&quot;;&quot;N&quot;)" office:value-type="string" office:string-value="N" calcext:value-type="string">
            <text:p>N</text:p>
          </table:table-cell>
          <table:table-cell table:formula="of:=OR([.B373]=&quot;Y&quot;;[.C37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MOD([.A374];3)=0;&quot;Y&quot;;&quot;N&quot;)" office:value-type="string" office:string-value="N" calcext:value-type="string">
            <text:p>N</text:p>
          </table:table-cell>
          <table:table-cell table:formula="of:=IF(MOD([.A374];5)=0;&quot;Y&quot;;&quot;N&quot;)" office:value-type="string" office:string-value="N" calcext:value-type="string">
            <text:p>N</text:p>
          </table:table-cell>
          <table:table-cell table:formula="of:=OR([.B374]=&quot;Y&quot;;[.C37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MOD([.A375];3)=0;&quot;Y&quot;;&quot;N&quot;)" office:value-type="string" office:string-value="N" calcext:value-type="string">
            <text:p>N</text:p>
          </table:table-cell>
          <table:table-cell table:formula="of:=IF(MOD([.A375];5)=0;&quot;Y&quot;;&quot;N&quot;)" office:value-type="string" office:string-value="N" calcext:value-type="string">
            <text:p>N</text:p>
          </table:table-cell>
          <table:table-cell table:formula="of:=OR([.B375]=&quot;Y&quot;;[.C37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MOD([.A376];3)=0;&quot;Y&quot;;&quot;N&quot;)" office:value-type="string" office:string-value="Y" calcext:value-type="string">
            <text:p>Y</text:p>
          </table:table-cell>
          <table:table-cell table:formula="of:=IF(MOD([.A376];5)=0;&quot;Y&quot;;&quot;N&quot;)" office:value-type="string" office:string-value="Y" calcext:value-type="string">
            <text:p>Y</text:p>
          </table:table-cell>
          <table:table-cell table:formula="of:=OR([.B376]=&quot;Y&quot;;[.C37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MOD([.A377];3)=0;&quot;Y&quot;;&quot;N&quot;)" office:value-type="string" office:string-value="N" calcext:value-type="string">
            <text:p>N</text:p>
          </table:table-cell>
          <table:table-cell table:formula="of:=IF(MOD([.A377];5)=0;&quot;Y&quot;;&quot;N&quot;)" office:value-type="string" office:string-value="N" calcext:value-type="string">
            <text:p>N</text:p>
          </table:table-cell>
          <table:table-cell table:formula="of:=OR([.B377]=&quot;Y&quot;;[.C37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MOD([.A378];3)=0;&quot;Y&quot;;&quot;N&quot;)" office:value-type="string" office:string-value="N" calcext:value-type="string">
            <text:p>N</text:p>
          </table:table-cell>
          <table:table-cell table:formula="of:=IF(MOD([.A378];5)=0;&quot;Y&quot;;&quot;N&quot;)" office:value-type="string" office:string-value="N" calcext:value-type="string">
            <text:p>N</text:p>
          </table:table-cell>
          <table:table-cell table:formula="of:=OR([.B378]=&quot;Y&quot;;[.C37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MOD([.A379];3)=0;&quot;Y&quot;;&quot;N&quot;)" office:value-type="string" office:string-value="Y" calcext:value-type="string">
            <text:p>Y</text:p>
          </table:table-cell>
          <table:table-cell table:formula="of:=IF(MOD([.A379];5)=0;&quot;Y&quot;;&quot;N&quot;)" office:value-type="string" office:string-value="N" calcext:value-type="string">
            <text:p>N</text:p>
          </table:table-cell>
          <table:table-cell table:formula="of:=OR([.B379]=&quot;Y&quot;;[.C37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MOD([.A380];3)=0;&quot;Y&quot;;&quot;N&quot;)" office:value-type="string" office:string-value="N" calcext:value-type="string">
            <text:p>N</text:p>
          </table:table-cell>
          <table:table-cell table:formula="of:=IF(MOD([.A380];5)=0;&quot;Y&quot;;&quot;N&quot;)" office:value-type="string" office:string-value="N" calcext:value-type="string">
            <text:p>N</text:p>
          </table:table-cell>
          <table:table-cell table:formula="of:=OR([.B380]=&quot;Y&quot;;[.C38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MOD([.A381];3)=0;&quot;Y&quot;;&quot;N&quot;)" office:value-type="string" office:string-value="N" calcext:value-type="string">
            <text:p>N</text:p>
          </table:table-cell>
          <table:table-cell table:formula="of:=IF(MOD([.A381];5)=0;&quot;Y&quot;;&quot;N&quot;)" office:value-type="string" office:string-value="Y" calcext:value-type="string">
            <text:p>Y</text:p>
          </table:table-cell>
          <table:table-cell table:formula="of:=OR([.B381]=&quot;Y&quot;;[.C38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MOD([.A382];3)=0;&quot;Y&quot;;&quot;N&quot;)" office:value-type="string" office:string-value="Y" calcext:value-type="string">
            <text:p>Y</text:p>
          </table:table-cell>
          <table:table-cell table:formula="of:=IF(MOD([.A382];5)=0;&quot;Y&quot;;&quot;N&quot;)" office:value-type="string" office:string-value="N" calcext:value-type="string">
            <text:p>N</text:p>
          </table:table-cell>
          <table:table-cell table:formula="of:=OR([.B382]=&quot;Y&quot;;[.C38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MOD([.A383];3)=0;&quot;Y&quot;;&quot;N&quot;)" office:value-type="string" office:string-value="N" calcext:value-type="string">
            <text:p>N</text:p>
          </table:table-cell>
          <table:table-cell table:formula="of:=IF(MOD([.A383];5)=0;&quot;Y&quot;;&quot;N&quot;)" office:value-type="string" office:string-value="N" calcext:value-type="string">
            <text:p>N</text:p>
          </table:table-cell>
          <table:table-cell table:formula="of:=OR([.B383]=&quot;Y&quot;;[.C38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MOD([.A384];3)=0;&quot;Y&quot;;&quot;N&quot;)" office:value-type="string" office:string-value="N" calcext:value-type="string">
            <text:p>N</text:p>
          </table:table-cell>
          <table:table-cell table:formula="of:=IF(MOD([.A384];5)=0;&quot;Y&quot;;&quot;N&quot;)" office:value-type="string" office:string-value="N" calcext:value-type="string">
            <text:p>N</text:p>
          </table:table-cell>
          <table:table-cell table:formula="of:=OR([.B384]=&quot;Y&quot;;[.C38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MOD([.A385];3)=0;&quot;Y&quot;;&quot;N&quot;)" office:value-type="string" office:string-value="Y" calcext:value-type="string">
            <text:p>Y</text:p>
          </table:table-cell>
          <table:table-cell table:formula="of:=IF(MOD([.A385];5)=0;&quot;Y&quot;;&quot;N&quot;)" office:value-type="string" office:string-value="N" calcext:value-type="string">
            <text:p>N</text:p>
          </table:table-cell>
          <table:table-cell table:formula="of:=OR([.B385]=&quot;Y&quot;;[.C38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MOD([.A386];3)=0;&quot;Y&quot;;&quot;N&quot;)" office:value-type="string" office:string-value="N" calcext:value-type="string">
            <text:p>N</text:p>
          </table:table-cell>
          <table:table-cell table:formula="of:=IF(MOD([.A386];5)=0;&quot;Y&quot;;&quot;N&quot;)" office:value-type="string" office:string-value="Y" calcext:value-type="string">
            <text:p>Y</text:p>
          </table:table-cell>
          <table:table-cell table:formula="of:=OR([.B386]=&quot;Y&quot;;[.C38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MOD([.A387];3)=0;&quot;Y&quot;;&quot;N&quot;)" office:value-type="string" office:string-value="N" calcext:value-type="string">
            <text:p>N</text:p>
          </table:table-cell>
          <table:table-cell table:formula="of:=IF(MOD([.A387];5)=0;&quot;Y&quot;;&quot;N&quot;)" office:value-type="string" office:string-value="N" calcext:value-type="string">
            <text:p>N</text:p>
          </table:table-cell>
          <table:table-cell table:formula="of:=OR([.B387]=&quot;Y&quot;;[.C38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MOD([.A388];3)=0;&quot;Y&quot;;&quot;N&quot;)" office:value-type="string" office:string-value="Y" calcext:value-type="string">
            <text:p>Y</text:p>
          </table:table-cell>
          <table:table-cell table:formula="of:=IF(MOD([.A388];5)=0;&quot;Y&quot;;&quot;N&quot;)" office:value-type="string" office:string-value="N" calcext:value-type="string">
            <text:p>N</text:p>
          </table:table-cell>
          <table:table-cell table:formula="of:=OR([.B388]=&quot;Y&quot;;[.C38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F(MOD([.A389];3)=0;&quot;Y&quot;;&quot;N&quot;)" office:value-type="string" office:string-value="N" calcext:value-type="string">
            <text:p>N</text:p>
          </table:table-cell>
          <table:table-cell table:formula="of:=IF(MOD([.A389];5)=0;&quot;Y&quot;;&quot;N&quot;)" office:value-type="string" office:string-value="N" calcext:value-type="string">
            <text:p>N</text:p>
          </table:table-cell>
          <table:table-cell table:formula="of:=OR([.B389]=&quot;Y&quot;;[.C38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F(MOD([.A390];3)=0;&quot;Y&quot;;&quot;N&quot;)" office:value-type="string" office:string-value="N" calcext:value-type="string">
            <text:p>N</text:p>
          </table:table-cell>
          <table:table-cell table:formula="of:=IF(MOD([.A390];5)=0;&quot;Y&quot;;&quot;N&quot;)" office:value-type="string" office:string-value="N" calcext:value-type="string">
            <text:p>N</text:p>
          </table:table-cell>
          <table:table-cell table:formula="of:=OR([.B390]=&quot;Y&quot;;[.C39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MOD([.A391];3)=0;&quot;Y&quot;;&quot;N&quot;)" office:value-type="string" office:string-value="Y" calcext:value-type="string">
            <text:p>Y</text:p>
          </table:table-cell>
          <table:table-cell table:formula="of:=IF(MOD([.A391];5)=0;&quot;Y&quot;;&quot;N&quot;)" office:value-type="string" office:string-value="Y" calcext:value-type="string">
            <text:p>Y</text:p>
          </table:table-cell>
          <table:table-cell table:formula="of:=OR([.B391]=&quot;Y&quot;;[.C39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MOD([.A392];3)=0;&quot;Y&quot;;&quot;N&quot;)" office:value-type="string" office:string-value="N" calcext:value-type="string">
            <text:p>N</text:p>
          </table:table-cell>
          <table:table-cell table:formula="of:=IF(MOD([.A392];5)=0;&quot;Y&quot;;&quot;N&quot;)" office:value-type="string" office:string-value="N" calcext:value-type="string">
            <text:p>N</text:p>
          </table:table-cell>
          <table:table-cell table:formula="of:=OR([.B392]=&quot;Y&quot;;[.C39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MOD([.A393];3)=0;&quot;Y&quot;;&quot;N&quot;)" office:value-type="string" office:string-value="N" calcext:value-type="string">
            <text:p>N</text:p>
          </table:table-cell>
          <table:table-cell table:formula="of:=IF(MOD([.A393];5)=0;&quot;Y&quot;;&quot;N&quot;)" office:value-type="string" office:string-value="N" calcext:value-type="string">
            <text:p>N</text:p>
          </table:table-cell>
          <table:table-cell table:formula="of:=OR([.B393]=&quot;Y&quot;;[.C39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F(MOD([.A394];3)=0;&quot;Y&quot;;&quot;N&quot;)" office:value-type="string" office:string-value="Y" calcext:value-type="string">
            <text:p>Y</text:p>
          </table:table-cell>
          <table:table-cell table:formula="of:=IF(MOD([.A394];5)=0;&quot;Y&quot;;&quot;N&quot;)" office:value-type="string" office:string-value="N" calcext:value-type="string">
            <text:p>N</text:p>
          </table:table-cell>
          <table:table-cell table:formula="of:=OR([.B394]=&quot;Y&quot;;[.C39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MOD([.A395];3)=0;&quot;Y&quot;;&quot;N&quot;)" office:value-type="string" office:string-value="N" calcext:value-type="string">
            <text:p>N</text:p>
          </table:table-cell>
          <table:table-cell table:formula="of:=IF(MOD([.A395];5)=0;&quot;Y&quot;;&quot;N&quot;)" office:value-type="string" office:string-value="N" calcext:value-type="string">
            <text:p>N</text:p>
          </table:table-cell>
          <table:table-cell table:formula="of:=OR([.B395]=&quot;Y&quot;;[.C39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IF(MOD([.A396];3)=0;&quot;Y&quot;;&quot;N&quot;)" office:value-type="string" office:string-value="N" calcext:value-type="string">
            <text:p>N</text:p>
          </table:table-cell>
          <table:table-cell table:formula="of:=IF(MOD([.A396];5)=0;&quot;Y&quot;;&quot;N&quot;)" office:value-type="string" office:string-value="Y" calcext:value-type="string">
            <text:p>Y</text:p>
          </table:table-cell>
          <table:table-cell table:formula="of:=OR([.B396]=&quot;Y&quot;;[.C39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F(MOD([.A397];3)=0;&quot;Y&quot;;&quot;N&quot;)" office:value-type="string" office:string-value="Y" calcext:value-type="string">
            <text:p>Y</text:p>
          </table:table-cell>
          <table:table-cell table:formula="of:=IF(MOD([.A397];5)=0;&quot;Y&quot;;&quot;N&quot;)" office:value-type="string" office:string-value="N" calcext:value-type="string">
            <text:p>N</text:p>
          </table:table-cell>
          <table:table-cell table:formula="of:=OR([.B397]=&quot;Y&quot;;[.C39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MOD([.A398];3)=0;&quot;Y&quot;;&quot;N&quot;)" office:value-type="string" office:string-value="N" calcext:value-type="string">
            <text:p>N</text:p>
          </table:table-cell>
          <table:table-cell table:formula="of:=IF(MOD([.A398];5)=0;&quot;Y&quot;;&quot;N&quot;)" office:value-type="string" office:string-value="N" calcext:value-type="string">
            <text:p>N</text:p>
          </table:table-cell>
          <table:table-cell table:formula="of:=OR([.B398]=&quot;Y&quot;;[.C39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F(MOD([.A399];3)=0;&quot;Y&quot;;&quot;N&quot;)" office:value-type="string" office:string-value="N" calcext:value-type="string">
            <text:p>N</text:p>
          </table:table-cell>
          <table:table-cell table:formula="of:=IF(MOD([.A399];5)=0;&quot;Y&quot;;&quot;N&quot;)" office:value-type="string" office:string-value="N" calcext:value-type="string">
            <text:p>N</text:p>
          </table:table-cell>
          <table:table-cell table:formula="of:=OR([.B399]=&quot;Y&quot;;[.C39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IF(MOD([.A400];3)=0;&quot;Y&quot;;&quot;N&quot;)" office:value-type="string" office:string-value="Y" calcext:value-type="string">
            <text:p>Y</text:p>
          </table:table-cell>
          <table:table-cell table:formula="of:=IF(MOD([.A400];5)=0;&quot;Y&quot;;&quot;N&quot;)" office:value-type="string" office:string-value="N" calcext:value-type="string">
            <text:p>N</text:p>
          </table:table-cell>
          <table:table-cell table:formula="of:=OR([.B400]=&quot;Y&quot;;[.C40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MOD([.A401];3)=0;&quot;Y&quot;;&quot;N&quot;)" office:value-type="string" office:string-value="N" calcext:value-type="string">
            <text:p>N</text:p>
          </table:table-cell>
          <table:table-cell table:formula="of:=IF(MOD([.A401];5)=0;&quot;Y&quot;;&quot;N&quot;)" office:value-type="string" office:string-value="Y" calcext:value-type="string">
            <text:p>Y</text:p>
          </table:table-cell>
          <table:table-cell table:formula="of:=OR([.B401]=&quot;Y&quot;;[.C40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MOD([.A402];3)=0;&quot;Y&quot;;&quot;N&quot;)" office:value-type="string" office:string-value="N" calcext:value-type="string">
            <text:p>N</text:p>
          </table:table-cell>
          <table:table-cell table:formula="of:=IF(MOD([.A402];5)=0;&quot;Y&quot;;&quot;N&quot;)" office:value-type="string" office:string-value="N" calcext:value-type="string">
            <text:p>N</text:p>
          </table:table-cell>
          <table:table-cell table:formula="of:=OR([.B402]=&quot;Y&quot;;[.C40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MOD([.A403];3)=0;&quot;Y&quot;;&quot;N&quot;)" office:value-type="string" office:string-value="Y" calcext:value-type="string">
            <text:p>Y</text:p>
          </table:table-cell>
          <table:table-cell table:formula="of:=IF(MOD([.A403];5)=0;&quot;Y&quot;;&quot;N&quot;)" office:value-type="string" office:string-value="N" calcext:value-type="string">
            <text:p>N</text:p>
          </table:table-cell>
          <table:table-cell table:formula="of:=OR([.B403]=&quot;Y&quot;;[.C40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F(MOD([.A404];3)=0;&quot;Y&quot;;&quot;N&quot;)" office:value-type="string" office:string-value="N" calcext:value-type="string">
            <text:p>N</text:p>
          </table:table-cell>
          <table:table-cell table:formula="of:=IF(MOD([.A404];5)=0;&quot;Y&quot;;&quot;N&quot;)" office:value-type="string" office:string-value="N" calcext:value-type="string">
            <text:p>N</text:p>
          </table:table-cell>
          <table:table-cell table:formula="of:=OR([.B404]=&quot;Y&quot;;[.C40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MOD([.A405];3)=0;&quot;Y&quot;;&quot;N&quot;)" office:value-type="string" office:string-value="N" calcext:value-type="string">
            <text:p>N</text:p>
          </table:table-cell>
          <table:table-cell table:formula="of:=IF(MOD([.A405];5)=0;&quot;Y&quot;;&quot;N&quot;)" office:value-type="string" office:string-value="N" calcext:value-type="string">
            <text:p>N</text:p>
          </table:table-cell>
          <table:table-cell table:formula="of:=OR([.B405]=&quot;Y&quot;;[.C40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F(MOD([.A406];3)=0;&quot;Y&quot;;&quot;N&quot;)" office:value-type="string" office:string-value="Y" calcext:value-type="string">
            <text:p>Y</text:p>
          </table:table-cell>
          <table:table-cell table:formula="of:=IF(MOD([.A406];5)=0;&quot;Y&quot;;&quot;N&quot;)" office:value-type="string" office:string-value="Y" calcext:value-type="string">
            <text:p>Y</text:p>
          </table:table-cell>
          <table:table-cell table:formula="of:=OR([.B406]=&quot;Y&quot;;[.C40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F(MOD([.A407];3)=0;&quot;Y&quot;;&quot;N&quot;)" office:value-type="string" office:string-value="N" calcext:value-type="string">
            <text:p>N</text:p>
          </table:table-cell>
          <table:table-cell table:formula="of:=IF(MOD([.A407];5)=0;&quot;Y&quot;;&quot;N&quot;)" office:value-type="string" office:string-value="N" calcext:value-type="string">
            <text:p>N</text:p>
          </table:table-cell>
          <table:table-cell table:formula="of:=OR([.B407]=&quot;Y&quot;;[.C40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MOD([.A408];3)=0;&quot;Y&quot;;&quot;N&quot;)" office:value-type="string" office:string-value="N" calcext:value-type="string">
            <text:p>N</text:p>
          </table:table-cell>
          <table:table-cell table:formula="of:=IF(MOD([.A408];5)=0;&quot;Y&quot;;&quot;N&quot;)" office:value-type="string" office:string-value="N" calcext:value-type="string">
            <text:p>N</text:p>
          </table:table-cell>
          <table:table-cell table:formula="of:=OR([.B408]=&quot;Y&quot;;[.C40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MOD([.A409];3)=0;&quot;Y&quot;;&quot;N&quot;)" office:value-type="string" office:string-value="Y" calcext:value-type="string">
            <text:p>Y</text:p>
          </table:table-cell>
          <table:table-cell table:formula="of:=IF(MOD([.A409];5)=0;&quot;Y&quot;;&quot;N&quot;)" office:value-type="string" office:string-value="N" calcext:value-type="string">
            <text:p>N</text:p>
          </table:table-cell>
          <table:table-cell table:formula="of:=OR([.B409]=&quot;Y&quot;;[.C40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IF(MOD([.A410];3)=0;&quot;Y&quot;;&quot;N&quot;)" office:value-type="string" office:string-value="N" calcext:value-type="string">
            <text:p>N</text:p>
          </table:table-cell>
          <table:table-cell table:formula="of:=IF(MOD([.A410];5)=0;&quot;Y&quot;;&quot;N&quot;)" office:value-type="string" office:string-value="N" calcext:value-type="string">
            <text:p>N</text:p>
          </table:table-cell>
          <table:table-cell table:formula="of:=OR([.B410]=&quot;Y&quot;;[.C41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F(MOD([.A411];3)=0;&quot;Y&quot;;&quot;N&quot;)" office:value-type="string" office:string-value="N" calcext:value-type="string">
            <text:p>N</text:p>
          </table:table-cell>
          <table:table-cell table:formula="of:=IF(MOD([.A411];5)=0;&quot;Y&quot;;&quot;N&quot;)" office:value-type="string" office:string-value="Y" calcext:value-type="string">
            <text:p>Y</text:p>
          </table:table-cell>
          <table:table-cell table:formula="of:=OR([.B411]=&quot;Y&quot;;[.C41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MOD([.A412];3)=0;&quot;Y&quot;;&quot;N&quot;)" office:value-type="string" office:string-value="Y" calcext:value-type="string">
            <text:p>Y</text:p>
          </table:table-cell>
          <table:table-cell table:formula="of:=IF(MOD([.A412];5)=0;&quot;Y&quot;;&quot;N&quot;)" office:value-type="string" office:string-value="N" calcext:value-type="string">
            <text:p>N</text:p>
          </table:table-cell>
          <table:table-cell table:formula="of:=OR([.B412]=&quot;Y&quot;;[.C41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IF(MOD([.A413];3)=0;&quot;Y&quot;;&quot;N&quot;)" office:value-type="string" office:string-value="N" calcext:value-type="string">
            <text:p>N</text:p>
          </table:table-cell>
          <table:table-cell table:formula="of:=IF(MOD([.A413];5)=0;&quot;Y&quot;;&quot;N&quot;)" office:value-type="string" office:string-value="N" calcext:value-type="string">
            <text:p>N</text:p>
          </table:table-cell>
          <table:table-cell table:formula="of:=OR([.B413]=&quot;Y&quot;;[.C41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IF(MOD([.A414];3)=0;&quot;Y&quot;;&quot;N&quot;)" office:value-type="string" office:string-value="N" calcext:value-type="string">
            <text:p>N</text:p>
          </table:table-cell>
          <table:table-cell table:formula="of:=IF(MOD([.A414];5)=0;&quot;Y&quot;;&quot;N&quot;)" office:value-type="string" office:string-value="N" calcext:value-type="string">
            <text:p>N</text:p>
          </table:table-cell>
          <table:table-cell table:formula="of:=OR([.B414]=&quot;Y&quot;;[.C41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MOD([.A415];3)=0;&quot;Y&quot;;&quot;N&quot;)" office:value-type="string" office:string-value="Y" calcext:value-type="string">
            <text:p>Y</text:p>
          </table:table-cell>
          <table:table-cell table:formula="of:=IF(MOD([.A415];5)=0;&quot;Y&quot;;&quot;N&quot;)" office:value-type="string" office:string-value="N" calcext:value-type="string">
            <text:p>N</text:p>
          </table:table-cell>
          <table:table-cell table:formula="of:=OR([.B415]=&quot;Y&quot;;[.C41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F(MOD([.A416];3)=0;&quot;Y&quot;;&quot;N&quot;)" office:value-type="string" office:string-value="N" calcext:value-type="string">
            <text:p>N</text:p>
          </table:table-cell>
          <table:table-cell table:formula="of:=IF(MOD([.A416];5)=0;&quot;Y&quot;;&quot;N&quot;)" office:value-type="string" office:string-value="Y" calcext:value-type="string">
            <text:p>Y</text:p>
          </table:table-cell>
          <table:table-cell table:formula="of:=OR([.B416]=&quot;Y&quot;;[.C41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MOD([.A417];3)=0;&quot;Y&quot;;&quot;N&quot;)" office:value-type="string" office:string-value="N" calcext:value-type="string">
            <text:p>N</text:p>
          </table:table-cell>
          <table:table-cell table:formula="of:=IF(MOD([.A417];5)=0;&quot;Y&quot;;&quot;N&quot;)" office:value-type="string" office:string-value="N" calcext:value-type="string">
            <text:p>N</text:p>
          </table:table-cell>
          <table:table-cell table:formula="of:=OR([.B417]=&quot;Y&quot;;[.C41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MOD([.A418];3)=0;&quot;Y&quot;;&quot;N&quot;)" office:value-type="string" office:string-value="Y" calcext:value-type="string">
            <text:p>Y</text:p>
          </table:table-cell>
          <table:table-cell table:formula="of:=IF(MOD([.A418];5)=0;&quot;Y&quot;;&quot;N&quot;)" office:value-type="string" office:string-value="N" calcext:value-type="string">
            <text:p>N</text:p>
          </table:table-cell>
          <table:table-cell table:formula="of:=OR([.B418]=&quot;Y&quot;;[.C41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IF(MOD([.A419];3)=0;&quot;Y&quot;;&quot;N&quot;)" office:value-type="string" office:string-value="N" calcext:value-type="string">
            <text:p>N</text:p>
          </table:table-cell>
          <table:table-cell table:formula="of:=IF(MOD([.A419];5)=0;&quot;Y&quot;;&quot;N&quot;)" office:value-type="string" office:string-value="N" calcext:value-type="string">
            <text:p>N</text:p>
          </table:table-cell>
          <table:table-cell table:formula="of:=OR([.B419]=&quot;Y&quot;;[.C41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MOD([.A420];3)=0;&quot;Y&quot;;&quot;N&quot;)" office:value-type="string" office:string-value="N" calcext:value-type="string">
            <text:p>N</text:p>
          </table:table-cell>
          <table:table-cell table:formula="of:=IF(MOD([.A420];5)=0;&quot;Y&quot;;&quot;N&quot;)" office:value-type="string" office:string-value="N" calcext:value-type="string">
            <text:p>N</text:p>
          </table:table-cell>
          <table:table-cell table:formula="of:=OR([.B420]=&quot;Y&quot;;[.C42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MOD([.A421];3)=0;&quot;Y&quot;;&quot;N&quot;)" office:value-type="string" office:string-value="Y" calcext:value-type="string">
            <text:p>Y</text:p>
          </table:table-cell>
          <table:table-cell table:formula="of:=IF(MOD([.A421];5)=0;&quot;Y&quot;;&quot;N&quot;)" office:value-type="string" office:string-value="Y" calcext:value-type="string">
            <text:p>Y</text:p>
          </table:table-cell>
          <table:table-cell table:formula="of:=OR([.B421]=&quot;Y&quot;;[.C42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MOD([.A422];3)=0;&quot;Y&quot;;&quot;N&quot;)" office:value-type="string" office:string-value="N" calcext:value-type="string">
            <text:p>N</text:p>
          </table:table-cell>
          <table:table-cell table:formula="of:=IF(MOD([.A422];5)=0;&quot;Y&quot;;&quot;N&quot;)" office:value-type="string" office:string-value="N" calcext:value-type="string">
            <text:p>N</text:p>
          </table:table-cell>
          <table:table-cell table:formula="of:=OR([.B422]=&quot;Y&quot;;[.C42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MOD([.A423];3)=0;&quot;Y&quot;;&quot;N&quot;)" office:value-type="string" office:string-value="N" calcext:value-type="string">
            <text:p>N</text:p>
          </table:table-cell>
          <table:table-cell table:formula="of:=IF(MOD([.A423];5)=0;&quot;Y&quot;;&quot;N&quot;)" office:value-type="string" office:string-value="N" calcext:value-type="string">
            <text:p>N</text:p>
          </table:table-cell>
          <table:table-cell table:formula="of:=OR([.B423]=&quot;Y&quot;;[.C42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IF(MOD([.A424];3)=0;&quot;Y&quot;;&quot;N&quot;)" office:value-type="string" office:string-value="Y" calcext:value-type="string">
            <text:p>Y</text:p>
          </table:table-cell>
          <table:table-cell table:formula="of:=IF(MOD([.A424];5)=0;&quot;Y&quot;;&quot;N&quot;)" office:value-type="string" office:string-value="N" calcext:value-type="string">
            <text:p>N</text:p>
          </table:table-cell>
          <table:table-cell table:formula="of:=OR([.B424]=&quot;Y&quot;;[.C42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MOD([.A425];3)=0;&quot;Y&quot;;&quot;N&quot;)" office:value-type="string" office:string-value="N" calcext:value-type="string">
            <text:p>N</text:p>
          </table:table-cell>
          <table:table-cell table:formula="of:=IF(MOD([.A425];5)=0;&quot;Y&quot;;&quot;N&quot;)" office:value-type="string" office:string-value="N" calcext:value-type="string">
            <text:p>N</text:p>
          </table:table-cell>
          <table:table-cell table:formula="of:=OR([.B425]=&quot;Y&quot;;[.C42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MOD([.A426];3)=0;&quot;Y&quot;;&quot;N&quot;)" office:value-type="string" office:string-value="N" calcext:value-type="string">
            <text:p>N</text:p>
          </table:table-cell>
          <table:table-cell table:formula="of:=IF(MOD([.A426];5)=0;&quot;Y&quot;;&quot;N&quot;)" office:value-type="string" office:string-value="Y" calcext:value-type="string">
            <text:p>Y</text:p>
          </table:table-cell>
          <table:table-cell table:formula="of:=OR([.B426]=&quot;Y&quot;;[.C42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MOD([.A427];3)=0;&quot;Y&quot;;&quot;N&quot;)" office:value-type="string" office:string-value="Y" calcext:value-type="string">
            <text:p>Y</text:p>
          </table:table-cell>
          <table:table-cell table:formula="of:=IF(MOD([.A427];5)=0;&quot;Y&quot;;&quot;N&quot;)" office:value-type="string" office:string-value="N" calcext:value-type="string">
            <text:p>N</text:p>
          </table:table-cell>
          <table:table-cell table:formula="of:=OR([.B427]=&quot;Y&quot;;[.C42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IF(MOD([.A428];3)=0;&quot;Y&quot;;&quot;N&quot;)" office:value-type="string" office:string-value="N" calcext:value-type="string">
            <text:p>N</text:p>
          </table:table-cell>
          <table:table-cell table:formula="of:=IF(MOD([.A428];5)=0;&quot;Y&quot;;&quot;N&quot;)" office:value-type="string" office:string-value="N" calcext:value-type="string">
            <text:p>N</text:p>
          </table:table-cell>
          <table:table-cell table:formula="of:=OR([.B428]=&quot;Y&quot;;[.C42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MOD([.A429];3)=0;&quot;Y&quot;;&quot;N&quot;)" office:value-type="string" office:string-value="N" calcext:value-type="string">
            <text:p>N</text:p>
          </table:table-cell>
          <table:table-cell table:formula="of:=IF(MOD([.A429];5)=0;&quot;Y&quot;;&quot;N&quot;)" office:value-type="string" office:string-value="N" calcext:value-type="string">
            <text:p>N</text:p>
          </table:table-cell>
          <table:table-cell table:formula="of:=OR([.B429]=&quot;Y&quot;;[.C42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MOD([.A430];3)=0;&quot;Y&quot;;&quot;N&quot;)" office:value-type="string" office:string-value="Y" calcext:value-type="string">
            <text:p>Y</text:p>
          </table:table-cell>
          <table:table-cell table:formula="of:=IF(MOD([.A430];5)=0;&quot;Y&quot;;&quot;N&quot;)" office:value-type="string" office:string-value="N" calcext:value-type="string">
            <text:p>N</text:p>
          </table:table-cell>
          <table:table-cell table:formula="of:=OR([.B430]=&quot;Y&quot;;[.C43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MOD([.A431];3)=0;&quot;Y&quot;;&quot;N&quot;)" office:value-type="string" office:string-value="N" calcext:value-type="string">
            <text:p>N</text:p>
          </table:table-cell>
          <table:table-cell table:formula="of:=IF(MOD([.A431];5)=0;&quot;Y&quot;;&quot;N&quot;)" office:value-type="string" office:string-value="Y" calcext:value-type="string">
            <text:p>Y</text:p>
          </table:table-cell>
          <table:table-cell table:formula="of:=OR([.B431]=&quot;Y&quot;;[.C43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MOD([.A432];3)=0;&quot;Y&quot;;&quot;N&quot;)" office:value-type="string" office:string-value="N" calcext:value-type="string">
            <text:p>N</text:p>
          </table:table-cell>
          <table:table-cell table:formula="of:=IF(MOD([.A432];5)=0;&quot;Y&quot;;&quot;N&quot;)" office:value-type="string" office:string-value="N" calcext:value-type="string">
            <text:p>N</text:p>
          </table:table-cell>
          <table:table-cell table:formula="of:=OR([.B432]=&quot;Y&quot;;[.C43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IF(MOD([.A433];3)=0;&quot;Y&quot;;&quot;N&quot;)" office:value-type="string" office:string-value="Y" calcext:value-type="string">
            <text:p>Y</text:p>
          </table:table-cell>
          <table:table-cell table:formula="of:=IF(MOD([.A433];5)=0;&quot;Y&quot;;&quot;N&quot;)" office:value-type="string" office:string-value="N" calcext:value-type="string">
            <text:p>N</text:p>
          </table:table-cell>
          <table:table-cell table:formula="of:=OR([.B433]=&quot;Y&quot;;[.C43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F(MOD([.A434];3)=0;&quot;Y&quot;;&quot;N&quot;)" office:value-type="string" office:string-value="N" calcext:value-type="string">
            <text:p>N</text:p>
          </table:table-cell>
          <table:table-cell table:formula="of:=IF(MOD([.A434];5)=0;&quot;Y&quot;;&quot;N&quot;)" office:value-type="string" office:string-value="N" calcext:value-type="string">
            <text:p>N</text:p>
          </table:table-cell>
          <table:table-cell table:formula="of:=OR([.B434]=&quot;Y&quot;;[.C43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F(MOD([.A435];3)=0;&quot;Y&quot;;&quot;N&quot;)" office:value-type="string" office:string-value="N" calcext:value-type="string">
            <text:p>N</text:p>
          </table:table-cell>
          <table:table-cell table:formula="of:=IF(MOD([.A435];5)=0;&quot;Y&quot;;&quot;N&quot;)" office:value-type="string" office:string-value="N" calcext:value-type="string">
            <text:p>N</text:p>
          </table:table-cell>
          <table:table-cell table:formula="of:=OR([.B435]=&quot;Y&quot;;[.C43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MOD([.A436];3)=0;&quot;Y&quot;;&quot;N&quot;)" office:value-type="string" office:string-value="Y" calcext:value-type="string">
            <text:p>Y</text:p>
          </table:table-cell>
          <table:table-cell table:formula="of:=IF(MOD([.A436];5)=0;&quot;Y&quot;;&quot;N&quot;)" office:value-type="string" office:string-value="Y" calcext:value-type="string">
            <text:p>Y</text:p>
          </table:table-cell>
          <table:table-cell table:formula="of:=OR([.B436]=&quot;Y&quot;;[.C43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MOD([.A437];3)=0;&quot;Y&quot;;&quot;N&quot;)" office:value-type="string" office:string-value="N" calcext:value-type="string">
            <text:p>N</text:p>
          </table:table-cell>
          <table:table-cell table:formula="of:=IF(MOD([.A437];5)=0;&quot;Y&quot;;&quot;N&quot;)" office:value-type="string" office:string-value="N" calcext:value-type="string">
            <text:p>N</text:p>
          </table:table-cell>
          <table:table-cell table:formula="of:=OR([.B437]=&quot;Y&quot;;[.C43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MOD([.A438];3)=0;&quot;Y&quot;;&quot;N&quot;)" office:value-type="string" office:string-value="N" calcext:value-type="string">
            <text:p>N</text:p>
          </table:table-cell>
          <table:table-cell table:formula="of:=IF(MOD([.A438];5)=0;&quot;Y&quot;;&quot;N&quot;)" office:value-type="string" office:string-value="N" calcext:value-type="string">
            <text:p>N</text:p>
          </table:table-cell>
          <table:table-cell table:formula="of:=OR([.B438]=&quot;Y&quot;;[.C43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F(MOD([.A439];3)=0;&quot;Y&quot;;&quot;N&quot;)" office:value-type="string" office:string-value="Y" calcext:value-type="string">
            <text:p>Y</text:p>
          </table:table-cell>
          <table:table-cell table:formula="of:=IF(MOD([.A439];5)=0;&quot;Y&quot;;&quot;N&quot;)" office:value-type="string" office:string-value="N" calcext:value-type="string">
            <text:p>N</text:p>
          </table:table-cell>
          <table:table-cell table:formula="of:=OR([.B439]=&quot;Y&quot;;[.C43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MOD([.A440];3)=0;&quot;Y&quot;;&quot;N&quot;)" office:value-type="string" office:string-value="N" calcext:value-type="string">
            <text:p>N</text:p>
          </table:table-cell>
          <table:table-cell table:formula="of:=IF(MOD([.A440];5)=0;&quot;Y&quot;;&quot;N&quot;)" office:value-type="string" office:string-value="N" calcext:value-type="string">
            <text:p>N</text:p>
          </table:table-cell>
          <table:table-cell table:formula="of:=OR([.B440]=&quot;Y&quot;;[.C44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MOD([.A441];3)=0;&quot;Y&quot;;&quot;N&quot;)" office:value-type="string" office:string-value="N" calcext:value-type="string">
            <text:p>N</text:p>
          </table:table-cell>
          <table:table-cell table:formula="of:=IF(MOD([.A441];5)=0;&quot;Y&quot;;&quot;N&quot;)" office:value-type="string" office:string-value="Y" calcext:value-type="string">
            <text:p>Y</text:p>
          </table:table-cell>
          <table:table-cell table:formula="of:=OR([.B441]=&quot;Y&quot;;[.C44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F(MOD([.A442];3)=0;&quot;Y&quot;;&quot;N&quot;)" office:value-type="string" office:string-value="Y" calcext:value-type="string">
            <text:p>Y</text:p>
          </table:table-cell>
          <table:table-cell table:formula="of:=IF(MOD([.A442];5)=0;&quot;Y&quot;;&quot;N&quot;)" office:value-type="string" office:string-value="N" calcext:value-type="string">
            <text:p>N</text:p>
          </table:table-cell>
          <table:table-cell table:formula="of:=OR([.B442]=&quot;Y&quot;;[.C44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IF(MOD([.A443];3)=0;&quot;Y&quot;;&quot;N&quot;)" office:value-type="string" office:string-value="N" calcext:value-type="string">
            <text:p>N</text:p>
          </table:table-cell>
          <table:table-cell table:formula="of:=IF(MOD([.A443];5)=0;&quot;Y&quot;;&quot;N&quot;)" office:value-type="string" office:string-value="N" calcext:value-type="string">
            <text:p>N</text:p>
          </table:table-cell>
          <table:table-cell table:formula="of:=OR([.B443]=&quot;Y&quot;;[.C44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F(MOD([.A444];3)=0;&quot;Y&quot;;&quot;N&quot;)" office:value-type="string" office:string-value="N" calcext:value-type="string">
            <text:p>N</text:p>
          </table:table-cell>
          <table:table-cell table:formula="of:=IF(MOD([.A444];5)=0;&quot;Y&quot;;&quot;N&quot;)" office:value-type="string" office:string-value="N" calcext:value-type="string">
            <text:p>N</text:p>
          </table:table-cell>
          <table:table-cell table:formula="of:=OR([.B444]=&quot;Y&quot;;[.C44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MOD([.A445];3)=0;&quot;Y&quot;;&quot;N&quot;)" office:value-type="string" office:string-value="Y" calcext:value-type="string">
            <text:p>Y</text:p>
          </table:table-cell>
          <table:table-cell table:formula="of:=IF(MOD([.A445];5)=0;&quot;Y&quot;;&quot;N&quot;)" office:value-type="string" office:string-value="N" calcext:value-type="string">
            <text:p>N</text:p>
          </table:table-cell>
          <table:table-cell table:formula="of:=OR([.B445]=&quot;Y&quot;;[.C44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IF(MOD([.A446];3)=0;&quot;Y&quot;;&quot;N&quot;)" office:value-type="string" office:string-value="N" calcext:value-type="string">
            <text:p>N</text:p>
          </table:table-cell>
          <table:table-cell table:formula="of:=IF(MOD([.A446];5)=0;&quot;Y&quot;;&quot;N&quot;)" office:value-type="string" office:string-value="Y" calcext:value-type="string">
            <text:p>Y</text:p>
          </table:table-cell>
          <table:table-cell table:formula="of:=OR([.B446]=&quot;Y&quot;;[.C44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IF(MOD([.A447];3)=0;&quot;Y&quot;;&quot;N&quot;)" office:value-type="string" office:string-value="N" calcext:value-type="string">
            <text:p>N</text:p>
          </table:table-cell>
          <table:table-cell table:formula="of:=IF(MOD([.A447];5)=0;&quot;Y&quot;;&quot;N&quot;)" office:value-type="string" office:string-value="N" calcext:value-type="string">
            <text:p>N</text:p>
          </table:table-cell>
          <table:table-cell table:formula="of:=OR([.B447]=&quot;Y&quot;;[.C44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MOD([.A448];3)=0;&quot;Y&quot;;&quot;N&quot;)" office:value-type="string" office:string-value="Y" calcext:value-type="string">
            <text:p>Y</text:p>
          </table:table-cell>
          <table:table-cell table:formula="of:=IF(MOD([.A448];5)=0;&quot;Y&quot;;&quot;N&quot;)" office:value-type="string" office:string-value="N" calcext:value-type="string">
            <text:p>N</text:p>
          </table:table-cell>
          <table:table-cell table:formula="of:=OR([.B448]=&quot;Y&quot;;[.C44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F(MOD([.A449];3)=0;&quot;Y&quot;;&quot;N&quot;)" office:value-type="string" office:string-value="N" calcext:value-type="string">
            <text:p>N</text:p>
          </table:table-cell>
          <table:table-cell table:formula="of:=IF(MOD([.A449];5)=0;&quot;Y&quot;;&quot;N&quot;)" office:value-type="string" office:string-value="N" calcext:value-type="string">
            <text:p>N</text:p>
          </table:table-cell>
          <table:table-cell table:formula="of:=OR([.B449]=&quot;Y&quot;;[.C44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MOD([.A450];3)=0;&quot;Y&quot;;&quot;N&quot;)" office:value-type="string" office:string-value="N" calcext:value-type="string">
            <text:p>N</text:p>
          </table:table-cell>
          <table:table-cell table:formula="of:=IF(MOD([.A450];5)=0;&quot;Y&quot;;&quot;N&quot;)" office:value-type="string" office:string-value="N" calcext:value-type="string">
            <text:p>N</text:p>
          </table:table-cell>
          <table:table-cell table:formula="of:=OR([.B450]=&quot;Y&quot;;[.C45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MOD([.A451];3)=0;&quot;Y&quot;;&quot;N&quot;)" office:value-type="string" office:string-value="Y" calcext:value-type="string">
            <text:p>Y</text:p>
          </table:table-cell>
          <table:table-cell table:formula="of:=IF(MOD([.A451];5)=0;&quot;Y&quot;;&quot;N&quot;)" office:value-type="string" office:string-value="Y" calcext:value-type="string">
            <text:p>Y</text:p>
          </table:table-cell>
          <table:table-cell table:formula="of:=OR([.B451]=&quot;Y&quot;;[.C45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IF(MOD([.A452];3)=0;&quot;Y&quot;;&quot;N&quot;)" office:value-type="string" office:string-value="N" calcext:value-type="string">
            <text:p>N</text:p>
          </table:table-cell>
          <table:table-cell table:formula="of:=IF(MOD([.A452];5)=0;&quot;Y&quot;;&quot;N&quot;)" office:value-type="string" office:string-value="N" calcext:value-type="string">
            <text:p>N</text:p>
          </table:table-cell>
          <table:table-cell table:formula="of:=OR([.B452]=&quot;Y&quot;;[.C45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IF(MOD([.A453];3)=0;&quot;Y&quot;;&quot;N&quot;)" office:value-type="string" office:string-value="N" calcext:value-type="string">
            <text:p>N</text:p>
          </table:table-cell>
          <table:table-cell table:formula="of:=IF(MOD([.A453];5)=0;&quot;Y&quot;;&quot;N&quot;)" office:value-type="string" office:string-value="N" calcext:value-type="string">
            <text:p>N</text:p>
          </table:table-cell>
          <table:table-cell table:formula="of:=OR([.B453]=&quot;Y&quot;;[.C45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IF(MOD([.A454];3)=0;&quot;Y&quot;;&quot;N&quot;)" office:value-type="string" office:string-value="Y" calcext:value-type="string">
            <text:p>Y</text:p>
          </table:table-cell>
          <table:table-cell table:formula="of:=IF(MOD([.A454];5)=0;&quot;Y&quot;;&quot;N&quot;)" office:value-type="string" office:string-value="N" calcext:value-type="string">
            <text:p>N</text:p>
          </table:table-cell>
          <table:table-cell table:formula="of:=OR([.B454]=&quot;Y&quot;;[.C45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IF(MOD([.A455];3)=0;&quot;Y&quot;;&quot;N&quot;)" office:value-type="string" office:string-value="N" calcext:value-type="string">
            <text:p>N</text:p>
          </table:table-cell>
          <table:table-cell table:formula="of:=IF(MOD([.A455];5)=0;&quot;Y&quot;;&quot;N&quot;)" office:value-type="string" office:string-value="N" calcext:value-type="string">
            <text:p>N</text:p>
          </table:table-cell>
          <table:table-cell table:formula="of:=OR([.B455]=&quot;Y&quot;;[.C45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IF(MOD([.A456];3)=0;&quot;Y&quot;;&quot;N&quot;)" office:value-type="string" office:string-value="N" calcext:value-type="string">
            <text:p>N</text:p>
          </table:table-cell>
          <table:table-cell table:formula="of:=IF(MOD([.A456];5)=0;&quot;Y&quot;;&quot;N&quot;)" office:value-type="string" office:string-value="Y" calcext:value-type="string">
            <text:p>Y</text:p>
          </table:table-cell>
          <table:table-cell table:formula="of:=OR([.B456]=&quot;Y&quot;;[.C45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F(MOD([.A457];3)=0;&quot;Y&quot;;&quot;N&quot;)" office:value-type="string" office:string-value="Y" calcext:value-type="string">
            <text:p>Y</text:p>
          </table:table-cell>
          <table:table-cell table:formula="of:=IF(MOD([.A457];5)=0;&quot;Y&quot;;&quot;N&quot;)" office:value-type="string" office:string-value="N" calcext:value-type="string">
            <text:p>N</text:p>
          </table:table-cell>
          <table:table-cell table:formula="of:=OR([.B457]=&quot;Y&quot;;[.C45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IF(MOD([.A458];3)=0;&quot;Y&quot;;&quot;N&quot;)" office:value-type="string" office:string-value="N" calcext:value-type="string">
            <text:p>N</text:p>
          </table:table-cell>
          <table:table-cell table:formula="of:=IF(MOD([.A458];5)=0;&quot;Y&quot;;&quot;N&quot;)" office:value-type="string" office:string-value="N" calcext:value-type="string">
            <text:p>N</text:p>
          </table:table-cell>
          <table:table-cell table:formula="of:=OR([.B458]=&quot;Y&quot;;[.C45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F(MOD([.A459];3)=0;&quot;Y&quot;;&quot;N&quot;)" office:value-type="string" office:string-value="N" calcext:value-type="string">
            <text:p>N</text:p>
          </table:table-cell>
          <table:table-cell table:formula="of:=IF(MOD([.A459];5)=0;&quot;Y&quot;;&quot;N&quot;)" office:value-type="string" office:string-value="N" calcext:value-type="string">
            <text:p>N</text:p>
          </table:table-cell>
          <table:table-cell table:formula="of:=OR([.B459]=&quot;Y&quot;;[.C45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MOD([.A460];3)=0;&quot;Y&quot;;&quot;N&quot;)" office:value-type="string" office:string-value="Y" calcext:value-type="string">
            <text:p>Y</text:p>
          </table:table-cell>
          <table:table-cell table:formula="of:=IF(MOD([.A460];5)=0;&quot;Y&quot;;&quot;N&quot;)" office:value-type="string" office:string-value="N" calcext:value-type="string">
            <text:p>N</text:p>
          </table:table-cell>
          <table:table-cell table:formula="of:=OR([.B460]=&quot;Y&quot;;[.C46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MOD([.A461];3)=0;&quot;Y&quot;;&quot;N&quot;)" office:value-type="string" office:string-value="N" calcext:value-type="string">
            <text:p>N</text:p>
          </table:table-cell>
          <table:table-cell table:formula="of:=IF(MOD([.A461];5)=0;&quot;Y&quot;;&quot;N&quot;)" office:value-type="string" office:string-value="Y" calcext:value-type="string">
            <text:p>Y</text:p>
          </table:table-cell>
          <table:table-cell table:formula="of:=OR([.B461]=&quot;Y&quot;;[.C46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IF(MOD([.A462];3)=0;&quot;Y&quot;;&quot;N&quot;)" office:value-type="string" office:string-value="N" calcext:value-type="string">
            <text:p>N</text:p>
          </table:table-cell>
          <table:table-cell table:formula="of:=IF(MOD([.A462];5)=0;&quot;Y&quot;;&quot;N&quot;)" office:value-type="string" office:string-value="N" calcext:value-type="string">
            <text:p>N</text:p>
          </table:table-cell>
          <table:table-cell table:formula="of:=OR([.B462]=&quot;Y&quot;;[.C46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MOD([.A463];3)=0;&quot;Y&quot;;&quot;N&quot;)" office:value-type="string" office:string-value="Y" calcext:value-type="string">
            <text:p>Y</text:p>
          </table:table-cell>
          <table:table-cell table:formula="of:=IF(MOD([.A463];5)=0;&quot;Y&quot;;&quot;N&quot;)" office:value-type="string" office:string-value="N" calcext:value-type="string">
            <text:p>N</text:p>
          </table:table-cell>
          <table:table-cell table:formula="of:=OR([.B463]=&quot;Y&quot;;[.C46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MOD([.A464];3)=0;&quot;Y&quot;;&quot;N&quot;)" office:value-type="string" office:string-value="N" calcext:value-type="string">
            <text:p>N</text:p>
          </table:table-cell>
          <table:table-cell table:formula="of:=IF(MOD([.A464];5)=0;&quot;Y&quot;;&quot;N&quot;)" office:value-type="string" office:string-value="N" calcext:value-type="string">
            <text:p>N</text:p>
          </table:table-cell>
          <table:table-cell table:formula="of:=OR([.B464]=&quot;Y&quot;;[.C46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F(MOD([.A465];3)=0;&quot;Y&quot;;&quot;N&quot;)" office:value-type="string" office:string-value="N" calcext:value-type="string">
            <text:p>N</text:p>
          </table:table-cell>
          <table:table-cell table:formula="of:=IF(MOD([.A465];5)=0;&quot;Y&quot;;&quot;N&quot;)" office:value-type="string" office:string-value="N" calcext:value-type="string">
            <text:p>N</text:p>
          </table:table-cell>
          <table:table-cell table:formula="of:=OR([.B465]=&quot;Y&quot;;[.C46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F(MOD([.A466];3)=0;&quot;Y&quot;;&quot;N&quot;)" office:value-type="string" office:string-value="Y" calcext:value-type="string">
            <text:p>Y</text:p>
          </table:table-cell>
          <table:table-cell table:formula="of:=IF(MOD([.A466];5)=0;&quot;Y&quot;;&quot;N&quot;)" office:value-type="string" office:string-value="Y" calcext:value-type="string">
            <text:p>Y</text:p>
          </table:table-cell>
          <table:table-cell table:formula="of:=OR([.B466]=&quot;Y&quot;;[.C46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MOD([.A467];3)=0;&quot;Y&quot;;&quot;N&quot;)" office:value-type="string" office:string-value="N" calcext:value-type="string">
            <text:p>N</text:p>
          </table:table-cell>
          <table:table-cell table:formula="of:=IF(MOD([.A467];5)=0;&quot;Y&quot;;&quot;N&quot;)" office:value-type="string" office:string-value="N" calcext:value-type="string">
            <text:p>N</text:p>
          </table:table-cell>
          <table:table-cell table:formula="of:=OR([.B467]=&quot;Y&quot;;[.C46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MOD([.A468];3)=0;&quot;Y&quot;;&quot;N&quot;)" office:value-type="string" office:string-value="N" calcext:value-type="string">
            <text:p>N</text:p>
          </table:table-cell>
          <table:table-cell table:formula="of:=IF(MOD([.A468];5)=0;&quot;Y&quot;;&quot;N&quot;)" office:value-type="string" office:string-value="N" calcext:value-type="string">
            <text:p>N</text:p>
          </table:table-cell>
          <table:table-cell table:formula="of:=OR([.B468]=&quot;Y&quot;;[.C46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MOD([.A469];3)=0;&quot;Y&quot;;&quot;N&quot;)" office:value-type="string" office:string-value="Y" calcext:value-type="string">
            <text:p>Y</text:p>
          </table:table-cell>
          <table:table-cell table:formula="of:=IF(MOD([.A469];5)=0;&quot;Y&quot;;&quot;N&quot;)" office:value-type="string" office:string-value="N" calcext:value-type="string">
            <text:p>N</text:p>
          </table:table-cell>
          <table:table-cell table:formula="of:=OR([.B469]=&quot;Y&quot;;[.C46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MOD([.A470];3)=0;&quot;Y&quot;;&quot;N&quot;)" office:value-type="string" office:string-value="N" calcext:value-type="string">
            <text:p>N</text:p>
          </table:table-cell>
          <table:table-cell table:formula="of:=IF(MOD([.A470];5)=0;&quot;Y&quot;;&quot;N&quot;)" office:value-type="string" office:string-value="N" calcext:value-type="string">
            <text:p>N</text:p>
          </table:table-cell>
          <table:table-cell table:formula="of:=OR([.B470]=&quot;Y&quot;;[.C47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MOD([.A471];3)=0;&quot;Y&quot;;&quot;N&quot;)" office:value-type="string" office:string-value="N" calcext:value-type="string">
            <text:p>N</text:p>
          </table:table-cell>
          <table:table-cell table:formula="of:=IF(MOD([.A471];5)=0;&quot;Y&quot;;&quot;N&quot;)" office:value-type="string" office:string-value="Y" calcext:value-type="string">
            <text:p>Y</text:p>
          </table:table-cell>
          <table:table-cell table:formula="of:=OR([.B471]=&quot;Y&quot;;[.C47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MOD([.A472];3)=0;&quot;Y&quot;;&quot;N&quot;)" office:value-type="string" office:string-value="Y" calcext:value-type="string">
            <text:p>Y</text:p>
          </table:table-cell>
          <table:table-cell table:formula="of:=IF(MOD([.A472];5)=0;&quot;Y&quot;;&quot;N&quot;)" office:value-type="string" office:string-value="N" calcext:value-type="string">
            <text:p>N</text:p>
          </table:table-cell>
          <table:table-cell table:formula="of:=OR([.B472]=&quot;Y&quot;;[.C47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MOD([.A473];3)=0;&quot;Y&quot;;&quot;N&quot;)" office:value-type="string" office:string-value="N" calcext:value-type="string">
            <text:p>N</text:p>
          </table:table-cell>
          <table:table-cell table:formula="of:=IF(MOD([.A473];5)=0;&quot;Y&quot;;&quot;N&quot;)" office:value-type="string" office:string-value="N" calcext:value-type="string">
            <text:p>N</text:p>
          </table:table-cell>
          <table:table-cell table:formula="of:=OR([.B473]=&quot;Y&quot;;[.C47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MOD([.A474];3)=0;&quot;Y&quot;;&quot;N&quot;)" office:value-type="string" office:string-value="N" calcext:value-type="string">
            <text:p>N</text:p>
          </table:table-cell>
          <table:table-cell table:formula="of:=IF(MOD([.A474];5)=0;&quot;Y&quot;;&quot;N&quot;)" office:value-type="string" office:string-value="N" calcext:value-type="string">
            <text:p>N</text:p>
          </table:table-cell>
          <table:table-cell table:formula="of:=OR([.B474]=&quot;Y&quot;;[.C47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MOD([.A475];3)=0;&quot;Y&quot;;&quot;N&quot;)" office:value-type="string" office:string-value="Y" calcext:value-type="string">
            <text:p>Y</text:p>
          </table:table-cell>
          <table:table-cell table:formula="of:=IF(MOD([.A475];5)=0;&quot;Y&quot;;&quot;N&quot;)" office:value-type="string" office:string-value="N" calcext:value-type="string">
            <text:p>N</text:p>
          </table:table-cell>
          <table:table-cell table:formula="of:=OR([.B475]=&quot;Y&quot;;[.C47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MOD([.A476];3)=0;&quot;Y&quot;;&quot;N&quot;)" office:value-type="string" office:string-value="N" calcext:value-type="string">
            <text:p>N</text:p>
          </table:table-cell>
          <table:table-cell table:formula="of:=IF(MOD([.A476];5)=0;&quot;Y&quot;;&quot;N&quot;)" office:value-type="string" office:string-value="Y" calcext:value-type="string">
            <text:p>Y</text:p>
          </table:table-cell>
          <table:table-cell table:formula="of:=OR([.B476]=&quot;Y&quot;;[.C47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MOD([.A477];3)=0;&quot;Y&quot;;&quot;N&quot;)" office:value-type="string" office:string-value="N" calcext:value-type="string">
            <text:p>N</text:p>
          </table:table-cell>
          <table:table-cell table:formula="of:=IF(MOD([.A477];5)=0;&quot;Y&quot;;&quot;N&quot;)" office:value-type="string" office:string-value="N" calcext:value-type="string">
            <text:p>N</text:p>
          </table:table-cell>
          <table:table-cell table:formula="of:=OR([.B477]=&quot;Y&quot;;[.C47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MOD([.A478];3)=0;&quot;Y&quot;;&quot;N&quot;)" office:value-type="string" office:string-value="Y" calcext:value-type="string">
            <text:p>Y</text:p>
          </table:table-cell>
          <table:table-cell table:formula="of:=IF(MOD([.A478];5)=0;&quot;Y&quot;;&quot;N&quot;)" office:value-type="string" office:string-value="N" calcext:value-type="string">
            <text:p>N</text:p>
          </table:table-cell>
          <table:table-cell table:formula="of:=OR([.B478]=&quot;Y&quot;;[.C47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MOD([.A479];3)=0;&quot;Y&quot;;&quot;N&quot;)" office:value-type="string" office:string-value="N" calcext:value-type="string">
            <text:p>N</text:p>
          </table:table-cell>
          <table:table-cell table:formula="of:=IF(MOD([.A479];5)=0;&quot;Y&quot;;&quot;N&quot;)" office:value-type="string" office:string-value="N" calcext:value-type="string">
            <text:p>N</text:p>
          </table:table-cell>
          <table:table-cell table:formula="of:=OR([.B479]=&quot;Y&quot;;[.C47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MOD([.A480];3)=0;&quot;Y&quot;;&quot;N&quot;)" office:value-type="string" office:string-value="N" calcext:value-type="string">
            <text:p>N</text:p>
          </table:table-cell>
          <table:table-cell table:formula="of:=IF(MOD([.A480];5)=0;&quot;Y&quot;;&quot;N&quot;)" office:value-type="string" office:string-value="N" calcext:value-type="string">
            <text:p>N</text:p>
          </table:table-cell>
          <table:table-cell table:formula="of:=OR([.B480]=&quot;Y&quot;;[.C48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MOD([.A481];3)=0;&quot;Y&quot;;&quot;N&quot;)" office:value-type="string" office:string-value="Y" calcext:value-type="string">
            <text:p>Y</text:p>
          </table:table-cell>
          <table:table-cell table:formula="of:=IF(MOD([.A481];5)=0;&quot;Y&quot;;&quot;N&quot;)" office:value-type="string" office:string-value="Y" calcext:value-type="string">
            <text:p>Y</text:p>
          </table:table-cell>
          <table:table-cell table:formula="of:=OR([.B481]=&quot;Y&quot;;[.C48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MOD([.A482];3)=0;&quot;Y&quot;;&quot;N&quot;)" office:value-type="string" office:string-value="N" calcext:value-type="string">
            <text:p>N</text:p>
          </table:table-cell>
          <table:table-cell table:formula="of:=IF(MOD([.A482];5)=0;&quot;Y&quot;;&quot;N&quot;)" office:value-type="string" office:string-value="N" calcext:value-type="string">
            <text:p>N</text:p>
          </table:table-cell>
          <table:table-cell table:formula="of:=OR([.B482]=&quot;Y&quot;;[.C48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MOD([.A483];3)=0;&quot;Y&quot;;&quot;N&quot;)" office:value-type="string" office:string-value="N" calcext:value-type="string">
            <text:p>N</text:p>
          </table:table-cell>
          <table:table-cell table:formula="of:=IF(MOD([.A483];5)=0;&quot;Y&quot;;&quot;N&quot;)" office:value-type="string" office:string-value="N" calcext:value-type="string">
            <text:p>N</text:p>
          </table:table-cell>
          <table:table-cell table:formula="of:=OR([.B483]=&quot;Y&quot;;[.C48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MOD([.A484];3)=0;&quot;Y&quot;;&quot;N&quot;)" office:value-type="string" office:string-value="Y" calcext:value-type="string">
            <text:p>Y</text:p>
          </table:table-cell>
          <table:table-cell table:formula="of:=IF(MOD([.A484];5)=0;&quot;Y&quot;;&quot;N&quot;)" office:value-type="string" office:string-value="N" calcext:value-type="string">
            <text:p>N</text:p>
          </table:table-cell>
          <table:table-cell table:formula="of:=OR([.B484]=&quot;Y&quot;;[.C48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MOD([.A485];3)=0;&quot;Y&quot;;&quot;N&quot;)" office:value-type="string" office:string-value="N" calcext:value-type="string">
            <text:p>N</text:p>
          </table:table-cell>
          <table:table-cell table:formula="of:=IF(MOD([.A485];5)=0;&quot;Y&quot;;&quot;N&quot;)" office:value-type="string" office:string-value="N" calcext:value-type="string">
            <text:p>N</text:p>
          </table:table-cell>
          <table:table-cell table:formula="of:=OR([.B485]=&quot;Y&quot;;[.C48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MOD([.A486];3)=0;&quot;Y&quot;;&quot;N&quot;)" office:value-type="string" office:string-value="N" calcext:value-type="string">
            <text:p>N</text:p>
          </table:table-cell>
          <table:table-cell table:formula="of:=IF(MOD([.A486];5)=0;&quot;Y&quot;;&quot;N&quot;)" office:value-type="string" office:string-value="Y" calcext:value-type="string">
            <text:p>Y</text:p>
          </table:table-cell>
          <table:table-cell table:formula="of:=OR([.B486]=&quot;Y&quot;;[.C48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MOD([.A487];3)=0;&quot;Y&quot;;&quot;N&quot;)" office:value-type="string" office:string-value="Y" calcext:value-type="string">
            <text:p>Y</text:p>
          </table:table-cell>
          <table:table-cell table:formula="of:=IF(MOD([.A487];5)=0;&quot;Y&quot;;&quot;N&quot;)" office:value-type="string" office:string-value="N" calcext:value-type="string">
            <text:p>N</text:p>
          </table:table-cell>
          <table:table-cell table:formula="of:=OR([.B487]=&quot;Y&quot;;[.C48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MOD([.A488];3)=0;&quot;Y&quot;;&quot;N&quot;)" office:value-type="string" office:string-value="N" calcext:value-type="string">
            <text:p>N</text:p>
          </table:table-cell>
          <table:table-cell table:formula="of:=IF(MOD([.A488];5)=0;&quot;Y&quot;;&quot;N&quot;)" office:value-type="string" office:string-value="N" calcext:value-type="string">
            <text:p>N</text:p>
          </table:table-cell>
          <table:table-cell table:formula="of:=OR([.B488]=&quot;Y&quot;;[.C48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MOD([.A489];3)=0;&quot;Y&quot;;&quot;N&quot;)" office:value-type="string" office:string-value="N" calcext:value-type="string">
            <text:p>N</text:p>
          </table:table-cell>
          <table:table-cell table:formula="of:=IF(MOD([.A489];5)=0;&quot;Y&quot;;&quot;N&quot;)" office:value-type="string" office:string-value="N" calcext:value-type="string">
            <text:p>N</text:p>
          </table:table-cell>
          <table:table-cell table:formula="of:=OR([.B489]=&quot;Y&quot;;[.C48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MOD([.A490];3)=0;&quot;Y&quot;;&quot;N&quot;)" office:value-type="string" office:string-value="Y" calcext:value-type="string">
            <text:p>Y</text:p>
          </table:table-cell>
          <table:table-cell table:formula="of:=IF(MOD([.A490];5)=0;&quot;Y&quot;;&quot;N&quot;)" office:value-type="string" office:string-value="N" calcext:value-type="string">
            <text:p>N</text:p>
          </table:table-cell>
          <table:table-cell table:formula="of:=OR([.B490]=&quot;Y&quot;;[.C49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MOD([.A491];3)=0;&quot;Y&quot;;&quot;N&quot;)" office:value-type="string" office:string-value="N" calcext:value-type="string">
            <text:p>N</text:p>
          </table:table-cell>
          <table:table-cell table:formula="of:=IF(MOD([.A491];5)=0;&quot;Y&quot;;&quot;N&quot;)" office:value-type="string" office:string-value="Y" calcext:value-type="string">
            <text:p>Y</text:p>
          </table:table-cell>
          <table:table-cell table:formula="of:=OR([.B491]=&quot;Y&quot;;[.C49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MOD([.A492];3)=0;&quot;Y&quot;;&quot;N&quot;)" office:value-type="string" office:string-value="N" calcext:value-type="string">
            <text:p>N</text:p>
          </table:table-cell>
          <table:table-cell table:formula="of:=IF(MOD([.A492];5)=0;&quot;Y&quot;;&quot;N&quot;)" office:value-type="string" office:string-value="N" calcext:value-type="string">
            <text:p>N</text:p>
          </table:table-cell>
          <table:table-cell table:formula="of:=OR([.B492]=&quot;Y&quot;;[.C49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MOD([.A493];3)=0;&quot;Y&quot;;&quot;N&quot;)" office:value-type="string" office:string-value="Y" calcext:value-type="string">
            <text:p>Y</text:p>
          </table:table-cell>
          <table:table-cell table:formula="of:=IF(MOD([.A493];5)=0;&quot;Y&quot;;&quot;N&quot;)" office:value-type="string" office:string-value="N" calcext:value-type="string">
            <text:p>N</text:p>
          </table:table-cell>
          <table:table-cell table:formula="of:=OR([.B493]=&quot;Y&quot;;[.C49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IF(MOD([.A494];3)=0;&quot;Y&quot;;&quot;N&quot;)" office:value-type="string" office:string-value="N" calcext:value-type="string">
            <text:p>N</text:p>
          </table:table-cell>
          <table:table-cell table:formula="of:=IF(MOD([.A494];5)=0;&quot;Y&quot;;&quot;N&quot;)" office:value-type="string" office:string-value="N" calcext:value-type="string">
            <text:p>N</text:p>
          </table:table-cell>
          <table:table-cell table:formula="of:=OR([.B494]=&quot;Y&quot;;[.C49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IF(MOD([.A495];3)=0;&quot;Y&quot;;&quot;N&quot;)" office:value-type="string" office:string-value="N" calcext:value-type="string">
            <text:p>N</text:p>
          </table:table-cell>
          <table:table-cell table:formula="of:=IF(MOD([.A495];5)=0;&quot;Y&quot;;&quot;N&quot;)" office:value-type="string" office:string-value="N" calcext:value-type="string">
            <text:p>N</text:p>
          </table:table-cell>
          <table:table-cell table:formula="of:=OR([.B495]=&quot;Y&quot;;[.C49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MOD([.A496];3)=0;&quot;Y&quot;;&quot;N&quot;)" office:value-type="string" office:string-value="Y" calcext:value-type="string">
            <text:p>Y</text:p>
          </table:table-cell>
          <table:table-cell table:formula="of:=IF(MOD([.A496];5)=0;&quot;Y&quot;;&quot;N&quot;)" office:value-type="string" office:string-value="Y" calcext:value-type="string">
            <text:p>Y</text:p>
          </table:table-cell>
          <table:table-cell table:formula="of:=OR([.B496]=&quot;Y&quot;;[.C49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MOD([.A497];3)=0;&quot;Y&quot;;&quot;N&quot;)" office:value-type="string" office:string-value="N" calcext:value-type="string">
            <text:p>N</text:p>
          </table:table-cell>
          <table:table-cell table:formula="of:=IF(MOD([.A497];5)=0;&quot;Y&quot;;&quot;N&quot;)" office:value-type="string" office:string-value="N" calcext:value-type="string">
            <text:p>N</text:p>
          </table:table-cell>
          <table:table-cell table:formula="of:=OR([.B497]=&quot;Y&quot;;[.C49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MOD([.A498];3)=0;&quot;Y&quot;;&quot;N&quot;)" office:value-type="string" office:string-value="N" calcext:value-type="string">
            <text:p>N</text:p>
          </table:table-cell>
          <table:table-cell table:formula="of:=IF(MOD([.A498];5)=0;&quot;Y&quot;;&quot;N&quot;)" office:value-type="string" office:string-value="N" calcext:value-type="string">
            <text:p>N</text:p>
          </table:table-cell>
          <table:table-cell table:formula="of:=OR([.B498]=&quot;Y&quot;;[.C49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MOD([.A499];3)=0;&quot;Y&quot;;&quot;N&quot;)" office:value-type="string" office:string-value="Y" calcext:value-type="string">
            <text:p>Y</text:p>
          </table:table-cell>
          <table:table-cell table:formula="of:=IF(MOD([.A499];5)=0;&quot;Y&quot;;&quot;N&quot;)" office:value-type="string" office:string-value="N" calcext:value-type="string">
            <text:p>N</text:p>
          </table:table-cell>
          <table:table-cell table:formula="of:=OR([.B499]=&quot;Y&quot;;[.C49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F(MOD([.A500];3)=0;&quot;Y&quot;;&quot;N&quot;)" office:value-type="string" office:string-value="N" calcext:value-type="string">
            <text:p>N</text:p>
          </table:table-cell>
          <table:table-cell table:formula="of:=IF(MOD([.A500];5)=0;&quot;Y&quot;;&quot;N&quot;)" office:value-type="string" office:string-value="N" calcext:value-type="string">
            <text:p>N</text:p>
          </table:table-cell>
          <table:table-cell table:formula="of:=OR([.B500]=&quot;Y&quot;;[.C50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MOD([.A501];3)=0;&quot;Y&quot;;&quot;N&quot;)" office:value-type="string" office:string-value="N" calcext:value-type="string">
            <text:p>N</text:p>
          </table:table-cell>
          <table:table-cell table:formula="of:=IF(MOD([.A501];5)=0;&quot;Y&quot;;&quot;N&quot;)" office:value-type="string" office:string-value="Y" calcext:value-type="string">
            <text:p>Y</text:p>
          </table:table-cell>
          <table:table-cell table:formula="of:=OR([.B501]=&quot;Y&quot;;[.C50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MOD([.A502];3)=0;&quot;Y&quot;;&quot;N&quot;)" office:value-type="string" office:string-value="Y" calcext:value-type="string">
            <text:p>Y</text:p>
          </table:table-cell>
          <table:table-cell table:formula="of:=IF(MOD([.A502];5)=0;&quot;Y&quot;;&quot;N&quot;)" office:value-type="string" office:string-value="N" calcext:value-type="string">
            <text:p>N</text:p>
          </table:table-cell>
          <table:table-cell table:formula="of:=OR([.B502]=&quot;Y&quot;;[.C50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F(MOD([.A503];3)=0;&quot;Y&quot;;&quot;N&quot;)" office:value-type="string" office:string-value="N" calcext:value-type="string">
            <text:p>N</text:p>
          </table:table-cell>
          <table:table-cell table:formula="of:=IF(MOD([.A503];5)=0;&quot;Y&quot;;&quot;N&quot;)" office:value-type="string" office:string-value="N" calcext:value-type="string">
            <text:p>N</text:p>
          </table:table-cell>
          <table:table-cell table:formula="of:=OR([.B503]=&quot;Y&quot;;[.C50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F(MOD([.A504];3)=0;&quot;Y&quot;;&quot;N&quot;)" office:value-type="string" office:string-value="N" calcext:value-type="string">
            <text:p>N</text:p>
          </table:table-cell>
          <table:table-cell table:formula="of:=IF(MOD([.A504];5)=0;&quot;Y&quot;;&quot;N&quot;)" office:value-type="string" office:string-value="N" calcext:value-type="string">
            <text:p>N</text:p>
          </table:table-cell>
          <table:table-cell table:formula="of:=OR([.B504]=&quot;Y&quot;;[.C50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IF(MOD([.A505];3)=0;&quot;Y&quot;;&quot;N&quot;)" office:value-type="string" office:string-value="Y" calcext:value-type="string">
            <text:p>Y</text:p>
          </table:table-cell>
          <table:table-cell table:formula="of:=IF(MOD([.A505];5)=0;&quot;Y&quot;;&quot;N&quot;)" office:value-type="string" office:string-value="N" calcext:value-type="string">
            <text:p>N</text:p>
          </table:table-cell>
          <table:table-cell table:formula="of:=OR([.B505]=&quot;Y&quot;;[.C50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IF(MOD([.A506];3)=0;&quot;Y&quot;;&quot;N&quot;)" office:value-type="string" office:string-value="N" calcext:value-type="string">
            <text:p>N</text:p>
          </table:table-cell>
          <table:table-cell table:formula="of:=IF(MOD([.A506];5)=0;&quot;Y&quot;;&quot;N&quot;)" office:value-type="string" office:string-value="Y" calcext:value-type="string">
            <text:p>Y</text:p>
          </table:table-cell>
          <table:table-cell table:formula="of:=OR([.B506]=&quot;Y&quot;;[.C50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F(MOD([.A507];3)=0;&quot;Y&quot;;&quot;N&quot;)" office:value-type="string" office:string-value="N" calcext:value-type="string">
            <text:p>N</text:p>
          </table:table-cell>
          <table:table-cell table:formula="of:=IF(MOD([.A507];5)=0;&quot;Y&quot;;&quot;N&quot;)" office:value-type="string" office:string-value="N" calcext:value-type="string">
            <text:p>N</text:p>
          </table:table-cell>
          <table:table-cell table:formula="of:=OR([.B507]=&quot;Y&quot;;[.C50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IF(MOD([.A508];3)=0;&quot;Y&quot;;&quot;N&quot;)" office:value-type="string" office:string-value="Y" calcext:value-type="string">
            <text:p>Y</text:p>
          </table:table-cell>
          <table:table-cell table:formula="of:=IF(MOD([.A508];5)=0;&quot;Y&quot;;&quot;N&quot;)" office:value-type="string" office:string-value="N" calcext:value-type="string">
            <text:p>N</text:p>
          </table:table-cell>
          <table:table-cell table:formula="of:=OR([.B508]=&quot;Y&quot;;[.C50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F(MOD([.A509];3)=0;&quot;Y&quot;;&quot;N&quot;)" office:value-type="string" office:string-value="N" calcext:value-type="string">
            <text:p>N</text:p>
          </table:table-cell>
          <table:table-cell table:formula="of:=IF(MOD([.A509];5)=0;&quot;Y&quot;;&quot;N&quot;)" office:value-type="string" office:string-value="N" calcext:value-type="string">
            <text:p>N</text:p>
          </table:table-cell>
          <table:table-cell table:formula="of:=OR([.B509]=&quot;Y&quot;;[.C50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F(MOD([.A510];3)=0;&quot;Y&quot;;&quot;N&quot;)" office:value-type="string" office:string-value="N" calcext:value-type="string">
            <text:p>N</text:p>
          </table:table-cell>
          <table:table-cell table:formula="of:=IF(MOD([.A510];5)=0;&quot;Y&quot;;&quot;N&quot;)" office:value-type="string" office:string-value="N" calcext:value-type="string">
            <text:p>N</text:p>
          </table:table-cell>
          <table:table-cell table:formula="of:=OR([.B510]=&quot;Y&quot;;[.C51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MOD([.A511];3)=0;&quot;Y&quot;;&quot;N&quot;)" office:value-type="string" office:string-value="Y" calcext:value-type="string">
            <text:p>Y</text:p>
          </table:table-cell>
          <table:table-cell table:formula="of:=IF(MOD([.A511];5)=0;&quot;Y&quot;;&quot;N&quot;)" office:value-type="string" office:string-value="Y" calcext:value-type="string">
            <text:p>Y</text:p>
          </table:table-cell>
          <table:table-cell table:formula="of:=OR([.B511]=&quot;Y&quot;;[.C51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MOD([.A512];3)=0;&quot;Y&quot;;&quot;N&quot;)" office:value-type="string" office:string-value="N" calcext:value-type="string">
            <text:p>N</text:p>
          </table:table-cell>
          <table:table-cell table:formula="of:=IF(MOD([.A512];5)=0;&quot;Y&quot;;&quot;N&quot;)" office:value-type="string" office:string-value="N" calcext:value-type="string">
            <text:p>N</text:p>
          </table:table-cell>
          <table:table-cell table:formula="of:=OR([.B512]=&quot;Y&quot;;[.C51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MOD([.A513];3)=0;&quot;Y&quot;;&quot;N&quot;)" office:value-type="string" office:string-value="N" calcext:value-type="string">
            <text:p>N</text:p>
          </table:table-cell>
          <table:table-cell table:formula="of:=IF(MOD([.A513];5)=0;&quot;Y&quot;;&quot;N&quot;)" office:value-type="string" office:string-value="N" calcext:value-type="string">
            <text:p>N</text:p>
          </table:table-cell>
          <table:table-cell table:formula="of:=OR([.B513]=&quot;Y&quot;;[.C51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IF(MOD([.A514];3)=0;&quot;Y&quot;;&quot;N&quot;)" office:value-type="string" office:string-value="Y" calcext:value-type="string">
            <text:p>Y</text:p>
          </table:table-cell>
          <table:table-cell table:formula="of:=IF(MOD([.A514];5)=0;&quot;Y&quot;;&quot;N&quot;)" office:value-type="string" office:string-value="N" calcext:value-type="string">
            <text:p>N</text:p>
          </table:table-cell>
          <table:table-cell table:formula="of:=OR([.B514]=&quot;Y&quot;;[.C51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MOD([.A515];3)=0;&quot;Y&quot;;&quot;N&quot;)" office:value-type="string" office:string-value="N" calcext:value-type="string">
            <text:p>N</text:p>
          </table:table-cell>
          <table:table-cell table:formula="of:=IF(MOD([.A515];5)=0;&quot;Y&quot;;&quot;N&quot;)" office:value-type="string" office:string-value="N" calcext:value-type="string">
            <text:p>N</text:p>
          </table:table-cell>
          <table:table-cell table:formula="of:=OR([.B515]=&quot;Y&quot;;[.C51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IF(MOD([.A516];3)=0;&quot;Y&quot;;&quot;N&quot;)" office:value-type="string" office:string-value="N" calcext:value-type="string">
            <text:p>N</text:p>
          </table:table-cell>
          <table:table-cell table:formula="of:=IF(MOD([.A516];5)=0;&quot;Y&quot;;&quot;N&quot;)" office:value-type="string" office:string-value="Y" calcext:value-type="string">
            <text:p>Y</text:p>
          </table:table-cell>
          <table:table-cell table:formula="of:=OR([.B516]=&quot;Y&quot;;[.C51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F(MOD([.A517];3)=0;&quot;Y&quot;;&quot;N&quot;)" office:value-type="string" office:string-value="Y" calcext:value-type="string">
            <text:p>Y</text:p>
          </table:table-cell>
          <table:table-cell table:formula="of:=IF(MOD([.A517];5)=0;&quot;Y&quot;;&quot;N&quot;)" office:value-type="string" office:string-value="N" calcext:value-type="string">
            <text:p>N</text:p>
          </table:table-cell>
          <table:table-cell table:formula="of:=OR([.B517]=&quot;Y&quot;;[.C51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MOD([.A518];3)=0;&quot;Y&quot;;&quot;N&quot;)" office:value-type="string" office:string-value="N" calcext:value-type="string">
            <text:p>N</text:p>
          </table:table-cell>
          <table:table-cell table:formula="of:=IF(MOD([.A518];5)=0;&quot;Y&quot;;&quot;N&quot;)" office:value-type="string" office:string-value="N" calcext:value-type="string">
            <text:p>N</text:p>
          </table:table-cell>
          <table:table-cell table:formula="of:=OR([.B518]=&quot;Y&quot;;[.C51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MOD([.A519];3)=0;&quot;Y&quot;;&quot;N&quot;)" office:value-type="string" office:string-value="N" calcext:value-type="string">
            <text:p>N</text:p>
          </table:table-cell>
          <table:table-cell table:formula="of:=IF(MOD([.A519];5)=0;&quot;Y&quot;;&quot;N&quot;)" office:value-type="string" office:string-value="N" calcext:value-type="string">
            <text:p>N</text:p>
          </table:table-cell>
          <table:table-cell table:formula="of:=OR([.B519]=&quot;Y&quot;;[.C51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MOD([.A520];3)=0;&quot;Y&quot;;&quot;N&quot;)" office:value-type="string" office:string-value="Y" calcext:value-type="string">
            <text:p>Y</text:p>
          </table:table-cell>
          <table:table-cell table:formula="of:=IF(MOD([.A520];5)=0;&quot;Y&quot;;&quot;N&quot;)" office:value-type="string" office:string-value="N" calcext:value-type="string">
            <text:p>N</text:p>
          </table:table-cell>
          <table:table-cell table:formula="of:=OR([.B520]=&quot;Y&quot;;[.C52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MOD([.A521];3)=0;&quot;Y&quot;;&quot;N&quot;)" office:value-type="string" office:string-value="N" calcext:value-type="string">
            <text:p>N</text:p>
          </table:table-cell>
          <table:table-cell table:formula="of:=IF(MOD([.A521];5)=0;&quot;Y&quot;;&quot;N&quot;)" office:value-type="string" office:string-value="Y" calcext:value-type="string">
            <text:p>Y</text:p>
          </table:table-cell>
          <table:table-cell table:formula="of:=OR([.B521]=&quot;Y&quot;;[.C52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MOD([.A522];3)=0;&quot;Y&quot;;&quot;N&quot;)" office:value-type="string" office:string-value="N" calcext:value-type="string">
            <text:p>N</text:p>
          </table:table-cell>
          <table:table-cell table:formula="of:=IF(MOD([.A522];5)=0;&quot;Y&quot;;&quot;N&quot;)" office:value-type="string" office:string-value="N" calcext:value-type="string">
            <text:p>N</text:p>
          </table:table-cell>
          <table:table-cell table:formula="of:=OR([.B522]=&quot;Y&quot;;[.C52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MOD([.A523];3)=0;&quot;Y&quot;;&quot;N&quot;)" office:value-type="string" office:string-value="Y" calcext:value-type="string">
            <text:p>Y</text:p>
          </table:table-cell>
          <table:table-cell table:formula="of:=IF(MOD([.A523];5)=0;&quot;Y&quot;;&quot;N&quot;)" office:value-type="string" office:string-value="N" calcext:value-type="string">
            <text:p>N</text:p>
          </table:table-cell>
          <table:table-cell table:formula="of:=OR([.B523]=&quot;Y&quot;;[.C52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IF(MOD([.A524];3)=0;&quot;Y&quot;;&quot;N&quot;)" office:value-type="string" office:string-value="N" calcext:value-type="string">
            <text:p>N</text:p>
          </table:table-cell>
          <table:table-cell table:formula="of:=IF(MOD([.A524];5)=0;&quot;Y&quot;;&quot;N&quot;)" office:value-type="string" office:string-value="N" calcext:value-type="string">
            <text:p>N</text:p>
          </table:table-cell>
          <table:table-cell table:formula="of:=OR([.B524]=&quot;Y&quot;;[.C52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MOD([.A525];3)=0;&quot;Y&quot;;&quot;N&quot;)" office:value-type="string" office:string-value="N" calcext:value-type="string">
            <text:p>N</text:p>
          </table:table-cell>
          <table:table-cell table:formula="of:=IF(MOD([.A525];5)=0;&quot;Y&quot;;&quot;N&quot;)" office:value-type="string" office:string-value="N" calcext:value-type="string">
            <text:p>N</text:p>
          </table:table-cell>
          <table:table-cell table:formula="of:=OR([.B525]=&quot;Y&quot;;[.C52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MOD([.A526];3)=0;&quot;Y&quot;;&quot;N&quot;)" office:value-type="string" office:string-value="Y" calcext:value-type="string">
            <text:p>Y</text:p>
          </table:table-cell>
          <table:table-cell table:formula="of:=IF(MOD([.A526];5)=0;&quot;Y&quot;;&quot;N&quot;)" office:value-type="string" office:string-value="Y" calcext:value-type="string">
            <text:p>Y</text:p>
          </table:table-cell>
          <table:table-cell table:formula="of:=OR([.B526]=&quot;Y&quot;;[.C52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F(MOD([.A527];3)=0;&quot;Y&quot;;&quot;N&quot;)" office:value-type="string" office:string-value="N" calcext:value-type="string">
            <text:p>N</text:p>
          </table:table-cell>
          <table:table-cell table:formula="of:=IF(MOD([.A527];5)=0;&quot;Y&quot;;&quot;N&quot;)" office:value-type="string" office:string-value="N" calcext:value-type="string">
            <text:p>N</text:p>
          </table:table-cell>
          <table:table-cell table:formula="of:=OR([.B527]=&quot;Y&quot;;[.C52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IF(MOD([.A528];3)=0;&quot;Y&quot;;&quot;N&quot;)" office:value-type="string" office:string-value="N" calcext:value-type="string">
            <text:p>N</text:p>
          </table:table-cell>
          <table:table-cell table:formula="of:=IF(MOD([.A528];5)=0;&quot;Y&quot;;&quot;N&quot;)" office:value-type="string" office:string-value="N" calcext:value-type="string">
            <text:p>N</text:p>
          </table:table-cell>
          <table:table-cell table:formula="of:=OR([.B528]=&quot;Y&quot;;[.C52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IF(MOD([.A529];3)=0;&quot;Y&quot;;&quot;N&quot;)" office:value-type="string" office:string-value="Y" calcext:value-type="string">
            <text:p>Y</text:p>
          </table:table-cell>
          <table:table-cell table:formula="of:=IF(MOD([.A529];5)=0;&quot;Y&quot;;&quot;N&quot;)" office:value-type="string" office:string-value="N" calcext:value-type="string">
            <text:p>N</text:p>
          </table:table-cell>
          <table:table-cell table:formula="of:=OR([.B529]=&quot;Y&quot;;[.C52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IF(MOD([.A530];3)=0;&quot;Y&quot;;&quot;N&quot;)" office:value-type="string" office:string-value="N" calcext:value-type="string">
            <text:p>N</text:p>
          </table:table-cell>
          <table:table-cell table:formula="of:=IF(MOD([.A530];5)=0;&quot;Y&quot;;&quot;N&quot;)" office:value-type="string" office:string-value="N" calcext:value-type="string">
            <text:p>N</text:p>
          </table:table-cell>
          <table:table-cell table:formula="of:=OR([.B530]=&quot;Y&quot;;[.C53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MOD([.A531];3)=0;&quot;Y&quot;;&quot;N&quot;)" office:value-type="string" office:string-value="N" calcext:value-type="string">
            <text:p>N</text:p>
          </table:table-cell>
          <table:table-cell table:formula="of:=IF(MOD([.A531];5)=0;&quot;Y&quot;;&quot;N&quot;)" office:value-type="string" office:string-value="Y" calcext:value-type="string">
            <text:p>Y</text:p>
          </table:table-cell>
          <table:table-cell table:formula="of:=OR([.B531]=&quot;Y&quot;;[.C53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MOD([.A532];3)=0;&quot;Y&quot;;&quot;N&quot;)" office:value-type="string" office:string-value="Y" calcext:value-type="string">
            <text:p>Y</text:p>
          </table:table-cell>
          <table:table-cell table:formula="of:=IF(MOD([.A532];5)=0;&quot;Y&quot;;&quot;N&quot;)" office:value-type="string" office:string-value="N" calcext:value-type="string">
            <text:p>N</text:p>
          </table:table-cell>
          <table:table-cell table:formula="of:=OR([.B532]=&quot;Y&quot;;[.C53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IF(MOD([.A533];3)=0;&quot;Y&quot;;&quot;N&quot;)" office:value-type="string" office:string-value="N" calcext:value-type="string">
            <text:p>N</text:p>
          </table:table-cell>
          <table:table-cell table:formula="of:=IF(MOD([.A533];5)=0;&quot;Y&quot;;&quot;N&quot;)" office:value-type="string" office:string-value="N" calcext:value-type="string">
            <text:p>N</text:p>
          </table:table-cell>
          <table:table-cell table:formula="of:=OR([.B533]=&quot;Y&quot;;[.C53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MOD([.A534];3)=0;&quot;Y&quot;;&quot;N&quot;)" office:value-type="string" office:string-value="N" calcext:value-type="string">
            <text:p>N</text:p>
          </table:table-cell>
          <table:table-cell table:formula="of:=IF(MOD([.A534];5)=0;&quot;Y&quot;;&quot;N&quot;)" office:value-type="string" office:string-value="N" calcext:value-type="string">
            <text:p>N</text:p>
          </table:table-cell>
          <table:table-cell table:formula="of:=OR([.B534]=&quot;Y&quot;;[.C53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IF(MOD([.A535];3)=0;&quot;Y&quot;;&quot;N&quot;)" office:value-type="string" office:string-value="Y" calcext:value-type="string">
            <text:p>Y</text:p>
          </table:table-cell>
          <table:table-cell table:formula="of:=IF(MOD([.A535];5)=0;&quot;Y&quot;;&quot;N&quot;)" office:value-type="string" office:string-value="N" calcext:value-type="string">
            <text:p>N</text:p>
          </table:table-cell>
          <table:table-cell table:formula="of:=OR([.B535]=&quot;Y&quot;;[.C53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MOD([.A536];3)=0;&quot;Y&quot;;&quot;N&quot;)" office:value-type="string" office:string-value="N" calcext:value-type="string">
            <text:p>N</text:p>
          </table:table-cell>
          <table:table-cell table:formula="of:=IF(MOD([.A536];5)=0;&quot;Y&quot;;&quot;N&quot;)" office:value-type="string" office:string-value="Y" calcext:value-type="string">
            <text:p>Y</text:p>
          </table:table-cell>
          <table:table-cell table:formula="of:=OR([.B536]=&quot;Y&quot;;[.C53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IF(MOD([.A537];3)=0;&quot;Y&quot;;&quot;N&quot;)" office:value-type="string" office:string-value="N" calcext:value-type="string">
            <text:p>N</text:p>
          </table:table-cell>
          <table:table-cell table:formula="of:=IF(MOD([.A537];5)=0;&quot;Y&quot;;&quot;N&quot;)" office:value-type="string" office:string-value="N" calcext:value-type="string">
            <text:p>N</text:p>
          </table:table-cell>
          <table:table-cell table:formula="of:=OR([.B537]=&quot;Y&quot;;[.C53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MOD([.A538];3)=0;&quot;Y&quot;;&quot;N&quot;)" office:value-type="string" office:string-value="Y" calcext:value-type="string">
            <text:p>Y</text:p>
          </table:table-cell>
          <table:table-cell table:formula="of:=IF(MOD([.A538];5)=0;&quot;Y&quot;;&quot;N&quot;)" office:value-type="string" office:string-value="N" calcext:value-type="string">
            <text:p>N</text:p>
          </table:table-cell>
          <table:table-cell table:formula="of:=OR([.B538]=&quot;Y&quot;;[.C53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F(MOD([.A539];3)=0;&quot;Y&quot;;&quot;N&quot;)" office:value-type="string" office:string-value="N" calcext:value-type="string">
            <text:p>N</text:p>
          </table:table-cell>
          <table:table-cell table:formula="of:=IF(MOD([.A539];5)=0;&quot;Y&quot;;&quot;N&quot;)" office:value-type="string" office:string-value="N" calcext:value-type="string">
            <text:p>N</text:p>
          </table:table-cell>
          <table:table-cell table:formula="of:=OR([.B539]=&quot;Y&quot;;[.C53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IF(MOD([.A540];3)=0;&quot;Y&quot;;&quot;N&quot;)" office:value-type="string" office:string-value="N" calcext:value-type="string">
            <text:p>N</text:p>
          </table:table-cell>
          <table:table-cell table:formula="of:=IF(MOD([.A540];5)=0;&quot;Y&quot;;&quot;N&quot;)" office:value-type="string" office:string-value="N" calcext:value-type="string">
            <text:p>N</text:p>
          </table:table-cell>
          <table:table-cell table:formula="of:=OR([.B540]=&quot;Y&quot;;[.C54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MOD([.A541];3)=0;&quot;Y&quot;;&quot;N&quot;)" office:value-type="string" office:string-value="Y" calcext:value-type="string">
            <text:p>Y</text:p>
          </table:table-cell>
          <table:table-cell table:formula="of:=IF(MOD([.A541];5)=0;&quot;Y&quot;;&quot;N&quot;)" office:value-type="string" office:string-value="Y" calcext:value-type="string">
            <text:p>Y</text:p>
          </table:table-cell>
          <table:table-cell table:formula="of:=OR([.B541]=&quot;Y&quot;;[.C54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MOD([.A542];3)=0;&quot;Y&quot;;&quot;N&quot;)" office:value-type="string" office:string-value="N" calcext:value-type="string">
            <text:p>N</text:p>
          </table:table-cell>
          <table:table-cell table:formula="of:=IF(MOD([.A542];5)=0;&quot;Y&quot;;&quot;N&quot;)" office:value-type="string" office:string-value="N" calcext:value-type="string">
            <text:p>N</text:p>
          </table:table-cell>
          <table:table-cell table:formula="of:=OR([.B542]=&quot;Y&quot;;[.C54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MOD([.A543];3)=0;&quot;Y&quot;;&quot;N&quot;)" office:value-type="string" office:string-value="N" calcext:value-type="string">
            <text:p>N</text:p>
          </table:table-cell>
          <table:table-cell table:formula="of:=IF(MOD([.A543];5)=0;&quot;Y&quot;;&quot;N&quot;)" office:value-type="string" office:string-value="N" calcext:value-type="string">
            <text:p>N</text:p>
          </table:table-cell>
          <table:table-cell table:formula="of:=OR([.B543]=&quot;Y&quot;;[.C54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F(MOD([.A544];3)=0;&quot;Y&quot;;&quot;N&quot;)" office:value-type="string" office:string-value="Y" calcext:value-type="string">
            <text:p>Y</text:p>
          </table:table-cell>
          <table:table-cell table:formula="of:=IF(MOD([.A544];5)=0;&quot;Y&quot;;&quot;N&quot;)" office:value-type="string" office:string-value="N" calcext:value-type="string">
            <text:p>N</text:p>
          </table:table-cell>
          <table:table-cell table:formula="of:=OR([.B544]=&quot;Y&quot;;[.C54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F(MOD([.A545];3)=0;&quot;Y&quot;;&quot;N&quot;)" office:value-type="string" office:string-value="N" calcext:value-type="string">
            <text:p>N</text:p>
          </table:table-cell>
          <table:table-cell table:formula="of:=IF(MOD([.A545];5)=0;&quot;Y&quot;;&quot;N&quot;)" office:value-type="string" office:string-value="N" calcext:value-type="string">
            <text:p>N</text:p>
          </table:table-cell>
          <table:table-cell table:formula="of:=OR([.B545]=&quot;Y&quot;;[.C54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IF(MOD([.A546];3)=0;&quot;Y&quot;;&quot;N&quot;)" office:value-type="string" office:string-value="N" calcext:value-type="string">
            <text:p>N</text:p>
          </table:table-cell>
          <table:table-cell table:formula="of:=IF(MOD([.A546];5)=0;&quot;Y&quot;;&quot;N&quot;)" office:value-type="string" office:string-value="Y" calcext:value-type="string">
            <text:p>Y</text:p>
          </table:table-cell>
          <table:table-cell table:formula="of:=OR([.B546]=&quot;Y&quot;;[.C54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MOD([.A547];3)=0;&quot;Y&quot;;&quot;N&quot;)" office:value-type="string" office:string-value="Y" calcext:value-type="string">
            <text:p>Y</text:p>
          </table:table-cell>
          <table:table-cell table:formula="of:=IF(MOD([.A547];5)=0;&quot;Y&quot;;&quot;N&quot;)" office:value-type="string" office:string-value="N" calcext:value-type="string">
            <text:p>N</text:p>
          </table:table-cell>
          <table:table-cell table:formula="of:=OR([.B547]=&quot;Y&quot;;[.C54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IF(MOD([.A548];3)=0;&quot;Y&quot;;&quot;N&quot;)" office:value-type="string" office:string-value="N" calcext:value-type="string">
            <text:p>N</text:p>
          </table:table-cell>
          <table:table-cell table:formula="of:=IF(MOD([.A548];5)=0;&quot;Y&quot;;&quot;N&quot;)" office:value-type="string" office:string-value="N" calcext:value-type="string">
            <text:p>N</text:p>
          </table:table-cell>
          <table:table-cell table:formula="of:=OR([.B548]=&quot;Y&quot;;[.C54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F(MOD([.A549];3)=0;&quot;Y&quot;;&quot;N&quot;)" office:value-type="string" office:string-value="N" calcext:value-type="string">
            <text:p>N</text:p>
          </table:table-cell>
          <table:table-cell table:formula="of:=IF(MOD([.A549];5)=0;&quot;Y&quot;;&quot;N&quot;)" office:value-type="string" office:string-value="N" calcext:value-type="string">
            <text:p>N</text:p>
          </table:table-cell>
          <table:table-cell table:formula="of:=OR([.B549]=&quot;Y&quot;;[.C54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F(MOD([.A550];3)=0;&quot;Y&quot;;&quot;N&quot;)" office:value-type="string" office:string-value="Y" calcext:value-type="string">
            <text:p>Y</text:p>
          </table:table-cell>
          <table:table-cell table:formula="of:=IF(MOD([.A550];5)=0;&quot;Y&quot;;&quot;N&quot;)" office:value-type="string" office:string-value="N" calcext:value-type="string">
            <text:p>N</text:p>
          </table:table-cell>
          <table:table-cell table:formula="of:=OR([.B550]=&quot;Y&quot;;[.C55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MOD([.A551];3)=0;&quot;Y&quot;;&quot;N&quot;)" office:value-type="string" office:string-value="N" calcext:value-type="string">
            <text:p>N</text:p>
          </table:table-cell>
          <table:table-cell table:formula="of:=IF(MOD([.A551];5)=0;&quot;Y&quot;;&quot;N&quot;)" office:value-type="string" office:string-value="Y" calcext:value-type="string">
            <text:p>Y</text:p>
          </table:table-cell>
          <table:table-cell table:formula="of:=OR([.B551]=&quot;Y&quot;;[.C55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MOD([.A552];3)=0;&quot;Y&quot;;&quot;N&quot;)" office:value-type="string" office:string-value="N" calcext:value-type="string">
            <text:p>N</text:p>
          </table:table-cell>
          <table:table-cell table:formula="of:=IF(MOD([.A552];5)=0;&quot;Y&quot;;&quot;N&quot;)" office:value-type="string" office:string-value="N" calcext:value-type="string">
            <text:p>N</text:p>
          </table:table-cell>
          <table:table-cell table:formula="of:=OR([.B552]=&quot;Y&quot;;[.C55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IF(MOD([.A553];3)=0;&quot;Y&quot;;&quot;N&quot;)" office:value-type="string" office:string-value="Y" calcext:value-type="string">
            <text:p>Y</text:p>
          </table:table-cell>
          <table:table-cell table:formula="of:=IF(MOD([.A553];5)=0;&quot;Y&quot;;&quot;N&quot;)" office:value-type="string" office:string-value="N" calcext:value-type="string">
            <text:p>N</text:p>
          </table:table-cell>
          <table:table-cell table:formula="of:=OR([.B553]=&quot;Y&quot;;[.C55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F(MOD([.A554];3)=0;&quot;Y&quot;;&quot;N&quot;)" office:value-type="string" office:string-value="N" calcext:value-type="string">
            <text:p>N</text:p>
          </table:table-cell>
          <table:table-cell table:formula="of:=IF(MOD([.A554];5)=0;&quot;Y&quot;;&quot;N&quot;)" office:value-type="string" office:string-value="N" calcext:value-type="string">
            <text:p>N</text:p>
          </table:table-cell>
          <table:table-cell table:formula="of:=OR([.B554]=&quot;Y&quot;;[.C55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IF(MOD([.A555];3)=0;&quot;Y&quot;;&quot;N&quot;)" office:value-type="string" office:string-value="N" calcext:value-type="string">
            <text:p>N</text:p>
          </table:table-cell>
          <table:table-cell table:formula="of:=IF(MOD([.A555];5)=0;&quot;Y&quot;;&quot;N&quot;)" office:value-type="string" office:string-value="N" calcext:value-type="string">
            <text:p>N</text:p>
          </table:table-cell>
          <table:table-cell table:formula="of:=OR([.B555]=&quot;Y&quot;;[.C55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IF(MOD([.A556];3)=0;&quot;Y&quot;;&quot;N&quot;)" office:value-type="string" office:string-value="Y" calcext:value-type="string">
            <text:p>Y</text:p>
          </table:table-cell>
          <table:table-cell table:formula="of:=IF(MOD([.A556];5)=0;&quot;Y&quot;;&quot;N&quot;)" office:value-type="string" office:string-value="Y" calcext:value-type="string">
            <text:p>Y</text:p>
          </table:table-cell>
          <table:table-cell table:formula="of:=OR([.B556]=&quot;Y&quot;;[.C55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IF(MOD([.A557];3)=0;&quot;Y&quot;;&quot;N&quot;)" office:value-type="string" office:string-value="N" calcext:value-type="string">
            <text:p>N</text:p>
          </table:table-cell>
          <table:table-cell table:formula="of:=IF(MOD([.A557];5)=0;&quot;Y&quot;;&quot;N&quot;)" office:value-type="string" office:string-value="N" calcext:value-type="string">
            <text:p>N</text:p>
          </table:table-cell>
          <table:table-cell table:formula="of:=OR([.B557]=&quot;Y&quot;;[.C55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IF(MOD([.A558];3)=0;&quot;Y&quot;;&quot;N&quot;)" office:value-type="string" office:string-value="N" calcext:value-type="string">
            <text:p>N</text:p>
          </table:table-cell>
          <table:table-cell table:formula="of:=IF(MOD([.A558];5)=0;&quot;Y&quot;;&quot;N&quot;)" office:value-type="string" office:string-value="N" calcext:value-type="string">
            <text:p>N</text:p>
          </table:table-cell>
          <table:table-cell table:formula="of:=OR([.B558]=&quot;Y&quot;;[.C55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MOD([.A559];3)=0;&quot;Y&quot;;&quot;N&quot;)" office:value-type="string" office:string-value="Y" calcext:value-type="string">
            <text:p>Y</text:p>
          </table:table-cell>
          <table:table-cell table:formula="of:=IF(MOD([.A559];5)=0;&quot;Y&quot;;&quot;N&quot;)" office:value-type="string" office:string-value="N" calcext:value-type="string">
            <text:p>N</text:p>
          </table:table-cell>
          <table:table-cell table:formula="of:=OR([.B559]=&quot;Y&quot;;[.C55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F(MOD([.A560];3)=0;&quot;Y&quot;;&quot;N&quot;)" office:value-type="string" office:string-value="N" calcext:value-type="string">
            <text:p>N</text:p>
          </table:table-cell>
          <table:table-cell table:formula="of:=IF(MOD([.A560];5)=0;&quot;Y&quot;;&quot;N&quot;)" office:value-type="string" office:string-value="N" calcext:value-type="string">
            <text:p>N</text:p>
          </table:table-cell>
          <table:table-cell table:formula="of:=OR([.B560]=&quot;Y&quot;;[.C56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MOD([.A561];3)=0;&quot;Y&quot;;&quot;N&quot;)" office:value-type="string" office:string-value="N" calcext:value-type="string">
            <text:p>N</text:p>
          </table:table-cell>
          <table:table-cell table:formula="of:=IF(MOD([.A561];5)=0;&quot;Y&quot;;&quot;N&quot;)" office:value-type="string" office:string-value="Y" calcext:value-type="string">
            <text:p>Y</text:p>
          </table:table-cell>
          <table:table-cell table:formula="of:=OR([.B561]=&quot;Y&quot;;[.C56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IF(MOD([.A562];3)=0;&quot;Y&quot;;&quot;N&quot;)" office:value-type="string" office:string-value="Y" calcext:value-type="string">
            <text:p>Y</text:p>
          </table:table-cell>
          <table:table-cell table:formula="of:=IF(MOD([.A562];5)=0;&quot;Y&quot;;&quot;N&quot;)" office:value-type="string" office:string-value="N" calcext:value-type="string">
            <text:p>N</text:p>
          </table:table-cell>
          <table:table-cell table:formula="of:=OR([.B562]=&quot;Y&quot;;[.C56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IF(MOD([.A563];3)=0;&quot;Y&quot;;&quot;N&quot;)" office:value-type="string" office:string-value="N" calcext:value-type="string">
            <text:p>N</text:p>
          </table:table-cell>
          <table:table-cell table:formula="of:=IF(MOD([.A563];5)=0;&quot;Y&quot;;&quot;N&quot;)" office:value-type="string" office:string-value="N" calcext:value-type="string">
            <text:p>N</text:p>
          </table:table-cell>
          <table:table-cell table:formula="of:=OR([.B563]=&quot;Y&quot;;[.C56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IF(MOD([.A564];3)=0;&quot;Y&quot;;&quot;N&quot;)" office:value-type="string" office:string-value="N" calcext:value-type="string">
            <text:p>N</text:p>
          </table:table-cell>
          <table:table-cell table:formula="of:=IF(MOD([.A564];5)=0;&quot;Y&quot;;&quot;N&quot;)" office:value-type="string" office:string-value="N" calcext:value-type="string">
            <text:p>N</text:p>
          </table:table-cell>
          <table:table-cell table:formula="of:=OR([.B564]=&quot;Y&quot;;[.C56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MOD([.A565];3)=0;&quot;Y&quot;;&quot;N&quot;)" office:value-type="string" office:string-value="Y" calcext:value-type="string">
            <text:p>Y</text:p>
          </table:table-cell>
          <table:table-cell table:formula="of:=IF(MOD([.A565];5)=0;&quot;Y&quot;;&quot;N&quot;)" office:value-type="string" office:string-value="N" calcext:value-type="string">
            <text:p>N</text:p>
          </table:table-cell>
          <table:table-cell table:formula="of:=OR([.B565]=&quot;Y&quot;;[.C56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MOD([.A566];3)=0;&quot;Y&quot;;&quot;N&quot;)" office:value-type="string" office:string-value="N" calcext:value-type="string">
            <text:p>N</text:p>
          </table:table-cell>
          <table:table-cell table:formula="of:=IF(MOD([.A566];5)=0;&quot;Y&quot;;&quot;N&quot;)" office:value-type="string" office:string-value="Y" calcext:value-type="string">
            <text:p>Y</text:p>
          </table:table-cell>
          <table:table-cell table:formula="of:=OR([.B566]=&quot;Y&quot;;[.C56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IF(MOD([.A567];3)=0;&quot;Y&quot;;&quot;N&quot;)" office:value-type="string" office:string-value="N" calcext:value-type="string">
            <text:p>N</text:p>
          </table:table-cell>
          <table:table-cell table:formula="of:=IF(MOD([.A567];5)=0;&quot;Y&quot;;&quot;N&quot;)" office:value-type="string" office:string-value="N" calcext:value-type="string">
            <text:p>N</text:p>
          </table:table-cell>
          <table:table-cell table:formula="of:=OR([.B567]=&quot;Y&quot;;[.C56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IF(MOD([.A568];3)=0;&quot;Y&quot;;&quot;N&quot;)" office:value-type="string" office:string-value="Y" calcext:value-type="string">
            <text:p>Y</text:p>
          </table:table-cell>
          <table:table-cell table:formula="of:=IF(MOD([.A568];5)=0;&quot;Y&quot;;&quot;N&quot;)" office:value-type="string" office:string-value="N" calcext:value-type="string">
            <text:p>N</text:p>
          </table:table-cell>
          <table:table-cell table:formula="of:=OR([.B568]=&quot;Y&quot;;[.C56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IF(MOD([.A569];3)=0;&quot;Y&quot;;&quot;N&quot;)" office:value-type="string" office:string-value="N" calcext:value-type="string">
            <text:p>N</text:p>
          </table:table-cell>
          <table:table-cell table:formula="of:=IF(MOD([.A569];5)=0;&quot;Y&quot;;&quot;N&quot;)" office:value-type="string" office:string-value="N" calcext:value-type="string">
            <text:p>N</text:p>
          </table:table-cell>
          <table:table-cell table:formula="of:=OR([.B569]=&quot;Y&quot;;[.C56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F(MOD([.A570];3)=0;&quot;Y&quot;;&quot;N&quot;)" office:value-type="string" office:string-value="N" calcext:value-type="string">
            <text:p>N</text:p>
          </table:table-cell>
          <table:table-cell table:formula="of:=IF(MOD([.A570];5)=0;&quot;Y&quot;;&quot;N&quot;)" office:value-type="string" office:string-value="N" calcext:value-type="string">
            <text:p>N</text:p>
          </table:table-cell>
          <table:table-cell table:formula="of:=OR([.B570]=&quot;Y&quot;;[.C57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MOD([.A571];3)=0;&quot;Y&quot;;&quot;N&quot;)" office:value-type="string" office:string-value="Y" calcext:value-type="string">
            <text:p>Y</text:p>
          </table:table-cell>
          <table:table-cell table:formula="of:=IF(MOD([.A571];5)=0;&quot;Y&quot;;&quot;N&quot;)" office:value-type="string" office:string-value="Y" calcext:value-type="string">
            <text:p>Y</text:p>
          </table:table-cell>
          <table:table-cell table:formula="of:=OR([.B571]=&quot;Y&quot;;[.C57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MOD([.A572];3)=0;&quot;Y&quot;;&quot;N&quot;)" office:value-type="string" office:string-value="N" calcext:value-type="string">
            <text:p>N</text:p>
          </table:table-cell>
          <table:table-cell table:formula="of:=IF(MOD([.A572];5)=0;&quot;Y&quot;;&quot;N&quot;)" office:value-type="string" office:string-value="N" calcext:value-type="string">
            <text:p>N</text:p>
          </table:table-cell>
          <table:table-cell table:formula="of:=OR([.B572]=&quot;Y&quot;;[.C57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MOD([.A573];3)=0;&quot;Y&quot;;&quot;N&quot;)" office:value-type="string" office:string-value="N" calcext:value-type="string">
            <text:p>N</text:p>
          </table:table-cell>
          <table:table-cell table:formula="of:=IF(MOD([.A573];5)=0;&quot;Y&quot;;&quot;N&quot;)" office:value-type="string" office:string-value="N" calcext:value-type="string">
            <text:p>N</text:p>
          </table:table-cell>
          <table:table-cell table:formula="of:=OR([.B573]=&quot;Y&quot;;[.C57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IF(MOD([.A574];3)=0;&quot;Y&quot;;&quot;N&quot;)" office:value-type="string" office:string-value="Y" calcext:value-type="string">
            <text:p>Y</text:p>
          </table:table-cell>
          <table:table-cell table:formula="of:=IF(MOD([.A574];5)=0;&quot;Y&quot;;&quot;N&quot;)" office:value-type="string" office:string-value="N" calcext:value-type="string">
            <text:p>N</text:p>
          </table:table-cell>
          <table:table-cell table:formula="of:=OR([.B574]=&quot;Y&quot;;[.C57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IF(MOD([.A575];3)=0;&quot;Y&quot;;&quot;N&quot;)" office:value-type="string" office:string-value="N" calcext:value-type="string">
            <text:p>N</text:p>
          </table:table-cell>
          <table:table-cell table:formula="of:=IF(MOD([.A575];5)=0;&quot;Y&quot;;&quot;N&quot;)" office:value-type="string" office:string-value="N" calcext:value-type="string">
            <text:p>N</text:p>
          </table:table-cell>
          <table:table-cell table:formula="of:=OR([.B575]=&quot;Y&quot;;[.C57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IF(MOD([.A576];3)=0;&quot;Y&quot;;&quot;N&quot;)" office:value-type="string" office:string-value="N" calcext:value-type="string">
            <text:p>N</text:p>
          </table:table-cell>
          <table:table-cell table:formula="of:=IF(MOD([.A576];5)=0;&quot;Y&quot;;&quot;N&quot;)" office:value-type="string" office:string-value="Y" calcext:value-type="string">
            <text:p>Y</text:p>
          </table:table-cell>
          <table:table-cell table:formula="of:=OR([.B576]=&quot;Y&quot;;[.C57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MOD([.A577];3)=0;&quot;Y&quot;;&quot;N&quot;)" office:value-type="string" office:string-value="Y" calcext:value-type="string">
            <text:p>Y</text:p>
          </table:table-cell>
          <table:table-cell table:formula="of:=IF(MOD([.A577];5)=0;&quot;Y&quot;;&quot;N&quot;)" office:value-type="string" office:string-value="N" calcext:value-type="string">
            <text:p>N</text:p>
          </table:table-cell>
          <table:table-cell table:formula="of:=OR([.B577]=&quot;Y&quot;;[.C57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F(MOD([.A578];3)=0;&quot;Y&quot;;&quot;N&quot;)" office:value-type="string" office:string-value="N" calcext:value-type="string">
            <text:p>N</text:p>
          </table:table-cell>
          <table:table-cell table:formula="of:=IF(MOD([.A578];5)=0;&quot;Y&quot;;&quot;N&quot;)" office:value-type="string" office:string-value="N" calcext:value-type="string">
            <text:p>N</text:p>
          </table:table-cell>
          <table:table-cell table:formula="of:=OR([.B578]=&quot;Y&quot;;[.C57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IF(MOD([.A579];3)=0;&quot;Y&quot;;&quot;N&quot;)" office:value-type="string" office:string-value="N" calcext:value-type="string">
            <text:p>N</text:p>
          </table:table-cell>
          <table:table-cell table:formula="of:=IF(MOD([.A579];5)=0;&quot;Y&quot;;&quot;N&quot;)" office:value-type="string" office:string-value="N" calcext:value-type="string">
            <text:p>N</text:p>
          </table:table-cell>
          <table:table-cell table:formula="of:=OR([.B579]=&quot;Y&quot;;[.C57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IF(MOD([.A580];3)=0;&quot;Y&quot;;&quot;N&quot;)" office:value-type="string" office:string-value="Y" calcext:value-type="string">
            <text:p>Y</text:p>
          </table:table-cell>
          <table:table-cell table:formula="of:=IF(MOD([.A580];5)=0;&quot;Y&quot;;&quot;N&quot;)" office:value-type="string" office:string-value="N" calcext:value-type="string">
            <text:p>N</text:p>
          </table:table-cell>
          <table:table-cell table:formula="of:=OR([.B580]=&quot;Y&quot;;[.C58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MOD([.A581];3)=0;&quot;Y&quot;;&quot;N&quot;)" office:value-type="string" office:string-value="N" calcext:value-type="string">
            <text:p>N</text:p>
          </table:table-cell>
          <table:table-cell table:formula="of:=IF(MOD([.A581];5)=0;&quot;Y&quot;;&quot;N&quot;)" office:value-type="string" office:string-value="Y" calcext:value-type="string">
            <text:p>Y</text:p>
          </table:table-cell>
          <table:table-cell table:formula="of:=OR([.B581]=&quot;Y&quot;;[.C58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F(MOD([.A582];3)=0;&quot;Y&quot;;&quot;N&quot;)" office:value-type="string" office:string-value="N" calcext:value-type="string">
            <text:p>N</text:p>
          </table:table-cell>
          <table:table-cell table:formula="of:=IF(MOD([.A582];5)=0;&quot;Y&quot;;&quot;N&quot;)" office:value-type="string" office:string-value="N" calcext:value-type="string">
            <text:p>N</text:p>
          </table:table-cell>
          <table:table-cell table:formula="of:=OR([.B582]=&quot;Y&quot;;[.C58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IF(MOD([.A583];3)=0;&quot;Y&quot;;&quot;N&quot;)" office:value-type="string" office:string-value="Y" calcext:value-type="string">
            <text:p>Y</text:p>
          </table:table-cell>
          <table:table-cell table:formula="of:=IF(MOD([.A583];5)=0;&quot;Y&quot;;&quot;N&quot;)" office:value-type="string" office:string-value="N" calcext:value-type="string">
            <text:p>N</text:p>
          </table:table-cell>
          <table:table-cell table:formula="of:=OR([.B583]=&quot;Y&quot;;[.C58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IF(MOD([.A584];3)=0;&quot;Y&quot;;&quot;N&quot;)" office:value-type="string" office:string-value="N" calcext:value-type="string">
            <text:p>N</text:p>
          </table:table-cell>
          <table:table-cell table:formula="of:=IF(MOD([.A584];5)=0;&quot;Y&quot;;&quot;N&quot;)" office:value-type="string" office:string-value="N" calcext:value-type="string">
            <text:p>N</text:p>
          </table:table-cell>
          <table:table-cell table:formula="of:=OR([.B584]=&quot;Y&quot;;[.C58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MOD([.A585];3)=0;&quot;Y&quot;;&quot;N&quot;)" office:value-type="string" office:string-value="N" calcext:value-type="string">
            <text:p>N</text:p>
          </table:table-cell>
          <table:table-cell table:formula="of:=IF(MOD([.A585];5)=0;&quot;Y&quot;;&quot;N&quot;)" office:value-type="string" office:string-value="N" calcext:value-type="string">
            <text:p>N</text:p>
          </table:table-cell>
          <table:table-cell table:formula="of:=OR([.B585]=&quot;Y&quot;;[.C58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IF(MOD([.A586];3)=0;&quot;Y&quot;;&quot;N&quot;)" office:value-type="string" office:string-value="Y" calcext:value-type="string">
            <text:p>Y</text:p>
          </table:table-cell>
          <table:table-cell table:formula="of:=IF(MOD([.A586];5)=0;&quot;Y&quot;;&quot;N&quot;)" office:value-type="string" office:string-value="Y" calcext:value-type="string">
            <text:p>Y</text:p>
          </table:table-cell>
          <table:table-cell table:formula="of:=OR([.B586]=&quot;Y&quot;;[.C58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IF(MOD([.A587];3)=0;&quot;Y&quot;;&quot;N&quot;)" office:value-type="string" office:string-value="N" calcext:value-type="string">
            <text:p>N</text:p>
          </table:table-cell>
          <table:table-cell table:formula="of:=IF(MOD([.A587];5)=0;&quot;Y&quot;;&quot;N&quot;)" office:value-type="string" office:string-value="N" calcext:value-type="string">
            <text:p>N</text:p>
          </table:table-cell>
          <table:table-cell table:formula="of:=OR([.B587]=&quot;Y&quot;;[.C58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F(MOD([.A588];3)=0;&quot;Y&quot;;&quot;N&quot;)" office:value-type="string" office:string-value="N" calcext:value-type="string">
            <text:p>N</text:p>
          </table:table-cell>
          <table:table-cell table:formula="of:=IF(MOD([.A588];5)=0;&quot;Y&quot;;&quot;N&quot;)" office:value-type="string" office:string-value="N" calcext:value-type="string">
            <text:p>N</text:p>
          </table:table-cell>
          <table:table-cell table:formula="of:=OR([.B588]=&quot;Y&quot;;[.C58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IF(MOD([.A589];3)=0;&quot;Y&quot;;&quot;N&quot;)" office:value-type="string" office:string-value="Y" calcext:value-type="string">
            <text:p>Y</text:p>
          </table:table-cell>
          <table:table-cell table:formula="of:=IF(MOD([.A589];5)=0;&quot;Y&quot;;&quot;N&quot;)" office:value-type="string" office:string-value="N" calcext:value-type="string">
            <text:p>N</text:p>
          </table:table-cell>
          <table:table-cell table:formula="of:=OR([.B589]=&quot;Y&quot;;[.C58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IF(MOD([.A590];3)=0;&quot;Y&quot;;&quot;N&quot;)" office:value-type="string" office:string-value="N" calcext:value-type="string">
            <text:p>N</text:p>
          </table:table-cell>
          <table:table-cell table:formula="of:=IF(MOD([.A590];5)=0;&quot;Y&quot;;&quot;N&quot;)" office:value-type="string" office:string-value="N" calcext:value-type="string">
            <text:p>N</text:p>
          </table:table-cell>
          <table:table-cell table:formula="of:=OR([.B590]=&quot;Y&quot;;[.C59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MOD([.A591];3)=0;&quot;Y&quot;;&quot;N&quot;)" office:value-type="string" office:string-value="N" calcext:value-type="string">
            <text:p>N</text:p>
          </table:table-cell>
          <table:table-cell table:formula="of:=IF(MOD([.A591];5)=0;&quot;Y&quot;;&quot;N&quot;)" office:value-type="string" office:string-value="Y" calcext:value-type="string">
            <text:p>Y</text:p>
          </table:table-cell>
          <table:table-cell table:formula="of:=OR([.B591]=&quot;Y&quot;;[.C59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MOD([.A592];3)=0;&quot;Y&quot;;&quot;N&quot;)" office:value-type="string" office:string-value="Y" calcext:value-type="string">
            <text:p>Y</text:p>
          </table:table-cell>
          <table:table-cell table:formula="of:=IF(MOD([.A592];5)=0;&quot;Y&quot;;&quot;N&quot;)" office:value-type="string" office:string-value="N" calcext:value-type="string">
            <text:p>N</text:p>
          </table:table-cell>
          <table:table-cell table:formula="of:=OR([.B592]=&quot;Y&quot;;[.C59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MOD([.A593];3)=0;&quot;Y&quot;;&quot;N&quot;)" office:value-type="string" office:string-value="N" calcext:value-type="string">
            <text:p>N</text:p>
          </table:table-cell>
          <table:table-cell table:formula="of:=IF(MOD([.A593];5)=0;&quot;Y&quot;;&quot;N&quot;)" office:value-type="string" office:string-value="N" calcext:value-type="string">
            <text:p>N</text:p>
          </table:table-cell>
          <table:table-cell table:formula="of:=OR([.B593]=&quot;Y&quot;;[.C59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IF(MOD([.A594];3)=0;&quot;Y&quot;;&quot;N&quot;)" office:value-type="string" office:string-value="N" calcext:value-type="string">
            <text:p>N</text:p>
          </table:table-cell>
          <table:table-cell table:formula="of:=IF(MOD([.A594];5)=0;&quot;Y&quot;;&quot;N&quot;)" office:value-type="string" office:string-value="N" calcext:value-type="string">
            <text:p>N</text:p>
          </table:table-cell>
          <table:table-cell table:formula="of:=OR([.B594]=&quot;Y&quot;;[.C59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IF(MOD([.A595];3)=0;&quot;Y&quot;;&quot;N&quot;)" office:value-type="string" office:string-value="Y" calcext:value-type="string">
            <text:p>Y</text:p>
          </table:table-cell>
          <table:table-cell table:formula="of:=IF(MOD([.A595];5)=0;&quot;Y&quot;;&quot;N&quot;)" office:value-type="string" office:string-value="N" calcext:value-type="string">
            <text:p>N</text:p>
          </table:table-cell>
          <table:table-cell table:formula="of:=OR([.B595]=&quot;Y&quot;;[.C59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IF(MOD([.A596];3)=0;&quot;Y&quot;;&quot;N&quot;)" office:value-type="string" office:string-value="N" calcext:value-type="string">
            <text:p>N</text:p>
          </table:table-cell>
          <table:table-cell table:formula="of:=IF(MOD([.A596];5)=0;&quot;Y&quot;;&quot;N&quot;)" office:value-type="string" office:string-value="Y" calcext:value-type="string">
            <text:p>Y</text:p>
          </table:table-cell>
          <table:table-cell table:formula="of:=OR([.B596]=&quot;Y&quot;;[.C59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F(MOD([.A597];3)=0;&quot;Y&quot;;&quot;N&quot;)" office:value-type="string" office:string-value="N" calcext:value-type="string">
            <text:p>N</text:p>
          </table:table-cell>
          <table:table-cell table:formula="of:=IF(MOD([.A597];5)=0;&quot;Y&quot;;&quot;N&quot;)" office:value-type="string" office:string-value="N" calcext:value-type="string">
            <text:p>N</text:p>
          </table:table-cell>
          <table:table-cell table:formula="of:=OR([.B597]=&quot;Y&quot;;[.C59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MOD([.A598];3)=0;&quot;Y&quot;;&quot;N&quot;)" office:value-type="string" office:string-value="Y" calcext:value-type="string">
            <text:p>Y</text:p>
          </table:table-cell>
          <table:table-cell table:formula="of:=IF(MOD([.A598];5)=0;&quot;Y&quot;;&quot;N&quot;)" office:value-type="string" office:string-value="N" calcext:value-type="string">
            <text:p>N</text:p>
          </table:table-cell>
          <table:table-cell table:formula="of:=OR([.B598]=&quot;Y&quot;;[.C59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MOD([.A599];3)=0;&quot;Y&quot;;&quot;N&quot;)" office:value-type="string" office:string-value="N" calcext:value-type="string">
            <text:p>N</text:p>
          </table:table-cell>
          <table:table-cell table:formula="of:=IF(MOD([.A599];5)=0;&quot;Y&quot;;&quot;N&quot;)" office:value-type="string" office:string-value="N" calcext:value-type="string">
            <text:p>N</text:p>
          </table:table-cell>
          <table:table-cell table:formula="of:=OR([.B599]=&quot;Y&quot;;[.C59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F(MOD([.A600];3)=0;&quot;Y&quot;;&quot;N&quot;)" office:value-type="string" office:string-value="N" calcext:value-type="string">
            <text:p>N</text:p>
          </table:table-cell>
          <table:table-cell table:formula="of:=IF(MOD([.A600];5)=0;&quot;Y&quot;;&quot;N&quot;)" office:value-type="string" office:string-value="N" calcext:value-type="string">
            <text:p>N</text:p>
          </table:table-cell>
          <table:table-cell table:formula="of:=OR([.B600]=&quot;Y&quot;;[.C60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MOD([.A601];3)=0;&quot;Y&quot;;&quot;N&quot;)" office:value-type="string" office:string-value="Y" calcext:value-type="string">
            <text:p>Y</text:p>
          </table:table-cell>
          <table:table-cell table:formula="of:=IF(MOD([.A601];5)=0;&quot;Y&quot;;&quot;N&quot;)" office:value-type="string" office:string-value="Y" calcext:value-type="string">
            <text:p>Y</text:p>
          </table:table-cell>
          <table:table-cell table:formula="of:=OR([.B601]=&quot;Y&quot;;[.C60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F(MOD([.A602];3)=0;&quot;Y&quot;;&quot;N&quot;)" office:value-type="string" office:string-value="N" calcext:value-type="string">
            <text:p>N</text:p>
          </table:table-cell>
          <table:table-cell table:formula="of:=IF(MOD([.A602];5)=0;&quot;Y&quot;;&quot;N&quot;)" office:value-type="string" office:string-value="N" calcext:value-type="string">
            <text:p>N</text:p>
          </table:table-cell>
          <table:table-cell table:formula="of:=OR([.B602]=&quot;Y&quot;;[.C60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IF(MOD([.A603];3)=0;&quot;Y&quot;;&quot;N&quot;)" office:value-type="string" office:string-value="N" calcext:value-type="string">
            <text:p>N</text:p>
          </table:table-cell>
          <table:table-cell table:formula="of:=IF(MOD([.A603];5)=0;&quot;Y&quot;;&quot;N&quot;)" office:value-type="string" office:string-value="N" calcext:value-type="string">
            <text:p>N</text:p>
          </table:table-cell>
          <table:table-cell table:formula="of:=OR([.B603]=&quot;Y&quot;;[.C60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F(MOD([.A604];3)=0;&quot;Y&quot;;&quot;N&quot;)" office:value-type="string" office:string-value="Y" calcext:value-type="string">
            <text:p>Y</text:p>
          </table:table-cell>
          <table:table-cell table:formula="of:=IF(MOD([.A604];5)=0;&quot;Y&quot;;&quot;N&quot;)" office:value-type="string" office:string-value="N" calcext:value-type="string">
            <text:p>N</text:p>
          </table:table-cell>
          <table:table-cell table:formula="of:=OR([.B604]=&quot;Y&quot;;[.C60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MOD([.A605];3)=0;&quot;Y&quot;;&quot;N&quot;)" office:value-type="string" office:string-value="N" calcext:value-type="string">
            <text:p>N</text:p>
          </table:table-cell>
          <table:table-cell table:formula="of:=IF(MOD([.A605];5)=0;&quot;Y&quot;;&quot;N&quot;)" office:value-type="string" office:string-value="N" calcext:value-type="string">
            <text:p>N</text:p>
          </table:table-cell>
          <table:table-cell table:formula="of:=OR([.B605]=&quot;Y&quot;;[.C60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F(MOD([.A606];3)=0;&quot;Y&quot;;&quot;N&quot;)" office:value-type="string" office:string-value="N" calcext:value-type="string">
            <text:p>N</text:p>
          </table:table-cell>
          <table:table-cell table:formula="of:=IF(MOD([.A606];5)=0;&quot;Y&quot;;&quot;N&quot;)" office:value-type="string" office:string-value="Y" calcext:value-type="string">
            <text:p>Y</text:p>
          </table:table-cell>
          <table:table-cell table:formula="of:=OR([.B606]=&quot;Y&quot;;[.C60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MOD([.A607];3)=0;&quot;Y&quot;;&quot;N&quot;)" office:value-type="string" office:string-value="Y" calcext:value-type="string">
            <text:p>Y</text:p>
          </table:table-cell>
          <table:table-cell table:formula="of:=IF(MOD([.A607];5)=0;&quot;Y&quot;;&quot;N&quot;)" office:value-type="string" office:string-value="N" calcext:value-type="string">
            <text:p>N</text:p>
          </table:table-cell>
          <table:table-cell table:formula="of:=OR([.B607]=&quot;Y&quot;;[.C60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MOD([.A608];3)=0;&quot;Y&quot;;&quot;N&quot;)" office:value-type="string" office:string-value="N" calcext:value-type="string">
            <text:p>N</text:p>
          </table:table-cell>
          <table:table-cell table:formula="of:=IF(MOD([.A608];5)=0;&quot;Y&quot;;&quot;N&quot;)" office:value-type="string" office:string-value="N" calcext:value-type="string">
            <text:p>N</text:p>
          </table:table-cell>
          <table:table-cell table:formula="of:=OR([.B608]=&quot;Y&quot;;[.C60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F(MOD([.A609];3)=0;&quot;Y&quot;;&quot;N&quot;)" office:value-type="string" office:string-value="N" calcext:value-type="string">
            <text:p>N</text:p>
          </table:table-cell>
          <table:table-cell table:formula="of:=IF(MOD([.A609];5)=0;&quot;Y&quot;;&quot;N&quot;)" office:value-type="string" office:string-value="N" calcext:value-type="string">
            <text:p>N</text:p>
          </table:table-cell>
          <table:table-cell table:formula="of:=OR([.B609]=&quot;Y&quot;;[.C60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MOD([.A610];3)=0;&quot;Y&quot;;&quot;N&quot;)" office:value-type="string" office:string-value="Y" calcext:value-type="string">
            <text:p>Y</text:p>
          </table:table-cell>
          <table:table-cell table:formula="of:=IF(MOD([.A610];5)=0;&quot;Y&quot;;&quot;N&quot;)" office:value-type="string" office:string-value="N" calcext:value-type="string">
            <text:p>N</text:p>
          </table:table-cell>
          <table:table-cell table:formula="of:=OR([.B610]=&quot;Y&quot;;[.C61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MOD([.A611];3)=0;&quot;Y&quot;;&quot;N&quot;)" office:value-type="string" office:string-value="N" calcext:value-type="string">
            <text:p>N</text:p>
          </table:table-cell>
          <table:table-cell table:formula="of:=IF(MOD([.A611];5)=0;&quot;Y&quot;;&quot;N&quot;)" office:value-type="string" office:string-value="Y" calcext:value-type="string">
            <text:p>Y</text:p>
          </table:table-cell>
          <table:table-cell table:formula="of:=OR([.B611]=&quot;Y&quot;;[.C61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F(MOD([.A612];3)=0;&quot;Y&quot;;&quot;N&quot;)" office:value-type="string" office:string-value="N" calcext:value-type="string">
            <text:p>N</text:p>
          </table:table-cell>
          <table:table-cell table:formula="of:=IF(MOD([.A612];5)=0;&quot;Y&quot;;&quot;N&quot;)" office:value-type="string" office:string-value="N" calcext:value-type="string">
            <text:p>N</text:p>
          </table:table-cell>
          <table:table-cell table:formula="of:=OR([.B612]=&quot;Y&quot;;[.C61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F(MOD([.A613];3)=0;&quot;Y&quot;;&quot;N&quot;)" office:value-type="string" office:string-value="Y" calcext:value-type="string">
            <text:p>Y</text:p>
          </table:table-cell>
          <table:table-cell table:formula="of:=IF(MOD([.A613];5)=0;&quot;Y&quot;;&quot;N&quot;)" office:value-type="string" office:string-value="N" calcext:value-type="string">
            <text:p>N</text:p>
          </table:table-cell>
          <table:table-cell table:formula="of:=OR([.B613]=&quot;Y&quot;;[.C61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F(MOD([.A614];3)=0;&quot;Y&quot;;&quot;N&quot;)" office:value-type="string" office:string-value="N" calcext:value-type="string">
            <text:p>N</text:p>
          </table:table-cell>
          <table:table-cell table:formula="of:=IF(MOD([.A614];5)=0;&quot;Y&quot;;&quot;N&quot;)" office:value-type="string" office:string-value="N" calcext:value-type="string">
            <text:p>N</text:p>
          </table:table-cell>
          <table:table-cell table:formula="of:=OR([.B614]=&quot;Y&quot;;[.C61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MOD([.A615];3)=0;&quot;Y&quot;;&quot;N&quot;)" office:value-type="string" office:string-value="N" calcext:value-type="string">
            <text:p>N</text:p>
          </table:table-cell>
          <table:table-cell table:formula="of:=IF(MOD([.A615];5)=0;&quot;Y&quot;;&quot;N&quot;)" office:value-type="string" office:string-value="N" calcext:value-type="string">
            <text:p>N</text:p>
          </table:table-cell>
          <table:table-cell table:formula="of:=OR([.B615]=&quot;Y&quot;;[.C61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F(MOD([.A616];3)=0;&quot;Y&quot;;&quot;N&quot;)" office:value-type="string" office:string-value="Y" calcext:value-type="string">
            <text:p>Y</text:p>
          </table:table-cell>
          <table:table-cell table:formula="of:=IF(MOD([.A616];5)=0;&quot;Y&quot;;&quot;N&quot;)" office:value-type="string" office:string-value="Y" calcext:value-type="string">
            <text:p>Y</text:p>
          </table:table-cell>
          <table:table-cell table:formula="of:=OR([.B616]=&quot;Y&quot;;[.C61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IF(MOD([.A617];3)=0;&quot;Y&quot;;&quot;N&quot;)" office:value-type="string" office:string-value="N" calcext:value-type="string">
            <text:p>N</text:p>
          </table:table-cell>
          <table:table-cell table:formula="of:=IF(MOD([.A617];5)=0;&quot;Y&quot;;&quot;N&quot;)" office:value-type="string" office:string-value="N" calcext:value-type="string">
            <text:p>N</text:p>
          </table:table-cell>
          <table:table-cell table:formula="of:=OR([.B617]=&quot;Y&quot;;[.C61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IF(MOD([.A618];3)=0;&quot;Y&quot;;&quot;N&quot;)" office:value-type="string" office:string-value="N" calcext:value-type="string">
            <text:p>N</text:p>
          </table:table-cell>
          <table:table-cell table:formula="of:=IF(MOD([.A618];5)=0;&quot;Y&quot;;&quot;N&quot;)" office:value-type="string" office:string-value="N" calcext:value-type="string">
            <text:p>N</text:p>
          </table:table-cell>
          <table:table-cell table:formula="of:=OR([.B618]=&quot;Y&quot;;[.C61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MOD([.A619];3)=0;&quot;Y&quot;;&quot;N&quot;)" office:value-type="string" office:string-value="Y" calcext:value-type="string">
            <text:p>Y</text:p>
          </table:table-cell>
          <table:table-cell table:formula="of:=IF(MOD([.A619];5)=0;&quot;Y&quot;;&quot;N&quot;)" office:value-type="string" office:string-value="N" calcext:value-type="string">
            <text:p>N</text:p>
          </table:table-cell>
          <table:table-cell table:formula="of:=OR([.B619]=&quot;Y&quot;;[.C61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IF(MOD([.A620];3)=0;&quot;Y&quot;;&quot;N&quot;)" office:value-type="string" office:string-value="N" calcext:value-type="string">
            <text:p>N</text:p>
          </table:table-cell>
          <table:table-cell table:formula="of:=IF(MOD([.A620];5)=0;&quot;Y&quot;;&quot;N&quot;)" office:value-type="string" office:string-value="N" calcext:value-type="string">
            <text:p>N</text:p>
          </table:table-cell>
          <table:table-cell table:formula="of:=OR([.B620]=&quot;Y&quot;;[.C62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MOD([.A621];3)=0;&quot;Y&quot;;&quot;N&quot;)" office:value-type="string" office:string-value="N" calcext:value-type="string">
            <text:p>N</text:p>
          </table:table-cell>
          <table:table-cell table:formula="of:=IF(MOD([.A621];5)=0;&quot;Y&quot;;&quot;N&quot;)" office:value-type="string" office:string-value="Y" calcext:value-type="string">
            <text:p>Y</text:p>
          </table:table-cell>
          <table:table-cell table:formula="of:=OR([.B621]=&quot;Y&quot;;[.C62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MOD([.A622];3)=0;&quot;Y&quot;;&quot;N&quot;)" office:value-type="string" office:string-value="Y" calcext:value-type="string">
            <text:p>Y</text:p>
          </table:table-cell>
          <table:table-cell table:formula="of:=IF(MOD([.A622];5)=0;&quot;Y&quot;;&quot;N&quot;)" office:value-type="string" office:string-value="N" calcext:value-type="string">
            <text:p>N</text:p>
          </table:table-cell>
          <table:table-cell table:formula="of:=OR([.B622]=&quot;Y&quot;;[.C62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MOD([.A623];3)=0;&quot;Y&quot;;&quot;N&quot;)" office:value-type="string" office:string-value="N" calcext:value-type="string">
            <text:p>N</text:p>
          </table:table-cell>
          <table:table-cell table:formula="of:=IF(MOD([.A623];5)=0;&quot;Y&quot;;&quot;N&quot;)" office:value-type="string" office:string-value="N" calcext:value-type="string">
            <text:p>N</text:p>
          </table:table-cell>
          <table:table-cell table:formula="of:=OR([.B623]=&quot;Y&quot;;[.C62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IF(MOD([.A624];3)=0;&quot;Y&quot;;&quot;N&quot;)" office:value-type="string" office:string-value="N" calcext:value-type="string">
            <text:p>N</text:p>
          </table:table-cell>
          <table:table-cell table:formula="of:=IF(MOD([.A624];5)=0;&quot;Y&quot;;&quot;N&quot;)" office:value-type="string" office:string-value="N" calcext:value-type="string">
            <text:p>N</text:p>
          </table:table-cell>
          <table:table-cell table:formula="of:=OR([.B624]=&quot;Y&quot;;[.C62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IF(MOD([.A625];3)=0;&quot;Y&quot;;&quot;N&quot;)" office:value-type="string" office:string-value="Y" calcext:value-type="string">
            <text:p>Y</text:p>
          </table:table-cell>
          <table:table-cell table:formula="of:=IF(MOD([.A625];5)=0;&quot;Y&quot;;&quot;N&quot;)" office:value-type="string" office:string-value="N" calcext:value-type="string">
            <text:p>N</text:p>
          </table:table-cell>
          <table:table-cell table:formula="of:=OR([.B625]=&quot;Y&quot;;[.C62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IF(MOD([.A626];3)=0;&quot;Y&quot;;&quot;N&quot;)" office:value-type="string" office:string-value="N" calcext:value-type="string">
            <text:p>N</text:p>
          </table:table-cell>
          <table:table-cell table:formula="of:=IF(MOD([.A626];5)=0;&quot;Y&quot;;&quot;N&quot;)" office:value-type="string" office:string-value="Y" calcext:value-type="string">
            <text:p>Y</text:p>
          </table:table-cell>
          <table:table-cell table:formula="of:=OR([.B626]=&quot;Y&quot;;[.C62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MOD([.A627];3)=0;&quot;Y&quot;;&quot;N&quot;)" office:value-type="string" office:string-value="N" calcext:value-type="string">
            <text:p>N</text:p>
          </table:table-cell>
          <table:table-cell table:formula="of:=IF(MOD([.A627];5)=0;&quot;Y&quot;;&quot;N&quot;)" office:value-type="string" office:string-value="N" calcext:value-type="string">
            <text:p>N</text:p>
          </table:table-cell>
          <table:table-cell table:formula="of:=OR([.B627]=&quot;Y&quot;;[.C62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IF(MOD([.A628];3)=0;&quot;Y&quot;;&quot;N&quot;)" office:value-type="string" office:string-value="Y" calcext:value-type="string">
            <text:p>Y</text:p>
          </table:table-cell>
          <table:table-cell table:formula="of:=IF(MOD([.A628];5)=0;&quot;Y&quot;;&quot;N&quot;)" office:value-type="string" office:string-value="N" calcext:value-type="string">
            <text:p>N</text:p>
          </table:table-cell>
          <table:table-cell table:formula="of:=OR([.B628]=&quot;Y&quot;;[.C62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IF(MOD([.A629];3)=0;&quot;Y&quot;;&quot;N&quot;)" office:value-type="string" office:string-value="N" calcext:value-type="string">
            <text:p>N</text:p>
          </table:table-cell>
          <table:table-cell table:formula="of:=IF(MOD([.A629];5)=0;&quot;Y&quot;;&quot;N&quot;)" office:value-type="string" office:string-value="N" calcext:value-type="string">
            <text:p>N</text:p>
          </table:table-cell>
          <table:table-cell table:formula="of:=OR([.B629]=&quot;Y&quot;;[.C62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F(MOD([.A630];3)=0;&quot;Y&quot;;&quot;N&quot;)" office:value-type="string" office:string-value="N" calcext:value-type="string">
            <text:p>N</text:p>
          </table:table-cell>
          <table:table-cell table:formula="of:=IF(MOD([.A630];5)=0;&quot;Y&quot;;&quot;N&quot;)" office:value-type="string" office:string-value="N" calcext:value-type="string">
            <text:p>N</text:p>
          </table:table-cell>
          <table:table-cell table:formula="of:=OR([.B630]=&quot;Y&quot;;[.C63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MOD([.A631];3)=0;&quot;Y&quot;;&quot;N&quot;)" office:value-type="string" office:string-value="Y" calcext:value-type="string">
            <text:p>Y</text:p>
          </table:table-cell>
          <table:table-cell table:formula="of:=IF(MOD([.A631];5)=0;&quot;Y&quot;;&quot;N&quot;)" office:value-type="string" office:string-value="Y" calcext:value-type="string">
            <text:p>Y</text:p>
          </table:table-cell>
          <table:table-cell table:formula="of:=OR([.B631]=&quot;Y&quot;;[.C63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MOD([.A632];3)=0;&quot;Y&quot;;&quot;N&quot;)" office:value-type="string" office:string-value="N" calcext:value-type="string">
            <text:p>N</text:p>
          </table:table-cell>
          <table:table-cell table:formula="of:=IF(MOD([.A632];5)=0;&quot;Y&quot;;&quot;N&quot;)" office:value-type="string" office:string-value="N" calcext:value-type="string">
            <text:p>N</text:p>
          </table:table-cell>
          <table:table-cell table:formula="of:=OR([.B632]=&quot;Y&quot;;[.C63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MOD([.A633];3)=0;&quot;Y&quot;;&quot;N&quot;)" office:value-type="string" office:string-value="N" calcext:value-type="string">
            <text:p>N</text:p>
          </table:table-cell>
          <table:table-cell table:formula="of:=IF(MOD([.A633];5)=0;&quot;Y&quot;;&quot;N&quot;)" office:value-type="string" office:string-value="N" calcext:value-type="string">
            <text:p>N</text:p>
          </table:table-cell>
          <table:table-cell table:formula="of:=OR([.B633]=&quot;Y&quot;;[.C63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F(MOD([.A634];3)=0;&quot;Y&quot;;&quot;N&quot;)" office:value-type="string" office:string-value="Y" calcext:value-type="string">
            <text:p>Y</text:p>
          </table:table-cell>
          <table:table-cell table:formula="of:=IF(MOD([.A634];5)=0;&quot;Y&quot;;&quot;N&quot;)" office:value-type="string" office:string-value="N" calcext:value-type="string">
            <text:p>N</text:p>
          </table:table-cell>
          <table:table-cell table:formula="of:=OR([.B634]=&quot;Y&quot;;[.C63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IF(MOD([.A635];3)=0;&quot;Y&quot;;&quot;N&quot;)" office:value-type="string" office:string-value="N" calcext:value-type="string">
            <text:p>N</text:p>
          </table:table-cell>
          <table:table-cell table:formula="of:=IF(MOD([.A635];5)=0;&quot;Y&quot;;&quot;N&quot;)" office:value-type="string" office:string-value="N" calcext:value-type="string">
            <text:p>N</text:p>
          </table:table-cell>
          <table:table-cell table:formula="of:=OR([.B635]=&quot;Y&quot;;[.C63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IF(MOD([.A636];3)=0;&quot;Y&quot;;&quot;N&quot;)" office:value-type="string" office:string-value="N" calcext:value-type="string">
            <text:p>N</text:p>
          </table:table-cell>
          <table:table-cell table:formula="of:=IF(MOD([.A636];5)=0;&quot;Y&quot;;&quot;N&quot;)" office:value-type="string" office:string-value="Y" calcext:value-type="string">
            <text:p>Y</text:p>
          </table:table-cell>
          <table:table-cell table:formula="of:=OR([.B636]=&quot;Y&quot;;[.C63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MOD([.A637];3)=0;&quot;Y&quot;;&quot;N&quot;)" office:value-type="string" office:string-value="Y" calcext:value-type="string">
            <text:p>Y</text:p>
          </table:table-cell>
          <table:table-cell table:formula="of:=IF(MOD([.A637];5)=0;&quot;Y&quot;;&quot;N&quot;)" office:value-type="string" office:string-value="N" calcext:value-type="string">
            <text:p>N</text:p>
          </table:table-cell>
          <table:table-cell table:formula="of:=OR([.B637]=&quot;Y&quot;;[.C63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MOD([.A638];3)=0;&quot;Y&quot;;&quot;N&quot;)" office:value-type="string" office:string-value="N" calcext:value-type="string">
            <text:p>N</text:p>
          </table:table-cell>
          <table:table-cell table:formula="of:=IF(MOD([.A638];5)=0;&quot;Y&quot;;&quot;N&quot;)" office:value-type="string" office:string-value="N" calcext:value-type="string">
            <text:p>N</text:p>
          </table:table-cell>
          <table:table-cell table:formula="of:=OR([.B638]=&quot;Y&quot;;[.C63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F(MOD([.A639];3)=0;&quot;Y&quot;;&quot;N&quot;)" office:value-type="string" office:string-value="N" calcext:value-type="string">
            <text:p>N</text:p>
          </table:table-cell>
          <table:table-cell table:formula="of:=IF(MOD([.A639];5)=0;&quot;Y&quot;;&quot;N&quot;)" office:value-type="string" office:string-value="N" calcext:value-type="string">
            <text:p>N</text:p>
          </table:table-cell>
          <table:table-cell table:formula="of:=OR([.B639]=&quot;Y&quot;;[.C63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F(MOD([.A640];3)=0;&quot;Y&quot;;&quot;N&quot;)" office:value-type="string" office:string-value="Y" calcext:value-type="string">
            <text:p>Y</text:p>
          </table:table-cell>
          <table:table-cell table:formula="of:=IF(MOD([.A640];5)=0;&quot;Y&quot;;&quot;N&quot;)" office:value-type="string" office:string-value="N" calcext:value-type="string">
            <text:p>N</text:p>
          </table:table-cell>
          <table:table-cell table:formula="of:=OR([.B640]=&quot;Y&quot;;[.C64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MOD([.A641];3)=0;&quot;Y&quot;;&quot;N&quot;)" office:value-type="string" office:string-value="N" calcext:value-type="string">
            <text:p>N</text:p>
          </table:table-cell>
          <table:table-cell table:formula="of:=IF(MOD([.A641];5)=0;&quot;Y&quot;;&quot;N&quot;)" office:value-type="string" office:string-value="Y" calcext:value-type="string">
            <text:p>Y</text:p>
          </table:table-cell>
          <table:table-cell table:formula="of:=OR([.B641]=&quot;Y&quot;;[.C64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MOD([.A642];3)=0;&quot;Y&quot;;&quot;N&quot;)" office:value-type="string" office:string-value="N" calcext:value-type="string">
            <text:p>N</text:p>
          </table:table-cell>
          <table:table-cell table:formula="of:=IF(MOD([.A642];5)=0;&quot;Y&quot;;&quot;N&quot;)" office:value-type="string" office:string-value="N" calcext:value-type="string">
            <text:p>N</text:p>
          </table:table-cell>
          <table:table-cell table:formula="of:=OR([.B642]=&quot;Y&quot;;[.C64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MOD([.A643];3)=0;&quot;Y&quot;;&quot;N&quot;)" office:value-type="string" office:string-value="Y" calcext:value-type="string">
            <text:p>Y</text:p>
          </table:table-cell>
          <table:table-cell table:formula="of:=IF(MOD([.A643];5)=0;&quot;Y&quot;;&quot;N&quot;)" office:value-type="string" office:string-value="N" calcext:value-type="string">
            <text:p>N</text:p>
          </table:table-cell>
          <table:table-cell table:formula="of:=OR([.B643]=&quot;Y&quot;;[.C64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MOD([.A644];3)=0;&quot;Y&quot;;&quot;N&quot;)" office:value-type="string" office:string-value="N" calcext:value-type="string">
            <text:p>N</text:p>
          </table:table-cell>
          <table:table-cell table:formula="of:=IF(MOD([.A644];5)=0;&quot;Y&quot;;&quot;N&quot;)" office:value-type="string" office:string-value="N" calcext:value-type="string">
            <text:p>N</text:p>
          </table:table-cell>
          <table:table-cell table:formula="of:=OR([.B644]=&quot;Y&quot;;[.C64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IF(MOD([.A645];3)=0;&quot;Y&quot;;&quot;N&quot;)" office:value-type="string" office:string-value="N" calcext:value-type="string">
            <text:p>N</text:p>
          </table:table-cell>
          <table:table-cell table:formula="of:=IF(MOD([.A645];5)=0;&quot;Y&quot;;&quot;N&quot;)" office:value-type="string" office:string-value="N" calcext:value-type="string">
            <text:p>N</text:p>
          </table:table-cell>
          <table:table-cell table:formula="of:=OR([.B645]=&quot;Y&quot;;[.C64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IF(MOD([.A646];3)=0;&quot;Y&quot;;&quot;N&quot;)" office:value-type="string" office:string-value="Y" calcext:value-type="string">
            <text:p>Y</text:p>
          </table:table-cell>
          <table:table-cell table:formula="of:=IF(MOD([.A646];5)=0;&quot;Y&quot;;&quot;N&quot;)" office:value-type="string" office:string-value="Y" calcext:value-type="string">
            <text:p>Y</text:p>
          </table:table-cell>
          <table:table-cell table:formula="of:=OR([.B646]=&quot;Y&quot;;[.C64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MOD([.A647];3)=0;&quot;Y&quot;;&quot;N&quot;)" office:value-type="string" office:string-value="N" calcext:value-type="string">
            <text:p>N</text:p>
          </table:table-cell>
          <table:table-cell table:formula="of:=IF(MOD([.A647];5)=0;&quot;Y&quot;;&quot;N&quot;)" office:value-type="string" office:string-value="N" calcext:value-type="string">
            <text:p>N</text:p>
          </table:table-cell>
          <table:table-cell table:formula="of:=OR([.B647]=&quot;Y&quot;;[.C64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MOD([.A648];3)=0;&quot;Y&quot;;&quot;N&quot;)" office:value-type="string" office:string-value="N" calcext:value-type="string">
            <text:p>N</text:p>
          </table:table-cell>
          <table:table-cell table:formula="of:=IF(MOD([.A648];5)=0;&quot;Y&quot;;&quot;N&quot;)" office:value-type="string" office:string-value="N" calcext:value-type="string">
            <text:p>N</text:p>
          </table:table-cell>
          <table:table-cell table:formula="of:=OR([.B648]=&quot;Y&quot;;[.C64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MOD([.A649];3)=0;&quot;Y&quot;;&quot;N&quot;)" office:value-type="string" office:string-value="Y" calcext:value-type="string">
            <text:p>Y</text:p>
          </table:table-cell>
          <table:table-cell table:formula="of:=IF(MOD([.A649];5)=0;&quot;Y&quot;;&quot;N&quot;)" office:value-type="string" office:string-value="N" calcext:value-type="string">
            <text:p>N</text:p>
          </table:table-cell>
          <table:table-cell table:formula="of:=OR([.B649]=&quot;Y&quot;;[.C64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MOD([.A650];3)=0;&quot;Y&quot;;&quot;N&quot;)" office:value-type="string" office:string-value="N" calcext:value-type="string">
            <text:p>N</text:p>
          </table:table-cell>
          <table:table-cell table:formula="of:=IF(MOD([.A650];5)=0;&quot;Y&quot;;&quot;N&quot;)" office:value-type="string" office:string-value="N" calcext:value-type="string">
            <text:p>N</text:p>
          </table:table-cell>
          <table:table-cell table:formula="of:=OR([.B650]=&quot;Y&quot;;[.C65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MOD([.A651];3)=0;&quot;Y&quot;;&quot;N&quot;)" office:value-type="string" office:string-value="N" calcext:value-type="string">
            <text:p>N</text:p>
          </table:table-cell>
          <table:table-cell table:formula="of:=IF(MOD([.A651];5)=0;&quot;Y&quot;;&quot;N&quot;)" office:value-type="string" office:string-value="Y" calcext:value-type="string">
            <text:p>Y</text:p>
          </table:table-cell>
          <table:table-cell table:formula="of:=OR([.B651]=&quot;Y&quot;;[.C65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IF(MOD([.A652];3)=0;&quot;Y&quot;;&quot;N&quot;)" office:value-type="string" office:string-value="Y" calcext:value-type="string">
            <text:p>Y</text:p>
          </table:table-cell>
          <table:table-cell table:formula="of:=IF(MOD([.A652];5)=0;&quot;Y&quot;;&quot;N&quot;)" office:value-type="string" office:string-value="N" calcext:value-type="string">
            <text:p>N</text:p>
          </table:table-cell>
          <table:table-cell table:formula="of:=OR([.B652]=&quot;Y&quot;;[.C65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IF(MOD([.A653];3)=0;&quot;Y&quot;;&quot;N&quot;)" office:value-type="string" office:string-value="N" calcext:value-type="string">
            <text:p>N</text:p>
          </table:table-cell>
          <table:table-cell table:formula="of:=IF(MOD([.A653];5)=0;&quot;Y&quot;;&quot;N&quot;)" office:value-type="string" office:string-value="N" calcext:value-type="string">
            <text:p>N</text:p>
          </table:table-cell>
          <table:table-cell table:formula="of:=OR([.B653]=&quot;Y&quot;;[.C65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IF(MOD([.A654];3)=0;&quot;Y&quot;;&quot;N&quot;)" office:value-type="string" office:string-value="N" calcext:value-type="string">
            <text:p>N</text:p>
          </table:table-cell>
          <table:table-cell table:formula="of:=IF(MOD([.A654];5)=0;&quot;Y&quot;;&quot;N&quot;)" office:value-type="string" office:string-value="N" calcext:value-type="string">
            <text:p>N</text:p>
          </table:table-cell>
          <table:table-cell table:formula="of:=OR([.B654]=&quot;Y&quot;;[.C65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F(MOD([.A655];3)=0;&quot;Y&quot;;&quot;N&quot;)" office:value-type="string" office:string-value="Y" calcext:value-type="string">
            <text:p>Y</text:p>
          </table:table-cell>
          <table:table-cell table:formula="of:=IF(MOD([.A655];5)=0;&quot;Y&quot;;&quot;N&quot;)" office:value-type="string" office:string-value="N" calcext:value-type="string">
            <text:p>N</text:p>
          </table:table-cell>
          <table:table-cell table:formula="of:=OR([.B655]=&quot;Y&quot;;[.C65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IF(MOD([.A656];3)=0;&quot;Y&quot;;&quot;N&quot;)" office:value-type="string" office:string-value="N" calcext:value-type="string">
            <text:p>N</text:p>
          </table:table-cell>
          <table:table-cell table:formula="of:=IF(MOD([.A656];5)=0;&quot;Y&quot;;&quot;N&quot;)" office:value-type="string" office:string-value="Y" calcext:value-type="string">
            <text:p>Y</text:p>
          </table:table-cell>
          <table:table-cell table:formula="of:=OR([.B656]=&quot;Y&quot;;[.C65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MOD([.A657];3)=0;&quot;Y&quot;;&quot;N&quot;)" office:value-type="string" office:string-value="N" calcext:value-type="string">
            <text:p>N</text:p>
          </table:table-cell>
          <table:table-cell table:formula="of:=IF(MOD([.A657];5)=0;&quot;Y&quot;;&quot;N&quot;)" office:value-type="string" office:string-value="N" calcext:value-type="string">
            <text:p>N</text:p>
          </table:table-cell>
          <table:table-cell table:formula="of:=OR([.B657]=&quot;Y&quot;;[.C65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MOD([.A658];3)=0;&quot;Y&quot;;&quot;N&quot;)" office:value-type="string" office:string-value="Y" calcext:value-type="string">
            <text:p>Y</text:p>
          </table:table-cell>
          <table:table-cell table:formula="of:=IF(MOD([.A658];5)=0;&quot;Y&quot;;&quot;N&quot;)" office:value-type="string" office:string-value="N" calcext:value-type="string">
            <text:p>N</text:p>
          </table:table-cell>
          <table:table-cell table:formula="of:=OR([.B658]=&quot;Y&quot;;[.C65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MOD([.A659];3)=0;&quot;Y&quot;;&quot;N&quot;)" office:value-type="string" office:string-value="N" calcext:value-type="string">
            <text:p>N</text:p>
          </table:table-cell>
          <table:table-cell table:formula="of:=IF(MOD([.A659];5)=0;&quot;Y&quot;;&quot;N&quot;)" office:value-type="string" office:string-value="N" calcext:value-type="string">
            <text:p>N</text:p>
          </table:table-cell>
          <table:table-cell table:formula="of:=OR([.B659]=&quot;Y&quot;;[.C65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MOD([.A660];3)=0;&quot;Y&quot;;&quot;N&quot;)" office:value-type="string" office:string-value="N" calcext:value-type="string">
            <text:p>N</text:p>
          </table:table-cell>
          <table:table-cell table:formula="of:=IF(MOD([.A660];5)=0;&quot;Y&quot;;&quot;N&quot;)" office:value-type="string" office:string-value="N" calcext:value-type="string">
            <text:p>N</text:p>
          </table:table-cell>
          <table:table-cell table:formula="of:=OR([.B660]=&quot;Y&quot;;[.C66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MOD([.A661];3)=0;&quot;Y&quot;;&quot;N&quot;)" office:value-type="string" office:string-value="Y" calcext:value-type="string">
            <text:p>Y</text:p>
          </table:table-cell>
          <table:table-cell table:formula="of:=IF(MOD([.A661];5)=0;&quot;Y&quot;;&quot;N&quot;)" office:value-type="string" office:string-value="Y" calcext:value-type="string">
            <text:p>Y</text:p>
          </table:table-cell>
          <table:table-cell table:formula="of:=OR([.B661]=&quot;Y&quot;;[.C66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F(MOD([.A662];3)=0;&quot;Y&quot;;&quot;N&quot;)" office:value-type="string" office:string-value="N" calcext:value-type="string">
            <text:p>N</text:p>
          </table:table-cell>
          <table:table-cell table:formula="of:=IF(MOD([.A662];5)=0;&quot;Y&quot;;&quot;N&quot;)" office:value-type="string" office:string-value="N" calcext:value-type="string">
            <text:p>N</text:p>
          </table:table-cell>
          <table:table-cell table:formula="of:=OR([.B662]=&quot;Y&quot;;[.C66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MOD([.A663];3)=0;&quot;Y&quot;;&quot;N&quot;)" office:value-type="string" office:string-value="N" calcext:value-type="string">
            <text:p>N</text:p>
          </table:table-cell>
          <table:table-cell table:formula="of:=IF(MOD([.A663];5)=0;&quot;Y&quot;;&quot;N&quot;)" office:value-type="string" office:string-value="N" calcext:value-type="string">
            <text:p>N</text:p>
          </table:table-cell>
          <table:table-cell table:formula="of:=OR([.B663]=&quot;Y&quot;;[.C66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MOD([.A664];3)=0;&quot;Y&quot;;&quot;N&quot;)" office:value-type="string" office:string-value="Y" calcext:value-type="string">
            <text:p>Y</text:p>
          </table:table-cell>
          <table:table-cell table:formula="of:=IF(MOD([.A664];5)=0;&quot;Y&quot;;&quot;N&quot;)" office:value-type="string" office:string-value="N" calcext:value-type="string">
            <text:p>N</text:p>
          </table:table-cell>
          <table:table-cell table:formula="of:=OR([.B664]=&quot;Y&quot;;[.C66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IF(MOD([.A665];3)=0;&quot;Y&quot;;&quot;N&quot;)" office:value-type="string" office:string-value="N" calcext:value-type="string">
            <text:p>N</text:p>
          </table:table-cell>
          <table:table-cell table:formula="of:=IF(MOD([.A665];5)=0;&quot;Y&quot;;&quot;N&quot;)" office:value-type="string" office:string-value="N" calcext:value-type="string">
            <text:p>N</text:p>
          </table:table-cell>
          <table:table-cell table:formula="of:=OR([.B665]=&quot;Y&quot;;[.C66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MOD([.A666];3)=0;&quot;Y&quot;;&quot;N&quot;)" office:value-type="string" office:string-value="N" calcext:value-type="string">
            <text:p>N</text:p>
          </table:table-cell>
          <table:table-cell table:formula="of:=IF(MOD([.A666];5)=0;&quot;Y&quot;;&quot;N&quot;)" office:value-type="string" office:string-value="Y" calcext:value-type="string">
            <text:p>Y</text:p>
          </table:table-cell>
          <table:table-cell table:formula="of:=OR([.B666]=&quot;Y&quot;;[.C66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MOD([.A667];3)=0;&quot;Y&quot;;&quot;N&quot;)" office:value-type="string" office:string-value="Y" calcext:value-type="string">
            <text:p>Y</text:p>
          </table:table-cell>
          <table:table-cell table:formula="of:=IF(MOD([.A667];5)=0;&quot;Y&quot;;&quot;N&quot;)" office:value-type="string" office:string-value="N" calcext:value-type="string">
            <text:p>N</text:p>
          </table:table-cell>
          <table:table-cell table:formula="of:=OR([.B667]=&quot;Y&quot;;[.C66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F(MOD([.A668];3)=0;&quot;Y&quot;;&quot;N&quot;)" office:value-type="string" office:string-value="N" calcext:value-type="string">
            <text:p>N</text:p>
          </table:table-cell>
          <table:table-cell table:formula="of:=IF(MOD([.A668];5)=0;&quot;Y&quot;;&quot;N&quot;)" office:value-type="string" office:string-value="N" calcext:value-type="string">
            <text:p>N</text:p>
          </table:table-cell>
          <table:table-cell table:formula="of:=OR([.B668]=&quot;Y&quot;;[.C66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MOD([.A669];3)=0;&quot;Y&quot;;&quot;N&quot;)" office:value-type="string" office:string-value="N" calcext:value-type="string">
            <text:p>N</text:p>
          </table:table-cell>
          <table:table-cell table:formula="of:=IF(MOD([.A669];5)=0;&quot;Y&quot;;&quot;N&quot;)" office:value-type="string" office:string-value="N" calcext:value-type="string">
            <text:p>N</text:p>
          </table:table-cell>
          <table:table-cell table:formula="of:=OR([.B669]=&quot;Y&quot;;[.C66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IF(MOD([.A670];3)=0;&quot;Y&quot;;&quot;N&quot;)" office:value-type="string" office:string-value="Y" calcext:value-type="string">
            <text:p>Y</text:p>
          </table:table-cell>
          <table:table-cell table:formula="of:=IF(MOD([.A670];5)=0;&quot;Y&quot;;&quot;N&quot;)" office:value-type="string" office:string-value="N" calcext:value-type="string">
            <text:p>N</text:p>
          </table:table-cell>
          <table:table-cell table:formula="of:=OR([.B670]=&quot;Y&quot;;[.C67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MOD([.A671];3)=0;&quot;Y&quot;;&quot;N&quot;)" office:value-type="string" office:string-value="N" calcext:value-type="string">
            <text:p>N</text:p>
          </table:table-cell>
          <table:table-cell table:formula="of:=IF(MOD([.A671];5)=0;&quot;Y&quot;;&quot;N&quot;)" office:value-type="string" office:string-value="Y" calcext:value-type="string">
            <text:p>Y</text:p>
          </table:table-cell>
          <table:table-cell table:formula="of:=OR([.B671]=&quot;Y&quot;;[.C67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MOD([.A672];3)=0;&quot;Y&quot;;&quot;N&quot;)" office:value-type="string" office:string-value="N" calcext:value-type="string">
            <text:p>N</text:p>
          </table:table-cell>
          <table:table-cell table:formula="of:=IF(MOD([.A672];5)=0;&quot;Y&quot;;&quot;N&quot;)" office:value-type="string" office:string-value="N" calcext:value-type="string">
            <text:p>N</text:p>
          </table:table-cell>
          <table:table-cell table:formula="of:=OR([.B672]=&quot;Y&quot;;[.C67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MOD([.A673];3)=0;&quot;Y&quot;;&quot;N&quot;)" office:value-type="string" office:string-value="Y" calcext:value-type="string">
            <text:p>Y</text:p>
          </table:table-cell>
          <table:table-cell table:formula="of:=IF(MOD([.A673];5)=0;&quot;Y&quot;;&quot;N&quot;)" office:value-type="string" office:string-value="N" calcext:value-type="string">
            <text:p>N</text:p>
          </table:table-cell>
          <table:table-cell table:formula="of:=OR([.B673]=&quot;Y&quot;;[.C67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F(MOD([.A674];3)=0;&quot;Y&quot;;&quot;N&quot;)" office:value-type="string" office:string-value="N" calcext:value-type="string">
            <text:p>N</text:p>
          </table:table-cell>
          <table:table-cell table:formula="of:=IF(MOD([.A674];5)=0;&quot;Y&quot;;&quot;N&quot;)" office:value-type="string" office:string-value="N" calcext:value-type="string">
            <text:p>N</text:p>
          </table:table-cell>
          <table:table-cell table:formula="of:=OR([.B674]=&quot;Y&quot;;[.C67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MOD([.A675];3)=0;&quot;Y&quot;;&quot;N&quot;)" office:value-type="string" office:string-value="N" calcext:value-type="string">
            <text:p>N</text:p>
          </table:table-cell>
          <table:table-cell table:formula="of:=IF(MOD([.A675];5)=0;&quot;Y&quot;;&quot;N&quot;)" office:value-type="string" office:string-value="N" calcext:value-type="string">
            <text:p>N</text:p>
          </table:table-cell>
          <table:table-cell table:formula="of:=OR([.B675]=&quot;Y&quot;;[.C67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MOD([.A676];3)=0;&quot;Y&quot;;&quot;N&quot;)" office:value-type="string" office:string-value="Y" calcext:value-type="string">
            <text:p>Y</text:p>
          </table:table-cell>
          <table:table-cell table:formula="of:=IF(MOD([.A676];5)=0;&quot;Y&quot;;&quot;N&quot;)" office:value-type="string" office:string-value="Y" calcext:value-type="string">
            <text:p>Y</text:p>
          </table:table-cell>
          <table:table-cell table:formula="of:=OR([.B676]=&quot;Y&quot;;[.C67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MOD([.A677];3)=0;&quot;Y&quot;;&quot;N&quot;)" office:value-type="string" office:string-value="N" calcext:value-type="string">
            <text:p>N</text:p>
          </table:table-cell>
          <table:table-cell table:formula="of:=IF(MOD([.A677];5)=0;&quot;Y&quot;;&quot;N&quot;)" office:value-type="string" office:string-value="N" calcext:value-type="string">
            <text:p>N</text:p>
          </table:table-cell>
          <table:table-cell table:formula="of:=OR([.B677]=&quot;Y&quot;;[.C67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F(MOD([.A678];3)=0;&quot;Y&quot;;&quot;N&quot;)" office:value-type="string" office:string-value="N" calcext:value-type="string">
            <text:p>N</text:p>
          </table:table-cell>
          <table:table-cell table:formula="of:=IF(MOD([.A678];5)=0;&quot;Y&quot;;&quot;N&quot;)" office:value-type="string" office:string-value="N" calcext:value-type="string">
            <text:p>N</text:p>
          </table:table-cell>
          <table:table-cell table:formula="of:=OR([.B678]=&quot;Y&quot;;[.C67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F(MOD([.A679];3)=0;&quot;Y&quot;;&quot;N&quot;)" office:value-type="string" office:string-value="Y" calcext:value-type="string">
            <text:p>Y</text:p>
          </table:table-cell>
          <table:table-cell table:formula="of:=IF(MOD([.A679];5)=0;&quot;Y&quot;;&quot;N&quot;)" office:value-type="string" office:string-value="N" calcext:value-type="string">
            <text:p>N</text:p>
          </table:table-cell>
          <table:table-cell table:formula="of:=OR([.B679]=&quot;Y&quot;;[.C67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F(MOD([.A680];3)=0;&quot;Y&quot;;&quot;N&quot;)" office:value-type="string" office:string-value="N" calcext:value-type="string">
            <text:p>N</text:p>
          </table:table-cell>
          <table:table-cell table:formula="of:=IF(MOD([.A680];5)=0;&quot;Y&quot;;&quot;N&quot;)" office:value-type="string" office:string-value="N" calcext:value-type="string">
            <text:p>N</text:p>
          </table:table-cell>
          <table:table-cell table:formula="of:=OR([.B680]=&quot;Y&quot;;[.C68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MOD([.A681];3)=0;&quot;Y&quot;;&quot;N&quot;)" office:value-type="string" office:string-value="N" calcext:value-type="string">
            <text:p>N</text:p>
          </table:table-cell>
          <table:table-cell table:formula="of:=IF(MOD([.A681];5)=0;&quot;Y&quot;;&quot;N&quot;)" office:value-type="string" office:string-value="Y" calcext:value-type="string">
            <text:p>Y</text:p>
          </table:table-cell>
          <table:table-cell table:formula="of:=OR([.B681]=&quot;Y&quot;;[.C68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MOD([.A682];3)=0;&quot;Y&quot;;&quot;N&quot;)" office:value-type="string" office:string-value="Y" calcext:value-type="string">
            <text:p>Y</text:p>
          </table:table-cell>
          <table:table-cell table:formula="of:=IF(MOD([.A682];5)=0;&quot;Y&quot;;&quot;N&quot;)" office:value-type="string" office:string-value="N" calcext:value-type="string">
            <text:p>N</text:p>
          </table:table-cell>
          <table:table-cell table:formula="of:=OR([.B682]=&quot;Y&quot;;[.C68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MOD([.A683];3)=0;&quot;Y&quot;;&quot;N&quot;)" office:value-type="string" office:string-value="N" calcext:value-type="string">
            <text:p>N</text:p>
          </table:table-cell>
          <table:table-cell table:formula="of:=IF(MOD([.A683];5)=0;&quot;Y&quot;;&quot;N&quot;)" office:value-type="string" office:string-value="N" calcext:value-type="string">
            <text:p>N</text:p>
          </table:table-cell>
          <table:table-cell table:formula="of:=OR([.B683]=&quot;Y&quot;;[.C68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MOD([.A684];3)=0;&quot;Y&quot;;&quot;N&quot;)" office:value-type="string" office:string-value="N" calcext:value-type="string">
            <text:p>N</text:p>
          </table:table-cell>
          <table:table-cell table:formula="of:=IF(MOD([.A684];5)=0;&quot;Y&quot;;&quot;N&quot;)" office:value-type="string" office:string-value="N" calcext:value-type="string">
            <text:p>N</text:p>
          </table:table-cell>
          <table:table-cell table:formula="of:=OR([.B684]=&quot;Y&quot;;[.C68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F(MOD([.A685];3)=0;&quot;Y&quot;;&quot;N&quot;)" office:value-type="string" office:string-value="Y" calcext:value-type="string">
            <text:p>Y</text:p>
          </table:table-cell>
          <table:table-cell table:formula="of:=IF(MOD([.A685];5)=0;&quot;Y&quot;;&quot;N&quot;)" office:value-type="string" office:string-value="N" calcext:value-type="string">
            <text:p>N</text:p>
          </table:table-cell>
          <table:table-cell table:formula="of:=OR([.B685]=&quot;Y&quot;;[.C68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IF(MOD([.A686];3)=0;&quot;Y&quot;;&quot;N&quot;)" office:value-type="string" office:string-value="N" calcext:value-type="string">
            <text:p>N</text:p>
          </table:table-cell>
          <table:table-cell table:formula="of:=IF(MOD([.A686];5)=0;&quot;Y&quot;;&quot;N&quot;)" office:value-type="string" office:string-value="Y" calcext:value-type="string">
            <text:p>Y</text:p>
          </table:table-cell>
          <table:table-cell table:formula="of:=OR([.B686]=&quot;Y&quot;;[.C68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F(MOD([.A687];3)=0;&quot;Y&quot;;&quot;N&quot;)" office:value-type="string" office:string-value="N" calcext:value-type="string">
            <text:p>N</text:p>
          </table:table-cell>
          <table:table-cell table:formula="of:=IF(MOD([.A687];5)=0;&quot;Y&quot;;&quot;N&quot;)" office:value-type="string" office:string-value="N" calcext:value-type="string">
            <text:p>N</text:p>
          </table:table-cell>
          <table:table-cell table:formula="of:=OR([.B687]=&quot;Y&quot;;[.C68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MOD([.A688];3)=0;&quot;Y&quot;;&quot;N&quot;)" office:value-type="string" office:string-value="Y" calcext:value-type="string">
            <text:p>Y</text:p>
          </table:table-cell>
          <table:table-cell table:formula="of:=IF(MOD([.A688];5)=0;&quot;Y&quot;;&quot;N&quot;)" office:value-type="string" office:string-value="N" calcext:value-type="string">
            <text:p>N</text:p>
          </table:table-cell>
          <table:table-cell table:formula="of:=OR([.B688]=&quot;Y&quot;;[.C68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MOD([.A689];3)=0;&quot;Y&quot;;&quot;N&quot;)" office:value-type="string" office:string-value="N" calcext:value-type="string">
            <text:p>N</text:p>
          </table:table-cell>
          <table:table-cell table:formula="of:=IF(MOD([.A689];5)=0;&quot;Y&quot;;&quot;N&quot;)" office:value-type="string" office:string-value="N" calcext:value-type="string">
            <text:p>N</text:p>
          </table:table-cell>
          <table:table-cell table:formula="of:=OR([.B689]=&quot;Y&quot;;[.C68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MOD([.A690];3)=0;&quot;Y&quot;;&quot;N&quot;)" office:value-type="string" office:string-value="N" calcext:value-type="string">
            <text:p>N</text:p>
          </table:table-cell>
          <table:table-cell table:formula="of:=IF(MOD([.A690];5)=0;&quot;Y&quot;;&quot;N&quot;)" office:value-type="string" office:string-value="N" calcext:value-type="string">
            <text:p>N</text:p>
          </table:table-cell>
          <table:table-cell table:formula="of:=OR([.B690]=&quot;Y&quot;;[.C69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MOD([.A691];3)=0;&quot;Y&quot;;&quot;N&quot;)" office:value-type="string" office:string-value="Y" calcext:value-type="string">
            <text:p>Y</text:p>
          </table:table-cell>
          <table:table-cell table:formula="of:=IF(MOD([.A691];5)=0;&quot;Y&quot;;&quot;N&quot;)" office:value-type="string" office:string-value="Y" calcext:value-type="string">
            <text:p>Y</text:p>
          </table:table-cell>
          <table:table-cell table:formula="of:=OR([.B691]=&quot;Y&quot;;[.C69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IF(MOD([.A692];3)=0;&quot;Y&quot;;&quot;N&quot;)" office:value-type="string" office:string-value="N" calcext:value-type="string">
            <text:p>N</text:p>
          </table:table-cell>
          <table:table-cell table:formula="of:=IF(MOD([.A692];5)=0;&quot;Y&quot;;&quot;N&quot;)" office:value-type="string" office:string-value="N" calcext:value-type="string">
            <text:p>N</text:p>
          </table:table-cell>
          <table:table-cell table:formula="of:=OR([.B692]=&quot;Y&quot;;[.C69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IF(MOD([.A693];3)=0;&quot;Y&quot;;&quot;N&quot;)" office:value-type="string" office:string-value="N" calcext:value-type="string">
            <text:p>N</text:p>
          </table:table-cell>
          <table:table-cell table:formula="of:=IF(MOD([.A693];5)=0;&quot;Y&quot;;&quot;N&quot;)" office:value-type="string" office:string-value="N" calcext:value-type="string">
            <text:p>N</text:p>
          </table:table-cell>
          <table:table-cell table:formula="of:=OR([.B693]=&quot;Y&quot;;[.C69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MOD([.A694];3)=0;&quot;Y&quot;;&quot;N&quot;)" office:value-type="string" office:string-value="Y" calcext:value-type="string">
            <text:p>Y</text:p>
          </table:table-cell>
          <table:table-cell table:formula="of:=IF(MOD([.A694];5)=0;&quot;Y&quot;;&quot;N&quot;)" office:value-type="string" office:string-value="N" calcext:value-type="string">
            <text:p>N</text:p>
          </table:table-cell>
          <table:table-cell table:formula="of:=OR([.B694]=&quot;Y&quot;;[.C69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MOD([.A695];3)=0;&quot;Y&quot;;&quot;N&quot;)" office:value-type="string" office:string-value="N" calcext:value-type="string">
            <text:p>N</text:p>
          </table:table-cell>
          <table:table-cell table:formula="of:=IF(MOD([.A695];5)=0;&quot;Y&quot;;&quot;N&quot;)" office:value-type="string" office:string-value="N" calcext:value-type="string">
            <text:p>N</text:p>
          </table:table-cell>
          <table:table-cell table:formula="of:=OR([.B695]=&quot;Y&quot;;[.C69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IF(MOD([.A696];3)=0;&quot;Y&quot;;&quot;N&quot;)" office:value-type="string" office:string-value="N" calcext:value-type="string">
            <text:p>N</text:p>
          </table:table-cell>
          <table:table-cell table:formula="of:=IF(MOD([.A696];5)=0;&quot;Y&quot;;&quot;N&quot;)" office:value-type="string" office:string-value="Y" calcext:value-type="string">
            <text:p>Y</text:p>
          </table:table-cell>
          <table:table-cell table:formula="of:=OR([.B696]=&quot;Y&quot;;[.C69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IF(MOD([.A697];3)=0;&quot;Y&quot;;&quot;N&quot;)" office:value-type="string" office:string-value="Y" calcext:value-type="string">
            <text:p>Y</text:p>
          </table:table-cell>
          <table:table-cell table:formula="of:=IF(MOD([.A697];5)=0;&quot;Y&quot;;&quot;N&quot;)" office:value-type="string" office:string-value="N" calcext:value-type="string">
            <text:p>N</text:p>
          </table:table-cell>
          <table:table-cell table:formula="of:=OR([.B697]=&quot;Y&quot;;[.C69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MOD([.A698];3)=0;&quot;Y&quot;;&quot;N&quot;)" office:value-type="string" office:string-value="N" calcext:value-type="string">
            <text:p>N</text:p>
          </table:table-cell>
          <table:table-cell table:formula="of:=IF(MOD([.A698];5)=0;&quot;Y&quot;;&quot;N&quot;)" office:value-type="string" office:string-value="N" calcext:value-type="string">
            <text:p>N</text:p>
          </table:table-cell>
          <table:table-cell table:formula="of:=OR([.B698]=&quot;Y&quot;;[.C69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MOD([.A699];3)=0;&quot;Y&quot;;&quot;N&quot;)" office:value-type="string" office:string-value="N" calcext:value-type="string">
            <text:p>N</text:p>
          </table:table-cell>
          <table:table-cell table:formula="of:=IF(MOD([.A699];5)=0;&quot;Y&quot;;&quot;N&quot;)" office:value-type="string" office:string-value="N" calcext:value-type="string">
            <text:p>N</text:p>
          </table:table-cell>
          <table:table-cell table:formula="of:=OR([.B699]=&quot;Y&quot;;[.C69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MOD([.A700];3)=0;&quot;Y&quot;;&quot;N&quot;)" office:value-type="string" office:string-value="Y" calcext:value-type="string">
            <text:p>Y</text:p>
          </table:table-cell>
          <table:table-cell table:formula="of:=IF(MOD([.A700];5)=0;&quot;Y&quot;;&quot;N&quot;)" office:value-type="string" office:string-value="N" calcext:value-type="string">
            <text:p>N</text:p>
          </table:table-cell>
          <table:table-cell table:formula="of:=OR([.B700]=&quot;Y&quot;;[.C70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MOD([.A701];3)=0;&quot;Y&quot;;&quot;N&quot;)" office:value-type="string" office:string-value="N" calcext:value-type="string">
            <text:p>N</text:p>
          </table:table-cell>
          <table:table-cell table:formula="of:=IF(MOD([.A701];5)=0;&quot;Y&quot;;&quot;N&quot;)" office:value-type="string" office:string-value="Y" calcext:value-type="string">
            <text:p>Y</text:p>
          </table:table-cell>
          <table:table-cell table:formula="of:=OR([.B701]=&quot;Y&quot;;[.C70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F(MOD([.A702];3)=0;&quot;Y&quot;;&quot;N&quot;)" office:value-type="string" office:string-value="N" calcext:value-type="string">
            <text:p>N</text:p>
          </table:table-cell>
          <table:table-cell table:formula="of:=IF(MOD([.A702];5)=0;&quot;Y&quot;;&quot;N&quot;)" office:value-type="string" office:string-value="N" calcext:value-type="string">
            <text:p>N</text:p>
          </table:table-cell>
          <table:table-cell table:formula="of:=OR([.B702]=&quot;Y&quot;;[.C70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MOD([.A703];3)=0;&quot;Y&quot;;&quot;N&quot;)" office:value-type="string" office:string-value="Y" calcext:value-type="string">
            <text:p>Y</text:p>
          </table:table-cell>
          <table:table-cell table:formula="of:=IF(MOD([.A703];5)=0;&quot;Y&quot;;&quot;N&quot;)" office:value-type="string" office:string-value="N" calcext:value-type="string">
            <text:p>N</text:p>
          </table:table-cell>
          <table:table-cell table:formula="of:=OR([.B703]=&quot;Y&quot;;[.C70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F(MOD([.A704];3)=0;&quot;Y&quot;;&quot;N&quot;)" office:value-type="string" office:string-value="N" calcext:value-type="string">
            <text:p>N</text:p>
          </table:table-cell>
          <table:table-cell table:formula="of:=IF(MOD([.A704];5)=0;&quot;Y&quot;;&quot;N&quot;)" office:value-type="string" office:string-value="N" calcext:value-type="string">
            <text:p>N</text:p>
          </table:table-cell>
          <table:table-cell table:formula="of:=OR([.B704]=&quot;Y&quot;;[.C70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MOD([.A705];3)=0;&quot;Y&quot;;&quot;N&quot;)" office:value-type="string" office:string-value="N" calcext:value-type="string">
            <text:p>N</text:p>
          </table:table-cell>
          <table:table-cell table:formula="of:=IF(MOD([.A705];5)=0;&quot;Y&quot;;&quot;N&quot;)" office:value-type="string" office:string-value="N" calcext:value-type="string">
            <text:p>N</text:p>
          </table:table-cell>
          <table:table-cell table:formula="of:=OR([.B705]=&quot;Y&quot;;[.C70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MOD([.A706];3)=0;&quot;Y&quot;;&quot;N&quot;)" office:value-type="string" office:string-value="Y" calcext:value-type="string">
            <text:p>Y</text:p>
          </table:table-cell>
          <table:table-cell table:formula="of:=IF(MOD([.A706];5)=0;&quot;Y&quot;;&quot;N&quot;)" office:value-type="string" office:string-value="Y" calcext:value-type="string">
            <text:p>Y</text:p>
          </table:table-cell>
          <table:table-cell table:formula="of:=OR([.B706]=&quot;Y&quot;;[.C70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F(MOD([.A707];3)=0;&quot;Y&quot;;&quot;N&quot;)" office:value-type="string" office:string-value="N" calcext:value-type="string">
            <text:p>N</text:p>
          </table:table-cell>
          <table:table-cell table:formula="of:=IF(MOD([.A707];5)=0;&quot;Y&quot;;&quot;N&quot;)" office:value-type="string" office:string-value="N" calcext:value-type="string">
            <text:p>N</text:p>
          </table:table-cell>
          <table:table-cell table:formula="of:=OR([.B707]=&quot;Y&quot;;[.C70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(MOD([.A708];3)=0;&quot;Y&quot;;&quot;N&quot;)" office:value-type="string" office:string-value="N" calcext:value-type="string">
            <text:p>N</text:p>
          </table:table-cell>
          <table:table-cell table:formula="of:=IF(MOD([.A708];5)=0;&quot;Y&quot;;&quot;N&quot;)" office:value-type="string" office:string-value="N" calcext:value-type="string">
            <text:p>N</text:p>
          </table:table-cell>
          <table:table-cell table:formula="of:=OR([.B708]=&quot;Y&quot;;[.C70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F(MOD([.A709];3)=0;&quot;Y&quot;;&quot;N&quot;)" office:value-type="string" office:string-value="Y" calcext:value-type="string">
            <text:p>Y</text:p>
          </table:table-cell>
          <table:table-cell table:formula="of:=IF(MOD([.A709];5)=0;&quot;Y&quot;;&quot;N&quot;)" office:value-type="string" office:string-value="N" calcext:value-type="string">
            <text:p>N</text:p>
          </table:table-cell>
          <table:table-cell table:formula="of:=OR([.B709]=&quot;Y&quot;;[.C70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MOD([.A710];3)=0;&quot;Y&quot;;&quot;N&quot;)" office:value-type="string" office:string-value="N" calcext:value-type="string">
            <text:p>N</text:p>
          </table:table-cell>
          <table:table-cell table:formula="of:=IF(MOD([.A710];5)=0;&quot;Y&quot;;&quot;N&quot;)" office:value-type="string" office:string-value="N" calcext:value-type="string">
            <text:p>N</text:p>
          </table:table-cell>
          <table:table-cell table:formula="of:=OR([.B710]=&quot;Y&quot;;[.C71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MOD([.A711];3)=0;&quot;Y&quot;;&quot;N&quot;)" office:value-type="string" office:string-value="N" calcext:value-type="string">
            <text:p>N</text:p>
          </table:table-cell>
          <table:table-cell table:formula="of:=IF(MOD([.A711];5)=0;&quot;Y&quot;;&quot;N&quot;)" office:value-type="string" office:string-value="Y" calcext:value-type="string">
            <text:p>Y</text:p>
          </table:table-cell>
          <table:table-cell table:formula="of:=OR([.B711]=&quot;Y&quot;;[.C71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IF(MOD([.A712];3)=0;&quot;Y&quot;;&quot;N&quot;)" office:value-type="string" office:string-value="Y" calcext:value-type="string">
            <text:p>Y</text:p>
          </table:table-cell>
          <table:table-cell table:formula="of:=IF(MOD([.A712];5)=0;&quot;Y&quot;;&quot;N&quot;)" office:value-type="string" office:string-value="N" calcext:value-type="string">
            <text:p>N</text:p>
          </table:table-cell>
          <table:table-cell table:formula="of:=OR([.B712]=&quot;Y&quot;;[.C71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MOD([.A713];3)=0;&quot;Y&quot;;&quot;N&quot;)" office:value-type="string" office:string-value="N" calcext:value-type="string">
            <text:p>N</text:p>
          </table:table-cell>
          <table:table-cell table:formula="of:=IF(MOD([.A713];5)=0;&quot;Y&quot;;&quot;N&quot;)" office:value-type="string" office:string-value="N" calcext:value-type="string">
            <text:p>N</text:p>
          </table:table-cell>
          <table:table-cell table:formula="of:=OR([.B713]=&quot;Y&quot;;[.C71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F(MOD([.A714];3)=0;&quot;Y&quot;;&quot;N&quot;)" office:value-type="string" office:string-value="N" calcext:value-type="string">
            <text:p>N</text:p>
          </table:table-cell>
          <table:table-cell table:formula="of:=IF(MOD([.A714];5)=0;&quot;Y&quot;;&quot;N&quot;)" office:value-type="string" office:string-value="N" calcext:value-type="string">
            <text:p>N</text:p>
          </table:table-cell>
          <table:table-cell table:formula="of:=OR([.B714]=&quot;Y&quot;;[.C71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MOD([.A715];3)=0;&quot;Y&quot;;&quot;N&quot;)" office:value-type="string" office:string-value="Y" calcext:value-type="string">
            <text:p>Y</text:p>
          </table:table-cell>
          <table:table-cell table:formula="of:=IF(MOD([.A715];5)=0;&quot;Y&quot;;&quot;N&quot;)" office:value-type="string" office:string-value="N" calcext:value-type="string">
            <text:p>N</text:p>
          </table:table-cell>
          <table:table-cell table:formula="of:=OR([.B715]=&quot;Y&quot;;[.C71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MOD([.A716];3)=0;&quot;Y&quot;;&quot;N&quot;)" office:value-type="string" office:string-value="N" calcext:value-type="string">
            <text:p>N</text:p>
          </table:table-cell>
          <table:table-cell table:formula="of:=IF(MOD([.A716];5)=0;&quot;Y&quot;;&quot;N&quot;)" office:value-type="string" office:string-value="Y" calcext:value-type="string">
            <text:p>Y</text:p>
          </table:table-cell>
          <table:table-cell table:formula="of:=OR([.B716]=&quot;Y&quot;;[.C71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F(MOD([.A717];3)=0;&quot;Y&quot;;&quot;N&quot;)" office:value-type="string" office:string-value="N" calcext:value-type="string">
            <text:p>N</text:p>
          </table:table-cell>
          <table:table-cell table:formula="of:=IF(MOD([.A717];5)=0;&quot;Y&quot;;&quot;N&quot;)" office:value-type="string" office:string-value="N" calcext:value-type="string">
            <text:p>N</text:p>
          </table:table-cell>
          <table:table-cell table:formula="of:=OR([.B717]=&quot;Y&quot;;[.C71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MOD([.A718];3)=0;&quot;Y&quot;;&quot;N&quot;)" office:value-type="string" office:string-value="Y" calcext:value-type="string">
            <text:p>Y</text:p>
          </table:table-cell>
          <table:table-cell table:formula="of:=IF(MOD([.A718];5)=0;&quot;Y&quot;;&quot;N&quot;)" office:value-type="string" office:string-value="N" calcext:value-type="string">
            <text:p>N</text:p>
          </table:table-cell>
          <table:table-cell table:formula="of:=OR([.B718]=&quot;Y&quot;;[.C71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F(MOD([.A719];3)=0;&quot;Y&quot;;&quot;N&quot;)" office:value-type="string" office:string-value="N" calcext:value-type="string">
            <text:p>N</text:p>
          </table:table-cell>
          <table:table-cell table:formula="of:=IF(MOD([.A719];5)=0;&quot;Y&quot;;&quot;N&quot;)" office:value-type="string" office:string-value="N" calcext:value-type="string">
            <text:p>N</text:p>
          </table:table-cell>
          <table:table-cell table:formula="of:=OR([.B719]=&quot;Y&quot;;[.C71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MOD([.A720];3)=0;&quot;Y&quot;;&quot;N&quot;)" office:value-type="string" office:string-value="N" calcext:value-type="string">
            <text:p>N</text:p>
          </table:table-cell>
          <table:table-cell table:formula="of:=IF(MOD([.A720];5)=0;&quot;Y&quot;;&quot;N&quot;)" office:value-type="string" office:string-value="N" calcext:value-type="string">
            <text:p>N</text:p>
          </table:table-cell>
          <table:table-cell table:formula="of:=OR([.B720]=&quot;Y&quot;;[.C72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MOD([.A721];3)=0;&quot;Y&quot;;&quot;N&quot;)" office:value-type="string" office:string-value="Y" calcext:value-type="string">
            <text:p>Y</text:p>
          </table:table-cell>
          <table:table-cell table:formula="of:=IF(MOD([.A721];5)=0;&quot;Y&quot;;&quot;N&quot;)" office:value-type="string" office:string-value="Y" calcext:value-type="string">
            <text:p>Y</text:p>
          </table:table-cell>
          <table:table-cell table:formula="of:=OR([.B721]=&quot;Y&quot;;[.C72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MOD([.A722];3)=0;&quot;Y&quot;;&quot;N&quot;)" office:value-type="string" office:string-value="N" calcext:value-type="string">
            <text:p>N</text:p>
          </table:table-cell>
          <table:table-cell table:formula="of:=IF(MOD([.A722];5)=0;&quot;Y&quot;;&quot;N&quot;)" office:value-type="string" office:string-value="N" calcext:value-type="string">
            <text:p>N</text:p>
          </table:table-cell>
          <table:table-cell table:formula="of:=OR([.B722]=&quot;Y&quot;;[.C72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MOD([.A723];3)=0;&quot;Y&quot;;&quot;N&quot;)" office:value-type="string" office:string-value="N" calcext:value-type="string">
            <text:p>N</text:p>
          </table:table-cell>
          <table:table-cell table:formula="of:=IF(MOD([.A723];5)=0;&quot;Y&quot;;&quot;N&quot;)" office:value-type="string" office:string-value="N" calcext:value-type="string">
            <text:p>N</text:p>
          </table:table-cell>
          <table:table-cell table:formula="of:=OR([.B723]=&quot;Y&quot;;[.C72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MOD([.A724];3)=0;&quot;Y&quot;;&quot;N&quot;)" office:value-type="string" office:string-value="Y" calcext:value-type="string">
            <text:p>Y</text:p>
          </table:table-cell>
          <table:table-cell table:formula="of:=IF(MOD([.A724];5)=0;&quot;Y&quot;;&quot;N&quot;)" office:value-type="string" office:string-value="N" calcext:value-type="string">
            <text:p>N</text:p>
          </table:table-cell>
          <table:table-cell table:formula="of:=OR([.B724]=&quot;Y&quot;;[.C72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MOD([.A725];3)=0;&quot;Y&quot;;&quot;N&quot;)" office:value-type="string" office:string-value="N" calcext:value-type="string">
            <text:p>N</text:p>
          </table:table-cell>
          <table:table-cell table:formula="of:=IF(MOD([.A725];5)=0;&quot;Y&quot;;&quot;N&quot;)" office:value-type="string" office:string-value="N" calcext:value-type="string">
            <text:p>N</text:p>
          </table:table-cell>
          <table:table-cell table:formula="of:=OR([.B725]=&quot;Y&quot;;[.C72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F(MOD([.A726];3)=0;&quot;Y&quot;;&quot;N&quot;)" office:value-type="string" office:string-value="N" calcext:value-type="string">
            <text:p>N</text:p>
          </table:table-cell>
          <table:table-cell table:formula="of:=IF(MOD([.A726];5)=0;&quot;Y&quot;;&quot;N&quot;)" office:value-type="string" office:string-value="Y" calcext:value-type="string">
            <text:p>Y</text:p>
          </table:table-cell>
          <table:table-cell table:formula="of:=OR([.B726]=&quot;Y&quot;;[.C72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MOD([.A727];3)=0;&quot;Y&quot;;&quot;N&quot;)" office:value-type="string" office:string-value="Y" calcext:value-type="string">
            <text:p>Y</text:p>
          </table:table-cell>
          <table:table-cell table:formula="of:=IF(MOD([.A727];5)=0;&quot;Y&quot;;&quot;N&quot;)" office:value-type="string" office:string-value="N" calcext:value-type="string">
            <text:p>N</text:p>
          </table:table-cell>
          <table:table-cell table:formula="of:=OR([.B727]=&quot;Y&quot;;[.C72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IF(MOD([.A728];3)=0;&quot;Y&quot;;&quot;N&quot;)" office:value-type="string" office:string-value="N" calcext:value-type="string">
            <text:p>N</text:p>
          </table:table-cell>
          <table:table-cell table:formula="of:=IF(MOD([.A728];5)=0;&quot;Y&quot;;&quot;N&quot;)" office:value-type="string" office:string-value="N" calcext:value-type="string">
            <text:p>N</text:p>
          </table:table-cell>
          <table:table-cell table:formula="of:=OR([.B728]=&quot;Y&quot;;[.C72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F(MOD([.A729];3)=0;&quot;Y&quot;;&quot;N&quot;)" office:value-type="string" office:string-value="N" calcext:value-type="string">
            <text:p>N</text:p>
          </table:table-cell>
          <table:table-cell table:formula="of:=IF(MOD([.A729];5)=0;&quot;Y&quot;;&quot;N&quot;)" office:value-type="string" office:string-value="N" calcext:value-type="string">
            <text:p>N</text:p>
          </table:table-cell>
          <table:table-cell table:formula="of:=OR([.B729]=&quot;Y&quot;;[.C72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IF(MOD([.A730];3)=0;&quot;Y&quot;;&quot;N&quot;)" office:value-type="string" office:string-value="Y" calcext:value-type="string">
            <text:p>Y</text:p>
          </table:table-cell>
          <table:table-cell table:formula="of:=IF(MOD([.A730];5)=0;&quot;Y&quot;;&quot;N&quot;)" office:value-type="string" office:string-value="N" calcext:value-type="string">
            <text:p>N</text:p>
          </table:table-cell>
          <table:table-cell table:formula="of:=OR([.B730]=&quot;Y&quot;;[.C73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MOD([.A731];3)=0;&quot;Y&quot;;&quot;N&quot;)" office:value-type="string" office:string-value="N" calcext:value-type="string">
            <text:p>N</text:p>
          </table:table-cell>
          <table:table-cell table:formula="of:=IF(MOD([.A731];5)=0;&quot;Y&quot;;&quot;N&quot;)" office:value-type="string" office:string-value="Y" calcext:value-type="string">
            <text:p>Y</text:p>
          </table:table-cell>
          <table:table-cell table:formula="of:=OR([.B731]=&quot;Y&quot;;[.C73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IF(MOD([.A732];3)=0;&quot;Y&quot;;&quot;N&quot;)" office:value-type="string" office:string-value="N" calcext:value-type="string">
            <text:p>N</text:p>
          </table:table-cell>
          <table:table-cell table:formula="of:=IF(MOD([.A732];5)=0;&quot;Y&quot;;&quot;N&quot;)" office:value-type="string" office:string-value="N" calcext:value-type="string">
            <text:p>N</text:p>
          </table:table-cell>
          <table:table-cell table:formula="of:=OR([.B732]=&quot;Y&quot;;[.C73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IF(MOD([.A733];3)=0;&quot;Y&quot;;&quot;N&quot;)" office:value-type="string" office:string-value="Y" calcext:value-type="string">
            <text:p>Y</text:p>
          </table:table-cell>
          <table:table-cell table:formula="of:=IF(MOD([.A733];5)=0;&quot;Y&quot;;&quot;N&quot;)" office:value-type="string" office:string-value="N" calcext:value-type="string">
            <text:p>N</text:p>
          </table:table-cell>
          <table:table-cell table:formula="of:=OR([.B733]=&quot;Y&quot;;[.C73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MOD([.A734];3)=0;&quot;Y&quot;;&quot;N&quot;)" office:value-type="string" office:string-value="N" calcext:value-type="string">
            <text:p>N</text:p>
          </table:table-cell>
          <table:table-cell table:formula="of:=IF(MOD([.A734];5)=0;&quot;Y&quot;;&quot;N&quot;)" office:value-type="string" office:string-value="N" calcext:value-type="string">
            <text:p>N</text:p>
          </table:table-cell>
          <table:table-cell table:formula="of:=OR([.B734]=&quot;Y&quot;;[.C73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IF(MOD([.A735];3)=0;&quot;Y&quot;;&quot;N&quot;)" office:value-type="string" office:string-value="N" calcext:value-type="string">
            <text:p>N</text:p>
          </table:table-cell>
          <table:table-cell table:formula="of:=IF(MOD([.A735];5)=0;&quot;Y&quot;;&quot;N&quot;)" office:value-type="string" office:string-value="N" calcext:value-type="string">
            <text:p>N</text:p>
          </table:table-cell>
          <table:table-cell table:formula="of:=OR([.B735]=&quot;Y&quot;;[.C73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IF(MOD([.A736];3)=0;&quot;Y&quot;;&quot;N&quot;)" office:value-type="string" office:string-value="Y" calcext:value-type="string">
            <text:p>Y</text:p>
          </table:table-cell>
          <table:table-cell table:formula="of:=IF(MOD([.A736];5)=0;&quot;Y&quot;;&quot;N&quot;)" office:value-type="string" office:string-value="Y" calcext:value-type="string">
            <text:p>Y</text:p>
          </table:table-cell>
          <table:table-cell table:formula="of:=OR([.B736]=&quot;Y&quot;;[.C73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MOD([.A737];3)=0;&quot;Y&quot;;&quot;N&quot;)" office:value-type="string" office:string-value="N" calcext:value-type="string">
            <text:p>N</text:p>
          </table:table-cell>
          <table:table-cell table:formula="of:=IF(MOD([.A737];5)=0;&quot;Y&quot;;&quot;N&quot;)" office:value-type="string" office:string-value="N" calcext:value-type="string">
            <text:p>N</text:p>
          </table:table-cell>
          <table:table-cell table:formula="of:=OR([.B737]=&quot;Y&quot;;[.C73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IF(MOD([.A738];3)=0;&quot;Y&quot;;&quot;N&quot;)" office:value-type="string" office:string-value="N" calcext:value-type="string">
            <text:p>N</text:p>
          </table:table-cell>
          <table:table-cell table:formula="of:=IF(MOD([.A738];5)=0;&quot;Y&quot;;&quot;N&quot;)" office:value-type="string" office:string-value="N" calcext:value-type="string">
            <text:p>N</text:p>
          </table:table-cell>
          <table:table-cell table:formula="of:=OR([.B738]=&quot;Y&quot;;[.C73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MOD([.A739];3)=0;&quot;Y&quot;;&quot;N&quot;)" office:value-type="string" office:string-value="Y" calcext:value-type="string">
            <text:p>Y</text:p>
          </table:table-cell>
          <table:table-cell table:formula="of:=IF(MOD([.A739];5)=0;&quot;Y&quot;;&quot;N&quot;)" office:value-type="string" office:string-value="N" calcext:value-type="string">
            <text:p>N</text:p>
          </table:table-cell>
          <table:table-cell table:formula="of:=OR([.B739]=&quot;Y&quot;;[.C73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F(MOD([.A740];3)=0;&quot;Y&quot;;&quot;N&quot;)" office:value-type="string" office:string-value="N" calcext:value-type="string">
            <text:p>N</text:p>
          </table:table-cell>
          <table:table-cell table:formula="of:=IF(MOD([.A740];5)=0;&quot;Y&quot;;&quot;N&quot;)" office:value-type="string" office:string-value="N" calcext:value-type="string">
            <text:p>N</text:p>
          </table:table-cell>
          <table:table-cell table:formula="of:=OR([.B740]=&quot;Y&quot;;[.C74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MOD([.A741];3)=0;&quot;Y&quot;;&quot;N&quot;)" office:value-type="string" office:string-value="N" calcext:value-type="string">
            <text:p>N</text:p>
          </table:table-cell>
          <table:table-cell table:formula="of:=IF(MOD([.A741];5)=0;&quot;Y&quot;;&quot;N&quot;)" office:value-type="string" office:string-value="Y" calcext:value-type="string">
            <text:p>Y</text:p>
          </table:table-cell>
          <table:table-cell table:formula="of:=OR([.B741]=&quot;Y&quot;;[.C74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IF(MOD([.A742];3)=0;&quot;Y&quot;;&quot;N&quot;)" office:value-type="string" office:string-value="Y" calcext:value-type="string">
            <text:p>Y</text:p>
          </table:table-cell>
          <table:table-cell table:formula="of:=IF(MOD([.A742];5)=0;&quot;Y&quot;;&quot;N&quot;)" office:value-type="string" office:string-value="N" calcext:value-type="string">
            <text:p>N</text:p>
          </table:table-cell>
          <table:table-cell table:formula="of:=OR([.B742]=&quot;Y&quot;;[.C74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IF(MOD([.A743];3)=0;&quot;Y&quot;;&quot;N&quot;)" office:value-type="string" office:string-value="N" calcext:value-type="string">
            <text:p>N</text:p>
          </table:table-cell>
          <table:table-cell table:formula="of:=IF(MOD([.A743];5)=0;&quot;Y&quot;;&quot;N&quot;)" office:value-type="string" office:string-value="N" calcext:value-type="string">
            <text:p>N</text:p>
          </table:table-cell>
          <table:table-cell table:formula="of:=OR([.B743]=&quot;Y&quot;;[.C74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MOD([.A744];3)=0;&quot;Y&quot;;&quot;N&quot;)" office:value-type="string" office:string-value="N" calcext:value-type="string">
            <text:p>N</text:p>
          </table:table-cell>
          <table:table-cell table:formula="of:=IF(MOD([.A744];5)=0;&quot;Y&quot;;&quot;N&quot;)" office:value-type="string" office:string-value="N" calcext:value-type="string">
            <text:p>N</text:p>
          </table:table-cell>
          <table:table-cell table:formula="of:=OR([.B744]=&quot;Y&quot;;[.C74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IF(MOD([.A745];3)=0;&quot;Y&quot;;&quot;N&quot;)" office:value-type="string" office:string-value="Y" calcext:value-type="string">
            <text:p>Y</text:p>
          </table:table-cell>
          <table:table-cell table:formula="of:=IF(MOD([.A745];5)=0;&quot;Y&quot;;&quot;N&quot;)" office:value-type="string" office:string-value="N" calcext:value-type="string">
            <text:p>N</text:p>
          </table:table-cell>
          <table:table-cell table:formula="of:=OR([.B745]=&quot;Y&quot;;[.C74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IF(MOD([.A746];3)=0;&quot;Y&quot;;&quot;N&quot;)" office:value-type="string" office:string-value="N" calcext:value-type="string">
            <text:p>N</text:p>
          </table:table-cell>
          <table:table-cell table:formula="of:=IF(MOD([.A746];5)=0;&quot;Y&quot;;&quot;N&quot;)" office:value-type="string" office:string-value="Y" calcext:value-type="string">
            <text:p>Y</text:p>
          </table:table-cell>
          <table:table-cell table:formula="of:=OR([.B746]=&quot;Y&quot;;[.C74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IF(MOD([.A747];3)=0;&quot;Y&quot;;&quot;N&quot;)" office:value-type="string" office:string-value="N" calcext:value-type="string">
            <text:p>N</text:p>
          </table:table-cell>
          <table:table-cell table:formula="of:=IF(MOD([.A747];5)=0;&quot;Y&quot;;&quot;N&quot;)" office:value-type="string" office:string-value="N" calcext:value-type="string">
            <text:p>N</text:p>
          </table:table-cell>
          <table:table-cell table:formula="of:=OR([.B747]=&quot;Y&quot;;[.C74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F(MOD([.A748];3)=0;&quot;Y&quot;;&quot;N&quot;)" office:value-type="string" office:string-value="Y" calcext:value-type="string">
            <text:p>Y</text:p>
          </table:table-cell>
          <table:table-cell table:formula="of:=IF(MOD([.A748];5)=0;&quot;Y&quot;;&quot;N&quot;)" office:value-type="string" office:string-value="N" calcext:value-type="string">
            <text:p>N</text:p>
          </table:table-cell>
          <table:table-cell table:formula="of:=OR([.B748]=&quot;Y&quot;;[.C74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IF(MOD([.A749];3)=0;&quot;Y&quot;;&quot;N&quot;)" office:value-type="string" office:string-value="N" calcext:value-type="string">
            <text:p>N</text:p>
          </table:table-cell>
          <table:table-cell table:formula="of:=IF(MOD([.A749];5)=0;&quot;Y&quot;;&quot;N&quot;)" office:value-type="string" office:string-value="N" calcext:value-type="string">
            <text:p>N</text:p>
          </table:table-cell>
          <table:table-cell table:formula="of:=OR([.B749]=&quot;Y&quot;;[.C74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F(MOD([.A750];3)=0;&quot;Y&quot;;&quot;N&quot;)" office:value-type="string" office:string-value="N" calcext:value-type="string">
            <text:p>N</text:p>
          </table:table-cell>
          <table:table-cell table:formula="of:=IF(MOD([.A750];5)=0;&quot;Y&quot;;&quot;N&quot;)" office:value-type="string" office:string-value="N" calcext:value-type="string">
            <text:p>N</text:p>
          </table:table-cell>
          <table:table-cell table:formula="of:=OR([.B750]=&quot;Y&quot;;[.C75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MOD([.A751];3)=0;&quot;Y&quot;;&quot;N&quot;)" office:value-type="string" office:string-value="Y" calcext:value-type="string">
            <text:p>Y</text:p>
          </table:table-cell>
          <table:table-cell table:formula="of:=IF(MOD([.A751];5)=0;&quot;Y&quot;;&quot;N&quot;)" office:value-type="string" office:string-value="Y" calcext:value-type="string">
            <text:p>Y</text:p>
          </table:table-cell>
          <table:table-cell table:formula="of:=OR([.B751]=&quot;Y&quot;;[.C75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IF(MOD([.A752];3)=0;&quot;Y&quot;;&quot;N&quot;)" office:value-type="string" office:string-value="N" calcext:value-type="string">
            <text:p>N</text:p>
          </table:table-cell>
          <table:table-cell table:formula="of:=IF(MOD([.A752];5)=0;&quot;Y&quot;;&quot;N&quot;)" office:value-type="string" office:string-value="N" calcext:value-type="string">
            <text:p>N</text:p>
          </table:table-cell>
          <table:table-cell table:formula="of:=OR([.B752]=&quot;Y&quot;;[.C75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IF(MOD([.A753];3)=0;&quot;Y&quot;;&quot;N&quot;)" office:value-type="string" office:string-value="N" calcext:value-type="string">
            <text:p>N</text:p>
          </table:table-cell>
          <table:table-cell table:formula="of:=IF(MOD([.A753];5)=0;&quot;Y&quot;;&quot;N&quot;)" office:value-type="string" office:string-value="N" calcext:value-type="string">
            <text:p>N</text:p>
          </table:table-cell>
          <table:table-cell table:formula="of:=OR([.B753]=&quot;Y&quot;;[.C75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IF(MOD([.A754];3)=0;&quot;Y&quot;;&quot;N&quot;)" office:value-type="string" office:string-value="Y" calcext:value-type="string">
            <text:p>Y</text:p>
          </table:table-cell>
          <table:table-cell table:formula="of:=IF(MOD([.A754];5)=0;&quot;Y&quot;;&quot;N&quot;)" office:value-type="string" office:string-value="N" calcext:value-type="string">
            <text:p>N</text:p>
          </table:table-cell>
          <table:table-cell table:formula="of:=OR([.B754]=&quot;Y&quot;;[.C75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F(MOD([.A755];3)=0;&quot;Y&quot;;&quot;N&quot;)" office:value-type="string" office:string-value="N" calcext:value-type="string">
            <text:p>N</text:p>
          </table:table-cell>
          <table:table-cell table:formula="of:=IF(MOD([.A755];5)=0;&quot;Y&quot;;&quot;N&quot;)" office:value-type="string" office:string-value="N" calcext:value-type="string">
            <text:p>N</text:p>
          </table:table-cell>
          <table:table-cell table:formula="of:=OR([.B755]=&quot;Y&quot;;[.C75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MOD([.A756];3)=0;&quot;Y&quot;;&quot;N&quot;)" office:value-type="string" office:string-value="N" calcext:value-type="string">
            <text:p>N</text:p>
          </table:table-cell>
          <table:table-cell table:formula="of:=IF(MOD([.A756];5)=0;&quot;Y&quot;;&quot;N&quot;)" office:value-type="string" office:string-value="Y" calcext:value-type="string">
            <text:p>Y</text:p>
          </table:table-cell>
          <table:table-cell table:formula="of:=OR([.B756]=&quot;Y&quot;;[.C75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IF(MOD([.A757];3)=0;&quot;Y&quot;;&quot;N&quot;)" office:value-type="string" office:string-value="Y" calcext:value-type="string">
            <text:p>Y</text:p>
          </table:table-cell>
          <table:table-cell table:formula="of:=IF(MOD([.A757];5)=0;&quot;Y&quot;;&quot;N&quot;)" office:value-type="string" office:string-value="N" calcext:value-type="string">
            <text:p>N</text:p>
          </table:table-cell>
          <table:table-cell table:formula="of:=OR([.B757]=&quot;Y&quot;;[.C75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F(MOD([.A758];3)=0;&quot;Y&quot;;&quot;N&quot;)" office:value-type="string" office:string-value="N" calcext:value-type="string">
            <text:p>N</text:p>
          </table:table-cell>
          <table:table-cell table:formula="of:=IF(MOD([.A758];5)=0;&quot;Y&quot;;&quot;N&quot;)" office:value-type="string" office:string-value="N" calcext:value-type="string">
            <text:p>N</text:p>
          </table:table-cell>
          <table:table-cell table:formula="of:=OR([.B758]=&quot;Y&quot;;[.C75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IF(MOD([.A759];3)=0;&quot;Y&quot;;&quot;N&quot;)" office:value-type="string" office:string-value="N" calcext:value-type="string">
            <text:p>N</text:p>
          </table:table-cell>
          <table:table-cell table:formula="of:=IF(MOD([.A759];5)=0;&quot;Y&quot;;&quot;N&quot;)" office:value-type="string" office:string-value="N" calcext:value-type="string">
            <text:p>N</text:p>
          </table:table-cell>
          <table:table-cell table:formula="of:=OR([.B759]=&quot;Y&quot;;[.C75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IF(MOD([.A760];3)=0;&quot;Y&quot;;&quot;N&quot;)" office:value-type="string" office:string-value="Y" calcext:value-type="string">
            <text:p>Y</text:p>
          </table:table-cell>
          <table:table-cell table:formula="of:=IF(MOD([.A760];5)=0;&quot;Y&quot;;&quot;N&quot;)" office:value-type="string" office:string-value="N" calcext:value-type="string">
            <text:p>N</text:p>
          </table:table-cell>
          <table:table-cell table:formula="of:=OR([.B760]=&quot;Y&quot;;[.C76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MOD([.A761];3)=0;&quot;Y&quot;;&quot;N&quot;)" office:value-type="string" office:string-value="N" calcext:value-type="string">
            <text:p>N</text:p>
          </table:table-cell>
          <table:table-cell table:formula="of:=IF(MOD([.A761];5)=0;&quot;Y&quot;;&quot;N&quot;)" office:value-type="string" office:string-value="Y" calcext:value-type="string">
            <text:p>Y</text:p>
          </table:table-cell>
          <table:table-cell table:formula="of:=OR([.B761]=&quot;Y&quot;;[.C76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F(MOD([.A762];3)=0;&quot;Y&quot;;&quot;N&quot;)" office:value-type="string" office:string-value="N" calcext:value-type="string">
            <text:p>N</text:p>
          </table:table-cell>
          <table:table-cell table:formula="of:=IF(MOD([.A762];5)=0;&quot;Y&quot;;&quot;N&quot;)" office:value-type="string" office:string-value="N" calcext:value-type="string">
            <text:p>N</text:p>
          </table:table-cell>
          <table:table-cell table:formula="of:=OR([.B762]=&quot;Y&quot;;[.C76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F(MOD([.A763];3)=0;&quot;Y&quot;;&quot;N&quot;)" office:value-type="string" office:string-value="Y" calcext:value-type="string">
            <text:p>Y</text:p>
          </table:table-cell>
          <table:table-cell table:formula="of:=IF(MOD([.A763];5)=0;&quot;Y&quot;;&quot;N&quot;)" office:value-type="string" office:string-value="N" calcext:value-type="string">
            <text:p>N</text:p>
          </table:table-cell>
          <table:table-cell table:formula="of:=OR([.B763]=&quot;Y&quot;;[.C76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IF(MOD([.A764];3)=0;&quot;Y&quot;;&quot;N&quot;)" office:value-type="string" office:string-value="N" calcext:value-type="string">
            <text:p>N</text:p>
          </table:table-cell>
          <table:table-cell table:formula="of:=IF(MOD([.A764];5)=0;&quot;Y&quot;;&quot;N&quot;)" office:value-type="string" office:string-value="N" calcext:value-type="string">
            <text:p>N</text:p>
          </table:table-cell>
          <table:table-cell table:formula="of:=OR([.B764]=&quot;Y&quot;;[.C76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IF(MOD([.A765];3)=0;&quot;Y&quot;;&quot;N&quot;)" office:value-type="string" office:string-value="N" calcext:value-type="string">
            <text:p>N</text:p>
          </table:table-cell>
          <table:table-cell table:formula="of:=IF(MOD([.A765];5)=0;&quot;Y&quot;;&quot;N&quot;)" office:value-type="string" office:string-value="N" calcext:value-type="string">
            <text:p>N</text:p>
          </table:table-cell>
          <table:table-cell table:formula="of:=OR([.B765]=&quot;Y&quot;;[.C76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F(MOD([.A766];3)=0;&quot;Y&quot;;&quot;N&quot;)" office:value-type="string" office:string-value="Y" calcext:value-type="string">
            <text:p>Y</text:p>
          </table:table-cell>
          <table:table-cell table:formula="of:=IF(MOD([.A766];5)=0;&quot;Y&quot;;&quot;N&quot;)" office:value-type="string" office:string-value="Y" calcext:value-type="string">
            <text:p>Y</text:p>
          </table:table-cell>
          <table:table-cell table:formula="of:=OR([.B766]=&quot;Y&quot;;[.C76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F(MOD([.A767];3)=0;&quot;Y&quot;;&quot;N&quot;)" office:value-type="string" office:string-value="N" calcext:value-type="string">
            <text:p>N</text:p>
          </table:table-cell>
          <table:table-cell table:formula="of:=IF(MOD([.A767];5)=0;&quot;Y&quot;;&quot;N&quot;)" office:value-type="string" office:string-value="N" calcext:value-type="string">
            <text:p>N</text:p>
          </table:table-cell>
          <table:table-cell table:formula="of:=OR([.B767]=&quot;Y&quot;;[.C76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IF(MOD([.A768];3)=0;&quot;Y&quot;;&quot;N&quot;)" office:value-type="string" office:string-value="N" calcext:value-type="string">
            <text:p>N</text:p>
          </table:table-cell>
          <table:table-cell table:formula="of:=IF(MOD([.A768];5)=0;&quot;Y&quot;;&quot;N&quot;)" office:value-type="string" office:string-value="N" calcext:value-type="string">
            <text:p>N</text:p>
          </table:table-cell>
          <table:table-cell table:formula="of:=OR([.B768]=&quot;Y&quot;;[.C76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F(MOD([.A769];3)=0;&quot;Y&quot;;&quot;N&quot;)" office:value-type="string" office:string-value="Y" calcext:value-type="string">
            <text:p>Y</text:p>
          </table:table-cell>
          <table:table-cell table:formula="of:=IF(MOD([.A769];5)=0;&quot;Y&quot;;&quot;N&quot;)" office:value-type="string" office:string-value="N" calcext:value-type="string">
            <text:p>N</text:p>
          </table:table-cell>
          <table:table-cell table:formula="of:=OR([.B769]=&quot;Y&quot;;[.C76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IF(MOD([.A770];3)=0;&quot;Y&quot;;&quot;N&quot;)" office:value-type="string" office:string-value="N" calcext:value-type="string">
            <text:p>N</text:p>
          </table:table-cell>
          <table:table-cell table:formula="of:=IF(MOD([.A770];5)=0;&quot;Y&quot;;&quot;N&quot;)" office:value-type="string" office:string-value="N" calcext:value-type="string">
            <text:p>N</text:p>
          </table:table-cell>
          <table:table-cell table:formula="of:=OR([.B770]=&quot;Y&quot;;[.C77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MOD([.A771];3)=0;&quot;Y&quot;;&quot;N&quot;)" office:value-type="string" office:string-value="N" calcext:value-type="string">
            <text:p>N</text:p>
          </table:table-cell>
          <table:table-cell table:formula="of:=IF(MOD([.A771];5)=0;&quot;Y&quot;;&quot;N&quot;)" office:value-type="string" office:string-value="Y" calcext:value-type="string">
            <text:p>Y</text:p>
          </table:table-cell>
          <table:table-cell table:formula="of:=OR([.B771]=&quot;Y&quot;;[.C77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IF(MOD([.A772];3)=0;&quot;Y&quot;;&quot;N&quot;)" office:value-type="string" office:string-value="Y" calcext:value-type="string">
            <text:p>Y</text:p>
          </table:table-cell>
          <table:table-cell table:formula="of:=IF(MOD([.A772];5)=0;&quot;Y&quot;;&quot;N&quot;)" office:value-type="string" office:string-value="N" calcext:value-type="string">
            <text:p>N</text:p>
          </table:table-cell>
          <table:table-cell table:formula="of:=OR([.B772]=&quot;Y&quot;;[.C77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IF(MOD([.A773];3)=0;&quot;Y&quot;;&quot;N&quot;)" office:value-type="string" office:string-value="N" calcext:value-type="string">
            <text:p>N</text:p>
          </table:table-cell>
          <table:table-cell table:formula="of:=IF(MOD([.A773];5)=0;&quot;Y&quot;;&quot;N&quot;)" office:value-type="string" office:string-value="N" calcext:value-type="string">
            <text:p>N</text:p>
          </table:table-cell>
          <table:table-cell table:formula="of:=OR([.B773]=&quot;Y&quot;;[.C77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F(MOD([.A774];3)=0;&quot;Y&quot;;&quot;N&quot;)" office:value-type="string" office:string-value="N" calcext:value-type="string">
            <text:p>N</text:p>
          </table:table-cell>
          <table:table-cell table:formula="of:=IF(MOD([.A774];5)=0;&quot;Y&quot;;&quot;N&quot;)" office:value-type="string" office:string-value="N" calcext:value-type="string">
            <text:p>N</text:p>
          </table:table-cell>
          <table:table-cell table:formula="of:=OR([.B774]=&quot;Y&quot;;[.C77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IF(MOD([.A775];3)=0;&quot;Y&quot;;&quot;N&quot;)" office:value-type="string" office:string-value="Y" calcext:value-type="string">
            <text:p>Y</text:p>
          </table:table-cell>
          <table:table-cell table:formula="of:=IF(MOD([.A775];5)=0;&quot;Y&quot;;&quot;N&quot;)" office:value-type="string" office:string-value="N" calcext:value-type="string">
            <text:p>N</text:p>
          </table:table-cell>
          <table:table-cell table:formula="of:=OR([.B775]=&quot;Y&quot;;[.C77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IF(MOD([.A776];3)=0;&quot;Y&quot;;&quot;N&quot;)" office:value-type="string" office:string-value="N" calcext:value-type="string">
            <text:p>N</text:p>
          </table:table-cell>
          <table:table-cell table:formula="of:=IF(MOD([.A776];5)=0;&quot;Y&quot;;&quot;N&quot;)" office:value-type="string" office:string-value="Y" calcext:value-type="string">
            <text:p>Y</text:p>
          </table:table-cell>
          <table:table-cell table:formula="of:=OR([.B776]=&quot;Y&quot;;[.C77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IF(MOD([.A777];3)=0;&quot;Y&quot;;&quot;N&quot;)" office:value-type="string" office:string-value="N" calcext:value-type="string">
            <text:p>N</text:p>
          </table:table-cell>
          <table:table-cell table:formula="of:=IF(MOD([.A777];5)=0;&quot;Y&quot;;&quot;N&quot;)" office:value-type="string" office:string-value="N" calcext:value-type="string">
            <text:p>N</text:p>
          </table:table-cell>
          <table:table-cell table:formula="of:=OR([.B777]=&quot;Y&quot;;[.C77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IF(MOD([.A778];3)=0;&quot;Y&quot;;&quot;N&quot;)" office:value-type="string" office:string-value="Y" calcext:value-type="string">
            <text:p>Y</text:p>
          </table:table-cell>
          <table:table-cell table:formula="of:=IF(MOD([.A778];5)=0;&quot;Y&quot;;&quot;N&quot;)" office:value-type="string" office:string-value="N" calcext:value-type="string">
            <text:p>N</text:p>
          </table:table-cell>
          <table:table-cell table:formula="of:=OR([.B778]=&quot;Y&quot;;[.C77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IF(MOD([.A779];3)=0;&quot;Y&quot;;&quot;N&quot;)" office:value-type="string" office:string-value="N" calcext:value-type="string">
            <text:p>N</text:p>
          </table:table-cell>
          <table:table-cell table:formula="of:=IF(MOD([.A779];5)=0;&quot;Y&quot;;&quot;N&quot;)" office:value-type="string" office:string-value="N" calcext:value-type="string">
            <text:p>N</text:p>
          </table:table-cell>
          <table:table-cell table:formula="of:=OR([.B779]=&quot;Y&quot;;[.C77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IF(MOD([.A780];3)=0;&quot;Y&quot;;&quot;N&quot;)" office:value-type="string" office:string-value="N" calcext:value-type="string">
            <text:p>N</text:p>
          </table:table-cell>
          <table:table-cell table:formula="of:=IF(MOD([.A780];5)=0;&quot;Y&quot;;&quot;N&quot;)" office:value-type="string" office:string-value="N" calcext:value-type="string">
            <text:p>N</text:p>
          </table:table-cell>
          <table:table-cell table:formula="of:=OR([.B780]=&quot;Y&quot;;[.C78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F(MOD([.A781];3)=0;&quot;Y&quot;;&quot;N&quot;)" office:value-type="string" office:string-value="Y" calcext:value-type="string">
            <text:p>Y</text:p>
          </table:table-cell>
          <table:table-cell table:formula="of:=IF(MOD([.A781];5)=0;&quot;Y&quot;;&quot;N&quot;)" office:value-type="string" office:string-value="Y" calcext:value-type="string">
            <text:p>Y</text:p>
          </table:table-cell>
          <table:table-cell table:formula="of:=OR([.B781]=&quot;Y&quot;;[.C78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IF(MOD([.A782];3)=0;&quot;Y&quot;;&quot;N&quot;)" office:value-type="string" office:string-value="N" calcext:value-type="string">
            <text:p>N</text:p>
          </table:table-cell>
          <table:table-cell table:formula="of:=IF(MOD([.A782];5)=0;&quot;Y&quot;;&quot;N&quot;)" office:value-type="string" office:string-value="N" calcext:value-type="string">
            <text:p>N</text:p>
          </table:table-cell>
          <table:table-cell table:formula="of:=OR([.B782]=&quot;Y&quot;;[.C78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IF(MOD([.A783];3)=0;&quot;Y&quot;;&quot;N&quot;)" office:value-type="string" office:string-value="N" calcext:value-type="string">
            <text:p>N</text:p>
          </table:table-cell>
          <table:table-cell table:formula="of:=IF(MOD([.A783];5)=0;&quot;Y&quot;;&quot;N&quot;)" office:value-type="string" office:string-value="N" calcext:value-type="string">
            <text:p>N</text:p>
          </table:table-cell>
          <table:table-cell table:formula="of:=OR([.B783]=&quot;Y&quot;;[.C78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IF(MOD([.A784];3)=0;&quot;Y&quot;;&quot;N&quot;)" office:value-type="string" office:string-value="Y" calcext:value-type="string">
            <text:p>Y</text:p>
          </table:table-cell>
          <table:table-cell table:formula="of:=IF(MOD([.A784];5)=0;&quot;Y&quot;;&quot;N&quot;)" office:value-type="string" office:string-value="N" calcext:value-type="string">
            <text:p>N</text:p>
          </table:table-cell>
          <table:table-cell table:formula="of:=OR([.B784]=&quot;Y&quot;;[.C78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IF(MOD([.A785];3)=0;&quot;Y&quot;;&quot;N&quot;)" office:value-type="string" office:string-value="N" calcext:value-type="string">
            <text:p>N</text:p>
          </table:table-cell>
          <table:table-cell table:formula="of:=IF(MOD([.A785];5)=0;&quot;Y&quot;;&quot;N&quot;)" office:value-type="string" office:string-value="N" calcext:value-type="string">
            <text:p>N</text:p>
          </table:table-cell>
          <table:table-cell table:formula="of:=OR([.B785]=&quot;Y&quot;;[.C78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IF(MOD([.A786];3)=0;&quot;Y&quot;;&quot;N&quot;)" office:value-type="string" office:string-value="N" calcext:value-type="string">
            <text:p>N</text:p>
          </table:table-cell>
          <table:table-cell table:formula="of:=IF(MOD([.A786];5)=0;&quot;Y&quot;;&quot;N&quot;)" office:value-type="string" office:string-value="Y" calcext:value-type="string">
            <text:p>Y</text:p>
          </table:table-cell>
          <table:table-cell table:formula="of:=OR([.B786]=&quot;Y&quot;;[.C78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MOD([.A787];3)=0;&quot;Y&quot;;&quot;N&quot;)" office:value-type="string" office:string-value="Y" calcext:value-type="string">
            <text:p>Y</text:p>
          </table:table-cell>
          <table:table-cell table:formula="of:=IF(MOD([.A787];5)=0;&quot;Y&quot;;&quot;N&quot;)" office:value-type="string" office:string-value="N" calcext:value-type="string">
            <text:p>N</text:p>
          </table:table-cell>
          <table:table-cell table:formula="of:=OR([.B787]=&quot;Y&quot;;[.C78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IF(MOD([.A788];3)=0;&quot;Y&quot;;&quot;N&quot;)" office:value-type="string" office:string-value="N" calcext:value-type="string">
            <text:p>N</text:p>
          </table:table-cell>
          <table:table-cell table:formula="of:=IF(MOD([.A788];5)=0;&quot;Y&quot;;&quot;N&quot;)" office:value-type="string" office:string-value="N" calcext:value-type="string">
            <text:p>N</text:p>
          </table:table-cell>
          <table:table-cell table:formula="of:=OR([.B788]=&quot;Y&quot;;[.C78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IF(MOD([.A789];3)=0;&quot;Y&quot;;&quot;N&quot;)" office:value-type="string" office:string-value="N" calcext:value-type="string">
            <text:p>N</text:p>
          </table:table-cell>
          <table:table-cell table:formula="of:=IF(MOD([.A789];5)=0;&quot;Y&quot;;&quot;N&quot;)" office:value-type="string" office:string-value="N" calcext:value-type="string">
            <text:p>N</text:p>
          </table:table-cell>
          <table:table-cell table:formula="of:=OR([.B789]=&quot;Y&quot;;[.C78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IF(MOD([.A790];3)=0;&quot;Y&quot;;&quot;N&quot;)" office:value-type="string" office:string-value="Y" calcext:value-type="string">
            <text:p>Y</text:p>
          </table:table-cell>
          <table:table-cell table:formula="of:=IF(MOD([.A790];5)=0;&quot;Y&quot;;&quot;N&quot;)" office:value-type="string" office:string-value="N" calcext:value-type="string">
            <text:p>N</text:p>
          </table:table-cell>
          <table:table-cell table:formula="of:=OR([.B790]=&quot;Y&quot;;[.C79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MOD([.A791];3)=0;&quot;Y&quot;;&quot;N&quot;)" office:value-type="string" office:string-value="N" calcext:value-type="string">
            <text:p>N</text:p>
          </table:table-cell>
          <table:table-cell table:formula="of:=IF(MOD([.A791];5)=0;&quot;Y&quot;;&quot;N&quot;)" office:value-type="string" office:string-value="Y" calcext:value-type="string">
            <text:p>Y</text:p>
          </table:table-cell>
          <table:table-cell table:formula="of:=OR([.B791]=&quot;Y&quot;;[.C79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IF(MOD([.A792];3)=0;&quot;Y&quot;;&quot;N&quot;)" office:value-type="string" office:string-value="N" calcext:value-type="string">
            <text:p>N</text:p>
          </table:table-cell>
          <table:table-cell table:formula="of:=IF(MOD([.A792];5)=0;&quot;Y&quot;;&quot;N&quot;)" office:value-type="string" office:string-value="N" calcext:value-type="string">
            <text:p>N</text:p>
          </table:table-cell>
          <table:table-cell table:formula="of:=OR([.B792]=&quot;Y&quot;;[.C79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IF(MOD([.A793];3)=0;&quot;Y&quot;;&quot;N&quot;)" office:value-type="string" office:string-value="Y" calcext:value-type="string">
            <text:p>Y</text:p>
          </table:table-cell>
          <table:table-cell table:formula="of:=IF(MOD([.A793];5)=0;&quot;Y&quot;;&quot;N&quot;)" office:value-type="string" office:string-value="N" calcext:value-type="string">
            <text:p>N</text:p>
          </table:table-cell>
          <table:table-cell table:formula="of:=OR([.B793]=&quot;Y&quot;;[.C79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IF(MOD([.A794];3)=0;&quot;Y&quot;;&quot;N&quot;)" office:value-type="string" office:string-value="N" calcext:value-type="string">
            <text:p>N</text:p>
          </table:table-cell>
          <table:table-cell table:formula="of:=IF(MOD([.A794];5)=0;&quot;Y&quot;;&quot;N&quot;)" office:value-type="string" office:string-value="N" calcext:value-type="string">
            <text:p>N</text:p>
          </table:table-cell>
          <table:table-cell table:formula="of:=OR([.B794]=&quot;Y&quot;;[.C79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F(MOD([.A795];3)=0;&quot;Y&quot;;&quot;N&quot;)" office:value-type="string" office:string-value="N" calcext:value-type="string">
            <text:p>N</text:p>
          </table:table-cell>
          <table:table-cell table:formula="of:=IF(MOD([.A795];5)=0;&quot;Y&quot;;&quot;N&quot;)" office:value-type="string" office:string-value="N" calcext:value-type="string">
            <text:p>N</text:p>
          </table:table-cell>
          <table:table-cell table:formula="of:=OR([.B795]=&quot;Y&quot;;[.C79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F(MOD([.A796];3)=0;&quot;Y&quot;;&quot;N&quot;)" office:value-type="string" office:string-value="Y" calcext:value-type="string">
            <text:p>Y</text:p>
          </table:table-cell>
          <table:table-cell table:formula="of:=IF(MOD([.A796];5)=0;&quot;Y&quot;;&quot;N&quot;)" office:value-type="string" office:string-value="Y" calcext:value-type="string">
            <text:p>Y</text:p>
          </table:table-cell>
          <table:table-cell table:formula="of:=OR([.B796]=&quot;Y&quot;;[.C79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IF(MOD([.A797];3)=0;&quot;Y&quot;;&quot;N&quot;)" office:value-type="string" office:string-value="N" calcext:value-type="string">
            <text:p>N</text:p>
          </table:table-cell>
          <table:table-cell table:formula="of:=IF(MOD([.A797];5)=0;&quot;Y&quot;;&quot;N&quot;)" office:value-type="string" office:string-value="N" calcext:value-type="string">
            <text:p>N</text:p>
          </table:table-cell>
          <table:table-cell table:formula="of:=OR([.B797]=&quot;Y&quot;;[.C79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MOD([.A798];3)=0;&quot;Y&quot;;&quot;N&quot;)" office:value-type="string" office:string-value="N" calcext:value-type="string">
            <text:p>N</text:p>
          </table:table-cell>
          <table:table-cell table:formula="of:=IF(MOD([.A798];5)=0;&quot;Y&quot;;&quot;N&quot;)" office:value-type="string" office:string-value="N" calcext:value-type="string">
            <text:p>N</text:p>
          </table:table-cell>
          <table:table-cell table:formula="of:=OR([.B798]=&quot;Y&quot;;[.C79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MOD([.A799];3)=0;&quot;Y&quot;;&quot;N&quot;)" office:value-type="string" office:string-value="Y" calcext:value-type="string">
            <text:p>Y</text:p>
          </table:table-cell>
          <table:table-cell table:formula="of:=IF(MOD([.A799];5)=0;&quot;Y&quot;;&quot;N&quot;)" office:value-type="string" office:string-value="N" calcext:value-type="string">
            <text:p>N</text:p>
          </table:table-cell>
          <table:table-cell table:formula="of:=OR([.B799]=&quot;Y&quot;;[.C79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MOD([.A800];3)=0;&quot;Y&quot;;&quot;N&quot;)" office:value-type="string" office:string-value="N" calcext:value-type="string">
            <text:p>N</text:p>
          </table:table-cell>
          <table:table-cell table:formula="of:=IF(MOD([.A800];5)=0;&quot;Y&quot;;&quot;N&quot;)" office:value-type="string" office:string-value="N" calcext:value-type="string">
            <text:p>N</text:p>
          </table:table-cell>
          <table:table-cell table:formula="of:=OR([.B800]=&quot;Y&quot;;[.C80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MOD([.A801];3)=0;&quot;Y&quot;;&quot;N&quot;)" office:value-type="string" office:string-value="N" calcext:value-type="string">
            <text:p>N</text:p>
          </table:table-cell>
          <table:table-cell table:formula="of:=IF(MOD([.A801];5)=0;&quot;Y&quot;;&quot;N&quot;)" office:value-type="string" office:string-value="Y" calcext:value-type="string">
            <text:p>Y</text:p>
          </table:table-cell>
          <table:table-cell table:formula="of:=OR([.B801]=&quot;Y&quot;;[.C80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F(MOD([.A802];3)=0;&quot;Y&quot;;&quot;N&quot;)" office:value-type="string" office:string-value="Y" calcext:value-type="string">
            <text:p>Y</text:p>
          </table:table-cell>
          <table:table-cell table:formula="of:=IF(MOD([.A802];5)=0;&quot;Y&quot;;&quot;N&quot;)" office:value-type="string" office:string-value="N" calcext:value-type="string">
            <text:p>N</text:p>
          </table:table-cell>
          <table:table-cell table:formula="of:=OR([.B802]=&quot;Y&quot;;[.C80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F(MOD([.A803];3)=0;&quot;Y&quot;;&quot;N&quot;)" office:value-type="string" office:string-value="N" calcext:value-type="string">
            <text:p>N</text:p>
          </table:table-cell>
          <table:table-cell table:formula="of:=IF(MOD([.A803];5)=0;&quot;Y&quot;;&quot;N&quot;)" office:value-type="string" office:string-value="N" calcext:value-type="string">
            <text:p>N</text:p>
          </table:table-cell>
          <table:table-cell table:formula="of:=OR([.B803]=&quot;Y&quot;;[.C80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IF(MOD([.A804];3)=0;&quot;Y&quot;;&quot;N&quot;)" office:value-type="string" office:string-value="N" calcext:value-type="string">
            <text:p>N</text:p>
          </table:table-cell>
          <table:table-cell table:formula="of:=IF(MOD([.A804];5)=0;&quot;Y&quot;;&quot;N&quot;)" office:value-type="string" office:string-value="N" calcext:value-type="string">
            <text:p>N</text:p>
          </table:table-cell>
          <table:table-cell table:formula="of:=OR([.B804]=&quot;Y&quot;;[.C80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MOD([.A805];3)=0;&quot;Y&quot;;&quot;N&quot;)" office:value-type="string" office:string-value="Y" calcext:value-type="string">
            <text:p>Y</text:p>
          </table:table-cell>
          <table:table-cell table:formula="of:=IF(MOD([.A805];5)=0;&quot;Y&quot;;&quot;N&quot;)" office:value-type="string" office:string-value="N" calcext:value-type="string">
            <text:p>N</text:p>
          </table:table-cell>
          <table:table-cell table:formula="of:=OR([.B805]=&quot;Y&quot;;[.C80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MOD([.A806];3)=0;&quot;Y&quot;;&quot;N&quot;)" office:value-type="string" office:string-value="N" calcext:value-type="string">
            <text:p>N</text:p>
          </table:table-cell>
          <table:table-cell table:formula="of:=IF(MOD([.A806];5)=0;&quot;Y&quot;;&quot;N&quot;)" office:value-type="string" office:string-value="Y" calcext:value-type="string">
            <text:p>Y</text:p>
          </table:table-cell>
          <table:table-cell table:formula="of:=OR([.B806]=&quot;Y&quot;;[.C80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IF(MOD([.A807];3)=0;&quot;Y&quot;;&quot;N&quot;)" office:value-type="string" office:string-value="N" calcext:value-type="string">
            <text:p>N</text:p>
          </table:table-cell>
          <table:table-cell table:formula="of:=IF(MOD([.A807];5)=0;&quot;Y&quot;;&quot;N&quot;)" office:value-type="string" office:string-value="N" calcext:value-type="string">
            <text:p>N</text:p>
          </table:table-cell>
          <table:table-cell table:formula="of:=OR([.B807]=&quot;Y&quot;;[.C80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IF(MOD([.A808];3)=0;&quot;Y&quot;;&quot;N&quot;)" office:value-type="string" office:string-value="Y" calcext:value-type="string">
            <text:p>Y</text:p>
          </table:table-cell>
          <table:table-cell table:formula="of:=IF(MOD([.A808];5)=0;&quot;Y&quot;;&quot;N&quot;)" office:value-type="string" office:string-value="N" calcext:value-type="string">
            <text:p>N</text:p>
          </table:table-cell>
          <table:table-cell table:formula="of:=OR([.B808]=&quot;Y&quot;;[.C80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IF(MOD([.A809];3)=0;&quot;Y&quot;;&quot;N&quot;)" office:value-type="string" office:string-value="N" calcext:value-type="string">
            <text:p>N</text:p>
          </table:table-cell>
          <table:table-cell table:formula="of:=IF(MOD([.A809];5)=0;&quot;Y&quot;;&quot;N&quot;)" office:value-type="string" office:string-value="N" calcext:value-type="string">
            <text:p>N</text:p>
          </table:table-cell>
          <table:table-cell table:formula="of:=OR([.B809]=&quot;Y&quot;;[.C80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IF(MOD([.A810];3)=0;&quot;Y&quot;;&quot;N&quot;)" office:value-type="string" office:string-value="N" calcext:value-type="string">
            <text:p>N</text:p>
          </table:table-cell>
          <table:table-cell table:formula="of:=IF(MOD([.A810];5)=0;&quot;Y&quot;;&quot;N&quot;)" office:value-type="string" office:string-value="N" calcext:value-type="string">
            <text:p>N</text:p>
          </table:table-cell>
          <table:table-cell table:formula="of:=OR([.B810]=&quot;Y&quot;;[.C81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MOD([.A811];3)=0;&quot;Y&quot;;&quot;N&quot;)" office:value-type="string" office:string-value="Y" calcext:value-type="string">
            <text:p>Y</text:p>
          </table:table-cell>
          <table:table-cell table:formula="of:=IF(MOD([.A811];5)=0;&quot;Y&quot;;&quot;N&quot;)" office:value-type="string" office:string-value="Y" calcext:value-type="string">
            <text:p>Y</text:p>
          </table:table-cell>
          <table:table-cell table:formula="of:=OR([.B811]=&quot;Y&quot;;[.C81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IF(MOD([.A812];3)=0;&quot;Y&quot;;&quot;N&quot;)" office:value-type="string" office:string-value="N" calcext:value-type="string">
            <text:p>N</text:p>
          </table:table-cell>
          <table:table-cell table:formula="of:=IF(MOD([.A812];5)=0;&quot;Y&quot;;&quot;N&quot;)" office:value-type="string" office:string-value="N" calcext:value-type="string">
            <text:p>N</text:p>
          </table:table-cell>
          <table:table-cell table:formula="of:=OR([.B812]=&quot;Y&quot;;[.C81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MOD([.A813];3)=0;&quot;Y&quot;;&quot;N&quot;)" office:value-type="string" office:string-value="N" calcext:value-type="string">
            <text:p>N</text:p>
          </table:table-cell>
          <table:table-cell table:formula="of:=IF(MOD([.A813];5)=0;&quot;Y&quot;;&quot;N&quot;)" office:value-type="string" office:string-value="N" calcext:value-type="string">
            <text:p>N</text:p>
          </table:table-cell>
          <table:table-cell table:formula="of:=OR([.B813]=&quot;Y&quot;;[.C81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MOD([.A814];3)=0;&quot;Y&quot;;&quot;N&quot;)" office:value-type="string" office:string-value="Y" calcext:value-type="string">
            <text:p>Y</text:p>
          </table:table-cell>
          <table:table-cell table:formula="of:=IF(MOD([.A814];5)=0;&quot;Y&quot;;&quot;N&quot;)" office:value-type="string" office:string-value="N" calcext:value-type="string">
            <text:p>N</text:p>
          </table:table-cell>
          <table:table-cell table:formula="of:=OR([.B814]=&quot;Y&quot;;[.C81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IF(MOD([.A815];3)=0;&quot;Y&quot;;&quot;N&quot;)" office:value-type="string" office:string-value="N" calcext:value-type="string">
            <text:p>N</text:p>
          </table:table-cell>
          <table:table-cell table:formula="of:=IF(MOD([.A815];5)=0;&quot;Y&quot;;&quot;N&quot;)" office:value-type="string" office:string-value="N" calcext:value-type="string">
            <text:p>N</text:p>
          </table:table-cell>
          <table:table-cell table:formula="of:=OR([.B815]=&quot;Y&quot;;[.C81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IF(MOD([.A816];3)=0;&quot;Y&quot;;&quot;N&quot;)" office:value-type="string" office:string-value="N" calcext:value-type="string">
            <text:p>N</text:p>
          </table:table-cell>
          <table:table-cell table:formula="of:=IF(MOD([.A816];5)=0;&quot;Y&quot;;&quot;N&quot;)" office:value-type="string" office:string-value="Y" calcext:value-type="string">
            <text:p>Y</text:p>
          </table:table-cell>
          <table:table-cell table:formula="of:=OR([.B816]=&quot;Y&quot;;[.C81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IF(MOD([.A817];3)=0;&quot;Y&quot;;&quot;N&quot;)" office:value-type="string" office:string-value="Y" calcext:value-type="string">
            <text:p>Y</text:p>
          </table:table-cell>
          <table:table-cell table:formula="of:=IF(MOD([.A817];5)=0;&quot;Y&quot;;&quot;N&quot;)" office:value-type="string" office:string-value="N" calcext:value-type="string">
            <text:p>N</text:p>
          </table:table-cell>
          <table:table-cell table:formula="of:=OR([.B817]=&quot;Y&quot;;[.C81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IF(MOD([.A818];3)=0;&quot;Y&quot;;&quot;N&quot;)" office:value-type="string" office:string-value="N" calcext:value-type="string">
            <text:p>N</text:p>
          </table:table-cell>
          <table:table-cell table:formula="of:=IF(MOD([.A818];5)=0;&quot;Y&quot;;&quot;N&quot;)" office:value-type="string" office:string-value="N" calcext:value-type="string">
            <text:p>N</text:p>
          </table:table-cell>
          <table:table-cell table:formula="of:=OR([.B818]=&quot;Y&quot;;[.C81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IF(MOD([.A819];3)=0;&quot;Y&quot;;&quot;N&quot;)" office:value-type="string" office:string-value="N" calcext:value-type="string">
            <text:p>N</text:p>
          </table:table-cell>
          <table:table-cell table:formula="of:=IF(MOD([.A819];5)=0;&quot;Y&quot;;&quot;N&quot;)" office:value-type="string" office:string-value="N" calcext:value-type="string">
            <text:p>N</text:p>
          </table:table-cell>
          <table:table-cell table:formula="of:=OR([.B819]=&quot;Y&quot;;[.C81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IF(MOD([.A820];3)=0;&quot;Y&quot;;&quot;N&quot;)" office:value-type="string" office:string-value="Y" calcext:value-type="string">
            <text:p>Y</text:p>
          </table:table-cell>
          <table:table-cell table:formula="of:=IF(MOD([.A820];5)=0;&quot;Y&quot;;&quot;N&quot;)" office:value-type="string" office:string-value="N" calcext:value-type="string">
            <text:p>N</text:p>
          </table:table-cell>
          <table:table-cell table:formula="of:=OR([.B820]=&quot;Y&quot;;[.C82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MOD([.A821];3)=0;&quot;Y&quot;;&quot;N&quot;)" office:value-type="string" office:string-value="N" calcext:value-type="string">
            <text:p>N</text:p>
          </table:table-cell>
          <table:table-cell table:formula="of:=IF(MOD([.A821];5)=0;&quot;Y&quot;;&quot;N&quot;)" office:value-type="string" office:string-value="Y" calcext:value-type="string">
            <text:p>Y</text:p>
          </table:table-cell>
          <table:table-cell table:formula="of:=OR([.B821]=&quot;Y&quot;;[.C82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F(MOD([.A822];3)=0;&quot;Y&quot;;&quot;N&quot;)" office:value-type="string" office:string-value="N" calcext:value-type="string">
            <text:p>N</text:p>
          </table:table-cell>
          <table:table-cell table:formula="of:=IF(MOD([.A822];5)=0;&quot;Y&quot;;&quot;N&quot;)" office:value-type="string" office:string-value="N" calcext:value-type="string">
            <text:p>N</text:p>
          </table:table-cell>
          <table:table-cell table:formula="of:=OR([.B822]=&quot;Y&quot;;[.C82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MOD([.A823];3)=0;&quot;Y&quot;;&quot;N&quot;)" office:value-type="string" office:string-value="Y" calcext:value-type="string">
            <text:p>Y</text:p>
          </table:table-cell>
          <table:table-cell table:formula="of:=IF(MOD([.A823];5)=0;&quot;Y&quot;;&quot;N&quot;)" office:value-type="string" office:string-value="N" calcext:value-type="string">
            <text:p>N</text:p>
          </table:table-cell>
          <table:table-cell table:formula="of:=OR([.B823]=&quot;Y&quot;;[.C82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IF(MOD([.A824];3)=0;&quot;Y&quot;;&quot;N&quot;)" office:value-type="string" office:string-value="N" calcext:value-type="string">
            <text:p>N</text:p>
          </table:table-cell>
          <table:table-cell table:formula="of:=IF(MOD([.A824];5)=0;&quot;Y&quot;;&quot;N&quot;)" office:value-type="string" office:string-value="N" calcext:value-type="string">
            <text:p>N</text:p>
          </table:table-cell>
          <table:table-cell table:formula="of:=OR([.B824]=&quot;Y&quot;;[.C82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IF(MOD([.A825];3)=0;&quot;Y&quot;;&quot;N&quot;)" office:value-type="string" office:string-value="N" calcext:value-type="string">
            <text:p>N</text:p>
          </table:table-cell>
          <table:table-cell table:formula="of:=IF(MOD([.A825];5)=0;&quot;Y&quot;;&quot;N&quot;)" office:value-type="string" office:string-value="N" calcext:value-type="string">
            <text:p>N</text:p>
          </table:table-cell>
          <table:table-cell table:formula="of:=OR([.B825]=&quot;Y&quot;;[.C82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IF(MOD([.A826];3)=0;&quot;Y&quot;;&quot;N&quot;)" office:value-type="string" office:string-value="Y" calcext:value-type="string">
            <text:p>Y</text:p>
          </table:table-cell>
          <table:table-cell table:formula="of:=IF(MOD([.A826];5)=0;&quot;Y&quot;;&quot;N&quot;)" office:value-type="string" office:string-value="Y" calcext:value-type="string">
            <text:p>Y</text:p>
          </table:table-cell>
          <table:table-cell table:formula="of:=OR([.B826]=&quot;Y&quot;;[.C82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IF(MOD([.A827];3)=0;&quot;Y&quot;;&quot;N&quot;)" office:value-type="string" office:string-value="N" calcext:value-type="string">
            <text:p>N</text:p>
          </table:table-cell>
          <table:table-cell table:formula="of:=IF(MOD([.A827];5)=0;&quot;Y&quot;;&quot;N&quot;)" office:value-type="string" office:string-value="N" calcext:value-type="string">
            <text:p>N</text:p>
          </table:table-cell>
          <table:table-cell table:formula="of:=OR([.B827]=&quot;Y&quot;;[.C82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IF(MOD([.A828];3)=0;&quot;Y&quot;;&quot;N&quot;)" office:value-type="string" office:string-value="N" calcext:value-type="string">
            <text:p>N</text:p>
          </table:table-cell>
          <table:table-cell table:formula="of:=IF(MOD([.A828];5)=0;&quot;Y&quot;;&quot;N&quot;)" office:value-type="string" office:string-value="N" calcext:value-type="string">
            <text:p>N</text:p>
          </table:table-cell>
          <table:table-cell table:formula="of:=OR([.B828]=&quot;Y&quot;;[.C82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IF(MOD([.A829];3)=0;&quot;Y&quot;;&quot;N&quot;)" office:value-type="string" office:string-value="Y" calcext:value-type="string">
            <text:p>Y</text:p>
          </table:table-cell>
          <table:table-cell table:formula="of:=IF(MOD([.A829];5)=0;&quot;Y&quot;;&quot;N&quot;)" office:value-type="string" office:string-value="N" calcext:value-type="string">
            <text:p>N</text:p>
          </table:table-cell>
          <table:table-cell table:formula="of:=OR([.B829]=&quot;Y&quot;;[.C82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IF(MOD([.A830];3)=0;&quot;Y&quot;;&quot;N&quot;)" office:value-type="string" office:string-value="N" calcext:value-type="string">
            <text:p>N</text:p>
          </table:table-cell>
          <table:table-cell table:formula="of:=IF(MOD([.A830];5)=0;&quot;Y&quot;;&quot;N&quot;)" office:value-type="string" office:string-value="N" calcext:value-type="string">
            <text:p>N</text:p>
          </table:table-cell>
          <table:table-cell table:formula="of:=OR([.B830]=&quot;Y&quot;;[.C83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MOD([.A831];3)=0;&quot;Y&quot;;&quot;N&quot;)" office:value-type="string" office:string-value="N" calcext:value-type="string">
            <text:p>N</text:p>
          </table:table-cell>
          <table:table-cell table:formula="of:=IF(MOD([.A831];5)=0;&quot;Y&quot;;&quot;N&quot;)" office:value-type="string" office:string-value="Y" calcext:value-type="string">
            <text:p>Y</text:p>
          </table:table-cell>
          <table:table-cell table:formula="of:=OR([.B831]=&quot;Y&quot;;[.C83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IF(MOD([.A832];3)=0;&quot;Y&quot;;&quot;N&quot;)" office:value-type="string" office:string-value="Y" calcext:value-type="string">
            <text:p>Y</text:p>
          </table:table-cell>
          <table:table-cell table:formula="of:=IF(MOD([.A832];5)=0;&quot;Y&quot;;&quot;N&quot;)" office:value-type="string" office:string-value="N" calcext:value-type="string">
            <text:p>N</text:p>
          </table:table-cell>
          <table:table-cell table:formula="of:=OR([.B832]=&quot;Y&quot;;[.C83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IF(MOD([.A833];3)=0;&quot;Y&quot;;&quot;N&quot;)" office:value-type="string" office:string-value="N" calcext:value-type="string">
            <text:p>N</text:p>
          </table:table-cell>
          <table:table-cell table:formula="of:=IF(MOD([.A833];5)=0;&quot;Y&quot;;&quot;N&quot;)" office:value-type="string" office:string-value="N" calcext:value-type="string">
            <text:p>N</text:p>
          </table:table-cell>
          <table:table-cell table:formula="of:=OR([.B833]=&quot;Y&quot;;[.C83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IF(MOD([.A834];3)=0;&quot;Y&quot;;&quot;N&quot;)" office:value-type="string" office:string-value="N" calcext:value-type="string">
            <text:p>N</text:p>
          </table:table-cell>
          <table:table-cell table:formula="of:=IF(MOD([.A834];5)=0;&quot;Y&quot;;&quot;N&quot;)" office:value-type="string" office:string-value="N" calcext:value-type="string">
            <text:p>N</text:p>
          </table:table-cell>
          <table:table-cell table:formula="of:=OR([.B834]=&quot;Y&quot;;[.C83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IF(MOD([.A835];3)=0;&quot;Y&quot;;&quot;N&quot;)" office:value-type="string" office:string-value="Y" calcext:value-type="string">
            <text:p>Y</text:p>
          </table:table-cell>
          <table:table-cell table:formula="of:=IF(MOD([.A835];5)=0;&quot;Y&quot;;&quot;N&quot;)" office:value-type="string" office:string-value="N" calcext:value-type="string">
            <text:p>N</text:p>
          </table:table-cell>
          <table:table-cell table:formula="of:=OR([.B835]=&quot;Y&quot;;[.C83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F(MOD([.A836];3)=0;&quot;Y&quot;;&quot;N&quot;)" office:value-type="string" office:string-value="N" calcext:value-type="string">
            <text:p>N</text:p>
          </table:table-cell>
          <table:table-cell table:formula="of:=IF(MOD([.A836];5)=0;&quot;Y&quot;;&quot;N&quot;)" office:value-type="string" office:string-value="Y" calcext:value-type="string">
            <text:p>Y</text:p>
          </table:table-cell>
          <table:table-cell table:formula="of:=OR([.B836]=&quot;Y&quot;;[.C83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IF(MOD([.A837];3)=0;&quot;Y&quot;;&quot;N&quot;)" office:value-type="string" office:string-value="N" calcext:value-type="string">
            <text:p>N</text:p>
          </table:table-cell>
          <table:table-cell table:formula="of:=IF(MOD([.A837];5)=0;&quot;Y&quot;;&quot;N&quot;)" office:value-type="string" office:string-value="N" calcext:value-type="string">
            <text:p>N</text:p>
          </table:table-cell>
          <table:table-cell table:formula="of:=OR([.B837]=&quot;Y&quot;;[.C83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IF(MOD([.A838];3)=0;&quot;Y&quot;;&quot;N&quot;)" office:value-type="string" office:string-value="Y" calcext:value-type="string">
            <text:p>Y</text:p>
          </table:table-cell>
          <table:table-cell table:formula="of:=IF(MOD([.A838];5)=0;&quot;Y&quot;;&quot;N&quot;)" office:value-type="string" office:string-value="N" calcext:value-type="string">
            <text:p>N</text:p>
          </table:table-cell>
          <table:table-cell table:formula="of:=OR([.B838]=&quot;Y&quot;;[.C83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IF(MOD([.A839];3)=0;&quot;Y&quot;;&quot;N&quot;)" office:value-type="string" office:string-value="N" calcext:value-type="string">
            <text:p>N</text:p>
          </table:table-cell>
          <table:table-cell table:formula="of:=IF(MOD([.A839];5)=0;&quot;Y&quot;;&quot;N&quot;)" office:value-type="string" office:string-value="N" calcext:value-type="string">
            <text:p>N</text:p>
          </table:table-cell>
          <table:table-cell table:formula="of:=OR([.B839]=&quot;Y&quot;;[.C83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IF(MOD([.A840];3)=0;&quot;Y&quot;;&quot;N&quot;)" office:value-type="string" office:string-value="N" calcext:value-type="string">
            <text:p>N</text:p>
          </table:table-cell>
          <table:table-cell table:formula="of:=IF(MOD([.A840];5)=0;&quot;Y&quot;;&quot;N&quot;)" office:value-type="string" office:string-value="N" calcext:value-type="string">
            <text:p>N</text:p>
          </table:table-cell>
          <table:table-cell table:formula="of:=OR([.B840]=&quot;Y&quot;;[.C84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IF(MOD([.A841];3)=0;&quot;Y&quot;;&quot;N&quot;)" office:value-type="string" office:string-value="Y" calcext:value-type="string">
            <text:p>Y</text:p>
          </table:table-cell>
          <table:table-cell table:formula="of:=IF(MOD([.A841];5)=0;&quot;Y&quot;;&quot;N&quot;)" office:value-type="string" office:string-value="Y" calcext:value-type="string">
            <text:p>Y</text:p>
          </table:table-cell>
          <table:table-cell table:formula="of:=OR([.B841]=&quot;Y&quot;;[.C84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IF(MOD([.A842];3)=0;&quot;Y&quot;;&quot;N&quot;)" office:value-type="string" office:string-value="N" calcext:value-type="string">
            <text:p>N</text:p>
          </table:table-cell>
          <table:table-cell table:formula="of:=IF(MOD([.A842];5)=0;&quot;Y&quot;;&quot;N&quot;)" office:value-type="string" office:string-value="N" calcext:value-type="string">
            <text:p>N</text:p>
          </table:table-cell>
          <table:table-cell table:formula="of:=OR([.B842]=&quot;Y&quot;;[.C84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IF(MOD([.A843];3)=0;&quot;Y&quot;;&quot;N&quot;)" office:value-type="string" office:string-value="N" calcext:value-type="string">
            <text:p>N</text:p>
          </table:table-cell>
          <table:table-cell table:formula="of:=IF(MOD([.A843];5)=0;&quot;Y&quot;;&quot;N&quot;)" office:value-type="string" office:string-value="N" calcext:value-type="string">
            <text:p>N</text:p>
          </table:table-cell>
          <table:table-cell table:formula="of:=OR([.B843]=&quot;Y&quot;;[.C84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IF(MOD([.A844];3)=0;&quot;Y&quot;;&quot;N&quot;)" office:value-type="string" office:string-value="Y" calcext:value-type="string">
            <text:p>Y</text:p>
          </table:table-cell>
          <table:table-cell table:formula="of:=IF(MOD([.A844];5)=0;&quot;Y&quot;;&quot;N&quot;)" office:value-type="string" office:string-value="N" calcext:value-type="string">
            <text:p>N</text:p>
          </table:table-cell>
          <table:table-cell table:formula="of:=OR([.B844]=&quot;Y&quot;;[.C84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IF(MOD([.A845];3)=0;&quot;Y&quot;;&quot;N&quot;)" office:value-type="string" office:string-value="N" calcext:value-type="string">
            <text:p>N</text:p>
          </table:table-cell>
          <table:table-cell table:formula="of:=IF(MOD([.A845];5)=0;&quot;Y&quot;;&quot;N&quot;)" office:value-type="string" office:string-value="N" calcext:value-type="string">
            <text:p>N</text:p>
          </table:table-cell>
          <table:table-cell table:formula="of:=OR([.B845]=&quot;Y&quot;;[.C84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F(MOD([.A846];3)=0;&quot;Y&quot;;&quot;N&quot;)" office:value-type="string" office:string-value="N" calcext:value-type="string">
            <text:p>N</text:p>
          </table:table-cell>
          <table:table-cell table:formula="of:=IF(MOD([.A846];5)=0;&quot;Y&quot;;&quot;N&quot;)" office:value-type="string" office:string-value="Y" calcext:value-type="string">
            <text:p>Y</text:p>
          </table:table-cell>
          <table:table-cell table:formula="of:=OR([.B846]=&quot;Y&quot;;[.C84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IF(MOD([.A847];3)=0;&quot;Y&quot;;&quot;N&quot;)" office:value-type="string" office:string-value="Y" calcext:value-type="string">
            <text:p>Y</text:p>
          </table:table-cell>
          <table:table-cell table:formula="of:=IF(MOD([.A847];5)=0;&quot;Y&quot;;&quot;N&quot;)" office:value-type="string" office:string-value="N" calcext:value-type="string">
            <text:p>N</text:p>
          </table:table-cell>
          <table:table-cell table:formula="of:=OR([.B847]=&quot;Y&quot;;[.C84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IF(MOD([.A848];3)=0;&quot;Y&quot;;&quot;N&quot;)" office:value-type="string" office:string-value="N" calcext:value-type="string">
            <text:p>N</text:p>
          </table:table-cell>
          <table:table-cell table:formula="of:=IF(MOD([.A848];5)=0;&quot;Y&quot;;&quot;N&quot;)" office:value-type="string" office:string-value="N" calcext:value-type="string">
            <text:p>N</text:p>
          </table:table-cell>
          <table:table-cell table:formula="of:=OR([.B848]=&quot;Y&quot;;[.C84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MOD([.A849];3)=0;&quot;Y&quot;;&quot;N&quot;)" office:value-type="string" office:string-value="N" calcext:value-type="string">
            <text:p>N</text:p>
          </table:table-cell>
          <table:table-cell table:formula="of:=IF(MOD([.A849];5)=0;&quot;Y&quot;;&quot;N&quot;)" office:value-type="string" office:string-value="N" calcext:value-type="string">
            <text:p>N</text:p>
          </table:table-cell>
          <table:table-cell table:formula="of:=OR([.B849]=&quot;Y&quot;;[.C84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IF(MOD([.A850];3)=0;&quot;Y&quot;;&quot;N&quot;)" office:value-type="string" office:string-value="Y" calcext:value-type="string">
            <text:p>Y</text:p>
          </table:table-cell>
          <table:table-cell table:formula="of:=IF(MOD([.A850];5)=0;&quot;Y&quot;;&quot;N&quot;)" office:value-type="string" office:string-value="N" calcext:value-type="string">
            <text:p>N</text:p>
          </table:table-cell>
          <table:table-cell table:formula="of:=OR([.B850]=&quot;Y&quot;;[.C85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MOD([.A851];3)=0;&quot;Y&quot;;&quot;N&quot;)" office:value-type="string" office:string-value="N" calcext:value-type="string">
            <text:p>N</text:p>
          </table:table-cell>
          <table:table-cell table:formula="of:=IF(MOD([.A851];5)=0;&quot;Y&quot;;&quot;N&quot;)" office:value-type="string" office:string-value="Y" calcext:value-type="string">
            <text:p>Y</text:p>
          </table:table-cell>
          <table:table-cell table:formula="of:=OR([.B851]=&quot;Y&quot;;[.C85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MOD([.A852];3)=0;&quot;Y&quot;;&quot;N&quot;)" office:value-type="string" office:string-value="N" calcext:value-type="string">
            <text:p>N</text:p>
          </table:table-cell>
          <table:table-cell table:formula="of:=IF(MOD([.A852];5)=0;&quot;Y&quot;;&quot;N&quot;)" office:value-type="string" office:string-value="N" calcext:value-type="string">
            <text:p>N</text:p>
          </table:table-cell>
          <table:table-cell table:formula="of:=OR([.B852]=&quot;Y&quot;;[.C85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MOD([.A853];3)=0;&quot;Y&quot;;&quot;N&quot;)" office:value-type="string" office:string-value="Y" calcext:value-type="string">
            <text:p>Y</text:p>
          </table:table-cell>
          <table:table-cell table:formula="of:=IF(MOD([.A853];5)=0;&quot;Y&quot;;&quot;N&quot;)" office:value-type="string" office:string-value="N" calcext:value-type="string">
            <text:p>N</text:p>
          </table:table-cell>
          <table:table-cell table:formula="of:=OR([.B853]=&quot;Y&quot;;[.C85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F(MOD([.A854];3)=0;&quot;Y&quot;;&quot;N&quot;)" office:value-type="string" office:string-value="N" calcext:value-type="string">
            <text:p>N</text:p>
          </table:table-cell>
          <table:table-cell table:formula="of:=IF(MOD([.A854];5)=0;&quot;Y&quot;;&quot;N&quot;)" office:value-type="string" office:string-value="N" calcext:value-type="string">
            <text:p>N</text:p>
          </table:table-cell>
          <table:table-cell table:formula="of:=OR([.B854]=&quot;Y&quot;;[.C85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IF(MOD([.A855];3)=0;&quot;Y&quot;;&quot;N&quot;)" office:value-type="string" office:string-value="N" calcext:value-type="string">
            <text:p>N</text:p>
          </table:table-cell>
          <table:table-cell table:formula="of:=IF(MOD([.A855];5)=0;&quot;Y&quot;;&quot;N&quot;)" office:value-type="string" office:string-value="N" calcext:value-type="string">
            <text:p>N</text:p>
          </table:table-cell>
          <table:table-cell table:formula="of:=OR([.B855]=&quot;Y&quot;;[.C85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F(MOD([.A856];3)=0;&quot;Y&quot;;&quot;N&quot;)" office:value-type="string" office:string-value="Y" calcext:value-type="string">
            <text:p>Y</text:p>
          </table:table-cell>
          <table:table-cell table:formula="of:=IF(MOD([.A856];5)=0;&quot;Y&quot;;&quot;N&quot;)" office:value-type="string" office:string-value="Y" calcext:value-type="string">
            <text:p>Y</text:p>
          </table:table-cell>
          <table:table-cell table:formula="of:=OR([.B856]=&quot;Y&quot;;[.C85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F(MOD([.A857];3)=0;&quot;Y&quot;;&quot;N&quot;)" office:value-type="string" office:string-value="N" calcext:value-type="string">
            <text:p>N</text:p>
          </table:table-cell>
          <table:table-cell table:formula="of:=IF(MOD([.A857];5)=0;&quot;Y&quot;;&quot;N&quot;)" office:value-type="string" office:string-value="N" calcext:value-type="string">
            <text:p>N</text:p>
          </table:table-cell>
          <table:table-cell table:formula="of:=OR([.B857]=&quot;Y&quot;;[.C85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MOD([.A858];3)=0;&quot;Y&quot;;&quot;N&quot;)" office:value-type="string" office:string-value="N" calcext:value-type="string">
            <text:p>N</text:p>
          </table:table-cell>
          <table:table-cell table:formula="of:=IF(MOD([.A858];5)=0;&quot;Y&quot;;&quot;N&quot;)" office:value-type="string" office:string-value="N" calcext:value-type="string">
            <text:p>N</text:p>
          </table:table-cell>
          <table:table-cell table:formula="of:=OR([.B858]=&quot;Y&quot;;[.C85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MOD([.A859];3)=0;&quot;Y&quot;;&quot;N&quot;)" office:value-type="string" office:string-value="Y" calcext:value-type="string">
            <text:p>Y</text:p>
          </table:table-cell>
          <table:table-cell table:formula="of:=IF(MOD([.A859];5)=0;&quot;Y&quot;;&quot;N&quot;)" office:value-type="string" office:string-value="N" calcext:value-type="string">
            <text:p>N</text:p>
          </table:table-cell>
          <table:table-cell table:formula="of:=OR([.B859]=&quot;Y&quot;;[.C85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F(MOD([.A860];3)=0;&quot;Y&quot;;&quot;N&quot;)" office:value-type="string" office:string-value="N" calcext:value-type="string">
            <text:p>N</text:p>
          </table:table-cell>
          <table:table-cell table:formula="of:=IF(MOD([.A860];5)=0;&quot;Y&quot;;&quot;N&quot;)" office:value-type="string" office:string-value="N" calcext:value-type="string">
            <text:p>N</text:p>
          </table:table-cell>
          <table:table-cell table:formula="of:=OR([.B860]=&quot;Y&quot;;[.C86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MOD([.A861];3)=0;&quot;Y&quot;;&quot;N&quot;)" office:value-type="string" office:string-value="N" calcext:value-type="string">
            <text:p>N</text:p>
          </table:table-cell>
          <table:table-cell table:formula="of:=IF(MOD([.A861];5)=0;&quot;Y&quot;;&quot;N&quot;)" office:value-type="string" office:string-value="Y" calcext:value-type="string">
            <text:p>Y</text:p>
          </table:table-cell>
          <table:table-cell table:formula="of:=OR([.B861]=&quot;Y&quot;;[.C86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MOD([.A862];3)=0;&quot;Y&quot;;&quot;N&quot;)" office:value-type="string" office:string-value="Y" calcext:value-type="string">
            <text:p>Y</text:p>
          </table:table-cell>
          <table:table-cell table:formula="of:=IF(MOD([.A862];5)=0;&quot;Y&quot;;&quot;N&quot;)" office:value-type="string" office:string-value="N" calcext:value-type="string">
            <text:p>N</text:p>
          </table:table-cell>
          <table:table-cell table:formula="of:=OR([.B862]=&quot;Y&quot;;[.C86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IF(MOD([.A863];3)=0;&quot;Y&quot;;&quot;N&quot;)" office:value-type="string" office:string-value="N" calcext:value-type="string">
            <text:p>N</text:p>
          </table:table-cell>
          <table:table-cell table:formula="of:=IF(MOD([.A863];5)=0;&quot;Y&quot;;&quot;N&quot;)" office:value-type="string" office:string-value="N" calcext:value-type="string">
            <text:p>N</text:p>
          </table:table-cell>
          <table:table-cell table:formula="of:=OR([.B863]=&quot;Y&quot;;[.C86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MOD([.A864];3)=0;&quot;Y&quot;;&quot;N&quot;)" office:value-type="string" office:string-value="N" calcext:value-type="string">
            <text:p>N</text:p>
          </table:table-cell>
          <table:table-cell table:formula="of:=IF(MOD([.A864];5)=0;&quot;Y&quot;;&quot;N&quot;)" office:value-type="string" office:string-value="N" calcext:value-type="string">
            <text:p>N</text:p>
          </table:table-cell>
          <table:table-cell table:formula="of:=OR([.B864]=&quot;Y&quot;;[.C86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IF(MOD([.A865];3)=0;&quot;Y&quot;;&quot;N&quot;)" office:value-type="string" office:string-value="Y" calcext:value-type="string">
            <text:p>Y</text:p>
          </table:table-cell>
          <table:table-cell table:formula="of:=IF(MOD([.A865];5)=0;&quot;Y&quot;;&quot;N&quot;)" office:value-type="string" office:string-value="N" calcext:value-type="string">
            <text:p>N</text:p>
          </table:table-cell>
          <table:table-cell table:formula="of:=OR([.B865]=&quot;Y&quot;;[.C86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MOD([.A866];3)=0;&quot;Y&quot;;&quot;N&quot;)" office:value-type="string" office:string-value="N" calcext:value-type="string">
            <text:p>N</text:p>
          </table:table-cell>
          <table:table-cell table:formula="of:=IF(MOD([.A866];5)=0;&quot;Y&quot;;&quot;N&quot;)" office:value-type="string" office:string-value="Y" calcext:value-type="string">
            <text:p>Y</text:p>
          </table:table-cell>
          <table:table-cell table:formula="of:=OR([.B866]=&quot;Y&quot;;[.C86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MOD([.A867];3)=0;&quot;Y&quot;;&quot;N&quot;)" office:value-type="string" office:string-value="N" calcext:value-type="string">
            <text:p>N</text:p>
          </table:table-cell>
          <table:table-cell table:formula="of:=IF(MOD([.A867];5)=0;&quot;Y&quot;;&quot;N&quot;)" office:value-type="string" office:string-value="N" calcext:value-type="string">
            <text:p>N</text:p>
          </table:table-cell>
          <table:table-cell table:formula="of:=OR([.B867]=&quot;Y&quot;;[.C86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IF(MOD([.A868];3)=0;&quot;Y&quot;;&quot;N&quot;)" office:value-type="string" office:string-value="Y" calcext:value-type="string">
            <text:p>Y</text:p>
          </table:table-cell>
          <table:table-cell table:formula="of:=IF(MOD([.A868];5)=0;&quot;Y&quot;;&quot;N&quot;)" office:value-type="string" office:string-value="N" calcext:value-type="string">
            <text:p>N</text:p>
          </table:table-cell>
          <table:table-cell table:formula="of:=OR([.B868]=&quot;Y&quot;;[.C86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IF(MOD([.A869];3)=0;&quot;Y&quot;;&quot;N&quot;)" office:value-type="string" office:string-value="N" calcext:value-type="string">
            <text:p>N</text:p>
          </table:table-cell>
          <table:table-cell table:formula="of:=IF(MOD([.A869];5)=0;&quot;Y&quot;;&quot;N&quot;)" office:value-type="string" office:string-value="N" calcext:value-type="string">
            <text:p>N</text:p>
          </table:table-cell>
          <table:table-cell table:formula="of:=OR([.B869]=&quot;Y&quot;;[.C86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MOD([.A870];3)=0;&quot;Y&quot;;&quot;N&quot;)" office:value-type="string" office:string-value="N" calcext:value-type="string">
            <text:p>N</text:p>
          </table:table-cell>
          <table:table-cell table:formula="of:=IF(MOD([.A870];5)=0;&quot;Y&quot;;&quot;N&quot;)" office:value-type="string" office:string-value="N" calcext:value-type="string">
            <text:p>N</text:p>
          </table:table-cell>
          <table:table-cell table:formula="of:=OR([.B870]=&quot;Y&quot;;[.C87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F(MOD([.A871];3)=0;&quot;Y&quot;;&quot;N&quot;)" office:value-type="string" office:string-value="Y" calcext:value-type="string">
            <text:p>Y</text:p>
          </table:table-cell>
          <table:table-cell table:formula="of:=IF(MOD([.A871];5)=0;&quot;Y&quot;;&quot;N&quot;)" office:value-type="string" office:string-value="Y" calcext:value-type="string">
            <text:p>Y</text:p>
          </table:table-cell>
          <table:table-cell table:formula="of:=OR([.B871]=&quot;Y&quot;;[.C87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IF(MOD([.A872];3)=0;&quot;Y&quot;;&quot;N&quot;)" office:value-type="string" office:string-value="N" calcext:value-type="string">
            <text:p>N</text:p>
          </table:table-cell>
          <table:table-cell table:formula="of:=IF(MOD([.A872];5)=0;&quot;Y&quot;;&quot;N&quot;)" office:value-type="string" office:string-value="N" calcext:value-type="string">
            <text:p>N</text:p>
          </table:table-cell>
          <table:table-cell table:formula="of:=OR([.B872]=&quot;Y&quot;;[.C87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F(MOD([.A873];3)=0;&quot;Y&quot;;&quot;N&quot;)" office:value-type="string" office:string-value="N" calcext:value-type="string">
            <text:p>N</text:p>
          </table:table-cell>
          <table:table-cell table:formula="of:=IF(MOD([.A873];5)=0;&quot;Y&quot;;&quot;N&quot;)" office:value-type="string" office:string-value="N" calcext:value-type="string">
            <text:p>N</text:p>
          </table:table-cell>
          <table:table-cell table:formula="of:=OR([.B873]=&quot;Y&quot;;[.C87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IF(MOD([.A874];3)=0;&quot;Y&quot;;&quot;N&quot;)" office:value-type="string" office:string-value="Y" calcext:value-type="string">
            <text:p>Y</text:p>
          </table:table-cell>
          <table:table-cell table:formula="of:=IF(MOD([.A874];5)=0;&quot;Y&quot;;&quot;N&quot;)" office:value-type="string" office:string-value="N" calcext:value-type="string">
            <text:p>N</text:p>
          </table:table-cell>
          <table:table-cell table:formula="of:=OR([.B874]=&quot;Y&quot;;[.C87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MOD([.A875];3)=0;&quot;Y&quot;;&quot;N&quot;)" office:value-type="string" office:string-value="N" calcext:value-type="string">
            <text:p>N</text:p>
          </table:table-cell>
          <table:table-cell table:formula="of:=IF(MOD([.A875];5)=0;&quot;Y&quot;;&quot;N&quot;)" office:value-type="string" office:string-value="N" calcext:value-type="string">
            <text:p>N</text:p>
          </table:table-cell>
          <table:table-cell table:formula="of:=OR([.B875]=&quot;Y&quot;;[.C87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MOD([.A876];3)=0;&quot;Y&quot;;&quot;N&quot;)" office:value-type="string" office:string-value="N" calcext:value-type="string">
            <text:p>N</text:p>
          </table:table-cell>
          <table:table-cell table:formula="of:=IF(MOD([.A876];5)=0;&quot;Y&quot;;&quot;N&quot;)" office:value-type="string" office:string-value="Y" calcext:value-type="string">
            <text:p>Y</text:p>
          </table:table-cell>
          <table:table-cell table:formula="of:=OR([.B876]=&quot;Y&quot;;[.C87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MOD([.A877];3)=0;&quot;Y&quot;;&quot;N&quot;)" office:value-type="string" office:string-value="Y" calcext:value-type="string">
            <text:p>Y</text:p>
          </table:table-cell>
          <table:table-cell table:formula="of:=IF(MOD([.A877];5)=0;&quot;Y&quot;;&quot;N&quot;)" office:value-type="string" office:string-value="N" calcext:value-type="string">
            <text:p>N</text:p>
          </table:table-cell>
          <table:table-cell table:formula="of:=OR([.B877]=&quot;Y&quot;;[.C87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IF(MOD([.A878];3)=0;&quot;Y&quot;;&quot;N&quot;)" office:value-type="string" office:string-value="N" calcext:value-type="string">
            <text:p>N</text:p>
          </table:table-cell>
          <table:table-cell table:formula="of:=IF(MOD([.A878];5)=0;&quot;Y&quot;;&quot;N&quot;)" office:value-type="string" office:string-value="N" calcext:value-type="string">
            <text:p>N</text:p>
          </table:table-cell>
          <table:table-cell table:formula="of:=OR([.B878]=&quot;Y&quot;;[.C87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IF(MOD([.A879];3)=0;&quot;Y&quot;;&quot;N&quot;)" office:value-type="string" office:string-value="N" calcext:value-type="string">
            <text:p>N</text:p>
          </table:table-cell>
          <table:table-cell table:formula="of:=IF(MOD([.A879];5)=0;&quot;Y&quot;;&quot;N&quot;)" office:value-type="string" office:string-value="N" calcext:value-type="string">
            <text:p>N</text:p>
          </table:table-cell>
          <table:table-cell table:formula="of:=OR([.B879]=&quot;Y&quot;;[.C87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MOD([.A880];3)=0;&quot;Y&quot;;&quot;N&quot;)" office:value-type="string" office:string-value="Y" calcext:value-type="string">
            <text:p>Y</text:p>
          </table:table-cell>
          <table:table-cell table:formula="of:=IF(MOD([.A880];5)=0;&quot;Y&quot;;&quot;N&quot;)" office:value-type="string" office:string-value="N" calcext:value-type="string">
            <text:p>N</text:p>
          </table:table-cell>
          <table:table-cell table:formula="of:=OR([.B880]=&quot;Y&quot;;[.C88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MOD([.A881];3)=0;&quot;Y&quot;;&quot;N&quot;)" office:value-type="string" office:string-value="N" calcext:value-type="string">
            <text:p>N</text:p>
          </table:table-cell>
          <table:table-cell table:formula="of:=IF(MOD([.A881];5)=0;&quot;Y&quot;;&quot;N&quot;)" office:value-type="string" office:string-value="Y" calcext:value-type="string">
            <text:p>Y</text:p>
          </table:table-cell>
          <table:table-cell table:formula="of:=OR([.B881]=&quot;Y&quot;;[.C88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IF(MOD([.A882];3)=0;&quot;Y&quot;;&quot;N&quot;)" office:value-type="string" office:string-value="N" calcext:value-type="string">
            <text:p>N</text:p>
          </table:table-cell>
          <table:table-cell table:formula="of:=IF(MOD([.A882];5)=0;&quot;Y&quot;;&quot;N&quot;)" office:value-type="string" office:string-value="N" calcext:value-type="string">
            <text:p>N</text:p>
          </table:table-cell>
          <table:table-cell table:formula="of:=OR([.B882]=&quot;Y&quot;;[.C88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F(MOD([.A883];3)=0;&quot;Y&quot;;&quot;N&quot;)" office:value-type="string" office:string-value="Y" calcext:value-type="string">
            <text:p>Y</text:p>
          </table:table-cell>
          <table:table-cell table:formula="of:=IF(MOD([.A883];5)=0;&quot;Y&quot;;&quot;N&quot;)" office:value-type="string" office:string-value="N" calcext:value-type="string">
            <text:p>N</text:p>
          </table:table-cell>
          <table:table-cell table:formula="of:=OR([.B883]=&quot;Y&quot;;[.C88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F(MOD([.A884];3)=0;&quot;Y&quot;;&quot;N&quot;)" office:value-type="string" office:string-value="N" calcext:value-type="string">
            <text:p>N</text:p>
          </table:table-cell>
          <table:table-cell table:formula="of:=IF(MOD([.A884];5)=0;&quot;Y&quot;;&quot;N&quot;)" office:value-type="string" office:string-value="N" calcext:value-type="string">
            <text:p>N</text:p>
          </table:table-cell>
          <table:table-cell table:formula="of:=OR([.B884]=&quot;Y&quot;;[.C88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MOD([.A885];3)=0;&quot;Y&quot;;&quot;N&quot;)" office:value-type="string" office:string-value="N" calcext:value-type="string">
            <text:p>N</text:p>
          </table:table-cell>
          <table:table-cell table:formula="of:=IF(MOD([.A885];5)=0;&quot;Y&quot;;&quot;N&quot;)" office:value-type="string" office:string-value="N" calcext:value-type="string">
            <text:p>N</text:p>
          </table:table-cell>
          <table:table-cell table:formula="of:=OR([.B885]=&quot;Y&quot;;[.C88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F(MOD([.A886];3)=0;&quot;Y&quot;;&quot;N&quot;)" office:value-type="string" office:string-value="Y" calcext:value-type="string">
            <text:p>Y</text:p>
          </table:table-cell>
          <table:table-cell table:formula="of:=IF(MOD([.A886];5)=0;&quot;Y&quot;;&quot;N&quot;)" office:value-type="string" office:string-value="Y" calcext:value-type="string">
            <text:p>Y</text:p>
          </table:table-cell>
          <table:table-cell table:formula="of:=OR([.B886]=&quot;Y&quot;;[.C88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IF(MOD([.A887];3)=0;&quot;Y&quot;;&quot;N&quot;)" office:value-type="string" office:string-value="N" calcext:value-type="string">
            <text:p>N</text:p>
          </table:table-cell>
          <table:table-cell table:formula="of:=IF(MOD([.A887];5)=0;&quot;Y&quot;;&quot;N&quot;)" office:value-type="string" office:string-value="N" calcext:value-type="string">
            <text:p>N</text:p>
          </table:table-cell>
          <table:table-cell table:formula="of:=OR([.B887]=&quot;Y&quot;;[.C88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IF(MOD([.A888];3)=0;&quot;Y&quot;;&quot;N&quot;)" office:value-type="string" office:string-value="N" calcext:value-type="string">
            <text:p>N</text:p>
          </table:table-cell>
          <table:table-cell table:formula="of:=IF(MOD([.A888];5)=0;&quot;Y&quot;;&quot;N&quot;)" office:value-type="string" office:string-value="N" calcext:value-type="string">
            <text:p>N</text:p>
          </table:table-cell>
          <table:table-cell table:formula="of:=OR([.B888]=&quot;Y&quot;;[.C88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MOD([.A889];3)=0;&quot;Y&quot;;&quot;N&quot;)" office:value-type="string" office:string-value="Y" calcext:value-type="string">
            <text:p>Y</text:p>
          </table:table-cell>
          <table:table-cell table:formula="of:=IF(MOD([.A889];5)=0;&quot;Y&quot;;&quot;N&quot;)" office:value-type="string" office:string-value="N" calcext:value-type="string">
            <text:p>N</text:p>
          </table:table-cell>
          <table:table-cell table:formula="of:=OR([.B889]=&quot;Y&quot;;[.C88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IF(MOD([.A890];3)=0;&quot;Y&quot;;&quot;N&quot;)" office:value-type="string" office:string-value="N" calcext:value-type="string">
            <text:p>N</text:p>
          </table:table-cell>
          <table:table-cell table:formula="of:=IF(MOD([.A890];5)=0;&quot;Y&quot;;&quot;N&quot;)" office:value-type="string" office:string-value="N" calcext:value-type="string">
            <text:p>N</text:p>
          </table:table-cell>
          <table:table-cell table:formula="of:=OR([.B890]=&quot;Y&quot;;[.C89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MOD([.A891];3)=0;&quot;Y&quot;;&quot;N&quot;)" office:value-type="string" office:string-value="N" calcext:value-type="string">
            <text:p>N</text:p>
          </table:table-cell>
          <table:table-cell table:formula="of:=IF(MOD([.A891];5)=0;&quot;Y&quot;;&quot;N&quot;)" office:value-type="string" office:string-value="Y" calcext:value-type="string">
            <text:p>Y</text:p>
          </table:table-cell>
          <table:table-cell table:formula="of:=OR([.B891]=&quot;Y&quot;;[.C89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IF(MOD([.A892];3)=0;&quot;Y&quot;;&quot;N&quot;)" office:value-type="string" office:string-value="Y" calcext:value-type="string">
            <text:p>Y</text:p>
          </table:table-cell>
          <table:table-cell table:formula="of:=IF(MOD([.A892];5)=0;&quot;Y&quot;;&quot;N&quot;)" office:value-type="string" office:string-value="N" calcext:value-type="string">
            <text:p>N</text:p>
          </table:table-cell>
          <table:table-cell table:formula="of:=OR([.B892]=&quot;Y&quot;;[.C89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IF(MOD([.A893];3)=0;&quot;Y&quot;;&quot;N&quot;)" office:value-type="string" office:string-value="N" calcext:value-type="string">
            <text:p>N</text:p>
          </table:table-cell>
          <table:table-cell table:formula="of:=IF(MOD([.A893];5)=0;&quot;Y&quot;;&quot;N&quot;)" office:value-type="string" office:string-value="N" calcext:value-type="string">
            <text:p>N</text:p>
          </table:table-cell>
          <table:table-cell table:formula="of:=OR([.B893]=&quot;Y&quot;;[.C89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IF(MOD([.A894];3)=0;&quot;Y&quot;;&quot;N&quot;)" office:value-type="string" office:string-value="N" calcext:value-type="string">
            <text:p>N</text:p>
          </table:table-cell>
          <table:table-cell table:formula="of:=IF(MOD([.A894];5)=0;&quot;Y&quot;;&quot;N&quot;)" office:value-type="string" office:string-value="N" calcext:value-type="string">
            <text:p>N</text:p>
          </table:table-cell>
          <table:table-cell table:formula="of:=OR([.B894]=&quot;Y&quot;;[.C89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IF(MOD([.A895];3)=0;&quot;Y&quot;;&quot;N&quot;)" office:value-type="string" office:string-value="Y" calcext:value-type="string">
            <text:p>Y</text:p>
          </table:table-cell>
          <table:table-cell table:formula="of:=IF(MOD([.A895];5)=0;&quot;Y&quot;;&quot;N&quot;)" office:value-type="string" office:string-value="N" calcext:value-type="string">
            <text:p>N</text:p>
          </table:table-cell>
          <table:table-cell table:formula="of:=OR([.B895]=&quot;Y&quot;;[.C89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IF(MOD([.A896];3)=0;&quot;Y&quot;;&quot;N&quot;)" office:value-type="string" office:string-value="N" calcext:value-type="string">
            <text:p>N</text:p>
          </table:table-cell>
          <table:table-cell table:formula="of:=IF(MOD([.A896];5)=0;&quot;Y&quot;;&quot;N&quot;)" office:value-type="string" office:string-value="Y" calcext:value-type="string">
            <text:p>Y</text:p>
          </table:table-cell>
          <table:table-cell table:formula="of:=OR([.B896]=&quot;Y&quot;;[.C89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IF(MOD([.A897];3)=0;&quot;Y&quot;;&quot;N&quot;)" office:value-type="string" office:string-value="N" calcext:value-type="string">
            <text:p>N</text:p>
          </table:table-cell>
          <table:table-cell table:formula="of:=IF(MOD([.A897];5)=0;&quot;Y&quot;;&quot;N&quot;)" office:value-type="string" office:string-value="N" calcext:value-type="string">
            <text:p>N</text:p>
          </table:table-cell>
          <table:table-cell table:formula="of:=OR([.B897]=&quot;Y&quot;;[.C89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F(MOD([.A898];3)=0;&quot;Y&quot;;&quot;N&quot;)" office:value-type="string" office:string-value="Y" calcext:value-type="string">
            <text:p>Y</text:p>
          </table:table-cell>
          <table:table-cell table:formula="of:=IF(MOD([.A898];5)=0;&quot;Y&quot;;&quot;N&quot;)" office:value-type="string" office:string-value="N" calcext:value-type="string">
            <text:p>N</text:p>
          </table:table-cell>
          <table:table-cell table:formula="of:=OR([.B898]=&quot;Y&quot;;[.C89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MOD([.A899];3)=0;&quot;Y&quot;;&quot;N&quot;)" office:value-type="string" office:string-value="N" calcext:value-type="string">
            <text:p>N</text:p>
          </table:table-cell>
          <table:table-cell table:formula="of:=IF(MOD([.A899];5)=0;&quot;Y&quot;;&quot;N&quot;)" office:value-type="string" office:string-value="N" calcext:value-type="string">
            <text:p>N</text:p>
          </table:table-cell>
          <table:table-cell table:formula="of:=OR([.B899]=&quot;Y&quot;;[.C89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IF(MOD([.A900];3)=0;&quot;Y&quot;;&quot;N&quot;)" office:value-type="string" office:string-value="N" calcext:value-type="string">
            <text:p>N</text:p>
          </table:table-cell>
          <table:table-cell table:formula="of:=IF(MOD([.A900];5)=0;&quot;Y&quot;;&quot;N&quot;)" office:value-type="string" office:string-value="N" calcext:value-type="string">
            <text:p>N</text:p>
          </table:table-cell>
          <table:table-cell table:formula="of:=OR([.B900]=&quot;Y&quot;;[.C90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MOD([.A901];3)=0;&quot;Y&quot;;&quot;N&quot;)" office:value-type="string" office:string-value="Y" calcext:value-type="string">
            <text:p>Y</text:p>
          </table:table-cell>
          <table:table-cell table:formula="of:=IF(MOD([.A901];5)=0;&quot;Y&quot;;&quot;N&quot;)" office:value-type="string" office:string-value="Y" calcext:value-type="string">
            <text:p>Y</text:p>
          </table:table-cell>
          <table:table-cell table:formula="of:=OR([.B901]=&quot;Y&quot;;[.C90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IF(MOD([.A902];3)=0;&quot;Y&quot;;&quot;N&quot;)" office:value-type="string" office:string-value="N" calcext:value-type="string">
            <text:p>N</text:p>
          </table:table-cell>
          <table:table-cell table:formula="of:=IF(MOD([.A902];5)=0;&quot;Y&quot;;&quot;N&quot;)" office:value-type="string" office:string-value="N" calcext:value-type="string">
            <text:p>N</text:p>
          </table:table-cell>
          <table:table-cell table:formula="of:=OR([.B902]=&quot;Y&quot;;[.C90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IF(MOD([.A903];3)=0;&quot;Y&quot;;&quot;N&quot;)" office:value-type="string" office:string-value="N" calcext:value-type="string">
            <text:p>N</text:p>
          </table:table-cell>
          <table:table-cell table:formula="of:=IF(MOD([.A903];5)=0;&quot;Y&quot;;&quot;N&quot;)" office:value-type="string" office:string-value="N" calcext:value-type="string">
            <text:p>N</text:p>
          </table:table-cell>
          <table:table-cell table:formula="of:=OR([.B903]=&quot;Y&quot;;[.C90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F(MOD([.A904];3)=0;&quot;Y&quot;;&quot;N&quot;)" office:value-type="string" office:string-value="Y" calcext:value-type="string">
            <text:p>Y</text:p>
          </table:table-cell>
          <table:table-cell table:formula="of:=IF(MOD([.A904];5)=0;&quot;Y&quot;;&quot;N&quot;)" office:value-type="string" office:string-value="N" calcext:value-type="string">
            <text:p>N</text:p>
          </table:table-cell>
          <table:table-cell table:formula="of:=OR([.B904]=&quot;Y&quot;;[.C90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F(MOD([.A905];3)=0;&quot;Y&quot;;&quot;N&quot;)" office:value-type="string" office:string-value="N" calcext:value-type="string">
            <text:p>N</text:p>
          </table:table-cell>
          <table:table-cell table:formula="of:=IF(MOD([.A905];5)=0;&quot;Y&quot;;&quot;N&quot;)" office:value-type="string" office:string-value="N" calcext:value-type="string">
            <text:p>N</text:p>
          </table:table-cell>
          <table:table-cell table:formula="of:=OR([.B905]=&quot;Y&quot;;[.C90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IF(MOD([.A906];3)=0;&quot;Y&quot;;&quot;N&quot;)" office:value-type="string" office:string-value="N" calcext:value-type="string">
            <text:p>N</text:p>
          </table:table-cell>
          <table:table-cell table:formula="of:=IF(MOD([.A906];5)=0;&quot;Y&quot;;&quot;N&quot;)" office:value-type="string" office:string-value="Y" calcext:value-type="string">
            <text:p>Y</text:p>
          </table:table-cell>
          <table:table-cell table:formula="of:=OR([.B906]=&quot;Y&quot;;[.C90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IF(MOD([.A907];3)=0;&quot;Y&quot;;&quot;N&quot;)" office:value-type="string" office:string-value="Y" calcext:value-type="string">
            <text:p>Y</text:p>
          </table:table-cell>
          <table:table-cell table:formula="of:=IF(MOD([.A907];5)=0;&quot;Y&quot;;&quot;N&quot;)" office:value-type="string" office:string-value="N" calcext:value-type="string">
            <text:p>N</text:p>
          </table:table-cell>
          <table:table-cell table:formula="of:=OR([.B907]=&quot;Y&quot;;[.C90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IF(MOD([.A908];3)=0;&quot;Y&quot;;&quot;N&quot;)" office:value-type="string" office:string-value="N" calcext:value-type="string">
            <text:p>N</text:p>
          </table:table-cell>
          <table:table-cell table:formula="of:=IF(MOD([.A908];5)=0;&quot;Y&quot;;&quot;N&quot;)" office:value-type="string" office:string-value="N" calcext:value-type="string">
            <text:p>N</text:p>
          </table:table-cell>
          <table:table-cell table:formula="of:=OR([.B908]=&quot;Y&quot;;[.C90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IF(MOD([.A909];3)=0;&quot;Y&quot;;&quot;N&quot;)" office:value-type="string" office:string-value="N" calcext:value-type="string">
            <text:p>N</text:p>
          </table:table-cell>
          <table:table-cell table:formula="of:=IF(MOD([.A909];5)=0;&quot;Y&quot;;&quot;N&quot;)" office:value-type="string" office:string-value="N" calcext:value-type="string">
            <text:p>N</text:p>
          </table:table-cell>
          <table:table-cell table:formula="of:=OR([.B909]=&quot;Y&quot;;[.C90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F(MOD([.A910];3)=0;&quot;Y&quot;;&quot;N&quot;)" office:value-type="string" office:string-value="Y" calcext:value-type="string">
            <text:p>Y</text:p>
          </table:table-cell>
          <table:table-cell table:formula="of:=IF(MOD([.A910];5)=0;&quot;Y&quot;;&quot;N&quot;)" office:value-type="string" office:string-value="N" calcext:value-type="string">
            <text:p>N</text:p>
          </table:table-cell>
          <table:table-cell table:formula="of:=OR([.B910]=&quot;Y&quot;;[.C91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MOD([.A911];3)=0;&quot;Y&quot;;&quot;N&quot;)" office:value-type="string" office:string-value="N" calcext:value-type="string">
            <text:p>N</text:p>
          </table:table-cell>
          <table:table-cell table:formula="of:=IF(MOD([.A911];5)=0;&quot;Y&quot;;&quot;N&quot;)" office:value-type="string" office:string-value="Y" calcext:value-type="string">
            <text:p>Y</text:p>
          </table:table-cell>
          <table:table-cell table:formula="of:=OR([.B911]=&quot;Y&quot;;[.C91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MOD([.A912];3)=0;&quot;Y&quot;;&quot;N&quot;)" office:value-type="string" office:string-value="N" calcext:value-type="string">
            <text:p>N</text:p>
          </table:table-cell>
          <table:table-cell table:formula="of:=IF(MOD([.A912];5)=0;&quot;Y&quot;;&quot;N&quot;)" office:value-type="string" office:string-value="N" calcext:value-type="string">
            <text:p>N</text:p>
          </table:table-cell>
          <table:table-cell table:formula="of:=OR([.B912]=&quot;Y&quot;;[.C91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IF(MOD([.A913];3)=0;&quot;Y&quot;;&quot;N&quot;)" office:value-type="string" office:string-value="Y" calcext:value-type="string">
            <text:p>Y</text:p>
          </table:table-cell>
          <table:table-cell table:formula="of:=IF(MOD([.A913];5)=0;&quot;Y&quot;;&quot;N&quot;)" office:value-type="string" office:string-value="N" calcext:value-type="string">
            <text:p>N</text:p>
          </table:table-cell>
          <table:table-cell table:formula="of:=OR([.B913]=&quot;Y&quot;;[.C91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IF(MOD([.A914];3)=0;&quot;Y&quot;;&quot;N&quot;)" office:value-type="string" office:string-value="N" calcext:value-type="string">
            <text:p>N</text:p>
          </table:table-cell>
          <table:table-cell table:formula="of:=IF(MOD([.A914];5)=0;&quot;Y&quot;;&quot;N&quot;)" office:value-type="string" office:string-value="N" calcext:value-type="string">
            <text:p>N</text:p>
          </table:table-cell>
          <table:table-cell table:formula="of:=OR([.B914]=&quot;Y&quot;;[.C91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MOD([.A915];3)=0;&quot;Y&quot;;&quot;N&quot;)" office:value-type="string" office:string-value="N" calcext:value-type="string">
            <text:p>N</text:p>
          </table:table-cell>
          <table:table-cell table:formula="of:=IF(MOD([.A915];5)=0;&quot;Y&quot;;&quot;N&quot;)" office:value-type="string" office:string-value="N" calcext:value-type="string">
            <text:p>N</text:p>
          </table:table-cell>
          <table:table-cell table:formula="of:=OR([.B915]=&quot;Y&quot;;[.C91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IF(MOD([.A916];3)=0;&quot;Y&quot;;&quot;N&quot;)" office:value-type="string" office:string-value="Y" calcext:value-type="string">
            <text:p>Y</text:p>
          </table:table-cell>
          <table:table-cell table:formula="of:=IF(MOD([.A916];5)=0;&quot;Y&quot;;&quot;N&quot;)" office:value-type="string" office:string-value="Y" calcext:value-type="string">
            <text:p>Y</text:p>
          </table:table-cell>
          <table:table-cell table:formula="of:=OR([.B916]=&quot;Y&quot;;[.C91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IF(MOD([.A917];3)=0;&quot;Y&quot;;&quot;N&quot;)" office:value-type="string" office:string-value="N" calcext:value-type="string">
            <text:p>N</text:p>
          </table:table-cell>
          <table:table-cell table:formula="of:=IF(MOD([.A917];5)=0;&quot;Y&quot;;&quot;N&quot;)" office:value-type="string" office:string-value="N" calcext:value-type="string">
            <text:p>N</text:p>
          </table:table-cell>
          <table:table-cell table:formula="of:=OR([.B917]=&quot;Y&quot;;[.C91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IF(MOD([.A918];3)=0;&quot;Y&quot;;&quot;N&quot;)" office:value-type="string" office:string-value="N" calcext:value-type="string">
            <text:p>N</text:p>
          </table:table-cell>
          <table:table-cell table:formula="of:=IF(MOD([.A918];5)=0;&quot;Y&quot;;&quot;N&quot;)" office:value-type="string" office:string-value="N" calcext:value-type="string">
            <text:p>N</text:p>
          </table:table-cell>
          <table:table-cell table:formula="of:=OR([.B918]=&quot;Y&quot;;[.C91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IF(MOD([.A919];3)=0;&quot;Y&quot;;&quot;N&quot;)" office:value-type="string" office:string-value="Y" calcext:value-type="string">
            <text:p>Y</text:p>
          </table:table-cell>
          <table:table-cell table:formula="of:=IF(MOD([.A919];5)=0;&quot;Y&quot;;&quot;N&quot;)" office:value-type="string" office:string-value="N" calcext:value-type="string">
            <text:p>N</text:p>
          </table:table-cell>
          <table:table-cell table:formula="of:=OR([.B919]=&quot;Y&quot;;[.C91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IF(MOD([.A920];3)=0;&quot;Y&quot;;&quot;N&quot;)" office:value-type="string" office:string-value="N" calcext:value-type="string">
            <text:p>N</text:p>
          </table:table-cell>
          <table:table-cell table:formula="of:=IF(MOD([.A920];5)=0;&quot;Y&quot;;&quot;N&quot;)" office:value-type="string" office:string-value="N" calcext:value-type="string">
            <text:p>N</text:p>
          </table:table-cell>
          <table:table-cell table:formula="of:=OR([.B920]=&quot;Y&quot;;[.C92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MOD([.A921];3)=0;&quot;Y&quot;;&quot;N&quot;)" office:value-type="string" office:string-value="N" calcext:value-type="string">
            <text:p>N</text:p>
          </table:table-cell>
          <table:table-cell table:formula="of:=IF(MOD([.A921];5)=0;&quot;Y&quot;;&quot;N&quot;)" office:value-type="string" office:string-value="Y" calcext:value-type="string">
            <text:p>Y</text:p>
          </table:table-cell>
          <table:table-cell table:formula="of:=OR([.B921]=&quot;Y&quot;;[.C92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MOD([.A922];3)=0;&quot;Y&quot;;&quot;N&quot;)" office:value-type="string" office:string-value="Y" calcext:value-type="string">
            <text:p>Y</text:p>
          </table:table-cell>
          <table:table-cell table:formula="of:=IF(MOD([.A922];5)=0;&quot;Y&quot;;&quot;N&quot;)" office:value-type="string" office:string-value="N" calcext:value-type="string">
            <text:p>N</text:p>
          </table:table-cell>
          <table:table-cell table:formula="of:=OR([.B922]=&quot;Y&quot;;[.C92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MOD([.A923];3)=0;&quot;Y&quot;;&quot;N&quot;)" office:value-type="string" office:string-value="N" calcext:value-type="string">
            <text:p>N</text:p>
          </table:table-cell>
          <table:table-cell table:formula="of:=IF(MOD([.A923];5)=0;&quot;Y&quot;;&quot;N&quot;)" office:value-type="string" office:string-value="N" calcext:value-type="string">
            <text:p>N</text:p>
          </table:table-cell>
          <table:table-cell table:formula="of:=OR([.B923]=&quot;Y&quot;;[.C92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MOD([.A924];3)=0;&quot;Y&quot;;&quot;N&quot;)" office:value-type="string" office:string-value="N" calcext:value-type="string">
            <text:p>N</text:p>
          </table:table-cell>
          <table:table-cell table:formula="of:=IF(MOD([.A924];5)=0;&quot;Y&quot;;&quot;N&quot;)" office:value-type="string" office:string-value="N" calcext:value-type="string">
            <text:p>N</text:p>
          </table:table-cell>
          <table:table-cell table:formula="of:=OR([.B924]=&quot;Y&quot;;[.C92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MOD([.A925];3)=0;&quot;Y&quot;;&quot;N&quot;)" office:value-type="string" office:string-value="Y" calcext:value-type="string">
            <text:p>Y</text:p>
          </table:table-cell>
          <table:table-cell table:formula="of:=IF(MOD([.A925];5)=0;&quot;Y&quot;;&quot;N&quot;)" office:value-type="string" office:string-value="N" calcext:value-type="string">
            <text:p>N</text:p>
          </table:table-cell>
          <table:table-cell table:formula="of:=OR([.B925]=&quot;Y&quot;;[.C92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MOD([.A926];3)=0;&quot;Y&quot;;&quot;N&quot;)" office:value-type="string" office:string-value="N" calcext:value-type="string">
            <text:p>N</text:p>
          </table:table-cell>
          <table:table-cell table:formula="of:=IF(MOD([.A926];5)=0;&quot;Y&quot;;&quot;N&quot;)" office:value-type="string" office:string-value="Y" calcext:value-type="string">
            <text:p>Y</text:p>
          </table:table-cell>
          <table:table-cell table:formula="of:=OR([.B926]=&quot;Y&quot;;[.C92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F(MOD([.A927];3)=0;&quot;Y&quot;;&quot;N&quot;)" office:value-type="string" office:string-value="N" calcext:value-type="string">
            <text:p>N</text:p>
          </table:table-cell>
          <table:table-cell table:formula="of:=IF(MOD([.A927];5)=0;&quot;Y&quot;;&quot;N&quot;)" office:value-type="string" office:string-value="N" calcext:value-type="string">
            <text:p>N</text:p>
          </table:table-cell>
          <table:table-cell table:formula="of:=OR([.B927]=&quot;Y&quot;;[.C92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F(MOD([.A928];3)=0;&quot;Y&quot;;&quot;N&quot;)" office:value-type="string" office:string-value="Y" calcext:value-type="string">
            <text:p>Y</text:p>
          </table:table-cell>
          <table:table-cell table:formula="of:=IF(MOD([.A928];5)=0;&quot;Y&quot;;&quot;N&quot;)" office:value-type="string" office:string-value="N" calcext:value-type="string">
            <text:p>N</text:p>
          </table:table-cell>
          <table:table-cell table:formula="of:=OR([.B928]=&quot;Y&quot;;[.C92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F(MOD([.A929];3)=0;&quot;Y&quot;;&quot;N&quot;)" office:value-type="string" office:string-value="N" calcext:value-type="string">
            <text:p>N</text:p>
          </table:table-cell>
          <table:table-cell table:formula="of:=IF(MOD([.A929];5)=0;&quot;Y&quot;;&quot;N&quot;)" office:value-type="string" office:string-value="N" calcext:value-type="string">
            <text:p>N</text:p>
          </table:table-cell>
          <table:table-cell table:formula="of:=OR([.B929]=&quot;Y&quot;;[.C92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F(MOD([.A930];3)=0;&quot;Y&quot;;&quot;N&quot;)" office:value-type="string" office:string-value="N" calcext:value-type="string">
            <text:p>N</text:p>
          </table:table-cell>
          <table:table-cell table:formula="of:=IF(MOD([.A930];5)=0;&quot;Y&quot;;&quot;N&quot;)" office:value-type="string" office:string-value="N" calcext:value-type="string">
            <text:p>N</text:p>
          </table:table-cell>
          <table:table-cell table:formula="of:=OR([.B930]=&quot;Y&quot;;[.C93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MOD([.A931];3)=0;&quot;Y&quot;;&quot;N&quot;)" office:value-type="string" office:string-value="Y" calcext:value-type="string">
            <text:p>Y</text:p>
          </table:table-cell>
          <table:table-cell table:formula="of:=IF(MOD([.A931];5)=0;&quot;Y&quot;;&quot;N&quot;)" office:value-type="string" office:string-value="Y" calcext:value-type="string">
            <text:p>Y</text:p>
          </table:table-cell>
          <table:table-cell table:formula="of:=OR([.B931]=&quot;Y&quot;;[.C93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MOD([.A932];3)=0;&quot;Y&quot;;&quot;N&quot;)" office:value-type="string" office:string-value="N" calcext:value-type="string">
            <text:p>N</text:p>
          </table:table-cell>
          <table:table-cell table:formula="of:=IF(MOD([.A932];5)=0;&quot;Y&quot;;&quot;N&quot;)" office:value-type="string" office:string-value="N" calcext:value-type="string">
            <text:p>N</text:p>
          </table:table-cell>
          <table:table-cell table:formula="of:=OR([.B932]=&quot;Y&quot;;[.C93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IF(MOD([.A933];3)=0;&quot;Y&quot;;&quot;N&quot;)" office:value-type="string" office:string-value="N" calcext:value-type="string">
            <text:p>N</text:p>
          </table:table-cell>
          <table:table-cell table:formula="of:=IF(MOD([.A933];5)=0;&quot;Y&quot;;&quot;N&quot;)" office:value-type="string" office:string-value="N" calcext:value-type="string">
            <text:p>N</text:p>
          </table:table-cell>
          <table:table-cell table:formula="of:=OR([.B933]=&quot;Y&quot;;[.C93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IF(MOD([.A934];3)=0;&quot;Y&quot;;&quot;N&quot;)" office:value-type="string" office:string-value="Y" calcext:value-type="string">
            <text:p>Y</text:p>
          </table:table-cell>
          <table:table-cell table:formula="of:=IF(MOD([.A934];5)=0;&quot;Y&quot;;&quot;N&quot;)" office:value-type="string" office:string-value="N" calcext:value-type="string">
            <text:p>N</text:p>
          </table:table-cell>
          <table:table-cell table:formula="of:=OR([.B934]=&quot;Y&quot;;[.C93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F(MOD([.A935];3)=0;&quot;Y&quot;;&quot;N&quot;)" office:value-type="string" office:string-value="N" calcext:value-type="string">
            <text:p>N</text:p>
          </table:table-cell>
          <table:table-cell table:formula="of:=IF(MOD([.A935];5)=0;&quot;Y&quot;;&quot;N&quot;)" office:value-type="string" office:string-value="N" calcext:value-type="string">
            <text:p>N</text:p>
          </table:table-cell>
          <table:table-cell table:formula="of:=OR([.B935]=&quot;Y&quot;;[.C93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MOD([.A936];3)=0;&quot;Y&quot;;&quot;N&quot;)" office:value-type="string" office:string-value="N" calcext:value-type="string">
            <text:p>N</text:p>
          </table:table-cell>
          <table:table-cell table:formula="of:=IF(MOD([.A936];5)=0;&quot;Y&quot;;&quot;N&quot;)" office:value-type="string" office:string-value="Y" calcext:value-type="string">
            <text:p>Y</text:p>
          </table:table-cell>
          <table:table-cell table:formula="of:=OR([.B936]=&quot;Y&quot;;[.C93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IF(MOD([.A937];3)=0;&quot;Y&quot;;&quot;N&quot;)" office:value-type="string" office:string-value="Y" calcext:value-type="string">
            <text:p>Y</text:p>
          </table:table-cell>
          <table:table-cell table:formula="of:=IF(MOD([.A937];5)=0;&quot;Y&quot;;&quot;N&quot;)" office:value-type="string" office:string-value="N" calcext:value-type="string">
            <text:p>N</text:p>
          </table:table-cell>
          <table:table-cell table:formula="of:=OR([.B937]=&quot;Y&quot;;[.C93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MOD([.A938];3)=0;&quot;Y&quot;;&quot;N&quot;)" office:value-type="string" office:string-value="N" calcext:value-type="string">
            <text:p>N</text:p>
          </table:table-cell>
          <table:table-cell table:formula="of:=IF(MOD([.A938];5)=0;&quot;Y&quot;;&quot;N&quot;)" office:value-type="string" office:string-value="N" calcext:value-type="string">
            <text:p>N</text:p>
          </table:table-cell>
          <table:table-cell table:formula="of:=OR([.B938]=&quot;Y&quot;;[.C93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F(MOD([.A939];3)=0;&quot;Y&quot;;&quot;N&quot;)" office:value-type="string" office:string-value="N" calcext:value-type="string">
            <text:p>N</text:p>
          </table:table-cell>
          <table:table-cell table:formula="of:=IF(MOD([.A939];5)=0;&quot;Y&quot;;&quot;N&quot;)" office:value-type="string" office:string-value="N" calcext:value-type="string">
            <text:p>N</text:p>
          </table:table-cell>
          <table:table-cell table:formula="of:=OR([.B939]=&quot;Y&quot;;[.C93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MOD([.A940];3)=0;&quot;Y&quot;;&quot;N&quot;)" office:value-type="string" office:string-value="Y" calcext:value-type="string">
            <text:p>Y</text:p>
          </table:table-cell>
          <table:table-cell table:formula="of:=IF(MOD([.A940];5)=0;&quot;Y&quot;;&quot;N&quot;)" office:value-type="string" office:string-value="N" calcext:value-type="string">
            <text:p>N</text:p>
          </table:table-cell>
          <table:table-cell table:formula="of:=OR([.B940]=&quot;Y&quot;;[.C94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MOD([.A941];3)=0;&quot;Y&quot;;&quot;N&quot;)" office:value-type="string" office:string-value="N" calcext:value-type="string">
            <text:p>N</text:p>
          </table:table-cell>
          <table:table-cell table:formula="of:=IF(MOD([.A941];5)=0;&quot;Y&quot;;&quot;N&quot;)" office:value-type="string" office:string-value="Y" calcext:value-type="string">
            <text:p>Y</text:p>
          </table:table-cell>
          <table:table-cell table:formula="of:=OR([.B941]=&quot;Y&quot;;[.C94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MOD([.A942];3)=0;&quot;Y&quot;;&quot;N&quot;)" office:value-type="string" office:string-value="N" calcext:value-type="string">
            <text:p>N</text:p>
          </table:table-cell>
          <table:table-cell table:formula="of:=IF(MOD([.A942];5)=0;&quot;Y&quot;;&quot;N&quot;)" office:value-type="string" office:string-value="N" calcext:value-type="string">
            <text:p>N</text:p>
          </table:table-cell>
          <table:table-cell table:formula="of:=OR([.B942]=&quot;Y&quot;;[.C94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F(MOD([.A943];3)=0;&quot;Y&quot;;&quot;N&quot;)" office:value-type="string" office:string-value="Y" calcext:value-type="string">
            <text:p>Y</text:p>
          </table:table-cell>
          <table:table-cell table:formula="of:=IF(MOD([.A943];5)=0;&quot;Y&quot;;&quot;N&quot;)" office:value-type="string" office:string-value="N" calcext:value-type="string">
            <text:p>N</text:p>
          </table:table-cell>
          <table:table-cell table:formula="of:=OR([.B943]=&quot;Y&quot;;[.C94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IF(MOD([.A944];3)=0;&quot;Y&quot;;&quot;N&quot;)" office:value-type="string" office:string-value="N" calcext:value-type="string">
            <text:p>N</text:p>
          </table:table-cell>
          <table:table-cell table:formula="of:=IF(MOD([.A944];5)=0;&quot;Y&quot;;&quot;N&quot;)" office:value-type="string" office:string-value="N" calcext:value-type="string">
            <text:p>N</text:p>
          </table:table-cell>
          <table:table-cell table:formula="of:=OR([.B944]=&quot;Y&quot;;[.C94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IF(MOD([.A945];3)=0;&quot;Y&quot;;&quot;N&quot;)" office:value-type="string" office:string-value="N" calcext:value-type="string">
            <text:p>N</text:p>
          </table:table-cell>
          <table:table-cell table:formula="of:=IF(MOD([.A945];5)=0;&quot;Y&quot;;&quot;N&quot;)" office:value-type="string" office:string-value="N" calcext:value-type="string">
            <text:p>N</text:p>
          </table:table-cell>
          <table:table-cell table:formula="of:=OR([.B945]=&quot;Y&quot;;[.C94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MOD([.A946];3)=0;&quot;Y&quot;;&quot;N&quot;)" office:value-type="string" office:string-value="Y" calcext:value-type="string">
            <text:p>Y</text:p>
          </table:table-cell>
          <table:table-cell table:formula="of:=IF(MOD([.A946];5)=0;&quot;Y&quot;;&quot;N&quot;)" office:value-type="string" office:string-value="Y" calcext:value-type="string">
            <text:p>Y</text:p>
          </table:table-cell>
          <table:table-cell table:formula="of:=OR([.B946]=&quot;Y&quot;;[.C94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IF(MOD([.A947];3)=0;&quot;Y&quot;;&quot;N&quot;)" office:value-type="string" office:string-value="N" calcext:value-type="string">
            <text:p>N</text:p>
          </table:table-cell>
          <table:table-cell table:formula="of:=IF(MOD([.A947];5)=0;&quot;Y&quot;;&quot;N&quot;)" office:value-type="string" office:string-value="N" calcext:value-type="string">
            <text:p>N</text:p>
          </table:table-cell>
          <table:table-cell table:formula="of:=OR([.B947]=&quot;Y&quot;;[.C94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MOD([.A948];3)=0;&quot;Y&quot;;&quot;N&quot;)" office:value-type="string" office:string-value="N" calcext:value-type="string">
            <text:p>N</text:p>
          </table:table-cell>
          <table:table-cell table:formula="of:=IF(MOD([.A948];5)=0;&quot;Y&quot;;&quot;N&quot;)" office:value-type="string" office:string-value="N" calcext:value-type="string">
            <text:p>N</text:p>
          </table:table-cell>
          <table:table-cell table:formula="of:=OR([.B948]=&quot;Y&quot;;[.C94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MOD([.A949];3)=0;&quot;Y&quot;;&quot;N&quot;)" office:value-type="string" office:string-value="Y" calcext:value-type="string">
            <text:p>Y</text:p>
          </table:table-cell>
          <table:table-cell table:formula="of:=IF(MOD([.A949];5)=0;&quot;Y&quot;;&quot;N&quot;)" office:value-type="string" office:string-value="N" calcext:value-type="string">
            <text:p>N</text:p>
          </table:table-cell>
          <table:table-cell table:formula="of:=OR([.B949]=&quot;Y&quot;;[.C94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MOD([.A950];3)=0;&quot;Y&quot;;&quot;N&quot;)" office:value-type="string" office:string-value="N" calcext:value-type="string">
            <text:p>N</text:p>
          </table:table-cell>
          <table:table-cell table:formula="of:=IF(MOD([.A950];5)=0;&quot;Y&quot;;&quot;N&quot;)" office:value-type="string" office:string-value="N" calcext:value-type="string">
            <text:p>N</text:p>
          </table:table-cell>
          <table:table-cell table:formula="of:=OR([.B950]=&quot;Y&quot;;[.C95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MOD([.A951];3)=0;&quot;Y&quot;;&quot;N&quot;)" office:value-type="string" office:string-value="N" calcext:value-type="string">
            <text:p>N</text:p>
          </table:table-cell>
          <table:table-cell table:formula="of:=IF(MOD([.A951];5)=0;&quot;Y&quot;;&quot;N&quot;)" office:value-type="string" office:string-value="Y" calcext:value-type="string">
            <text:p>Y</text:p>
          </table:table-cell>
          <table:table-cell table:formula="of:=OR([.B951]=&quot;Y&quot;;[.C95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F(MOD([.A952];3)=0;&quot;Y&quot;;&quot;N&quot;)" office:value-type="string" office:string-value="Y" calcext:value-type="string">
            <text:p>Y</text:p>
          </table:table-cell>
          <table:table-cell table:formula="of:=IF(MOD([.A952];5)=0;&quot;Y&quot;;&quot;N&quot;)" office:value-type="string" office:string-value="N" calcext:value-type="string">
            <text:p>N</text:p>
          </table:table-cell>
          <table:table-cell table:formula="of:=OR([.B952]=&quot;Y&quot;;[.C95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MOD([.A953];3)=0;&quot;Y&quot;;&quot;N&quot;)" office:value-type="string" office:string-value="N" calcext:value-type="string">
            <text:p>N</text:p>
          </table:table-cell>
          <table:table-cell table:formula="of:=IF(MOD([.A953];5)=0;&quot;Y&quot;;&quot;N&quot;)" office:value-type="string" office:string-value="N" calcext:value-type="string">
            <text:p>N</text:p>
          </table:table-cell>
          <table:table-cell table:formula="of:=OR([.B953]=&quot;Y&quot;;[.C95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MOD([.A954];3)=0;&quot;Y&quot;;&quot;N&quot;)" office:value-type="string" office:string-value="N" calcext:value-type="string">
            <text:p>N</text:p>
          </table:table-cell>
          <table:table-cell table:formula="of:=IF(MOD([.A954];5)=0;&quot;Y&quot;;&quot;N&quot;)" office:value-type="string" office:string-value="N" calcext:value-type="string">
            <text:p>N</text:p>
          </table:table-cell>
          <table:table-cell table:formula="of:=OR([.B954]=&quot;Y&quot;;[.C95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MOD([.A955];3)=0;&quot;Y&quot;;&quot;N&quot;)" office:value-type="string" office:string-value="Y" calcext:value-type="string">
            <text:p>Y</text:p>
          </table:table-cell>
          <table:table-cell table:formula="of:=IF(MOD([.A955];5)=0;&quot;Y&quot;;&quot;N&quot;)" office:value-type="string" office:string-value="N" calcext:value-type="string">
            <text:p>N</text:p>
          </table:table-cell>
          <table:table-cell table:formula="of:=OR([.B955]=&quot;Y&quot;;[.C95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MOD([.A956];3)=0;&quot;Y&quot;;&quot;N&quot;)" office:value-type="string" office:string-value="N" calcext:value-type="string">
            <text:p>N</text:p>
          </table:table-cell>
          <table:table-cell table:formula="of:=IF(MOD([.A956];5)=0;&quot;Y&quot;;&quot;N&quot;)" office:value-type="string" office:string-value="Y" calcext:value-type="string">
            <text:p>Y</text:p>
          </table:table-cell>
          <table:table-cell table:formula="of:=OR([.B956]=&quot;Y&quot;;[.C95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MOD([.A957];3)=0;&quot;Y&quot;;&quot;N&quot;)" office:value-type="string" office:string-value="N" calcext:value-type="string">
            <text:p>N</text:p>
          </table:table-cell>
          <table:table-cell table:formula="of:=IF(MOD([.A957];5)=0;&quot;Y&quot;;&quot;N&quot;)" office:value-type="string" office:string-value="N" calcext:value-type="string">
            <text:p>N</text:p>
          </table:table-cell>
          <table:table-cell table:formula="of:=OR([.B957]=&quot;Y&quot;;[.C95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MOD([.A958];3)=0;&quot;Y&quot;;&quot;N&quot;)" office:value-type="string" office:string-value="Y" calcext:value-type="string">
            <text:p>Y</text:p>
          </table:table-cell>
          <table:table-cell table:formula="of:=IF(MOD([.A958];5)=0;&quot;Y&quot;;&quot;N&quot;)" office:value-type="string" office:string-value="N" calcext:value-type="string">
            <text:p>N</text:p>
          </table:table-cell>
          <table:table-cell table:formula="of:=OR([.B958]=&quot;Y&quot;;[.C95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MOD([.A959];3)=0;&quot;Y&quot;;&quot;N&quot;)" office:value-type="string" office:string-value="N" calcext:value-type="string">
            <text:p>N</text:p>
          </table:table-cell>
          <table:table-cell table:formula="of:=IF(MOD([.A959];5)=0;&quot;Y&quot;;&quot;N&quot;)" office:value-type="string" office:string-value="N" calcext:value-type="string">
            <text:p>N</text:p>
          </table:table-cell>
          <table:table-cell table:formula="of:=OR([.B959]=&quot;Y&quot;;[.C95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MOD([.A960];3)=0;&quot;Y&quot;;&quot;N&quot;)" office:value-type="string" office:string-value="N" calcext:value-type="string">
            <text:p>N</text:p>
          </table:table-cell>
          <table:table-cell table:formula="of:=IF(MOD([.A960];5)=0;&quot;Y&quot;;&quot;N&quot;)" office:value-type="string" office:string-value="N" calcext:value-type="string">
            <text:p>N</text:p>
          </table:table-cell>
          <table:table-cell table:formula="of:=OR([.B960]=&quot;Y&quot;;[.C96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MOD([.A961];3)=0;&quot;Y&quot;;&quot;N&quot;)" office:value-type="string" office:string-value="Y" calcext:value-type="string">
            <text:p>Y</text:p>
          </table:table-cell>
          <table:table-cell table:formula="of:=IF(MOD([.A961];5)=0;&quot;Y&quot;;&quot;N&quot;)" office:value-type="string" office:string-value="Y" calcext:value-type="string">
            <text:p>Y</text:p>
          </table:table-cell>
          <table:table-cell table:formula="of:=OR([.B961]=&quot;Y&quot;;[.C96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MOD([.A962];3)=0;&quot;Y&quot;;&quot;N&quot;)" office:value-type="string" office:string-value="N" calcext:value-type="string">
            <text:p>N</text:p>
          </table:table-cell>
          <table:table-cell table:formula="of:=IF(MOD([.A962];5)=0;&quot;Y&quot;;&quot;N&quot;)" office:value-type="string" office:string-value="N" calcext:value-type="string">
            <text:p>N</text:p>
          </table:table-cell>
          <table:table-cell table:formula="of:=OR([.B962]=&quot;Y&quot;;[.C96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MOD([.A963];3)=0;&quot;Y&quot;;&quot;N&quot;)" office:value-type="string" office:string-value="N" calcext:value-type="string">
            <text:p>N</text:p>
          </table:table-cell>
          <table:table-cell table:formula="of:=IF(MOD([.A963];5)=0;&quot;Y&quot;;&quot;N&quot;)" office:value-type="string" office:string-value="N" calcext:value-type="string">
            <text:p>N</text:p>
          </table:table-cell>
          <table:table-cell table:formula="of:=OR([.B963]=&quot;Y&quot;;[.C96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MOD([.A964];3)=0;&quot;Y&quot;;&quot;N&quot;)" office:value-type="string" office:string-value="Y" calcext:value-type="string">
            <text:p>Y</text:p>
          </table:table-cell>
          <table:table-cell table:formula="of:=IF(MOD([.A964];5)=0;&quot;Y&quot;;&quot;N&quot;)" office:value-type="string" office:string-value="N" calcext:value-type="string">
            <text:p>N</text:p>
          </table:table-cell>
          <table:table-cell table:formula="of:=OR([.B964]=&quot;Y&quot;;[.C96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MOD([.A965];3)=0;&quot;Y&quot;;&quot;N&quot;)" office:value-type="string" office:string-value="N" calcext:value-type="string">
            <text:p>N</text:p>
          </table:table-cell>
          <table:table-cell table:formula="of:=IF(MOD([.A965];5)=0;&quot;Y&quot;;&quot;N&quot;)" office:value-type="string" office:string-value="N" calcext:value-type="string">
            <text:p>N</text:p>
          </table:table-cell>
          <table:table-cell table:formula="of:=OR([.B965]=&quot;Y&quot;;[.C96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MOD([.A966];3)=0;&quot;Y&quot;;&quot;N&quot;)" office:value-type="string" office:string-value="N" calcext:value-type="string">
            <text:p>N</text:p>
          </table:table-cell>
          <table:table-cell table:formula="of:=IF(MOD([.A966];5)=0;&quot;Y&quot;;&quot;N&quot;)" office:value-type="string" office:string-value="Y" calcext:value-type="string">
            <text:p>Y</text:p>
          </table:table-cell>
          <table:table-cell table:formula="of:=OR([.B966]=&quot;Y&quot;;[.C96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MOD([.A967];3)=0;&quot;Y&quot;;&quot;N&quot;)" office:value-type="string" office:string-value="Y" calcext:value-type="string">
            <text:p>Y</text:p>
          </table:table-cell>
          <table:table-cell table:formula="of:=IF(MOD([.A967];5)=0;&quot;Y&quot;;&quot;N&quot;)" office:value-type="string" office:string-value="N" calcext:value-type="string">
            <text:p>N</text:p>
          </table:table-cell>
          <table:table-cell table:formula="of:=OR([.B967]=&quot;Y&quot;;[.C96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MOD([.A968];3)=0;&quot;Y&quot;;&quot;N&quot;)" office:value-type="string" office:string-value="N" calcext:value-type="string">
            <text:p>N</text:p>
          </table:table-cell>
          <table:table-cell table:formula="of:=IF(MOD([.A968];5)=0;&quot;Y&quot;;&quot;N&quot;)" office:value-type="string" office:string-value="N" calcext:value-type="string">
            <text:p>N</text:p>
          </table:table-cell>
          <table:table-cell table:formula="of:=OR([.B968]=&quot;Y&quot;;[.C96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MOD([.A969];3)=0;&quot;Y&quot;;&quot;N&quot;)" office:value-type="string" office:string-value="N" calcext:value-type="string">
            <text:p>N</text:p>
          </table:table-cell>
          <table:table-cell table:formula="of:=IF(MOD([.A969];5)=0;&quot;Y&quot;;&quot;N&quot;)" office:value-type="string" office:string-value="N" calcext:value-type="string">
            <text:p>N</text:p>
          </table:table-cell>
          <table:table-cell table:formula="of:=OR([.B969]=&quot;Y&quot;;[.C96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F(MOD([.A970];3)=0;&quot;Y&quot;;&quot;N&quot;)" office:value-type="string" office:string-value="Y" calcext:value-type="string">
            <text:p>Y</text:p>
          </table:table-cell>
          <table:table-cell table:formula="of:=IF(MOD([.A970];5)=0;&quot;Y&quot;;&quot;N&quot;)" office:value-type="string" office:string-value="N" calcext:value-type="string">
            <text:p>N</text:p>
          </table:table-cell>
          <table:table-cell table:formula="of:=OR([.B970]=&quot;Y&quot;;[.C97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MOD([.A971];3)=0;&quot;Y&quot;;&quot;N&quot;)" office:value-type="string" office:string-value="N" calcext:value-type="string">
            <text:p>N</text:p>
          </table:table-cell>
          <table:table-cell table:formula="of:=IF(MOD([.A971];5)=0;&quot;Y&quot;;&quot;N&quot;)" office:value-type="string" office:string-value="Y" calcext:value-type="string">
            <text:p>Y</text:p>
          </table:table-cell>
          <table:table-cell table:formula="of:=OR([.B971]=&quot;Y&quot;;[.C97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MOD([.A972];3)=0;&quot;Y&quot;;&quot;N&quot;)" office:value-type="string" office:string-value="N" calcext:value-type="string">
            <text:p>N</text:p>
          </table:table-cell>
          <table:table-cell table:formula="of:=IF(MOD([.A972];5)=0;&quot;Y&quot;;&quot;N&quot;)" office:value-type="string" office:string-value="N" calcext:value-type="string">
            <text:p>N</text:p>
          </table:table-cell>
          <table:table-cell table:formula="of:=OR([.B972]=&quot;Y&quot;;[.C97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MOD([.A973];3)=0;&quot;Y&quot;;&quot;N&quot;)" office:value-type="string" office:string-value="Y" calcext:value-type="string">
            <text:p>Y</text:p>
          </table:table-cell>
          <table:table-cell table:formula="of:=IF(MOD([.A973];5)=0;&quot;Y&quot;;&quot;N&quot;)" office:value-type="string" office:string-value="N" calcext:value-type="string">
            <text:p>N</text:p>
          </table:table-cell>
          <table:table-cell table:formula="of:=OR([.B973]=&quot;Y&quot;;[.C973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IF(MOD([.A974];3)=0;&quot;Y&quot;;&quot;N&quot;)" office:value-type="string" office:string-value="N" calcext:value-type="string">
            <text:p>N</text:p>
          </table:table-cell>
          <table:table-cell table:formula="of:=IF(MOD([.A974];5)=0;&quot;Y&quot;;&quot;N&quot;)" office:value-type="string" office:string-value="N" calcext:value-type="string">
            <text:p>N</text:p>
          </table:table-cell>
          <table:table-cell table:formula="of:=OR([.B974]=&quot;Y&quot;;[.C97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MOD([.A975];3)=0;&quot;Y&quot;;&quot;N&quot;)" office:value-type="string" office:string-value="N" calcext:value-type="string">
            <text:p>N</text:p>
          </table:table-cell>
          <table:table-cell table:formula="of:=IF(MOD([.A975];5)=0;&quot;Y&quot;;&quot;N&quot;)" office:value-type="string" office:string-value="N" calcext:value-type="string">
            <text:p>N</text:p>
          </table:table-cell>
          <table:table-cell table:formula="of:=OR([.B975]=&quot;Y&quot;;[.C97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IF(MOD([.A976];3)=0;&quot;Y&quot;;&quot;N&quot;)" office:value-type="string" office:string-value="Y" calcext:value-type="string">
            <text:p>Y</text:p>
          </table:table-cell>
          <table:table-cell table:formula="of:=IF(MOD([.A976];5)=0;&quot;Y&quot;;&quot;N&quot;)" office:value-type="string" office:string-value="Y" calcext:value-type="string">
            <text:p>Y</text:p>
          </table:table-cell>
          <table:table-cell table:formula="of:=OR([.B976]=&quot;Y&quot;;[.C97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F(MOD([.A977];3)=0;&quot;Y&quot;;&quot;N&quot;)" office:value-type="string" office:string-value="N" calcext:value-type="string">
            <text:p>N</text:p>
          </table:table-cell>
          <table:table-cell table:formula="of:=IF(MOD([.A977];5)=0;&quot;Y&quot;;&quot;N&quot;)" office:value-type="string" office:string-value="N" calcext:value-type="string">
            <text:p>N</text:p>
          </table:table-cell>
          <table:table-cell table:formula="of:=OR([.B977]=&quot;Y&quot;;[.C97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IF(MOD([.A978];3)=0;&quot;Y&quot;;&quot;N&quot;)" office:value-type="string" office:string-value="N" calcext:value-type="string">
            <text:p>N</text:p>
          </table:table-cell>
          <table:table-cell table:formula="of:=IF(MOD([.A978];5)=0;&quot;Y&quot;;&quot;N&quot;)" office:value-type="string" office:string-value="N" calcext:value-type="string">
            <text:p>N</text:p>
          </table:table-cell>
          <table:table-cell table:formula="of:=OR([.B978]=&quot;Y&quot;;[.C97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IF(MOD([.A979];3)=0;&quot;Y&quot;;&quot;N&quot;)" office:value-type="string" office:string-value="Y" calcext:value-type="string">
            <text:p>Y</text:p>
          </table:table-cell>
          <table:table-cell table:formula="of:=IF(MOD([.A979];5)=0;&quot;Y&quot;;&quot;N&quot;)" office:value-type="string" office:string-value="N" calcext:value-type="string">
            <text:p>N</text:p>
          </table:table-cell>
          <table:table-cell table:formula="of:=OR([.B979]=&quot;Y&quot;;[.C979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IF(MOD([.A980];3)=0;&quot;Y&quot;;&quot;N&quot;)" office:value-type="string" office:string-value="N" calcext:value-type="string">
            <text:p>N</text:p>
          </table:table-cell>
          <table:table-cell table:formula="of:=IF(MOD([.A980];5)=0;&quot;Y&quot;;&quot;N&quot;)" office:value-type="string" office:string-value="N" calcext:value-type="string">
            <text:p>N</text:p>
          </table:table-cell>
          <table:table-cell table:formula="of:=OR([.B980]=&quot;Y&quot;;[.C98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MOD([.A981];3)=0;&quot;Y&quot;;&quot;N&quot;)" office:value-type="string" office:string-value="N" calcext:value-type="string">
            <text:p>N</text:p>
          </table:table-cell>
          <table:table-cell table:formula="of:=IF(MOD([.A981];5)=0;&quot;Y&quot;;&quot;N&quot;)" office:value-type="string" office:string-value="Y" calcext:value-type="string">
            <text:p>Y</text:p>
          </table:table-cell>
          <table:table-cell table:formula="of:=OR([.B981]=&quot;Y&quot;;[.C98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MOD([.A982];3)=0;&quot;Y&quot;;&quot;N&quot;)" office:value-type="string" office:string-value="Y" calcext:value-type="string">
            <text:p>Y</text:p>
          </table:table-cell>
          <table:table-cell table:formula="of:=IF(MOD([.A982];5)=0;&quot;Y&quot;;&quot;N&quot;)" office:value-type="string" office:string-value="N" calcext:value-type="string">
            <text:p>N</text:p>
          </table:table-cell>
          <table:table-cell table:formula="of:=OR([.B982]=&quot;Y&quot;;[.C982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IF(MOD([.A983];3)=0;&quot;Y&quot;;&quot;N&quot;)" office:value-type="string" office:string-value="N" calcext:value-type="string">
            <text:p>N</text:p>
          </table:table-cell>
          <table:table-cell table:formula="of:=IF(MOD([.A983];5)=0;&quot;Y&quot;;&quot;N&quot;)" office:value-type="string" office:string-value="N" calcext:value-type="string">
            <text:p>N</text:p>
          </table:table-cell>
          <table:table-cell table:formula="of:=OR([.B983]=&quot;Y&quot;;[.C98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IF(MOD([.A984];3)=0;&quot;Y&quot;;&quot;N&quot;)" office:value-type="string" office:string-value="N" calcext:value-type="string">
            <text:p>N</text:p>
          </table:table-cell>
          <table:table-cell table:formula="of:=IF(MOD([.A984];5)=0;&quot;Y&quot;;&quot;N&quot;)" office:value-type="string" office:string-value="N" calcext:value-type="string">
            <text:p>N</text:p>
          </table:table-cell>
          <table:table-cell table:formula="of:=OR([.B984]=&quot;Y&quot;;[.C984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IF(MOD([.A985];3)=0;&quot;Y&quot;;&quot;N&quot;)" office:value-type="string" office:string-value="Y" calcext:value-type="string">
            <text:p>Y</text:p>
          </table:table-cell>
          <table:table-cell table:formula="of:=IF(MOD([.A985];5)=0;&quot;Y&quot;;&quot;N&quot;)" office:value-type="string" office:string-value="N" calcext:value-type="string">
            <text:p>N</text:p>
          </table:table-cell>
          <table:table-cell table:formula="of:=OR([.B985]=&quot;Y&quot;;[.C985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IF(MOD([.A986];3)=0;&quot;Y&quot;;&quot;N&quot;)" office:value-type="string" office:string-value="N" calcext:value-type="string">
            <text:p>N</text:p>
          </table:table-cell>
          <table:table-cell table:formula="of:=IF(MOD([.A986];5)=0;&quot;Y&quot;;&quot;N&quot;)" office:value-type="string" office:string-value="Y" calcext:value-type="string">
            <text:p>Y</text:p>
          </table:table-cell>
          <table:table-cell table:formula="of:=OR([.B986]=&quot;Y&quot;;[.C98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IF(MOD([.A987];3)=0;&quot;Y&quot;;&quot;N&quot;)" office:value-type="string" office:string-value="N" calcext:value-type="string">
            <text:p>N</text:p>
          </table:table-cell>
          <table:table-cell table:formula="of:=IF(MOD([.A987];5)=0;&quot;Y&quot;;&quot;N&quot;)" office:value-type="string" office:string-value="N" calcext:value-type="string">
            <text:p>N</text:p>
          </table:table-cell>
          <table:table-cell table:formula="of:=OR([.B987]=&quot;Y&quot;;[.C987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IF(MOD([.A988];3)=0;&quot;Y&quot;;&quot;N&quot;)" office:value-type="string" office:string-value="Y" calcext:value-type="string">
            <text:p>Y</text:p>
          </table:table-cell>
          <table:table-cell table:formula="of:=IF(MOD([.A988];5)=0;&quot;Y&quot;;&quot;N&quot;)" office:value-type="string" office:string-value="N" calcext:value-type="string">
            <text:p>N</text:p>
          </table:table-cell>
          <table:table-cell table:formula="of:=OR([.B988]=&quot;Y&quot;;[.C988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IF(MOD([.A989];3)=0;&quot;Y&quot;;&quot;N&quot;)" office:value-type="string" office:string-value="N" calcext:value-type="string">
            <text:p>N</text:p>
          </table:table-cell>
          <table:table-cell table:formula="of:=IF(MOD([.A989];5)=0;&quot;Y&quot;;&quot;N&quot;)" office:value-type="string" office:string-value="N" calcext:value-type="string">
            <text:p>N</text:p>
          </table:table-cell>
          <table:table-cell table:formula="of:=OR([.B989]=&quot;Y&quot;;[.C98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IF(MOD([.A990];3)=0;&quot;Y&quot;;&quot;N&quot;)" office:value-type="string" office:string-value="N" calcext:value-type="string">
            <text:p>N</text:p>
          </table:table-cell>
          <table:table-cell table:formula="of:=IF(MOD([.A990];5)=0;&quot;Y&quot;;&quot;N&quot;)" office:value-type="string" office:string-value="N" calcext:value-type="string">
            <text:p>N</text:p>
          </table:table-cell>
          <table:table-cell table:formula="of:=OR([.B990]=&quot;Y&quot;;[.C990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MOD([.A991];3)=0;&quot;Y&quot;;&quot;N&quot;)" office:value-type="string" office:string-value="Y" calcext:value-type="string">
            <text:p>Y</text:p>
          </table:table-cell>
          <table:table-cell table:formula="of:=IF(MOD([.A991];5)=0;&quot;Y&quot;;&quot;N&quot;)" office:value-type="string" office:string-value="Y" calcext:value-type="string">
            <text:p>Y</text:p>
          </table:table-cell>
          <table:table-cell table:formula="of:=OR([.B991]=&quot;Y&quot;;[.C991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F(MOD([.A992];3)=0;&quot;Y&quot;;&quot;N&quot;)" office:value-type="string" office:string-value="N" calcext:value-type="string">
            <text:p>N</text:p>
          </table:table-cell>
          <table:table-cell table:formula="of:=IF(MOD([.A992];5)=0;&quot;Y&quot;;&quot;N&quot;)" office:value-type="string" office:string-value="N" calcext:value-type="string">
            <text:p>N</text:p>
          </table:table-cell>
          <table:table-cell table:formula="of:=OR([.B992]=&quot;Y&quot;;[.C992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IF(MOD([.A993];3)=0;&quot;Y&quot;;&quot;N&quot;)" office:value-type="string" office:string-value="N" calcext:value-type="string">
            <text:p>N</text:p>
          </table:table-cell>
          <table:table-cell table:formula="of:=IF(MOD([.A993];5)=0;&quot;Y&quot;;&quot;N&quot;)" office:value-type="string" office:string-value="N" calcext:value-type="string">
            <text:p>N</text:p>
          </table:table-cell>
          <table:table-cell table:formula="of:=OR([.B993]=&quot;Y&quot;;[.C993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IF(MOD([.A994];3)=0;&quot;Y&quot;;&quot;N&quot;)" office:value-type="string" office:string-value="Y" calcext:value-type="string">
            <text:p>Y</text:p>
          </table:table-cell>
          <table:table-cell table:formula="of:=IF(MOD([.A994];5)=0;&quot;Y&quot;;&quot;N&quot;)" office:value-type="string" office:string-value="N" calcext:value-type="string">
            <text:p>N</text:p>
          </table:table-cell>
          <table:table-cell table:formula="of:=OR([.B994]=&quot;Y&quot;;[.C994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IF(MOD([.A995];3)=0;&quot;Y&quot;;&quot;N&quot;)" office:value-type="string" office:string-value="N" calcext:value-type="string">
            <text:p>N</text:p>
          </table:table-cell>
          <table:table-cell table:formula="of:=IF(MOD([.A995];5)=0;&quot;Y&quot;;&quot;N&quot;)" office:value-type="string" office:string-value="N" calcext:value-type="string">
            <text:p>N</text:p>
          </table:table-cell>
          <table:table-cell table:formula="of:=OR([.B995]=&quot;Y&quot;;[.C995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F(MOD([.A996];3)=0;&quot;Y&quot;;&quot;N&quot;)" office:value-type="string" office:string-value="N" calcext:value-type="string">
            <text:p>N</text:p>
          </table:table-cell>
          <table:table-cell table:formula="of:=IF(MOD([.A996];5)=0;&quot;Y&quot;;&quot;N&quot;)" office:value-type="string" office:string-value="Y" calcext:value-type="string">
            <text:p>Y</text:p>
          </table:table-cell>
          <table:table-cell table:formula="of:=OR([.B996]=&quot;Y&quot;;[.C996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MOD([.A997];3)=0;&quot;Y&quot;;&quot;N&quot;)" office:value-type="string" office:string-value="Y" calcext:value-type="string">
            <text:p>Y</text:p>
          </table:table-cell>
          <table:table-cell table:formula="of:=IF(MOD([.A997];5)=0;&quot;Y&quot;;&quot;N&quot;)" office:value-type="string" office:string-value="N" calcext:value-type="string">
            <text:p>N</text:p>
          </table:table-cell>
          <table:table-cell table:formula="of:=OR([.B997]=&quot;Y&quot;;[.C997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IF(MOD([.A998];3)=0;&quot;Y&quot;;&quot;N&quot;)" office:value-type="string" office:string-value="N" calcext:value-type="string">
            <text:p>N</text:p>
          </table:table-cell>
          <table:table-cell table:formula="of:=IF(MOD([.A998];5)=0;&quot;Y&quot;;&quot;N&quot;)" office:value-type="string" office:string-value="N" calcext:value-type="string">
            <text:p>N</text:p>
          </table:table-cell>
          <table:table-cell table:formula="of:=OR([.B998]=&quot;Y&quot;;[.C998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IF(MOD([.A999];3)=0;&quot;Y&quot;;&quot;N&quot;)" office:value-type="string" office:string-value="N" calcext:value-type="string">
            <text:p>N</text:p>
          </table:table-cell>
          <table:table-cell table:formula="of:=IF(MOD([.A999];5)=0;&quot;Y&quot;;&quot;N&quot;)" office:value-type="string" office:string-value="N" calcext:value-type="string">
            <text:p>N</text:p>
          </table:table-cell>
          <table:table-cell table:formula="of:=OR([.B999]=&quot;Y&quot;;[.C999]=&quot;Y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MOD([.A1000];3)=0;&quot;Y&quot;;&quot;N&quot;)" office:value-type="string" office:string-value="Y" calcext:value-type="string">
            <text:p>Y</text:p>
          </table:table-cell>
          <table:table-cell table:formula="of:=IF(MOD([.A1000];5)=0;&quot;Y&quot;;&quot;N&quot;)" office:value-type="string" office:string-value="N" calcext:value-type="string">
            <text:p>N</text:p>
          </table:table-cell>
          <table:table-cell table:formula="of:=OR([.B1000]=&quot;Y&quot;;[.C1000]=&quot;Y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19:26.682827226</meta:creation-date>
    <dc:date>2024-04-28T00:03:51.796917121</dc:date>
    <meta:editing-duration>PT7M28S</meta:editing-duration>
    <meta:editing-cycles>3</meta:editing-cycles>
    <meta:generator>LibreOffice/7.3.7.2$Linux_X86_64 LibreOffice_project/30$Build-2</meta:generator>
    <meta:document-statistic meta:table-count="1" meta:cell-count="4002" meta:object-count="0"/>
  </office:meta>
</office:document-meta>
</file>